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335in"/>
    </style:style>
    <style:style style:name="co3" style:family="table-column">
      <style:table-column-properties fo:break-before="auto" style:column-width="0.7673in"/>
    </style:style>
    <style:style style:name="co5" style:family="table-column">
      <style:table-column-properties fo:break-before="auto" style:column-width="0.721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argon_wyniki_200K" table:style-name="ta1">
        <table:shapes>
          <draw:frame draw:z-index="0" draw:style-name="gr1" svg:width="7.7657in" svg:height="4.8524in" svg:x="4.9465in" svg:y="1.3866in">
            <draw:object draw:notify-on-update-of-ranges="argon_wyniki_200K.A2:argon_wyniki_200K.A502 argon_wyniki_200K.B1:argon_wyniki_200K.B1 argon_wyniki_200K.B2:argon_wyniki_200K.B502 argon_wyniki_200K.C1:argon_wyniki_200K.C1 argon_wyniki_200K.C2:argon_wyniki_200K.C502 argon_wyniki_200K.D1:argon_wyniki_200K.D1 argon_wyniki_200K.D2:argon_wyniki_200K.D502 argon_wyniki_200K.E1:argon_wyniki_200K.E1 argon_wyniki_200K.E2:argon_wyniki_200K.E5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row table:style-name="ro3"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V</text:p>
          </table:table-cell>
          <table:table-cell office:value-type="string">
            <text:p>T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884.421517487025">
            <text:p>884.421517487</text:p>
          </table:table-cell>
          <table:table-cell office:value-type="float" office:value="-669.237548578789">
            <text:p>-669.2375485788</text:p>
          </table:table-cell>
          <table:table-cell table:style-name="ce1" office:value-type="float" office:value="1553.65906606581">
            <text:p>1553.65906606581</text:p>
          </table:table-cell>
          <table:table-cell table:style-name="ce1" office:value-type="float" office:value="997.133776857321">
            <text:p>997.13377685732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1">
            <text:p>0.1</text:p>
          </table:table-cell>
          <table:table-cell office:value-type="float" office:value="884.437628993636">
            <text:p>884.4376289936</text:p>
          </table:table-cell>
          <table:table-cell office:value-type="float" office:value="-93.0034102671024">
            <text:p>-93.0034102671</text:p>
          </table:table-cell>
          <table:table-cell office:value-type="float" office:value="977.441039260738">
            <text:p>977.4410392607</text:p>
          </table:table-cell>
          <table:table-cell office:value-type="float" office:value="627.318757648288">
            <text:p>627.318757648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2">
            <text:p>0.2</text:p>
          </table:table-cell>
          <table:table-cell office:value-type="float" office:value="884.422841845589">
            <text:p>884.4228418456</text:p>
          </table:table-cell>
          <table:table-cell office:value-type="float" office:value="-247.380494052368">
            <text:p>-247.3804940524</text:p>
          </table:table-cell>
          <table:table-cell office:value-type="float" office:value="1131.80333589796">
            <text:p>1131.803335898</text:p>
          </table:table-cell>
          <table:table-cell office:value-type="float" office:value="726.38802143471">
            <text:p>726.388021434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3">
            <text:p>0.3</text:p>
          </table:table-cell>
          <table:table-cell office:value-type="float" office:value="884.431479432851">
            <text:p>884.4314794329</text:p>
          </table:table-cell>
          <table:table-cell office:value-type="float" office:value="-258.314591208854">
            <text:p>-258.3145912089</text:p>
          </table:table-cell>
          <table:table-cell office:value-type="float" office:value="1142.74607064171">
            <text:p>1142.7460706417</text:p>
          </table:table-cell>
          <table:table-cell office:value-type="float" office:value="733.411036111805">
            <text:p>733.411036111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4">
            <text:p>0.4</text:p>
          </table:table-cell>
          <table:table-cell office:value-type="float" office:value="884.426934536617">
            <text:p>884.4269345366</text:p>
          </table:table-cell>
          <table:table-cell office:value-type="float" office:value="-343.418189012331">
            <text:p>-343.4181890123</text:p>
          </table:table-cell>
          <table:table-cell office:value-type="float" office:value="1227.84512354895">
            <text:p>1227.845123549</text:p>
          </table:table-cell>
          <table:table-cell office:value-type="float" office:value="788.027355667195">
            <text:p>788.027355667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5">
            <text:p>0.5</text:p>
          </table:table-cell>
          <table:table-cell office:value-type="float" office:value="884.429476458892">
            <text:p>884.4294764589</text:p>
          </table:table-cell>
          <table:table-cell office:value-type="float" office:value="-285.995411739303">
            <text:p>-285.9954117393</text:p>
          </table:table-cell>
          <table:table-cell office:value-type="float" office:value="1170.4248881982">
            <text:p>1170.4248881982</text:p>
          </table:table-cell>
          <table:table-cell office:value-type="float" office:value="751.175219060213">
            <text:p>751.175219060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6">
            <text:p>0.6</text:p>
          </table:table-cell>
          <table:table-cell office:value-type="float" office:value="884.429556146679">
            <text:p>884.4295561467</text:p>
          </table:table-cell>
          <table:table-cell office:value-type="float" office:value="-263.342980547058">
            <text:p>-263.3429805471</text:p>
          </table:table-cell>
          <table:table-cell office:value-type="float" office:value="1147.77253669374">
            <text:p>1147.7725366937</text:p>
          </table:table-cell>
          <table:table-cell office:value-type="float" office:value="736.637007103882">
            <text:p>736.637007103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7">
            <text:p>0.7</text:p>
          </table:table-cell>
          <table:table-cell office:value-type="float" office:value="884.429785132079">
            <text:p>884.4297851321</text:p>
          </table:table-cell>
          <table:table-cell office:value-type="float" office:value="-224.037573950757">
            <text:p>-224.0375739508</text:p>
          </table:table-cell>
          <table:table-cell office:value-type="float" office:value="1108.46735908284">
            <text:p>1108.4673590828</text:p>
          </table:table-cell>
          <table:table-cell office:value-type="float" office:value="711.411060783208">
            <text:p>711.411060783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8">
            <text:p>0.8</text:p>
          </table:table-cell>
          <table:table-cell office:value-type="float" office:value="884.429800402562">
            <text:p>884.4298004026</text:p>
          </table:table-cell>
          <table:table-cell office:value-type="float" office:value="-184.371729326753">
            <text:p>-184.3717293268</text:p>
          </table:table-cell>
          <table:table-cell office:value-type="float" office:value="1068.80152972932">
            <text:p>1068.8015297293</text:p>
          </table:table-cell>
          <table:table-cell office:value-type="float" office:value="685.953649244647">
            <text:p>685.9536492446</text:p>
          </table:table-cell>
          <table:table-cell office:value-type="float" office:value="6.81796887550453">
            <text:p>6.8179688755</text:p>
          </table:table-cell>
        </table:table-row>
        <table:table-row table:style-name="ro3">
          <table:table-cell office:value-type="float" office:value="0.9">
            <text:p>0.9</text:p>
          </table:table-cell>
          <table:table-cell office:value-type="float" office:value="884.429320478697">
            <text:p>884.4293204787</text:p>
          </table:table-cell>
          <table:table-cell office:value-type="float" office:value="-168.59471721549">
            <text:p>-168.5947172155</text:p>
          </table:table-cell>
          <table:table-cell office:value-type="float" office:value="1053.02403769419">
            <text:p>1053.0240376942</text:p>
          </table:table-cell>
          <table:table-cell office:value-type="float" office:value="675.827701689009">
            <text:p>675.827701689</text:p>
          </table:table-cell>
          <table:table-cell office:value-type="float" office:value="0.61012337476965">
            <text:p>0.6101233748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84.429669748411">
            <text:p>884.4296697484</text:p>
          </table:table-cell>
          <table:table-cell office:value-type="float" office:value="-148.701727507359">
            <text:p>-148.7017275074</text:p>
          </table:table-cell>
          <table:table-cell office:value-type="float" office:value="1033.13139725577">
            <text:p>1033.1313972558</text:p>
          </table:table-cell>
          <table:table-cell office:value-type="float" office:value="663.060664103182">
            <text:p>663.060664103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.1">
            <text:p>1.1</text:p>
          </table:table-cell>
          <table:table-cell office:value-type="float" office:value="884.429758371633">
            <text:p>884.4297583716</text:p>
          </table:table-cell>
          <table:table-cell office:value-type="float" office:value="-133.864261514581">
            <text:p>-133.8642615146</text:p>
          </table:table-cell>
          <table:table-cell office:value-type="float" office:value="1018.29401988621">
            <text:p>1018.2940198862</text:p>
          </table:table-cell>
          <table:table-cell office:value-type="float" office:value="653.538079349355">
            <text:p>653.538079349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.2">
            <text:p>1.2</text:p>
          </table:table-cell>
          <table:table-cell office:value-type="float" office:value="884.429680044473">
            <text:p>884.4296800445</text:p>
          </table:table-cell>
          <table:table-cell office:value-type="float" office:value="-124.165889523025">
            <text:p>-124.165889523</text:p>
          </table:table-cell>
          <table:table-cell office:value-type="float" office:value="1008.5955695675">
            <text:p>1008.5955695675</text:p>
          </table:table-cell>
          <table:table-cell office:value-type="float" office:value="647.313642722823">
            <text:p>647.313642722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.3">
            <text:p>1.3</text:p>
          </table:table-cell>
          <table:table-cell office:value-type="float" office:value="884.429785303323">
            <text:p>884.4297853033</text:p>
          </table:table-cell>
          <table:table-cell office:value-type="float" office:value="-101.179873913708">
            <text:p>-101.1798739137</text:p>
          </table:table-cell>
          <table:table-cell office:value-type="float" office:value="985.609659217032">
            <text:p>985.609659217</text:p>
          </table:table-cell>
          <table:table-cell office:value-type="float" office:value="632.56135368923">
            <text:p>632.5613536892</text:p>
          </table:table-cell>
          <table:table-cell office:value-type="float" office:value="6.00437507712698">
            <text:p>6.0043750771</text:p>
          </table:table-cell>
        </table:table-row>
        <table:table-row table:style-name="ro3">
          <table:table-cell office:value-type="float" office:value="1.4">
            <text:p>1.4</text:p>
          </table:table-cell>
          <table:table-cell office:value-type="float" office:value="884.429449106668">
            <text:p>884.4294491067</text:p>
          </table:table-cell>
          <table:table-cell office:value-type="float" office:value="-95.4308115048828">
            <text:p>-95.4308115049</text:p>
          </table:table-cell>
          <table:table-cell office:value-type="float" office:value="979.860260611551">
            <text:p>979.8602606116</text:p>
          </table:table-cell>
          <table:table-cell office:value-type="float" office:value="628.871406730237">
            <text:p>628.8714067302</text:p>
          </table:table-cell>
          <table:table-cell office:value-type="float" office:value="3.69956337678653">
            <text:p>3.6995633768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884.428650573211">
            <text:p>884.4286505732</text:p>
          </table:table-cell>
          <table:table-cell office:value-type="float" office:value="-79.1463900192035">
            <text:p>-79.1463900192</text:p>
          </table:table-cell>
          <table:table-cell office:value-type="float" office:value="963.575040592415">
            <text:p>963.5750405924</text:p>
          </table:table-cell>
          <table:table-cell office:value-type="float" office:value="618.419600861558">
            <text:p>618.4196008616</text:p>
          </table:table-cell>
          <table:table-cell office:value-type="float" office:value="10.9421636900297">
            <text:p>10.94216369</text:p>
          </table:table-cell>
        </table:table-row>
        <table:table-row table:style-name="ro3">
          <table:table-cell office:value-type="float" office:value="1.6">
            <text:p>1.6</text:p>
          </table:table-cell>
          <table:table-cell office:value-type="float" office:value="884.427453545502">
            <text:p>884.4274535455</text:p>
          </table:table-cell>
          <table:table-cell office:value-type="float" office:value="-34.2846005442308">
            <text:p>-34.2846005442</text:p>
          </table:table-cell>
          <table:table-cell office:value-type="float" office:value="918.712054089733">
            <text:p>918.7120540897</text:p>
          </table:table-cell>
          <table:table-cell office:value-type="float" office:value="589.626669291445">
            <text:p>589.6266692914</text:p>
          </table:table-cell>
          <table:table-cell office:value-type="float" office:value="32.7617488495965">
            <text:p>32.7617488496</text:p>
          </table:table-cell>
        </table:table-row>
        <table:table-row table:style-name="ro3">
          <table:table-cell office:value-type="float" office:value="1.7">
            <text:p>1.7</text:p>
          </table:table-cell>
          <table:table-cell office:value-type="float" office:value="884.428175612102">
            <text:p>884.4281756121</text:p>
          </table:table-cell>
          <table:table-cell office:value-type="float" office:value="-18.641870649281">
            <text:p>-18.6418706493</text:p>
          </table:table-cell>
          <table:table-cell office:value-type="float" office:value="903.070046261383">
            <text:p>903.0700462614</text:p>
          </table:table-cell>
          <table:table-cell office:value-type="float" office:value="579.587675097558">
            <text:p>579.5876750976</text:p>
          </table:table-cell>
          <table:table-cell office:value-type="float" office:value="36.5036252595715">
            <text:p>36.5036252596</text:p>
          </table:table-cell>
        </table:table-row>
        <table:table-row table:style-name="ro3">
          <table:table-cell office:value-type="float" office:value="1.8">
            <text:p>1.8</text:p>
          </table:table-cell>
          <table:table-cell office:value-type="float" office:value="884.429341256375">
            <text:p>884.4293412564</text:p>
          </table:table-cell>
          <table:table-cell office:value-type="float" office:value="-50.8520791746376">
            <text:p>-50.8520791746</text:p>
          </table:table-cell>
          <table:table-cell office:value-type="float" office:value="935.281420431012">
            <text:p>935.281420431</text:p>
          </table:table-cell>
          <table:table-cell office:value-type="float" office:value="600.260839426241">
            <text:p>600.2608394262</text:p>
          </table:table-cell>
          <table:table-cell office:value-type="float" office:value="21.0519353253795">
            <text:p>21.0519353254</text:p>
          </table:table-cell>
        </table:table-row>
        <table:table-row table:style-name="ro3">
          <table:table-cell office:value-type="float" office:value="1.9">
            <text:p>1.9</text:p>
          </table:table-cell>
          <table:table-cell office:value-type="float" office:value="884.428338011893">
            <text:p>884.4283380119</text:p>
          </table:table-cell>
          <table:table-cell office:value-type="float" office:value="-7.25454283295441">
            <text:p>-7.254542833</text:p>
          </table:table-cell>
          <table:table-cell office:value-type="float" office:value="891.682880844848">
            <text:p>891.6828808448</text:p>
          </table:table-cell>
          <table:table-cell office:value-type="float" office:value="572.279426133877">
            <text:p>572.2794261339</text:p>
          </table:table-cell>
          <table:table-cell office:value-type="float" office:value="40.2384496240694">
            <text:p>40.238449624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884.426970247618">
            <text:p>884.4269702476</text:p>
          </table:table-cell>
          <table:table-cell office:value-type="float" office:value="-6.36145380159994">
            <text:p>-6.3614538016</text:p>
          </table:table-cell>
          <table:table-cell office:value-type="float" office:value="890.788424049218">
            <text:p>890.7884240492</text:p>
          </table:table-cell>
          <table:table-cell office:value-type="float" office:value="571.705366417468">
            <text:p>571.7053664175</text:p>
          </table:table-cell>
          <table:table-cell office:value-type="float" office:value="37.8329088560272">
            <text:p>37.832908856</text:p>
          </table:table-cell>
        </table:table-row>
        <table:table-row table:style-name="ro3">
          <table:table-cell office:value-type="float" office:value="2.1">
            <text:p>2.1</text:p>
          </table:table-cell>
          <table:table-cell office:value-type="float" office:value="884.431314285028">
            <text:p>884.431314285</text:p>
          </table:table-cell>
          <table:table-cell office:value-type="float" office:value="13.4458141289899">
            <text:p>13.445814129</text:p>
          </table:table-cell>
          <table:table-cell office:value-type="float" office:value="870.985500156038">
            <text:p>870.985500156</text:p>
          </table:table-cell>
          <table:table-cell office:value-type="float" office:value="558.995908644068">
            <text:p>558.9959086441</text:p>
          </table:table-cell>
          <table:table-cell office:value-type="float" office:value="47.330984268108">
            <text:p>47.3309842681</text:p>
          </table:table-cell>
        </table:table-row>
        <table:table-row table:style-name="ro3">
          <table:table-cell office:value-type="float" office:value="2.2">
            <text:p>2.2</text:p>
          </table:table-cell>
          <table:table-cell office:value-type="float" office:value="884.427149618359">
            <text:p>884.4271496184</text:p>
          </table:table-cell>
          <table:table-cell office:value-type="float" office:value="-2.60646383436524">
            <text:p>-2.6064638344</text:p>
          </table:table-cell>
          <table:table-cell office:value-type="float" office:value="887.033613452725">
            <text:p>887.0336134527</text:p>
          </table:table-cell>
          <table:table-cell office:value-type="float" office:value="569.295540122086">
            <text:p>569.2955401221</text:p>
          </table:table-cell>
          <table:table-cell office:value-type="float" office:value="47.7169578698772">
            <text:p>47.7169578699</text:p>
          </table:table-cell>
        </table:table-row>
        <table:table-row table:style-name="ro3">
          <table:table-cell office:value-type="float" office:value="2.3">
            <text:p>2.3</text:p>
          </table:table-cell>
          <table:table-cell office:value-type="float" office:value="884.427837351262">
            <text:p>884.4278373513</text:p>
          </table:table-cell>
          <table:table-cell office:value-type="float" office:value="1.22803165001523">
            <text:p>1.22803165</text:p>
          </table:table-cell>
          <table:table-cell office:value-type="float" office:value="883.199805701247">
            <text:p>883.1998057012</text:p>
          </table:table-cell>
          <table:table-cell office:value-type="float" office:value="566.835013687122">
            <text:p>566.8350136871</text:p>
          </table:table-cell>
          <table:table-cell office:value-type="float" office:value="30.7749935149486">
            <text:p>30.7749935149</text:p>
          </table:table-cell>
        </table:table-row>
        <table:table-row table:style-name="ro3">
          <table:table-cell office:value-type="float" office:value="2.4">
            <text:p>2.4</text:p>
          </table:table-cell>
          <table:table-cell office:value-type="float" office:value="884.426921290173">
            <text:p>884.4269212902</text:p>
          </table:table-cell>
          <table:table-cell office:value-type="float" office:value="-48.6935393705026">
            <text:p>-48.6935393705</text:p>
          </table:table-cell>
          <table:table-cell office:value-type="float" office:value="933.120460660675">
            <text:p>933.1204606607</text:p>
          </table:table-cell>
          <table:table-cell office:value-type="float" office:value="598.87394186004">
            <text:p>598.87394186</text:p>
          </table:table-cell>
          <table:table-cell office:value-type="float" office:value="19.1087774341299">
            <text:p>19.1087774341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884.425007861796">
            <text:p>884.4250078618</text:p>
          </table:table-cell>
          <table:table-cell office:value-type="float" office:value="-29.5016541961522">
            <text:p>-29.5016541962</text:p>
          </table:table-cell>
          <table:table-cell office:value-type="float" office:value="913.926662057948">
            <text:p>913.9266620579</text:p>
          </table:table-cell>
          <table:table-cell office:value-type="float" office:value="586.555418889979">
            <text:p>586.55541889</text:p>
          </table:table-cell>
          <table:table-cell office:value-type="float" office:value="28.7830461548023">
            <text:p>28.7830461548</text:p>
          </table:table-cell>
        </table:table-row>
        <table:table-row table:style-name="ro3">
          <table:table-cell office:value-type="float" office:value="2.6">
            <text:p>2.6</text:p>
          </table:table-cell>
          <table:table-cell office:value-type="float" office:value="884.429529072426">
            <text:p>884.4295290724</text:p>
          </table:table-cell>
          <table:table-cell office:value-type="float" office:value="8.29139356679269">
            <text:p>8.2913935668</text:p>
          </table:table-cell>
          <table:table-cell office:value-type="float" office:value="876.138135505634">
            <text:p>876.1381355056</text:p>
          </table:table-cell>
          <table:table-cell office:value-type="float" office:value="562.302854716813">
            <text:p>562.3028547168</text:p>
          </table:table-cell>
          <table:table-cell office:value-type="float" office:value="43.9243782539029">
            <text:p>43.9243782539</text:p>
          </table:table-cell>
        </table:table-row>
        <table:table-row table:style-name="ro3">
          <table:table-cell office:value-type="float" office:value="2.7">
            <text:p>2.7</text:p>
          </table:table-cell>
          <table:table-cell office:value-type="float" office:value="884.428508807845">
            <text:p>884.4285088078</text:p>
          </table:table-cell>
          <table:table-cell office:value-type="float" office:value="-48.8884753221904">
            <text:p>-48.8884753222</text:p>
          </table:table-cell>
          <table:table-cell office:value-type="float" office:value="933.316984130035">
            <text:p>933.31698413</text:p>
          </table:table-cell>
          <table:table-cell office:value-type="float" office:value="599.000070039333">
            <text:p>599.0000700393</text:p>
          </table:table-cell>
          <table:table-cell office:value-type="float" office:value="15.6795572342828">
            <text:p>15.6795572343</text:p>
          </table:table-cell>
        </table:table-row>
        <table:table-row table:style-name="ro3">
          <table:table-cell office:value-type="float" office:value="2.8">
            <text:p>2.8</text:p>
          </table:table-cell>
          <table:table-cell office:value-type="float" office:value="884.429156115379">
            <text:p>884.4291561154</text:p>
          </table:table-cell>
          <table:table-cell office:value-type="float" office:value="-41.9665219483808">
            <text:p>-41.9665219484</text:p>
          </table:table-cell>
          <table:table-cell office:value-type="float" office:value="926.39567806376">
            <text:p>926.3956780638</text:p>
          </table:table-cell>
          <table:table-cell office:value-type="float" office:value="594.557996350588">
            <text:p>594.5579963506</text:p>
          </table:table-cell>
          <table:table-cell office:value-type="float" office:value="8.32735671369986">
            <text:p>8.3273567137</text:p>
          </table:table-cell>
        </table:table-row>
        <table:table-row table:style-name="ro3">
          <table:table-cell office:value-type="float" office:value="2.9">
            <text:p>2.9</text:p>
          </table:table-cell>
          <table:table-cell office:value-type="float" office:value="884.428446440231">
            <text:p>884.4284464402</text:p>
          </table:table-cell>
          <table:table-cell office:value-type="float" office:value="-39.0752852050761">
            <text:p>-39.0752852051</text:p>
          </table:table-cell>
          <table:table-cell office:value-type="float" office:value="923.503731645308">
            <text:p>923.5037316453</text:p>
          </table:table-cell>
          <table:table-cell office:value-type="float" office:value="592.701953723422">
            <text:p>592.7019537234</text:p>
          </table:table-cell>
          <table:table-cell office:value-type="float" office:value="22.3725687815369">
            <text:p>22.372568781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884.428113669313">
            <text:p>884.4281136693</text:p>
          </table:table-cell>
          <table:table-cell office:value-type="float" office:value="-41.3913168666116">
            <text:p>-41.3913168666</text:p>
          </table:table-cell>
          <table:table-cell office:value-type="float" office:value="925.819430535925">
            <text:p>925.8194305359</text:p>
          </table:table-cell>
          <table:table-cell office:value-type="float" office:value="594.188162397705">
            <text:p>594.1881623977</text:p>
          </table:table-cell>
          <table:table-cell office:value-type="float" office:value="16.9414683140657">
            <text:p>16.9414683141</text:p>
          </table:table-cell>
        </table:table-row>
        <table:table-row table:style-name="ro3">
          <table:table-cell office:value-type="float" office:value="3.1">
            <text:p>3.1</text:p>
          </table:table-cell>
          <table:table-cell office:value-type="float" office:value="884.427273443711">
            <text:p>884.4272734437</text:p>
          </table:table-cell>
          <table:table-cell office:value-type="float" office:value="-52.1730901046904">
            <text:p>-52.1730901047</text:p>
          </table:table-cell>
          <table:table-cell office:value-type="float" office:value="936.600363548402">
            <text:p>936.6003635484</text:p>
          </table:table-cell>
          <table:table-cell office:value-type="float" office:value="601.107333203948">
            <text:p>601.1073332039</text:p>
          </table:table-cell>
          <table:table-cell office:value-type="float" office:value="6.01298004939245">
            <text:p>6.0129800494</text:p>
          </table:table-cell>
        </table:table-row>
        <table:table-row table:style-name="ro3">
          <table:table-cell office:value-type="float" office:value="3.2">
            <text:p>3.2</text:p>
          </table:table-cell>
          <table:table-cell office:value-type="float" office:value="884.427619952194">
            <text:p>884.4276199522</text:p>
          </table:table-cell>
          <table:table-cell office:value-type="float" office:value="-41.6372312361369">
            <text:p>-41.6372312361</text:p>
          </table:table-cell>
          <table:table-cell office:value-type="float" office:value="926.064851188331">
            <text:p>926.0648511883</text:p>
          </table:table-cell>
          <table:table-cell office:value-type="float" office:value="594.345672643935">
            <text:p>594.3456726439</text:p>
          </table:table-cell>
          <table:table-cell office:value-type="float" office:value="22.7554475021242">
            <text:p>22.7554475021</text:p>
          </table:table-cell>
        </table:table-row>
        <table:table-row table:style-name="ro3">
          <table:table-cell office:value-type="float" office:value="3.3">
            <text:p>3.3</text:p>
          </table:table-cell>
          <table:table-cell office:value-type="float" office:value="884.42791425182">
            <text:p>884.4279142518</text:p>
          </table:table-cell>
          <table:table-cell office:value-type="float" office:value="-46.957091325594">
            <text:p>-46.9570913256</text:p>
          </table:table-cell>
          <table:table-cell office:value-type="float" office:value="931.385005577414">
            <text:p>931.3850055774</text:p>
          </table:table-cell>
          <table:table-cell office:value-type="float" office:value="597.760131938974">
            <text:p>597.760131939</text:p>
          </table:table-cell>
          <table:table-cell office:value-type="float" office:value="16.6469800547594">
            <text:p>16.6469800548</text:p>
          </table:table-cell>
        </table:table-row>
        <table:table-row table:style-name="ro3">
          <table:table-cell office:value-type="float" office:value="3.4">
            <text:p>3.4</text:p>
          </table:table-cell>
          <table:table-cell office:value-type="float" office:value="884.428112156491">
            <text:p>884.4281121565</text:p>
          </table:table-cell>
          <table:table-cell office:value-type="float" office:value="-33.2579954133014">
            <text:p>-33.2579954133</text:p>
          </table:table-cell>
          <table:table-cell office:value-type="float" office:value="917.686107569793">
            <text:p>917.6861075698</text:p>
          </table:table-cell>
          <table:table-cell office:value-type="float" office:value="588.968219860276">
            <text:p>588.9682198603</text:p>
          </table:table-cell>
          <table:table-cell office:value-type="float" office:value="18.6719047710072">
            <text:p>18.671904771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884.425819424806">
            <text:p>884.4258194248</text:p>
          </table:table-cell>
          <table:table-cell office:value-type="float" office:value="-39.0996083287076">
            <text:p>-39.0996083287</text:p>
          </table:table-cell>
          <table:table-cell office:value-type="float" office:value="923.525427753513">
            <text:p>923.5254277535</text:p>
          </table:table-cell>
          <table:table-cell office:value-type="float" office:value="592.715878221268">
            <text:p>592.7158782213</text:p>
          </table:table-cell>
          <table:table-cell office:value-type="float" office:value="15.5867116668042">
            <text:p>15.5867116668</text:p>
          </table:table-cell>
        </table:table-row>
        <table:table-row table:style-name="ro3">
          <table:table-cell office:value-type="float" office:value="3.6">
            <text:p>3.6</text:p>
          </table:table-cell>
          <table:table-cell office:value-type="float" office:value="884.425711527876">
            <text:p>884.4257115279</text:p>
          </table:table-cell>
          <table:table-cell office:value-type="float" office:value="-47.9877492061561">
            <text:p>-47.9877492062</text:p>
          </table:table-cell>
          <table:table-cell office:value-type="float" office:value="932.413460734032">
            <text:p>932.413460734</text:p>
          </table:table-cell>
          <table:table-cell office:value-type="float" office:value="598.420191405717">
            <text:p>598.4201914057</text:p>
          </table:table-cell>
          <table:table-cell office:value-type="float" office:value="11.2068899443371">
            <text:p>11.2068899443</text:p>
          </table:table-cell>
        </table:table-row>
        <table:table-row table:style-name="ro3">
          <table:table-cell office:value-type="float" office:value="3.7">
            <text:p>3.7</text:p>
          </table:table-cell>
          <table:table-cell office:value-type="float" office:value="884.427174315369">
            <text:p>884.4271743154</text:p>
          </table:table-cell>
          <table:table-cell office:value-type="float" office:value="-56.2890902612661">
            <text:p>-56.2890902613</text:p>
          </table:table-cell>
          <table:table-cell office:value-type="float" office:value="940.716264576635">
            <text:p>940.7162645766</text:p>
          </table:table-cell>
          <table:table-cell office:value-type="float" office:value="603.748906266593">
            <text:p>603.7489062666</text:p>
          </table:table-cell>
          <table:table-cell office:value-type="float" office:value="11.96749858323">
            <text:p>11.9674985832</text:p>
          </table:table-cell>
        </table:table-row>
        <table:table-row table:style-name="ro3">
          <table:table-cell office:value-type="float" office:value="3.8">
            <text:p>3.8</text:p>
          </table:table-cell>
          <table:table-cell office:value-type="float" office:value="884.425645244476">
            <text:p>884.4256452445</text:p>
          </table:table-cell>
          <table:table-cell office:value-type="float" office:value="-39.7234839028974">
            <text:p>-39.7234839029</text:p>
          </table:table-cell>
          <table:table-cell office:value-type="float" office:value="924.149129147373">
            <text:p>924.1491291474</text:p>
          </table:table-cell>
          <table:table-cell office:value-type="float" office:value="593.116167924507">
            <text:p>593.1161679245</text:p>
          </table:table-cell>
          <table:table-cell office:value-type="float" office:value="17.4693858704244">
            <text:p>17.4693858704</text:p>
          </table:table-cell>
        </table:table-row>
        <table:table-row table:style-name="ro3">
          <table:table-cell office:value-type="float" office:value="3.9">
            <text:p>3.9</text:p>
          </table:table-cell>
          <table:table-cell office:value-type="float" office:value="884.426363117204">
            <text:p>884.4263631172</text:p>
          </table:table-cell>
          <table:table-cell office:value-type="float" office:value="-52.9523562354899">
            <text:p>-52.9523562355</text:p>
          </table:table-cell>
          <table:table-cell office:value-type="float" office:value="937.378719352694">
            <text:p>937.3787193527</text:p>
          </table:table-cell>
          <table:table-cell office:value-type="float" office:value="601.60687964874">
            <text:p>601.6068796487</text:p>
          </table:table-cell>
          <table:table-cell office:value-type="float" office:value="13.37404261623">
            <text:p>13.3740426162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884.426311975559">
            <text:p>884.4263119756</text:p>
          </table:table-cell>
          <table:table-cell office:value-type="float" office:value="-31.6963514499421">
            <text:p>-31.6963514499</text:p>
          </table:table-cell>
          <table:table-cell office:value-type="float" office:value="916.122663425502">
            <text:p>916.1226634255</text:p>
          </table:table-cell>
          <table:table-cell office:value-type="float" office:value="587.964806049259">
            <text:p>587.9648060493</text:p>
          </table:table-cell>
          <table:table-cell office:value-type="float" office:value="12.9873198144044">
            <text:p>12.9873198144</text:p>
          </table:table-cell>
        </table:table-row>
        <table:table-row table:style-name="ro3">
          <table:table-cell office:value-type="float" office:value="4.1">
            <text:p>4.1</text:p>
          </table:table-cell>
          <table:table-cell office:value-type="float" office:value="884.426776558127">
            <text:p>884.4267765581</text:p>
          </table:table-cell>
          <table:table-cell office:value-type="float" office:value="-49.6835483779172">
            <text:p>-49.6835483779</text:p>
          </table:table-cell>
          <table:table-cell office:value-type="float" office:value="934.110324936044">
            <text:p>934.110324936</text:p>
          </table:table-cell>
          <table:table-cell office:value-type="float" office:value="599.509233813747">
            <text:p>599.5092338137</text:p>
          </table:table-cell>
          <table:table-cell office:value-type="float" office:value="8.69566180463407">
            <text:p>8.6956618046</text:p>
          </table:table-cell>
        </table:table-row>
        <table:table-row table:style-name="ro3">
          <table:table-cell office:value-type="float" office:value="4.2">
            <text:p>4.2</text:p>
          </table:table-cell>
          <table:table-cell office:value-type="float" office:value="884.427796899336">
            <text:p>884.4277968993</text:p>
          </table:table-cell>
          <table:table-cell office:value-type="float" office:value="-46.1292167605041">
            <text:p>-46.1292167605</text:p>
          </table:table-cell>
          <table:table-cell office:value-type="float" office:value="930.55701365984">
            <text:p>930.5570136598</text:p>
          </table:table-cell>
          <table:table-cell office:value-type="float" office:value="597.228729184013">
            <text:p>597.228729184</text:p>
          </table:table-cell>
          <table:table-cell office:value-type="float" office:value="5.05047963519642">
            <text:p>5.0504796352</text:p>
          </table:table-cell>
        </table:table-row>
        <table:table-row table:style-name="ro3">
          <table:table-cell office:value-type="float" office:value="4.3">
            <text:p>4.3</text:p>
          </table:table-cell>
          <table:table-cell office:value-type="float" office:value="884.426795248156">
            <text:p>884.4267952482</text:p>
          </table:table-cell>
          <table:table-cell office:value-type="float" office:value="-32.3706754336347">
            <text:p>-32.3706754336</text:p>
          </table:table-cell>
          <table:table-cell office:value-type="float" office:value="916.797470681791">
            <text:p>916.7974706818</text:p>
          </table:table-cell>
          <table:table-cell office:value-type="float" office:value="588.397895343307">
            <text:p>588.3978953433</text:p>
          </table:table-cell>
          <table:table-cell office:value-type="float" office:value="17.2438255552744">
            <text:p>17.2438255553</text:p>
          </table:table-cell>
        </table:table-row>
        <table:table-row table:style-name="ro3">
          <table:table-cell office:value-type="float" office:value="4.4">
            <text:p>4.4</text:p>
          </table:table-cell>
          <table:table-cell office:value-type="float" office:value="884.427557111179">
            <text:p>884.4275571112</text:p>
          </table:table-cell>
          <table:table-cell office:value-type="float" office:value="-40.9042611828793">
            <text:p>-40.9042611829</text:p>
          </table:table-cell>
          <table:table-cell office:value-type="float" office:value="925.331818294058">
            <text:p>925.3318182941</text:p>
          </table:table-cell>
          <table:table-cell office:value-type="float" office:value="593.87521430826">
            <text:p>593.8752143083</text:p>
          </table:table-cell>
          <table:table-cell office:value-type="float" office:value="12.1777300765558">
            <text:p>12.1777300766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884.42676603119">
            <text:p>884.4267660312</text:p>
          </table:table-cell>
          <table:table-cell office:value-type="float" office:value="-54.0840318230767">
            <text:p>-54.0840318231</text:p>
          </table:table-cell>
          <table:table-cell office:value-type="float" office:value="938.510797854267">
            <text:p>938.5107978543</text:p>
          </table:table-cell>
          <table:table-cell office:value-type="float" office:value="602.333444270689">
            <text:p>602.3334442707</text:p>
          </table:table-cell>
          <table:table-cell office:value-type="float" office:value="12.2912240065269">
            <text:p>12.2912240065</text:p>
          </table:table-cell>
        </table:table-row>
        <table:table-row table:style-name="ro3">
          <table:table-cell office:value-type="float" office:value="4.6">
            <text:p>4.6</text:p>
          </table:table-cell>
          <table:table-cell office:value-type="float" office:value="884.426579439422">
            <text:p>884.4265794394</text:p>
          </table:table-cell>
          <table:table-cell office:value-type="float" office:value="-44.7609750853404">
            <text:p>-44.7609750853</text:p>
          </table:table-cell>
          <table:table-cell office:value-type="float" office:value="929.187554524762">
            <text:p>929.1875545248</text:p>
          </table:table-cell>
          <table:table-cell office:value-type="float" office:value="596.349814376101">
            <text:p>596.3498143761</text:p>
          </table:table-cell>
          <table:table-cell office:value-type="float" office:value="13.5269647861638">
            <text:p>13.5269647862</text:p>
          </table:table-cell>
        </table:table-row>
        <table:table-row table:style-name="ro3">
          <table:table-cell office:value-type="float" office:value="4.7">
            <text:p>4.7</text:p>
          </table:table-cell>
          <table:table-cell office:value-type="float" office:value="884.426506616732">
            <text:p>884.4265066167</text:p>
          </table:table-cell>
          <table:table-cell office:value-type="float" office:value="-46.6936648150055">
            <text:p>-46.693664815</text:p>
          </table:table-cell>
          <table:table-cell office:value-type="float" office:value="931.120171431737">
            <text:p>931.1201714317</text:p>
          </table:table-cell>
          <table:table-cell office:value-type="float" office:value="597.590162170389">
            <text:p>597.5901621704</text:p>
          </table:table-cell>
          <table:table-cell office:value-type="float" office:value="9.93083133069268">
            <text:p>9.9308313307</text:p>
          </table:table-cell>
        </table:table-row>
        <table:table-row table:style-name="ro3">
          <table:table-cell office:value-type="float" office:value="4.8">
            <text:p>4.8</text:p>
          </table:table-cell>
          <table:table-cell office:value-type="float" office:value="884.42560597748">
            <text:p>884.4256059775</text:p>
          </table:table-cell>
          <table:table-cell office:value-type="float" office:value="-45.25343473759">
            <text:p>-45.2534347376</text:p>
          </table:table-cell>
          <table:table-cell office:value-type="float" office:value="929.67904071507">
            <text:p>929.6790407151</text:p>
          </table:table-cell>
          <table:table-cell office:value-type="float" office:value="596.665248754156">
            <text:p>596.6652487542</text:p>
          </table:table-cell>
          <table:table-cell office:value-type="float" office:value="5.26304481958703">
            <text:p>5.2630448196</text:p>
          </table:table-cell>
        </table:table-row>
        <table:table-row table:style-name="ro3">
          <table:table-cell office:value-type="float" office:value="4.9">
            <text:p>4.9</text:p>
          </table:table-cell>
          <table:table-cell office:value-type="float" office:value="884.427820627765">
            <text:p>884.4278206278</text:p>
          </table:table-cell>
          <table:table-cell office:value-type="float" office:value="-28.1276861439326">
            <text:p>-28.1276861439</text:p>
          </table:table-cell>
          <table:table-cell office:value-type="float" office:value="912.555506771698">
            <text:p>912.5555067717</text:p>
          </table:table-cell>
          <table:table-cell office:value-type="float" office:value="585.675415497279">
            <text:p>585.6754154973</text:p>
          </table:table-cell>
          <table:table-cell office:value-type="float" office:value="15.5623046019769">
            <text:p>15.562304602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884.426936574386">
            <text:p>884.4269365744</text:p>
          </table:table-cell>
          <table:table-cell office:value-type="float" office:value="-47.0085221123218">
            <text:p>-47.0085221123</text:p>
          </table:table-cell>
          <table:table-cell office:value-type="float" office:value="931.435458686708">
            <text:p>931.4354586867</text:p>
          </table:table-cell>
          <table:table-cell office:value-type="float" office:value="597.792512594759">
            <text:p>597.7925125948</text:p>
          </table:table-cell>
          <table:table-cell office:value-type="float" office:value="14.7615493072649">
            <text:p>14.7615493073</text:p>
          </table:table-cell>
        </table:table-row>
        <table:table-row table:style-name="ro3">
          <table:table-cell office:value-type="float" office:value="5.1">
            <text:p>5.1</text:p>
          </table:table-cell>
          <table:table-cell office:value-type="float" office:value="884.426704430147">
            <text:p>884.4267044301</text:p>
          </table:table-cell>
          <table:table-cell office:value-type="float" office:value="-42.48715917712">
            <text:p>-42.4871591771</text:p>
          </table:table-cell>
          <table:table-cell office:value-type="float" office:value="926.913863607267">
            <text:p>926.9138636073</text:p>
          </table:table-cell>
          <table:table-cell office:value-type="float" office:value="594.890566294275">
            <text:p>594.8905662943</text:p>
          </table:table-cell>
          <table:table-cell office:value-type="float" office:value="11.4993760282491">
            <text:p>11.4993760282</text:p>
          </table:table-cell>
        </table:table-row>
        <table:table-row table:style-name="ro3">
          <table:table-cell office:value-type="float" office:value="5.2">
            <text:p>5.2</text:p>
          </table:table-cell>
          <table:table-cell office:value-type="float" office:value="884.427090465822">
            <text:p>884.4270904658</text:p>
          </table:table-cell>
          <table:table-cell office:value-type="float" office:value="-28.9195892628604">
            <text:p>-28.9195892629</text:p>
          </table:table-cell>
          <table:table-cell office:value-type="float" office:value="913.346679728682">
            <text:p>913.3466797287</text:p>
          </table:table-cell>
          <table:table-cell office:value-type="float" office:value="586.183187952624">
            <text:p>586.1831879526</text:p>
          </table:table-cell>
          <table:table-cell office:value-type="float" office:value="13.8457208409849">
            <text:p>13.845720841</text:p>
          </table:table-cell>
        </table:table-row>
        <table:table-row table:style-name="ro3">
          <table:table-cell office:value-type="float" office:value="5.3">
            <text:p>5.3</text:p>
          </table:table-cell>
          <table:table-cell office:value-type="float" office:value="884.427150922392">
            <text:p>884.4271509224</text:p>
          </table:table-cell>
          <table:table-cell office:value-type="float" office:value="-45.1974665305163">
            <text:p>-45.1974665305</text:p>
          </table:table-cell>
          <table:table-cell office:value-type="float" office:value="929.624617452908">
            <text:p>929.6246174529</text:p>
          </table:table-cell>
          <table:table-cell office:value-type="float" office:value="596.630320066046">
            <text:p>596.630320066</text:p>
          </table:table-cell>
          <table:table-cell office:value-type="float" office:value="3.70027377500152">
            <text:p>3.700273775</text:p>
          </table:table-cell>
        </table:table-row>
        <table:table-row table:style-name="ro3">
          <table:table-cell office:value-type="float" office:value="5.4">
            <text:p>5.4</text:p>
          </table:table-cell>
          <table:table-cell office:value-type="float" office:value="884.426698731476">
            <text:p>884.4266987315</text:p>
          </table:table-cell>
          <table:table-cell office:value-type="float" office:value="-33.2438784985296">
            <text:p>-33.2438784985</text:p>
          </table:table-cell>
          <table:table-cell office:value-type="float" office:value="917.670577230005">
            <text:p>917.67057723</text:p>
          </table:table-cell>
          <table:table-cell office:value-type="float" office:value="588.958252534299">
            <text:p>588.9582525343</text:p>
          </table:table-cell>
          <table:table-cell office:value-type="float" office:value="10.5937377009559">
            <text:p>10.593737701</text:p>
          </table:table-cell>
        </table:table-row>
        <table:table-row table:style-name="ro3">
          <table:table-cell office:value-type="float" office:value="5.5">
            <text:p>5.5</text:p>
          </table:table-cell>
          <table:table-cell office:value-type="float" office:value="884.425232993027">
            <text:p>884.425232993</text:p>
          </table:table-cell>
          <table:table-cell office:value-type="float" office:value="-40.8215398271403">
            <text:p>-40.8215398271</text:p>
          </table:table-cell>
          <table:table-cell office:value-type="float" office:value="925.246772820167">
            <text:p>925.2467728202</text:p>
          </table:table-cell>
          <table:table-cell office:value-type="float" office:value="593.820632375559">
            <text:p>593.8206323756</text:p>
          </table:table-cell>
          <table:table-cell office:value-type="float" office:value="12.8549753530731">
            <text:p>12.8549753531</text:p>
          </table:table-cell>
        </table:table-row>
        <table:table-row table:style-name="ro3">
          <table:table-cell office:value-type="float" office:value="5.6">
            <text:p>5.6</text:p>
          </table:table-cell>
          <table:table-cell office:value-type="float" office:value="884.426013796294">
            <text:p>884.4260137963</text:p>
          </table:table-cell>
          <table:table-cell office:value-type="float" office:value="-36.1896955028832">
            <text:p>-36.1896955029</text:p>
          </table:table-cell>
          <table:table-cell office:value-type="float" office:value="920.615709299177">
            <text:p>920.6157092992</text:p>
          </table:table-cell>
          <table:table-cell office:value-type="float" office:value="590.848429554225">
            <text:p>590.8484295542</text:p>
          </table:table-cell>
          <table:table-cell office:value-type="float" office:value="21.1023500069903">
            <text:p>21.102350007</text:p>
          </table:table-cell>
        </table:table-row>
        <table:table-row table:style-name="ro3">
          <table:table-cell office:value-type="float" office:value="5.7">
            <text:p>5.7</text:p>
          </table:table-cell>
          <table:table-cell office:value-type="float" office:value="884.425981353124">
            <text:p>884.4259813531</text:p>
          </table:table-cell>
          <table:table-cell office:value-type="float" office:value="-51.4868481722489">
            <text:p>-51.4868481722</text:p>
          </table:table-cell>
          <table:table-cell office:value-type="float" office:value="935.912829525373">
            <text:p>935.9128295254</text:p>
          </table:table-cell>
          <table:table-cell office:value-type="float" office:value="600.666075908783">
            <text:p>600.6660759088</text:p>
          </table:table-cell>
          <table:table-cell office:value-type="float" office:value="10.3673713318808">
            <text:p>10.3673713319</text:p>
          </table:table-cell>
        </table:table-row>
        <table:table-row table:style-name="ro3">
          <table:table-cell office:value-type="float" office:value="5.8">
            <text:p>5.8</text:p>
          </table:table-cell>
          <table:table-cell office:value-type="float" office:value="884.426066592056">
            <text:p>884.4260665921</text:p>
          </table:table-cell>
          <table:table-cell office:value-type="float" office:value="-57.4468690701357">
            <text:p>-57.4468690701</text:p>
          </table:table-cell>
          <table:table-cell office:value-type="float" office:value="941.872935662192">
            <text:p>941.8729356622</text:p>
          </table:table-cell>
          <table:table-cell office:value-type="float" office:value="604.491254335943">
            <text:p>604.491254335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5.9">
            <text:p>5.9</text:p>
          </table:table-cell>
          <table:table-cell office:value-type="float" office:value="884.425839967062">
            <text:p>884.4258399671</text:p>
          </table:table-cell>
          <table:table-cell office:value-type="float" office:value="-55.6597078570479">
            <text:p>-55.659707857</text:p>
          </table:table-cell>
          <table:table-cell office:value-type="float" office:value="940.085547824109">
            <text:p>940.0855478241</text:p>
          </table:table-cell>
          <table:table-cell office:value-type="float" office:value="603.344114126985">
            <text:p>603.344114127</text:p>
          </table:table-cell>
          <table:table-cell office:value-type="float" office:value="7.81239127935611">
            <text:p>7.8123912794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884.426621154804">
            <text:p>884.4266211548</text:p>
          </table:table-cell>
          <table:table-cell office:value-type="float" office:value="-28.2650941743676">
            <text:p>-28.2650941744</text:p>
          </table:table-cell>
          <table:table-cell office:value-type="float" office:value="912.691715329172">
            <text:p>912.6917153292</text:p>
          </table:table-cell>
          <table:table-cell office:value-type="float" office:value="585.762833745156">
            <text:p>585.7628337452</text:p>
          </table:table-cell>
          <table:table-cell office:value-type="float" office:value="14.1068672238956">
            <text:p>14.1068672239</text:p>
          </table:table-cell>
        </table:table-row>
        <table:table-row table:style-name="ro3">
          <table:table-cell office:value-type="float" office:value="6.1">
            <text:p>6.1</text:p>
          </table:table-cell>
          <table:table-cell office:value-type="float" office:value="884.425942706261">
            <text:p>884.4259427063</text:p>
          </table:table-cell>
          <table:table-cell office:value-type="float" office:value="-58.3829167954849">
            <text:p>-58.3829167955</text:p>
          </table:table-cell>
          <table:table-cell office:value-type="float" office:value="942.808859501746">
            <text:p>942.8088595017</text:p>
          </table:table-cell>
          <table:table-cell office:value-type="float" office:value="605.091927478056">
            <text:p>605.0919274781</text:p>
          </table:table-cell>
          <table:table-cell office:value-type="float" office:value="3.20194459543552">
            <text:p>3.2019445954</text:p>
          </table:table-cell>
        </table:table-row>
        <table:table-row table:style-name="ro3">
          <table:table-cell office:value-type="float" office:value="6.2">
            <text:p>6.2</text:p>
          </table:table-cell>
          <table:table-cell office:value-type="float" office:value="884.424103014499">
            <text:p>884.4241030145</text:p>
          </table:table-cell>
          <table:table-cell office:value-type="float" office:value="-58.6960829465206">
            <text:p>-58.6960829465</text:p>
          </table:table-cell>
          <table:table-cell office:value-type="float" office:value="943.120185961019">
            <text:p>943.120185961</text:p>
          </table:table-cell>
          <table:table-cell office:value-type="float" office:value="605.291735875504">
            <text:p>605.2917358755</text:p>
          </table:table-cell>
          <table:table-cell office:value-type="float" office:value="3.64480684828635">
            <text:p>3.6448068483</text:p>
          </table:table-cell>
        </table:table-row>
        <table:table-row table:style-name="ro3">
          <table:table-cell office:value-type="float" office:value="6.3">
            <text:p>6.3</text:p>
          </table:table-cell>
          <table:table-cell office:value-type="float" office:value="884.426963400876">
            <text:p>884.4269634009</text:p>
          </table:table-cell>
          <table:table-cell office:value-type="float" office:value="-53.1990568889961">
            <text:p>-53.199056889</text:p>
          </table:table-cell>
          <table:table-cell office:value-type="float" office:value="937.626020289872">
            <text:p>937.6260202899</text:p>
          </table:table-cell>
          <table:table-cell office:value-type="float" office:value="601.765596656155">
            <text:p>601.7655966562</text:p>
          </table:table-cell>
          <table:table-cell office:value-type="float" office:value="8.76520467922419">
            <text:p>8.7652046792</text:p>
          </table:table-cell>
        </table:table-row>
        <table:table-row table:style-name="ro3">
          <table:table-cell office:value-type="float" office:value="6.4">
            <text:p>6.4</text:p>
          </table:table-cell>
          <table:table-cell office:value-type="float" office:value="884.428053035861">
            <text:p>884.4280530359</text:p>
          </table:table-cell>
          <table:table-cell office:value-type="float" office:value="-23.6023801250372">
            <text:p>-23.602380125</text:p>
          </table:table-cell>
          <table:table-cell office:value-type="float" office:value="908.030433160898">
            <text:p>908.0304331609</text:p>
          </table:table-cell>
          <table:table-cell office:value-type="float" office:value="582.771236685695">
            <text:p>582.7712366857</text:p>
          </table:table-cell>
          <table:table-cell office:value-type="float" office:value="27.0429178968354">
            <text:p>27.0429178968</text:p>
          </table:table-cell>
        </table:table-row>
        <table:table-row table:style-name="ro3">
          <table:table-cell office:value-type="float" office:value="6.5">
            <text:p>6.5</text:p>
          </table:table-cell>
          <table:table-cell office:value-type="float" office:value="884.425945126018">
            <text:p>884.425945126</text:p>
          </table:table-cell>
          <table:table-cell office:value-type="float" office:value="-56.595126218823">
            <text:p>-56.5951262188</text:p>
          </table:table-cell>
          <table:table-cell office:value-type="float" office:value="941.021071344841">
            <text:p>941.0210713448</text:p>
          </table:table-cell>
          <table:table-cell office:value-type="float" office:value="603.944530345666">
            <text:p>603.9445303457</text:p>
          </table:table-cell>
          <table:table-cell office:value-type="float" office:value="8.1948821136755">
            <text:p>8.1948821137</text:p>
          </table:table-cell>
        </table:table-row>
        <table:table-row table:style-name="ro3">
          <table:table-cell office:value-type="float" office:value="6.6">
            <text:p>6.6</text:p>
          </table:table-cell>
          <table:table-cell office:value-type="float" office:value="884.429677933483">
            <text:p>884.4296779335</text:p>
          </table:table-cell>
          <table:table-cell office:value-type="float" office:value="-35.6364626432674">
            <text:p>-35.6364626433</text:p>
          </table:table-cell>
          <table:table-cell office:value-type="float" office:value="920.06614057675">
            <text:p>920.0661405768</text:p>
          </table:table-cell>
          <table:table-cell office:value-type="float" office:value="590.495717979463">
            <text:p>590.4957179795</text:p>
          </table:table-cell>
          <table:table-cell office:value-type="float" office:value="15.480814684398">
            <text:p>15.4808146844</text:p>
          </table:table-cell>
        </table:table-row>
        <table:table-row table:style-name="ro3">
          <table:table-cell office:value-type="float" office:value="6.7">
            <text:p>6.7</text:p>
          </table:table-cell>
          <table:table-cell office:value-type="float" office:value="884.426865536268">
            <text:p>884.4268655363</text:p>
          </table:table-cell>
          <table:table-cell office:value-type="float" office:value="-34.8311788324976">
            <text:p>-34.8311788325</text:p>
          </table:table-cell>
          <table:table-cell office:value-type="float" office:value="919.258044368765">
            <text:p>919.2580443688</text:p>
          </table:table-cell>
          <table:table-cell office:value-type="float" office:value="589.977084231859">
            <text:p>589.9770842319</text:p>
          </table:table-cell>
          <table:table-cell office:value-type="float" office:value="16.9479327017582">
            <text:p>16.9479327018</text:p>
          </table:table-cell>
        </table:table-row>
        <table:table-row table:style-name="ro3">
          <table:table-cell office:value-type="float" office:value="6.8">
            <text:p>6.8</text:p>
          </table:table-cell>
          <table:table-cell office:value-type="float" office:value="884.4273976123">
            <text:p>884.4273976123</text:p>
          </table:table-cell>
          <table:table-cell office:value-type="float" office:value="-43.1556214063076">
            <text:p>-43.1556214063</text:p>
          </table:table-cell>
          <table:table-cell office:value-type="float" office:value="927.583019018608">
            <text:p>927.5830190186</text:p>
          </table:table-cell>
          <table:table-cell office:value-type="float" office:value="595.320028251012">
            <text:p>595.320028251</text:p>
          </table:table-cell>
          <table:table-cell office:value-type="float" office:value="11.0939996477754">
            <text:p>11.0939996478</text:p>
          </table:table-cell>
        </table:table-row>
        <table:table-row table:style-name="ro3">
          <table:table-cell office:value-type="float" office:value="6.9">
            <text:p>6.9</text:p>
          </table:table-cell>
          <table:table-cell office:value-type="float" office:value="884.426434978737">
            <text:p>884.4264349787</text:p>
          </table:table-cell>
          <table:table-cell office:value-type="float" office:value="-54.7182193903847">
            <text:p>-54.7182193904</text:p>
          </table:table-cell>
          <table:table-cell office:value-type="float" office:value="939.144654369122">
            <text:p>939.1446543691</text:p>
          </table:table-cell>
          <table:table-cell office:value-type="float" office:value="602.740251500439">
            <text:p>602.7402515004</text:p>
          </table:table-cell>
          <table:table-cell office:value-type="float" office:value="0.167053431426763">
            <text:p>0.1670534314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884.426647331094">
            <text:p>884.4266473311</text:p>
          </table:table-cell>
          <table:table-cell office:value-type="float" office:value="-54.7991835400857">
            <text:p>-54.7991835401</text:p>
          </table:table-cell>
          <table:table-cell office:value-type="float" office:value="939.22583087118">
            <text:p>939.2258308712</text:p>
          </table:table-cell>
          <table:table-cell office:value-type="float" office:value="602.792350338503">
            <text:p>602.7923503385</text:p>
          </table:table-cell>
          <table:table-cell office:value-type="float" office:value="5.66961983554335">
            <text:p>5.6696198355</text:p>
          </table:table-cell>
        </table:table-row>
        <table:table-row table:style-name="ro3">
          <table:table-cell office:value-type="float" office:value="7.1">
            <text:p>7.1</text:p>
          </table:table-cell>
          <table:table-cell office:value-type="float" office:value="884.427737609515">
            <text:p>884.4277376095</text:p>
          </table:table-cell>
          <table:table-cell office:value-type="float" office:value="-43.6312653701079">
            <text:p>-43.6312653701</text:p>
          </table:table-cell>
          <table:table-cell office:value-type="float" office:value="928.059002979623">
            <text:p>928.0590029796</text:p>
          </table:table-cell>
          <table:table-cell office:value-type="float" office:value="595.625513344323">
            <text:p>595.6255133443</text:p>
          </table:table-cell>
          <table:table-cell office:value-type="float" office:value="22.390162647582">
            <text:p>22.3901626476</text:p>
          </table:table-cell>
        </table:table-row>
        <table:table-row table:style-name="ro3">
          <table:table-cell office:value-type="float" office:value="7.2">
            <text:p>7.2</text:p>
          </table:table-cell>
          <table:table-cell office:value-type="float" office:value="884.428054187186">
            <text:p>884.4280541872</text:p>
          </table:table-cell>
          <table:table-cell office:value-type="float" office:value="-37.4232415035151">
            <text:p>-37.4232415035</text:p>
          </table:table-cell>
          <table:table-cell office:value-type="float" office:value="921.851295690701">
            <text:p>921.8512956907</text:p>
          </table:table-cell>
          <table:table-cell office:value-type="float" office:value="591.6414252327">
            <text:p>591.6414252327</text:p>
          </table:table-cell>
          <table:table-cell office:value-type="float" office:value="27.0126754699825">
            <text:p>27.01267547</text:p>
          </table:table-cell>
        </table:table-row>
        <table:table-row table:style-name="ro3">
          <table:table-cell office:value-type="float" office:value="7.3">
            <text:p>7.3</text:p>
          </table:table-cell>
          <table:table-cell office:value-type="float" office:value="884.427831553472">
            <text:p>884.4278315535</text:p>
          </table:table-cell>
          <table:table-cell office:value-type="float" office:value="-40.1791157001512">
            <text:p>-40.1791157002</text:p>
          </table:table-cell>
          <table:table-cell office:value-type="float" office:value="924.606947253623">
            <text:p>924.6069472536</text:p>
          </table:table-cell>
          <table:table-cell office:value-type="float" office:value="593.409994226152">
            <text:p>593.4099942262</text:p>
          </table:table-cell>
          <table:table-cell office:value-type="float" office:value="18.3922881083961">
            <text:p>18.3922881084</text:p>
          </table:table-cell>
        </table:table-row>
        <table:table-row table:style-name="ro3">
          <table:table-cell office:value-type="float" office:value="7.4">
            <text:p>7.4</text:p>
          </table:table-cell>
          <table:table-cell office:value-type="float" office:value="884.428235080428">
            <text:p>884.4282350804</text:p>
          </table:table-cell>
          <table:table-cell office:value-type="float" office:value="-42.7658764689068">
            <text:p>-42.7658764689</text:p>
          </table:table-cell>
          <table:table-cell office:value-type="float" office:value="927.194111549335">
            <text:p>927.1941115493</text:p>
          </table:table-cell>
          <table:table-cell office:value-type="float" office:value="595.070428591631">
            <text:p>595.0704285916</text:p>
          </table:table-cell>
          <table:table-cell office:value-type="float" office:value="11.9243034433342">
            <text:p>11.9243034433</text:p>
          </table:table-cell>
        </table:table-row>
        <table:table-row table:style-name="ro3">
          <table:table-cell office:value-type="float" office:value="7.5">
            <text:p>7.5</text:p>
          </table:table-cell>
          <table:table-cell office:value-type="float" office:value="884.428170278719">
            <text:p>884.4281702787</text:p>
          </table:table-cell>
          <table:table-cell office:value-type="float" office:value="-39.731218902796">
            <text:p>-39.7312189028</text:p>
          </table:table-cell>
          <table:table-cell office:value-type="float" office:value="924.159389181515">
            <text:p>924.1593891815</text:p>
          </table:table-cell>
          <table:table-cell office:value-type="float" office:value="593.122752783964">
            <text:p>593.122752784</text:p>
          </table:table-cell>
          <table:table-cell office:value-type="float" office:value="8.5421790505355">
            <text:p>8.5421790505</text:p>
          </table:table-cell>
        </table:table-row>
        <table:table-row table:style-name="ro3">
          <table:table-cell office:value-type="float" office:value="7.6">
            <text:p>7.6</text:p>
          </table:table-cell>
          <table:table-cell office:value-type="float" office:value="884.428211426521">
            <text:p>884.4282114265</text:p>
          </table:table-cell>
          <table:table-cell office:value-type="float" office:value="-49.3054392601962">
            <text:p>-49.3054392602</text:p>
          </table:table-cell>
          <table:table-cell office:value-type="float" office:value="933.733650686717">
            <text:p>933.7336506867</text:p>
          </table:table-cell>
          <table:table-cell office:value-type="float" office:value="599.267485398615">
            <text:p>599.2674853986</text:p>
          </table:table-cell>
          <table:table-cell office:value-type="float" office:value="10.3401129635861">
            <text:p>10.3401129636</text:p>
          </table:table-cell>
        </table:table-row>
        <table:table-row table:style-name="ro3">
          <table:table-cell office:value-type="float" office:value="7.7">
            <text:p>7.7</text:p>
          </table:table-cell>
          <table:table-cell office:value-type="float" office:value="884.428177190106">
            <text:p>884.4281771901</text:p>
          </table:table-cell>
          <table:table-cell office:value-type="float" office:value="-54.0386714642778">
            <text:p>-54.0386714643</text:p>
          </table:table-cell>
          <table:table-cell office:value-type="float" office:value="938.466848654384">
            <text:p>938.4668486544</text:p>
          </table:table-cell>
          <table:table-cell office:value-type="float" office:value="602.305237804658">
            <text:p>602.3052378047</text:p>
          </table:table-cell>
          <table:table-cell office:value-type="float" office:value="6.13217383640358">
            <text:p>6.1321738364</text:p>
          </table:table-cell>
        </table:table-row>
        <table:table-row table:style-name="ro3">
          <table:table-cell office:value-type="float" office:value="7.8">
            <text:p>7.8</text:p>
          </table:table-cell>
          <table:table-cell office:value-type="float" office:value="884.429946284135">
            <text:p>884.4299462841</text:p>
          </table:table-cell>
          <table:table-cell office:value-type="float" office:value="-26.1701871860298">
            <text:p>-26.170187186</text:p>
          </table:table-cell>
          <table:table-cell office:value-type="float" office:value="910.600133470165">
            <text:p>910.6001334702</text:p>
          </table:table-cell>
          <table:table-cell office:value-type="float" office:value="584.420462716512">
            <text:p>584.4204627165</text:p>
          </table:table-cell>
          <table:table-cell office:value-type="float" office:value="6.16359722180936">
            <text:p>6.1635972218</text:p>
          </table:table-cell>
        </table:table-row>
        <table:table-row table:style-name="ro3">
          <table:table-cell office:value-type="float" office:value="7.9">
            <text:p>7.9</text:p>
          </table:table-cell>
          <table:table-cell office:value-type="float" office:value="884.428452466771">
            <text:p>884.4284524668</text:p>
          </table:table-cell>
          <table:table-cell office:value-type="float" office:value="-34.4069139393989">
            <text:p>-34.4069139394</text:p>
          </table:table-cell>
          <table:table-cell office:value-type="float" office:value="918.83536640617">
            <text:p>918.8353664062</text:p>
          </table:table-cell>
          <table:table-cell office:value-type="float" office:value="589.705810770105">
            <text:p>589.7058107701</text:p>
          </table:table-cell>
          <table:table-cell office:value-type="float" office:value="19.343127969035">
            <text:p>19.343127969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884.427615232437">
            <text:p>884.4276152324</text:p>
          </table:table-cell>
          <table:table-cell office:value-type="float" office:value="-58.7227973689054">
            <text:p>-58.7227973689</text:p>
          </table:table-cell>
          <table:table-cell office:value-type="float" office:value="943.150412601343">
            <text:p>943.1504126013</text:p>
          </table:table-cell>
          <table:table-cell office:value-type="float" office:value="605.311135243541">
            <text:p>605.3111352435</text:p>
          </table:table-cell>
          <table:table-cell office:value-type="float" office:value="4.44528415294591">
            <text:p>4.4452841529</text:p>
          </table:table-cell>
        </table:table-row>
        <table:table-row table:style-name="ro3">
          <table:table-cell office:value-type="float" office:value="8.1">
            <text:p>8.1</text:p>
          </table:table-cell>
          <table:table-cell office:value-type="float" office:value="884.426962978221">
            <text:p>884.4269629782</text:p>
          </table:table-cell>
          <table:table-cell office:value-type="float" office:value="-68.8899380840015">
            <text:p>-68.889938084</text:p>
          </table:table-cell>
          <table:table-cell office:value-type="float" office:value="953.316901062222">
            <text:p>953.3169010622</text:p>
          </table:table-cell>
          <table:table-cell office:value-type="float" office:value="611.835957360431">
            <text:p>611.8359573604</text:p>
          </table:table-cell>
          <table:table-cell office:value-type="float" office:value="4.26974347400244">
            <text:p>4.269743474</text:p>
          </table:table-cell>
        </table:table-row>
        <table:table-row table:style-name="ro3">
          <table:table-cell office:value-type="float" office:value="8.2">
            <text:p>8.2</text:p>
          </table:table-cell>
          <table:table-cell office:value-type="float" office:value="884.427145571136">
            <text:p>884.4271455711</text:p>
          </table:table-cell>
          <table:table-cell office:value-type="float" office:value="-24.9463670753433">
            <text:p>-24.9463670753</text:p>
          </table:table-cell>
          <table:table-cell office:value-type="float" office:value="909.37351264648">
            <text:p>909.3735126465</text:p>
          </table:table-cell>
          <table:table-cell office:value-type="float" office:value="583.633221112863">
            <text:p>583.6332211129</text:p>
          </table:table-cell>
          <table:table-cell office:value-type="float" office:value="18.3851673874257">
            <text:p>18.3851673874</text:p>
          </table:table-cell>
        </table:table-row>
        <table:table-row table:style-name="ro3">
          <table:table-cell office:value-type="float" office:value="8.3">
            <text:p>8.3</text:p>
          </table:table-cell>
          <table:table-cell office:value-type="float" office:value="884.426170837936">
            <text:p>884.4261708379</text:p>
          </table:table-cell>
          <table:table-cell office:value-type="float" office:value="-43.6301664622103">
            <text:p>-43.6301664622</text:p>
          </table:table-cell>
          <table:table-cell office:value-type="float" office:value="928.056337300146">
            <text:p>928.0563373001</text:p>
          </table:table-cell>
          <table:table-cell office:value-type="float" office:value="595.623802519147">
            <text:p>595.6238025191</text:p>
          </table:table-cell>
          <table:table-cell office:value-type="float" office:value="8.78837745018917">
            <text:p>8.7883774502</text:p>
          </table:table-cell>
        </table:table-row>
        <table:table-row table:style-name="ro3">
          <table:table-cell office:value-type="float" office:value="8.4">
            <text:p>8.4</text:p>
          </table:table-cell>
          <table:table-cell office:value-type="float" office:value="884.427883358389">
            <text:p>884.4278833584</text:p>
          </table:table-cell>
          <table:table-cell office:value-type="float" office:value="-54.5134546463653">
            <text:p>-54.5134546464</text:p>
          </table:table-cell>
          <table:table-cell office:value-type="float" office:value="938.941338004755">
            <text:p>938.9413380048</text:p>
          </table:table-cell>
          <table:table-cell office:value-type="float" office:value="602.609763661295">
            <text:p>602.6097636613</text:p>
          </table:table-cell>
          <table:table-cell office:value-type="float" office:value="6.98524257209147">
            <text:p>6.9852425721</text:p>
          </table:table-cell>
        </table:table-row>
        <table:table-row table:style-name="ro3">
          <table:table-cell office:value-type="float" office:value="8.5">
            <text:p>8.5</text:p>
          </table:table-cell>
          <table:table-cell office:value-type="float" office:value="884.427356807135">
            <text:p>884.4273568071</text:p>
          </table:table-cell>
          <table:table-cell office:value-type="float" office:value="-50.2290115260328">
            <text:p>-50.229011526</text:p>
          </table:table-cell>
          <table:table-cell office:value-type="float" office:value="934.656368333168">
            <text:p>934.6563683332</text:p>
          </table:table-cell>
          <table:table-cell office:value-type="float" office:value="599.859682845194">
            <text:p>599.8596828452</text:p>
          </table:table-cell>
          <table:table-cell office:value-type="float" office:value="5.5671126023348">
            <text:p>5.5671126023</text:p>
          </table:table-cell>
        </table:table-row>
        <table:table-row table:style-name="ro3">
          <table:table-cell office:value-type="float" office:value="8.6">
            <text:p>8.6</text:p>
          </table:table-cell>
          <table:table-cell office:value-type="float" office:value="884.427675638613">
            <text:p>884.4276756386</text:p>
          </table:table-cell>
          <table:table-cell office:value-type="float" office:value="-42.3981375800208">
            <text:p>-42.39813758</text:p>
          </table:table-cell>
          <table:table-cell office:value-type="float" office:value="926.825813218634">
            <text:p>926.8258132186</text:p>
          </table:table-cell>
          <table:table-cell office:value-type="float" office:value="594.834055816211">
            <text:p>594.8340558162</text:p>
          </table:table-cell>
          <table:table-cell office:value-type="float" office:value="9.79646385717407">
            <text:p>9.7964638572</text:p>
          </table:table-cell>
        </table:table-row>
        <table:table-row table:style-name="ro3">
          <table:table-cell office:value-type="float" office:value="8.7">
            <text:p>8.7</text:p>
          </table:table-cell>
          <table:table-cell office:value-type="float" office:value="884.427370261453">
            <text:p>884.4273702615</text:p>
          </table:table-cell>
          <table:table-cell office:value-type="float" office:value="-33.8372104354256">
            <text:p>-33.8372104354</text:p>
          </table:table-cell>
          <table:table-cell office:value-type="float" office:value="918.264580696879">
            <text:p>918.2645806969</text:p>
          </table:table-cell>
          <table:table-cell office:value-type="float" office:value="589.339482196152">
            <text:p>589.3394821962</text:p>
          </table:table-cell>
          <table:table-cell office:value-type="float" office:value="30.3675859282207">
            <text:p>30.3675859282</text:p>
          </table:table-cell>
        </table:table-row>
        <table:table-row table:style-name="ro3">
          <table:table-cell office:value-type="float" office:value="8.8">
            <text:p>8.8</text:p>
          </table:table-cell>
          <table:table-cell office:value-type="float" office:value="884.424757542265">
            <text:p>884.4247575423</text:p>
          </table:table-cell>
          <table:table-cell office:value-type="float" office:value="-31.9996101896011">
            <text:p>-31.9996101896</text:p>
          </table:table-cell>
          <table:table-cell office:value-type="float" office:value="916.424367731867">
            <text:p>916.4243677319</text:p>
          </table:table-cell>
          <table:table-cell office:value-type="float" office:value="588.158438977532">
            <text:p>588.1584389775</text:p>
          </table:table-cell>
          <table:table-cell office:value-type="float" office:value="16.3356689141658">
            <text:p>16.3356689142</text:p>
          </table:table-cell>
        </table:table-row>
        <table:table-row table:style-name="ro3">
          <table:table-cell office:value-type="float" office:value="8.9">
            <text:p>8.9</text:p>
          </table:table-cell>
          <table:table-cell office:value-type="float" office:value="884.425878169271">
            <text:p>884.4258781693</text:p>
          </table:table-cell>
          <table:table-cell office:value-type="float" office:value="-43.4291647023548">
            <text:p>-43.4291647024</text:p>
          </table:table-cell>
          <table:table-cell office:value-type="float" office:value="927.855042871625">
            <text:p>927.8550428716</text:p>
          </table:table-cell>
          <table:table-cell office:value-type="float" office:value="595.494612352427">
            <text:p>595.4946123524</text:p>
          </table:table-cell>
          <table:table-cell office:value-type="float" office:value="13.1184643876099">
            <text:p>13.1184643876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884.427157940269">
            <text:p>884.4271579403</text:p>
          </table:table-cell>
          <table:table-cell office:value-type="float" office:value="-33.0576420218562">
            <text:p>-33.0576420219</text:p>
          </table:table-cell>
          <table:table-cell office:value-type="float" office:value="917.484799962125">
            <text:p>917.4847999621</text:p>
          </table:table-cell>
          <table:table-cell office:value-type="float" office:value="588.839021235219">
            <text:p>588.8390212352</text:p>
          </table:table-cell>
          <table:table-cell office:value-type="float" office:value="19.6746332368651">
            <text:p>19.6746332369</text:p>
          </table:table-cell>
        </table:table-row>
        <table:table-row table:style-name="ro3">
          <table:table-cell office:value-type="float" office:value="9.1">
            <text:p>9.1</text:p>
          </table:table-cell>
          <table:table-cell office:value-type="float" office:value="884.425939960349">
            <text:p>884.4259399604</text:p>
          </table:table-cell>
          <table:table-cell office:value-type="float" office:value="-33.8282926232925">
            <text:p>-33.8282926233</text:p>
          </table:table-cell>
          <table:table-cell office:value-type="float" office:value="918.254232583642">
            <text:p>918.2542325836</text:p>
          </table:table-cell>
          <table:table-cell office:value-type="float" office:value="589.332840807793">
            <text:p>589.3328408078</text:p>
          </table:table-cell>
          <table:table-cell office:value-type="float" office:value="25.0073327219211">
            <text:p>25.0073327219</text:p>
          </table:table-cell>
        </table:table-row>
        <table:table-row table:style-name="ro3">
          <table:table-cell office:value-type="float" office:value="9.2">
            <text:p>9.2</text:p>
          </table:table-cell>
          <table:table-cell office:value-type="float" office:value="884.425906125962">
            <text:p>884.425906126</text:p>
          </table:table-cell>
          <table:table-cell office:value-type="float" office:value="-14.0989332094544">
            <text:p>-14.0989332095</text:p>
          </table:table-cell>
          <table:table-cell office:value-type="float" office:value="898.524839335416">
            <text:p>898.5248393354</text:p>
          </table:table-cell>
          <table:table-cell office:value-type="float" office:value="576.670574784062">
            <text:p>576.6705747841</text:p>
          </table:table-cell>
          <table:table-cell office:value-type="float" office:value="35.6087254227424">
            <text:p>35.6087254227</text:p>
          </table:table-cell>
        </table:table-row>
        <table:table-row table:style-name="ro3">
          <table:table-cell office:value-type="float" office:value="9.3">
            <text:p>9.3</text:p>
          </table:table-cell>
          <table:table-cell office:value-type="float" office:value="884.425258106941">
            <text:p>884.4252581069</text:p>
          </table:table-cell>
          <table:table-cell office:value-type="float" office:value="-30.8891313848742">
            <text:p>-30.8891313849</text:p>
          </table:table-cell>
          <table:table-cell office:value-type="float" office:value="915.314389491816">
            <text:p>915.3143894918</text:p>
          </table:table-cell>
          <table:table-cell office:value-type="float" office:value="587.446058237828">
            <text:p>587.4460582378</text:p>
          </table:table-cell>
          <table:table-cell office:value-type="float" office:value="13.1383860635816">
            <text:p>13.1383860636</text:p>
          </table:table-cell>
        </table:table-row>
        <table:table-row table:style-name="ro3">
          <table:table-cell office:value-type="float" office:value="9.4">
            <text:p>9.4</text:p>
          </table:table-cell>
          <table:table-cell office:value-type="float" office:value="884.425201366978">
            <text:p>884.425201367</text:p>
          </table:table-cell>
          <table:table-cell office:value-type="float" office:value="-37.4243204139052">
            <text:p>-37.4243204139</text:p>
          </table:table-cell>
          <table:table-cell office:value-type="float" office:value="921.849521780883">
            <text:p>921.8495217809</text:p>
          </table:table-cell>
          <table:table-cell office:value-type="float" office:value="591.640286742644">
            <text:p>591.6402867426</text:p>
          </table:table-cell>
          <table:table-cell office:value-type="float" office:value="1.78695909039859">
            <text:p>1.7869590904</text:p>
          </table:table-cell>
        </table:table-row>
        <table:table-row table:style-name="ro3">
          <table:table-cell office:value-type="float" office:value="9.5">
            <text:p>9.5</text:p>
          </table:table-cell>
          <table:table-cell office:value-type="float" office:value="884.42528613814">
            <text:p>884.4252861381</text:p>
          </table:table-cell>
          <table:table-cell office:value-type="float" office:value="-56.44866502731">
            <text:p>-56.4486650273</text:p>
          </table:table-cell>
          <table:table-cell office:value-type="float" office:value="940.87395116545">
            <text:p>940.8739511655</text:p>
          </table:table-cell>
          <table:table-cell office:value-type="float" office:value="603.850109051232">
            <text:p>603.8501090512</text:p>
          </table:table-cell>
          <table:table-cell office:value-type="float" office:value="9.93200976158274">
            <text:p>9.9320097616</text:p>
          </table:table-cell>
        </table:table-row>
        <table:table-row table:style-name="ro3">
          <table:table-cell office:value-type="float" office:value="9.6">
            <text:p>9.6</text:p>
          </table:table-cell>
          <table:table-cell office:value-type="float" office:value="884.426536898056">
            <text:p>884.4265368981</text:p>
          </table:table-cell>
          <table:table-cell office:value-type="float" office:value="-46.2770467356248">
            <text:p>-46.2770467356</text:p>
          </table:table-cell>
          <table:table-cell office:value-type="float" office:value="930.703583633681">
            <text:p>930.7035836337</text:p>
          </table:table-cell>
          <table:table-cell office:value-type="float" office:value="597.322797358159">
            <text:p>597.3227973582</text:p>
          </table:table-cell>
          <table:table-cell office:value-type="float" office:value="17.3306771219255">
            <text:p>17.3306771219</text:p>
          </table:table-cell>
        </table:table-row>
        <table:table-row table:style-name="ro3">
          <table:table-cell office:value-type="float" office:value="9.7">
            <text:p>9.7</text:p>
          </table:table-cell>
          <table:table-cell office:value-type="float" office:value="884.426092080882">
            <text:p>884.4260920809</text:p>
          </table:table-cell>
          <table:table-cell office:value-type="float" office:value="-21.6417823966682">
            <text:p>-21.6417823967</text:p>
          </table:table-cell>
          <table:table-cell office:value-type="float" office:value="906.06787447755">
            <text:p>906.0678744776</text:p>
          </table:table-cell>
          <table:table-cell office:value-type="float" office:value="581.511672348207">
            <text:p>581.5116723482</text:p>
          </table:table-cell>
          <table:table-cell office:value-type="float" office:value="14.3666199207598">
            <text:p>14.3666199208</text:p>
          </table:table-cell>
        </table:table-row>
        <table:table-row table:style-name="ro3">
          <table:table-cell office:value-type="float" office:value="9.8">
            <text:p>9.8</text:p>
          </table:table-cell>
          <table:table-cell office:value-type="float" office:value="884.425649968678">
            <text:p>884.4256499687</text:p>
          </table:table-cell>
          <table:table-cell office:value-type="float" office:value="-63.2943903810981">
            <text:p>-63.2943903811</text:p>
          </table:table-cell>
          <table:table-cell office:value-type="float" office:value="947.720040349776">
            <text:p>947.7200403498</text:p>
          </table:table-cell>
          <table:table-cell office:value-type="float" office:value="608.243908768408">
            <text:p>608.2439087684</text:p>
          </table:table-cell>
          <table:table-cell office:value-type="float" office:value="13.7130214392648">
            <text:p>13.7130214393</text:p>
          </table:table-cell>
        </table:table-row>
        <table:table-row table:style-name="ro3">
          <table:table-cell office:value-type="float" office:value="9.9">
            <text:p>9.9</text:p>
          </table:table-cell>
          <table:table-cell office:value-type="float" office:value="884.426090454571">
            <text:p>884.4260904546</text:p>
          </table:table-cell>
          <table:table-cell office:value-type="float" office:value="-24.2836914695592">
            <text:p>-24.2836914696</text:p>
          </table:table-cell>
          <table:table-cell office:value-type="float" office:value="908.70978192413">
            <text:p>908.7097819241</text:p>
          </table:table-cell>
          <table:table-cell office:value-type="float" office:value="583.207240705419">
            <text:p>583.2072407054</text:p>
          </table:table-cell>
          <table:table-cell office:value-type="float" office:value="8.27567369483103">
            <text:p>8.2756736948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884.425135517939">
            <text:p>884.4251355179</text:p>
          </table:table-cell>
          <table:table-cell office:value-type="float" office:value="-52.507852652375">
            <text:p>-52.5078526524</text:p>
          </table:table-cell>
          <table:table-cell office:value-type="float" office:value="936.932988170314">
            <text:p>936.9329881703</text:p>
          </table:table-cell>
          <table:table-cell office:value-type="float" office:value="601.320810698958">
            <text:p>601.320810699</text:p>
          </table:table-cell>
          <table:table-cell office:value-type="float" office:value="6.51869325046623">
            <text:p>6.5186932505</text:p>
          </table:table-cell>
        </table:table-row>
        <table:table-row table:style-name="ro3">
          <table:table-cell office:value-type="float" office:value="10.1">
            <text:p>10.1</text:p>
          </table:table-cell>
          <table:table-cell office:value-type="float" office:value="884.42551643449">
            <text:p>884.4255164345</text:p>
          </table:table-cell>
          <table:table-cell office:value-type="float" office:value="-51.657631061077">
            <text:p>-51.6576310611</text:p>
          </table:table-cell>
          <table:table-cell office:value-type="float" office:value="936.083147495567">
            <text:p>936.0831474956</text:p>
          </table:table-cell>
          <table:table-cell office:value-type="float" office:value="600.775385476497">
            <text:p>600.7753854765</text:p>
          </table:table-cell>
          <table:table-cell office:value-type="float" office:value="1.13833013502126">
            <text:p>1.138330135</text:p>
          </table:table-cell>
        </table:table-row>
        <table:table-row table:style-name="ro3">
          <table:table-cell office:value-type="float" office:value="10.2">
            <text:p>10.2</text:p>
          </table:table-cell>
          <table:table-cell office:value-type="float" office:value="884.42606231019">
            <text:p>884.4260623102</text:p>
          </table:table-cell>
          <table:table-cell office:value-type="float" office:value="-64.6068599089542">
            <text:p>-64.606859909</text:p>
          </table:table-cell>
          <table:table-cell office:value-type="float" office:value="949.032922219145">
            <text:p>949.0329222191</text:p>
          </table:table-cell>
          <table:table-cell office:value-type="float" office:value="609.086512455127">
            <text:p>609.0865124551</text:p>
          </table:table-cell>
          <table:table-cell office:value-type="float" office:value="0.328739802931638">
            <text:p>0.3287398029</text:p>
          </table:table-cell>
        </table:table-row>
        <table:table-row table:style-name="ro3">
          <table:table-cell office:value-type="float" office:value="10.3">
            <text:p>10.3</text:p>
          </table:table-cell>
          <table:table-cell office:value-type="float" office:value="884.426724324697">
            <text:p>884.4267243247</text:p>
          </table:table-cell>
          <table:table-cell office:value-type="float" office:value="-31.1688639930411">
            <text:p>-31.168863993</text:p>
          </table:table-cell>
          <table:table-cell office:value-type="float" office:value="915.595588317738">
            <text:p>915.5955883177</text:p>
          </table:table-cell>
          <table:table-cell office:value-type="float" office:value="587.626530809619">
            <text:p>587.6265308096</text:p>
          </table:table-cell>
          <table:table-cell office:value-type="float" office:value="12.3181454335239">
            <text:p>12.3181454335</text:p>
          </table:table-cell>
        </table:table-row>
        <table:table-row table:style-name="ro3">
          <table:table-cell office:value-type="float" office:value="10.4">
            <text:p>10.4</text:p>
          </table:table-cell>
          <table:table-cell office:value-type="float" office:value="884.424405282999">
            <text:p>884.424405283</text:p>
          </table:table-cell>
          <table:table-cell office:value-type="float" office:value="-47.3525628287148">
            <text:p>-47.3525628287</text:p>
          </table:table-cell>
          <table:table-cell office:value-type="float" office:value="931.776968111713">
            <text:p>931.7769681117</text:p>
          </table:table-cell>
          <table:table-cell office:value-type="float" office:value="598.011692330021">
            <text:p>598.01169233</text:p>
          </table:table-cell>
          <table:table-cell office:value-type="float" office:value="10.5283566310531">
            <text:p>10.5283566311</text:p>
          </table:table-cell>
        </table:table-row>
        <table:table-row table:style-name="ro3">
          <table:table-cell office:value-type="float" office:value="10.5">
            <text:p>10.5</text:p>
          </table:table-cell>
          <table:table-cell office:value-type="float" office:value="884.425442561061">
            <text:p>884.4254425611</text:p>
          </table:table-cell>
          <table:table-cell office:value-type="float" office:value="-52.855277157705">
            <text:p>-52.8552771577</text:p>
          </table:table-cell>
          <table:table-cell office:value-type="float" office:value="937.280719718766">
            <text:p>937.2807197188</text:p>
          </table:table-cell>
          <table:table-cell office:value-type="float" office:value="601.543983774579">
            <text:p>601.5439837746</text:p>
          </table:table-cell>
          <table:table-cell office:value-type="float" office:value="10.4977500756735">
            <text:p>10.4977500757</text:p>
          </table:table-cell>
        </table:table-row>
        <table:table-row table:style-name="ro3">
          <table:table-cell office:value-type="float" office:value="10.6">
            <text:p>10.6</text:p>
          </table:table-cell>
          <table:table-cell office:value-type="float" office:value="884.425663936147">
            <text:p>884.4256639361</text:p>
          </table:table-cell>
          <table:table-cell office:value-type="float" office:value="-28.142807506709">
            <text:p>-28.1428075067</text:p>
          </table:table-cell>
          <table:table-cell office:value-type="float" office:value="912.568471442856">
            <text:p>912.5684714429</text:p>
          </table:table-cell>
          <table:table-cell office:value-type="float" office:value="585.683736184745">
            <text:p>585.6837361847</text:p>
          </table:table-cell>
          <table:table-cell office:value-type="float" office:value="10.0968887722553">
            <text:p>10.0968887723</text:p>
          </table:table-cell>
        </table:table-row>
        <table:table-row table:style-name="ro3">
          <table:table-cell office:value-type="float" office:value="10.7">
            <text:p>10.7</text:p>
          </table:table-cell>
          <table:table-cell office:value-type="float" office:value="884.425071022585">
            <text:p>884.4250710226</text:p>
          </table:table-cell>
          <table:table-cell office:value-type="float" office:value="-30.0097368014771">
            <text:p>-30.0097368015</text:p>
          </table:table-cell>
          <table:table-cell office:value-type="float" office:value="914.434807824062">
            <text:p>914.4348078241</text:p>
          </table:table-cell>
          <table:table-cell office:value-type="float" office:value="586.881545334336">
            <text:p>586.8815453343</text:p>
          </table:table-cell>
          <table:table-cell office:value-type="float" office:value="5.36299278401493">
            <text:p>5.362992784</text:p>
          </table:table-cell>
        </table:table-row>
        <table:table-row table:style-name="ro3">
          <table:table-cell office:value-type="float" office:value="10.8">
            <text:p>10.8</text:p>
          </table:table-cell>
          <table:table-cell office:value-type="float" office:value="884.424683153926">
            <text:p>884.4246831539</text:p>
          </table:table-cell>
          <table:table-cell office:value-type="float" office:value="-41.6224136235461">
            <text:p>-41.6224136235</text:p>
          </table:table-cell>
          <table:table-cell office:value-type="float" office:value="926.047096777472">
            <text:p>926.0470967775</text:p>
          </table:table-cell>
          <table:table-cell office:value-type="float" office:value="594.334277915746">
            <text:p>594.3342779157</text:p>
          </table:table-cell>
          <table:table-cell office:value-type="float" office:value="8.61892688310194">
            <text:p>8.6189268831</text:p>
          </table:table-cell>
        </table:table-row>
        <table:table-row table:style-name="ro3">
          <table:table-cell office:value-type="float" office:value="10.9">
            <text:p>10.9</text:p>
          </table:table-cell>
          <table:table-cell office:value-type="float" office:value="884.425923075905">
            <text:p>884.4259230759</text:p>
          </table:table-cell>
          <table:table-cell office:value-type="float" office:value="-48.0724461286113">
            <text:p>-48.0724461286</text:p>
          </table:table-cell>
          <table:table-cell office:value-type="float" office:value="932.498369204516">
            <text:p>932.4983692045</text:p>
          </table:table-cell>
          <table:table-cell office:value-type="float" office:value="598.474685410039">
            <text:p>598.47468541</text:p>
          </table:table-cell>
          <table:table-cell office:value-type="float" office:value="4.66016868947915">
            <text:p>4.6601686895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884.424566752067">
            <text:p>884.4245667521</text:p>
          </table:table-cell>
          <table:table-cell office:value-type="float" office:value="-39.6327522867236">
            <text:p>-39.6327522867</text:p>
          </table:table-cell>
          <table:table-cell office:value-type="float" office:value="924.057319038791">
            <text:p>924.0573190388</text:p>
          </table:table-cell>
          <table:table-cell office:value-type="float" office:value="593.05724446934">
            <text:p>593.0572444693</text:p>
          </table:table-cell>
          <table:table-cell office:value-type="float" office:value="3.71791876029116">
            <text:p>3.7179187603</text:p>
          </table:table-cell>
        </table:table-row>
        <table:table-row table:style-name="ro3">
          <table:table-cell office:value-type="float" office:value="11.1">
            <text:p>11.1</text:p>
          </table:table-cell>
          <table:table-cell office:value-type="float" office:value="884.425264309195">
            <text:p>884.4252643092</text:p>
          </table:table-cell>
          <table:table-cell office:value-type="float" office:value="-32.626793340764">
            <text:p>-32.6267933408</text:p>
          </table:table-cell>
          <table:table-cell office:value-type="float" office:value="917.052057649959">
            <text:p>917.05205765</text:p>
          </table:table-cell>
          <table:table-cell office:value-type="float" office:value="588.561288503785">
            <text:p>588.5612885038</text:p>
          </table:table-cell>
          <table:table-cell office:value-type="float" office:value="18.1858483694245">
            <text:p>18.1858483694</text:p>
          </table:table-cell>
        </table:table-row>
        <table:table-row table:style-name="ro3">
          <table:table-cell office:value-type="float" office:value="11.2">
            <text:p>11.2</text:p>
          </table:table-cell>
          <table:table-cell office:value-type="float" office:value="884.424932920399">
            <text:p>884.4249329204</text:p>
          </table:table-cell>
          <table:table-cell office:value-type="float" office:value="-21.765896725323">
            <text:p>-21.7658967253</text:p>
          </table:table-cell>
          <table:table-cell office:value-type="float" office:value="906.190829645722">
            <text:p>906.1908296457</text:p>
          </table:table-cell>
          <table:table-cell office:value-type="float" office:value="581.59058461017">
            <text:p>581.5905846102</text:p>
          </table:table-cell>
          <table:table-cell office:value-type="float" office:value="29.8339925381247">
            <text:p>29.8339925381</text:p>
          </table:table-cell>
        </table:table-row>
        <table:table-row table:style-name="ro3">
          <table:table-cell office:value-type="float" office:value="11.3">
            <text:p>11.3</text:p>
          </table:table-cell>
          <table:table-cell office:value-type="float" office:value="884.425587542816">
            <text:p>884.4255875428</text:p>
          </table:table-cell>
          <table:table-cell office:value-type="float" office:value="-28.9976067019594">
            <text:p>-28.997606702</text:p>
          </table:table-cell>
          <table:table-cell office:value-type="float" office:value="913.423194244776">
            <text:p>913.4231942448</text:p>
          </table:table-cell>
          <table:table-cell office:value-type="float" office:value="586.232294741934">
            <text:p>586.2322947419</text:p>
          </table:table-cell>
          <table:table-cell office:value-type="float" office:value="14.2743553580948">
            <text:p>14.2743553581</text:p>
          </table:table-cell>
        </table:table-row>
        <table:table-row table:style-name="ro3">
          <table:table-cell office:value-type="float" office:value="11.4">
            <text:p>11.4</text:p>
          </table:table-cell>
          <table:table-cell office:value-type="float" office:value="884.425515513015">
            <text:p>884.425515513</text:p>
          </table:table-cell>
          <table:table-cell office:value-type="float" office:value="-40.5979594320088">
            <text:p>-40.597959432</text:p>
          </table:table-cell>
          <table:table-cell office:value-type="float" office:value="925.023474945024">
            <text:p>925.023474945</text:p>
          </table:table-cell>
          <table:table-cell office:value-type="float" office:value="593.677320462109">
            <text:p>593.6773204621</text:p>
          </table:table-cell>
          <table:table-cell office:value-type="float" office:value="11.1831906417442">
            <text:p>11.1831906417</text:p>
          </table:table-cell>
        </table:table-row>
        <table:table-row table:style-name="ro3">
          <table:table-cell office:value-type="float" office:value="11.5">
            <text:p>11.5</text:p>
          </table:table-cell>
          <table:table-cell office:value-type="float" office:value="884.426520112708">
            <text:p>884.4265201127</text:p>
          </table:table-cell>
          <table:table-cell office:value-type="float" office:value="-7.86641824738912">
            <text:p>-7.8664182474</text:p>
          </table:table-cell>
          <table:table-cell office:value-type="float" office:value="892.292938360097">
            <text:p>892.2929383601</text:p>
          </table:table-cell>
          <table:table-cell office:value-type="float" office:value="572.670959236324">
            <text:p>572.6709592363</text:p>
          </table:table-cell>
          <table:table-cell office:value-type="float" office:value="27.8940207090543">
            <text:p>27.8940207091</text:p>
          </table:table-cell>
        </table:table-row>
        <table:table-row table:style-name="ro3">
          <table:table-cell office:value-type="float" office:value="11.6">
            <text:p>11.6</text:p>
          </table:table-cell>
          <table:table-cell office:value-type="float" office:value="884.425183796846">
            <text:p>884.4251837968</text:p>
          </table:table-cell>
          <table:table-cell office:value-type="float" office:value="-34.9116861054675">
            <text:p>-34.9116861055</text:p>
          </table:table-cell>
          <table:table-cell office:value-type="float" office:value="919.336869902313">
            <text:p>919.3368699023</text:p>
          </table:table-cell>
          <table:table-cell office:value-type="float" office:value="590.027674225311">
            <text:p>590.0276742253</text:p>
          </table:table-cell>
          <table:table-cell office:value-type="float" office:value="14.5753713612048">
            <text:p>14.5753713612</text:p>
          </table:table-cell>
        </table:table-row>
        <table:table-row table:style-name="ro3">
          <table:table-cell office:value-type="float" office:value="11.7">
            <text:p>11.7</text:p>
          </table:table-cell>
          <table:table-cell office:value-type="float" office:value="884.424176104641">
            <text:p>884.4241761046</text:p>
          </table:table-cell>
          <table:table-cell office:value-type="float" office:value="-48.5526938965118">
            <text:p>-48.5526938965</text:p>
          </table:table-cell>
          <table:table-cell office:value-type="float" office:value="932.976870001153">
            <text:p>932.9768700012</text:p>
          </table:table-cell>
          <table:table-cell office:value-type="float" office:value="598.781785800981">
            <text:p>598.781785801</text:p>
          </table:table-cell>
          <table:table-cell office:value-type="float" office:value="13.9628687113892">
            <text:p>13.9628687114</text:p>
          </table:table-cell>
        </table:table-row>
        <table:table-row table:style-name="ro3">
          <table:table-cell office:value-type="float" office:value="11.8">
            <text:p>11.8</text:p>
          </table:table-cell>
          <table:table-cell office:value-type="float" office:value="884.423738654976">
            <text:p>884.423738655</text:p>
          </table:table-cell>
          <table:table-cell office:value-type="float" office:value="-34.6644787660154">
            <text:p>-34.664478766</text:p>
          </table:table-cell>
          <table:table-cell office:value-type="float" office:value="919.088217420991">
            <text:p>919.088217421</text:p>
          </table:table-cell>
          <table:table-cell office:value-type="float" office:value="589.868089800877">
            <text:p>589.8680898009</text:p>
          </table:table-cell>
          <table:table-cell office:value-type="float" office:value="19.2961510965654">
            <text:p>19.2961510966</text:p>
          </table:table-cell>
        </table:table-row>
        <table:table-row table:style-name="ro3">
          <table:table-cell office:value-type="float" office:value="11.9">
            <text:p>11.9</text:p>
          </table:table-cell>
          <table:table-cell office:value-type="float" office:value="884.42411923227">
            <text:p>884.4241192323</text:p>
          </table:table-cell>
          <table:table-cell office:value-type="float" office:value="-52.4692636715066">
            <text:p>-52.4692636715</text:p>
          </table:table-cell>
          <table:table-cell office:value-type="float" office:value="936.893382903777">
            <text:p>936.8933829038</text:p>
          </table:table-cell>
          <table:table-cell office:value-type="float" office:value="601.295392156455">
            <text:p>601.2953921565</text:p>
          </table:table-cell>
          <table:table-cell office:value-type="float" office:value="9.28461485444638">
            <text:p>9.2846148544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884.423776703928">
            <text:p>884.4237767039</text:p>
          </table:table-cell>
          <table:table-cell office:value-type="float" office:value="-27.2921592604807">
            <text:p>-27.2921592605</text:p>
          </table:table-cell>
          <table:table-cell office:value-type="float" office:value="911.715935964409">
            <text:p>911.7159359644</text:p>
          </table:table-cell>
          <table:table-cell office:value-type="float" office:value="585.136581445268">
            <text:p>585.1365814453</text:p>
          </table:table-cell>
          <table:table-cell office:value-type="float" office:value="4.04934052620635">
            <text:p>4.0493405262</text:p>
          </table:table-cell>
        </table:table-row>
        <table:table-row table:style-name="ro3">
          <table:table-cell office:value-type="float" office:value="12.1">
            <text:p>12.1</text:p>
          </table:table-cell>
          <table:table-cell office:value-type="float" office:value="884.424039651785">
            <text:p>884.4240396518</text:p>
          </table:table-cell>
          <table:table-cell office:value-type="float" office:value="-28.3994159735268">
            <text:p>-28.3994159735</text:p>
          </table:table-cell>
          <table:table-cell office:value-type="float" office:value="912.823455625312">
            <text:p>912.8234556253</text:p>
          </table:table-cell>
          <table:table-cell office:value-type="float" office:value="585.847384276173">
            <text:p>585.8473842762</text:p>
          </table:table-cell>
          <table:table-cell office:value-type="float" office:value="16.7989999938723">
            <text:p>16.7989999939</text:p>
          </table:table-cell>
        </table:table-row>
        <table:table-row table:style-name="ro3">
          <table:table-cell office:value-type="float" office:value="12.2">
            <text:p>12.2</text:p>
          </table:table-cell>
          <table:table-cell office:value-type="float" office:value="884.425833417264">
            <text:p>884.4258334173</text:p>
          </table:table-cell>
          <table:table-cell office:value-type="float" office:value="-27.6448535505332">
            <text:p>-27.6448535505</text:p>
          </table:table-cell>
          <table:table-cell office:value-type="float" office:value="912.070686967797">
            <text:p>912.0706869678</text:p>
          </table:table-cell>
          <table:table-cell office:value-type="float" office:value="585.364259586232">
            <text:p>585.3642595862</text:p>
          </table:table-cell>
          <table:table-cell office:value-type="float" office:value="11.6477643299383">
            <text:p>11.6477643299</text:p>
          </table:table-cell>
        </table:table-row>
        <table:table-row table:style-name="ro3">
          <table:table-cell office:value-type="float" office:value="12.3">
            <text:p>12.3</text:p>
          </table:table-cell>
          <table:table-cell office:value-type="float" office:value="884.424015302015">
            <text:p>884.424015302</text:p>
          </table:table-cell>
          <table:table-cell office:value-type="float" office:value="-37.267057469007">
            <text:p>-37.267057469</text:p>
          </table:table-cell>
          <table:table-cell office:value-type="float" office:value="921.691072771022">
            <text:p>921.691072771</text:p>
          </table:table-cell>
          <table:table-cell office:value-type="float" office:value="591.538594638442">
            <text:p>591.5385946384</text:p>
          </table:table-cell>
          <table:table-cell office:value-type="float" office:value="12.0527607101871">
            <text:p>12.0527607102</text:p>
          </table:table-cell>
        </table:table-row>
        <table:table-row table:style-name="ro3">
          <table:table-cell office:value-type="float" office:value="12.4">
            <text:p>12.4</text:p>
          </table:table-cell>
          <table:table-cell office:value-type="float" office:value="884.424591264835">
            <text:p>884.4245912648</text:p>
          </table:table-cell>
          <table:table-cell office:value-type="float" office:value="-16.5915125047642">
            <text:p>-16.5915125048</text:p>
          </table:table-cell>
          <table:table-cell office:value-type="float" office:value="901.016103769599">
            <text:p>901.0161037696</text:p>
          </table:table-cell>
          <table:table-cell office:value-type="float" office:value="578.269460903072">
            <text:p>578.2694609031</text:p>
          </table:table-cell>
          <table:table-cell office:value-type="float" office:value="24.7597136727129">
            <text:p>24.7597136727</text:p>
          </table:table-cell>
        </table:table-row>
        <table:table-row table:style-name="ro3">
          <table:table-cell office:value-type="float" office:value="12.5">
            <text:p>12.5</text:p>
          </table:table-cell>
          <table:table-cell office:value-type="float" office:value="884.424674883556">
            <text:p>884.4246748836</text:p>
          </table:table-cell>
          <table:table-cell office:value-type="float" office:value="-32.3470462113641">
            <text:p>-32.3470462114</text:p>
          </table:table-cell>
          <table:table-cell office:value-type="float" office:value="916.77172109492">
            <text:p>916.7717210949</text:p>
          </table:table-cell>
          <table:table-cell office:value-type="float" office:value="588.381369334887">
            <text:p>588.3813693349</text:p>
          </table:table-cell>
          <table:table-cell office:value-type="float" office:value="18.5440774824508">
            <text:p>18.5440774825</text:p>
          </table:table-cell>
        </table:table-row>
        <table:table-row table:style-name="ro3">
          <table:table-cell office:value-type="float" office:value="12.6">
            <text:p>12.6</text:p>
          </table:table-cell>
          <table:table-cell office:value-type="float" office:value="884.423735728407">
            <text:p>884.4237357284</text:p>
          </table:table-cell>
          <table:table-cell office:value-type="float" office:value="-31.3529003300581">
            <text:p>-31.3529003301</text:p>
          </table:table-cell>
          <table:table-cell office:value-type="float" office:value="915.776636058465">
            <text:p>915.7766360585</text:p>
          </table:table-cell>
          <table:table-cell office:value-type="float" office:value="587.742726712211">
            <text:p>587.7427267122</text:p>
          </table:table-cell>
          <table:table-cell office:value-type="float" office:value="19.8678138063257">
            <text:p>19.8678138063</text:p>
          </table:table-cell>
        </table:table-row>
        <table:table-row table:style-name="ro3">
          <table:table-cell office:value-type="float" office:value="12.7">
            <text:p>12.7</text:p>
          </table:table-cell>
          <table:table-cell office:value-type="float" office:value="884.42397360798">
            <text:p>884.423973608</text:p>
          </table:table-cell>
          <table:table-cell office:value-type="float" office:value="-26.0200346967986">
            <text:p>-26.0200346968</text:p>
          </table:table-cell>
          <table:table-cell office:value-type="float" office:value="910.444008304779">
            <text:p>910.4440083048</text:p>
          </table:table-cell>
          <table:table-cell office:value-type="float" office:value="584.320262048795">
            <text:p>584.3202620488</text:p>
          </table:table-cell>
          <table:table-cell office:value-type="float" office:value="14.4563430948617">
            <text:p>14.4563430949</text:p>
          </table:table-cell>
        </table:table-row>
        <table:table-row table:style-name="ro3">
          <table:table-cell office:value-type="float" office:value="12.8">
            <text:p>12.8</text:p>
          </table:table-cell>
          <table:table-cell office:value-type="float" office:value="884.425415542976">
            <text:p>884.425415543</text:p>
          </table:table-cell>
          <table:table-cell office:value-type="float" office:value="-27.9509473531527">
            <text:p>-27.9509473532</text:p>
          </table:table-cell>
          <table:table-cell office:value-type="float" office:value="912.376362896129">
            <text:p>912.3763628961</text:p>
          </table:table-cell>
          <table:table-cell office:value-type="float" office:value="585.560441489694">
            <text:p>585.5604414897</text:p>
          </table:table-cell>
          <table:table-cell office:value-type="float" office:value="14.5192903589181">
            <text:p>14.5192903589</text:p>
          </table:table-cell>
        </table:table-row>
        <table:table-row table:style-name="ro3">
          <table:table-cell office:value-type="float" office:value="12.9">
            <text:p>12.9</text:p>
          </table:table-cell>
          <table:table-cell office:value-type="float" office:value="884.424063604877">
            <text:p>884.4240636049</text:p>
          </table:table-cell>
          <table:table-cell office:value-type="float" office:value="-44.0341512055565">
            <text:p>-44.0341512056</text:p>
          </table:table-cell>
          <table:table-cell office:value-type="float" office:value="928.458214810434">
            <text:p>928.4582148104</text:p>
          </table:table-cell>
          <table:table-cell office:value-type="float" office:value="595.881726312352">
            <text:p>595.8817263124</text:p>
          </table:table-cell>
          <table:table-cell office:value-type="float" office:value="12.4828396194363">
            <text:p>12.4828396194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884.424661949033">
            <text:p>884.424661949</text:p>
          </table:table-cell>
          <table:table-cell office:value-type="float" office:value="-7.07769484685444">
            <text:p>-7.0776948469</text:p>
          </table:table-cell>
          <table:table-cell office:value-type="float" office:value="891.502356795888">
            <text:p>891.5023567959</text:p>
          </table:table-cell>
          <table:table-cell office:value-type="float" office:value="572.163566335106">
            <text:p>572.1635663351</text:p>
          </table:table-cell>
          <table:table-cell office:value-type="float" office:value="28.0208421971989">
            <text:p>28.0208421972</text:p>
          </table:table-cell>
        </table:table-row>
        <table:table-row table:style-name="ro3">
          <table:table-cell office:value-type="float" office:value="13.1">
            <text:p>13.1</text:p>
          </table:table-cell>
          <table:table-cell office:value-type="float" office:value="884.423769617428">
            <text:p>884.4237696174</text:p>
          </table:table-cell>
          <table:table-cell office:value-type="float" office:value="-34.9145858106311">
            <text:p>-34.9145858106</text:p>
          </table:table-cell>
          <table:table-cell office:value-type="float" office:value="919.338355428059">
            <text:p>919.3383554281</text:p>
          </table:table-cell>
          <table:table-cell office:value-type="float" office:value="590.028627631326">
            <text:p>590.0286276313</text:p>
          </table:table-cell>
          <table:table-cell office:value-type="float" office:value="11.9966225958804">
            <text:p>11.9966225959</text:p>
          </table:table-cell>
        </table:table-row>
        <table:table-row table:style-name="ro3">
          <table:table-cell office:value-type="float" office:value="13.2">
            <text:p>13.2</text:p>
          </table:table-cell>
          <table:table-cell office:value-type="float" office:value="884.423413323726">
            <text:p>884.4234133237</text:p>
          </table:table-cell>
          <table:table-cell office:value-type="float" office:value="-44.0544446250863">
            <text:p>-44.0544446251</text:p>
          </table:table-cell>
          <table:table-cell office:value-type="float" office:value="928.477857948812">
            <text:p>928.4778579488</text:p>
          </table:table-cell>
          <table:table-cell office:value-type="float" office:value="595.894333220256">
            <text:p>595.8943332203</text:p>
          </table:table-cell>
          <table:table-cell office:value-type="float" office:value="10.4169132880908">
            <text:p>10.4169132881</text:p>
          </table:table-cell>
        </table:table-row>
        <table:table-row table:style-name="ro3">
          <table:table-cell office:value-type="float" office:value="13.3">
            <text:p>13.3</text:p>
          </table:table-cell>
          <table:table-cell office:value-type="float" office:value="884.422999407509">
            <text:p>884.4229994075</text:p>
          </table:table-cell>
          <table:table-cell office:value-type="float" office:value="-45.5096264989839">
            <text:p>-45.509626499</text:p>
          </table:table-cell>
          <table:table-cell office:value-type="float" office:value="929.932625906493">
            <text:p>929.9326259065</text:p>
          </table:table-cell>
          <table:table-cell office:value-type="float" office:value="596.827998977292">
            <text:p>596.8279989773</text:p>
          </table:table-cell>
          <table:table-cell office:value-type="float" office:value="6.17434635146">
            <text:p>6.1743463515</text:p>
          </table:table-cell>
        </table:table-row>
        <table:table-row table:style-name="ro3">
          <table:table-cell office:value-type="float" office:value="13.4">
            <text:p>13.4</text:p>
          </table:table-cell>
          <table:table-cell office:value-type="float" office:value="884.422640892934">
            <text:p>884.4226408929</text:p>
          </table:table-cell>
          <table:table-cell office:value-type="float" office:value="-32.92048425037">
            <text:p>-32.9204842504</text:p>
          </table:table-cell>
          <table:table-cell office:value-type="float" office:value="917.343125143304">
            <text:p>917.3431251433</text:p>
          </table:table-cell>
          <table:table-cell office:value-type="float" office:value="588.748094757034">
            <text:p>588.748094757</text:p>
          </table:table-cell>
          <table:table-cell office:value-type="float" office:value="12.3886772489528">
            <text:p>12.388677249</text:p>
          </table:table-cell>
        </table:table-row>
        <table:table-row table:style-name="ro3">
          <table:table-cell office:value-type="float" office:value="13.5">
            <text:p>13.5</text:p>
          </table:table-cell>
          <table:table-cell office:value-type="float" office:value="884.423945826602">
            <text:p>884.4239458266</text:p>
          </table:table-cell>
          <table:table-cell office:value-type="float" office:value="-30.9900986231014">
            <text:p>-30.9900986231</text:p>
          </table:table-cell>
          <table:table-cell office:value-type="float" office:value="915.414044449703">
            <text:p>915.4140444497</text:p>
          </table:table-cell>
          <table:table-cell office:value-type="float" office:value="587.510016493993">
            <text:p>587.510016494</text:p>
          </table:table-cell>
          <table:table-cell office:value-type="float" office:value="8.89927326724958">
            <text:p>8.8992732672</text:p>
          </table:table-cell>
        </table:table-row>
        <table:table-row table:style-name="ro3">
          <table:table-cell office:value-type="float" office:value="13.6">
            <text:p>13.6</text:p>
          </table:table-cell>
          <table:table-cell office:value-type="float" office:value="884.423898306691">
            <text:p>884.4238983067</text:p>
          </table:table-cell>
          <table:table-cell office:value-type="float" office:value="-33.9308906467707">
            <text:p>-33.9308906468</text:p>
          </table:table-cell>
          <table:table-cell office:value-type="float" office:value="918.354788953462">
            <text:p>918.3547889535</text:p>
          </table:table-cell>
          <table:table-cell office:value-type="float" office:value="589.39737758746">
            <text:p>589.3973775875</text:p>
          </table:table-cell>
          <table:table-cell office:value-type="float" office:value="10.5164583497707">
            <text:p>10.5164583498</text:p>
          </table:table-cell>
        </table:table-row>
        <table:table-row table:style-name="ro3">
          <table:table-cell office:value-type="float" office:value="13.7">
            <text:p>13.7</text:p>
          </table:table-cell>
          <table:table-cell office:value-type="float" office:value="884.421317483768">
            <text:p>884.4213174838</text:p>
          </table:table-cell>
          <table:table-cell office:value-type="float" office:value="-45.9096282508952">
            <text:p>-45.9096282509</text:p>
          </table:table-cell>
          <table:table-cell office:value-type="float" office:value="930.330945734663">
            <text:p>930.3309457347</text:p>
          </table:table-cell>
          <table:table-cell office:value-type="float" office:value="597.083639460674">
            <text:p>597.0836394607</text:p>
          </table:table-cell>
          <table:table-cell office:value-type="float" office:value="4.27920955507689">
            <text:p>4.2792095551</text:p>
          </table:table-cell>
        </table:table-row>
        <table:table-row table:style-name="ro3">
          <table:table-cell office:value-type="float" office:value="13.8">
            <text:p>13.8</text:p>
          </table:table-cell>
          <table:table-cell office:value-type="float" office:value="884.424889854108">
            <text:p>884.4248898541</text:p>
          </table:table-cell>
          <table:table-cell office:value-type="float" office:value="-47.6595843368358">
            <text:p>-47.6595843368</text:p>
          </table:table-cell>
          <table:table-cell office:value-type="float" office:value="932.084474190944">
            <text:p>932.0844741909</text:p>
          </table:table-cell>
          <table:table-cell office:value-type="float" office:value="598.209048818897">
            <text:p>598.2090488189</text:p>
          </table:table-cell>
          <table:table-cell office:value-type="float" office:value="7.32487321970487">
            <text:p>7.3248732197</text:p>
          </table:table-cell>
        </table:table-row>
        <table:table-row table:style-name="ro3">
          <table:table-cell office:value-type="float" office:value="13.9">
            <text:p>13.9</text:p>
          </table:table-cell>
          <table:table-cell office:value-type="float" office:value="884.425860099593">
            <text:p>884.4258600996</text:p>
          </table:table-cell>
          <table:table-cell office:value-type="float" office:value="-21.7296269301963">
            <text:p>-21.7296269302</text:p>
          </table:table-cell>
          <table:table-cell office:value-type="float" office:value="906.155487029789">
            <text:p>906.1554870298</text:p>
          </table:table-cell>
          <table:table-cell office:value-type="float" office:value="581.567901824173">
            <text:p>581.5679018242</text:p>
          </table:table-cell>
          <table:table-cell office:value-type="float" office:value="4.01385352865371">
            <text:p>4.0138535287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884.423693452493">
            <text:p>884.4236934525</text:p>
          </table:table-cell>
          <table:table-cell office:value-type="float" office:value="-24.2172802142066">
            <text:p>-24.2172802142</text:p>
          </table:table-cell>
          <table:table-cell office:value-type="float" office:value="908.6409736667">
            <text:p>908.6409736667</text:p>
          </table:table-cell>
          <table:table-cell office:value-type="float" office:value="583.163079770044">
            <text:p>583.16307977</text:p>
          </table:table-cell>
          <table:table-cell office:value-type="float" office:value="11.9194259774029">
            <text:p>11.9194259774</text:p>
          </table:table-cell>
        </table:table-row>
        <table:table-row table:style-name="ro3">
          <table:table-cell office:value-type="float" office:value="14.1">
            <text:p>14.1</text:p>
          </table:table-cell>
          <table:table-cell office:value-type="float" office:value="884.425847417318">
            <text:p>884.4258474173</text:p>
          </table:table-cell>
          <table:table-cell office:value-type="float" office:value="-20.683597880342">
            <text:p>-20.6835978803</text:p>
          </table:table-cell>
          <table:table-cell office:value-type="float" office:value="905.10944529766">
            <text:p>905.1094452977</text:p>
          </table:table-cell>
          <table:table-cell office:value-type="float" office:value="580.89655534547">
            <text:p>580.8965553455</text:p>
          </table:table-cell>
          <table:table-cell office:value-type="float" office:value="10.2624474915106">
            <text:p>10.2624474915</text:p>
          </table:table-cell>
        </table:table-row>
        <table:table-row table:style-name="ro3">
          <table:table-cell office:value-type="float" office:value="14.2">
            <text:p>14.2</text:p>
          </table:table-cell>
          <table:table-cell office:value-type="float" office:value="884.424772690287">
            <text:p>884.4247726903</text:p>
          </table:table-cell>
          <table:table-cell office:value-type="float" office:value="-57.0907854931115">
            <text:p>-57.0907854931</text:p>
          </table:table-cell>
          <table:table-cell office:value-type="float" office:value="941.515558183398">
            <text:p>941.5155581834</text:p>
          </table:table-cell>
          <table:table-cell office:value-type="float" office:value="604.261890530861">
            <text:p>604.2618905309</text:p>
          </table:table-cell>
          <table:table-cell office:value-type="float" office:value="3.77765981673154">
            <text:p>3.7776598167</text:p>
          </table:table-cell>
        </table:table-row>
        <table:table-row table:style-name="ro3">
          <table:table-cell office:value-type="float" office:value="14.3">
            <text:p>14.3</text:p>
          </table:table-cell>
          <table:table-cell office:value-type="float" office:value="884.427283899935">
            <text:p>884.4272838999</text:p>
          </table:table-cell>
          <table:table-cell office:value-type="float" office:value="-5.95234168466247">
            <text:p>-5.9523416847</text:p>
          </table:table-cell>
          <table:table-cell office:value-type="float" office:value="890.379625584598">
            <text:p>890.3796255846</text:p>
          </table:table-cell>
          <table:table-cell office:value-type="float" office:value="571.443000776316">
            <text:p>571.4430007763</text:p>
          </table:table-cell>
          <table:table-cell office:value-type="float" office:value="9.8045543534664">
            <text:p>9.8045543535</text:p>
          </table:table-cell>
        </table:table-row>
        <table:table-row table:style-name="ro3">
          <table:table-cell office:value-type="float" office:value="14.4">
            <text:p>14.4</text:p>
          </table:table-cell>
          <table:table-cell office:value-type="float" office:value="884.425067063197">
            <text:p>884.4250670632</text:p>
          </table:table-cell>
          <table:table-cell office:value-type="float" office:value="14.8724798514497">
            <text:p>14.8724798514</text:p>
          </table:table-cell>
          <table:table-cell office:value-type="float" office:value="869.552587211747">
            <text:p>869.5525872117</text:p>
          </table:table-cell>
          <table:table-cell office:value-type="float" office:value="558.076269369753">
            <text:p>558.0762693698</text:p>
          </table:table-cell>
          <table:table-cell office:value-type="float" office:value="30.6925728609506">
            <text:p>30.692572861</text:p>
          </table:table-cell>
        </table:table-row>
        <table:table-row table:style-name="ro3">
          <table:table-cell office:value-type="float" office:value="14.5">
            <text:p>14.5</text:p>
          </table:table-cell>
          <table:table-cell office:value-type="float" office:value="884.424092434589">
            <text:p>884.4240924346</text:p>
          </table:table-cell>
          <table:table-cell office:value-type="float" office:value="-18.8103761084658">
            <text:p>-18.8103761085</text:p>
          </table:table-cell>
          <table:table-cell office:value-type="float" office:value="903.234468543055">
            <text:p>903.2344685431</text:p>
          </table:table-cell>
          <table:table-cell office:value-type="float" office:value="579.693200829879">
            <text:p>579.6932008299</text:p>
          </table:table-cell>
          <table:table-cell office:value-type="float" office:value="24.5407142997363">
            <text:p>24.5407142997</text:p>
          </table:table-cell>
        </table:table-row>
        <table:table-row table:style-name="ro3">
          <table:table-cell office:value-type="float" office:value="14.6">
            <text:p>14.6</text:p>
          </table:table-cell>
          <table:table-cell office:value-type="float" office:value="884.424688381749">
            <text:p>884.4246883817</text:p>
          </table:table-cell>
          <table:table-cell office:value-type="float" office:value="-40.1103555536913">
            <text:p>-40.1103555537</text:p>
          </table:table-cell>
          <table:table-cell office:value-type="float" office:value="924.53504393544">
            <text:p>924.5350439354</text:p>
          </table:table-cell>
          <table:table-cell office:value-type="float" office:value="593.363846889974">
            <text:p>593.36384689</text:p>
          </table:table-cell>
          <table:table-cell office:value-type="float" office:value="11.8395742906373">
            <text:p>11.8395742906</text:p>
          </table:table-cell>
        </table:table-row>
        <table:table-row table:style-name="ro3">
          <table:table-cell office:value-type="float" office:value="14.7">
            <text:p>14.7</text:p>
          </table:table-cell>
          <table:table-cell office:value-type="float" office:value="884.424723341689">
            <text:p>884.4247233417</text:p>
          </table:table-cell>
          <table:table-cell office:value-type="float" office:value="-30.1699811580695">
            <text:p>-30.1699811581</text:p>
          </table:table-cell>
          <table:table-cell office:value-type="float" office:value="914.594704499759">
            <text:p>914.5947044998</text:p>
          </table:table-cell>
          <table:table-cell office:value-type="float" office:value="586.984166546175">
            <text:p>586.9841665462</text:p>
          </table:table-cell>
          <table:table-cell office:value-type="float" office:value="8.20780129228498">
            <text:p>8.2078012923</text:p>
          </table:table-cell>
        </table:table-row>
        <table:table-row table:style-name="ro3">
          <table:table-cell office:value-type="float" office:value="14.8">
            <text:p>14.8</text:p>
          </table:table-cell>
          <table:table-cell office:value-type="float" office:value="884.425146374514">
            <text:p>884.4251463745</text:p>
          </table:table-cell>
          <table:table-cell office:value-type="float" office:value="-16.1005050790194">
            <text:p>-16.100505079</text:p>
          </table:table-cell>
          <table:table-cell office:value-type="float" office:value="900.525651453533">
            <text:p>900.5256514535</text:p>
          </table:table-cell>
          <table:table-cell office:value-type="float" office:value="577.954690062436">
            <text:p>577.9546900624</text:p>
          </table:table-cell>
          <table:table-cell office:value-type="float" office:value="17.0120259896645">
            <text:p>17.0120259897</text:p>
          </table:table-cell>
        </table:table-row>
        <table:table-row table:style-name="ro3">
          <table:table-cell office:value-type="float" office:value="14.9">
            <text:p>14.9</text:p>
          </table:table-cell>
          <table:table-cell office:value-type="float" office:value="884.424451196628">
            <text:p>884.4244511966</text:p>
          </table:table-cell>
          <table:table-cell office:value-type="float" office:value="-39.1216092228167">
            <text:p>-39.1216092228</text:p>
          </table:table-cell>
          <table:table-cell office:value-type="float" office:value="923.546060419445">
            <text:p>923.5460604194</text:p>
          </table:table-cell>
          <table:table-cell office:value-type="float" office:value="592.729120205019">
            <text:p>592.729120205</text:p>
          </table:table-cell>
          <table:table-cell office:value-type="float" office:value="10.2802779184057">
            <text:p>10.2802779184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884.424543416068">
            <text:p>884.4245434161</text:p>
          </table:table-cell>
          <table:table-cell office:value-type="float" office:value="-24.9212226614592">
            <text:p>-24.9212226615</text:p>
          </table:table-cell>
          <table:table-cell office:value-type="float" office:value="909.345766077528">
            <text:p>909.3457660775</text:p>
          </table:table-cell>
          <table:table-cell office:value-type="float" office:value="583.61541344727">
            <text:p>583.6154134473</text:p>
          </table:table-cell>
          <table:table-cell office:value-type="float" office:value="18.9701407415493">
            <text:p>18.9701407415</text:p>
          </table:table-cell>
        </table:table-row>
        <table:table-row table:style-name="ro3">
          <table:table-cell office:value-type="float" office:value="15.1">
            <text:p>15.1</text:p>
          </table:table-cell>
          <table:table-cell office:value-type="float" office:value="884.423214592235">
            <text:p>884.4232145922</text:p>
          </table:table-cell>
          <table:table-cell office:value-type="float" office:value="-26.3404334428169">
            <text:p>-26.3404334428</text:p>
          </table:table-cell>
          <table:table-cell office:value-type="float" office:value="910.763648035052">
            <text:p>910.7636480351</text:p>
          </table:table-cell>
          <table:table-cell office:value-type="float" office:value="584.525405878894">
            <text:p>584.5254058789</text:p>
          </table:table-cell>
          <table:table-cell office:value-type="float" office:value="6.70591268687088">
            <text:p>6.7059126869</text:p>
          </table:table-cell>
        </table:table-row>
        <table:table-row table:style-name="ro3">
          <table:table-cell office:value-type="float" office:value="15.2">
            <text:p>15.2</text:p>
          </table:table-cell>
          <table:table-cell office:value-type="float" office:value="884.424859674443">
            <text:p>884.4248596744</text:p>
          </table:table-cell>
          <table:table-cell office:value-type="float" office:value="-22.7512491626144">
            <text:p>-22.7512491626</text:p>
          </table:table-cell>
          <table:table-cell office:value-type="float" office:value="907.176108837057">
            <text:p>907.1761088371</text:p>
          </table:table-cell>
          <table:table-cell office:value-type="float" office:value="582.222933870554">
            <text:p>582.2229338706</text:p>
          </table:table-cell>
          <table:table-cell office:value-type="float" office:value="15.0346665161627">
            <text:p>15.0346665162</text:p>
          </table:table-cell>
        </table:table-row>
        <table:table-row table:style-name="ro3">
          <table:table-cell office:value-type="float" office:value="15.3">
            <text:p>15.3</text:p>
          </table:table-cell>
          <table:table-cell office:value-type="float" office:value="884.424223932823">
            <text:p>884.4242239328</text:p>
          </table:table-cell>
          <table:table-cell office:value-type="float" office:value="-40.2151129738435">
            <text:p>-40.2151129738</text:p>
          </table:table-cell>
          <table:table-cell office:value-type="float" office:value="924.639336906666">
            <text:p>924.6393369067</text:p>
          </table:table-cell>
          <table:table-cell office:value-type="float" office:value="593.430781809332">
            <text:p>593.4307818093</text:p>
          </table:table-cell>
          <table:table-cell office:value-type="float" office:value="13.3189065247072">
            <text:p>13.3189065247</text:p>
          </table:table-cell>
        </table:table-row>
        <table:table-row table:style-name="ro3">
          <table:table-cell office:value-type="float" office:value="15.4">
            <text:p>15.4</text:p>
          </table:table-cell>
          <table:table-cell office:value-type="float" office:value="884.42469081071">
            <text:p>884.4246908107</text:p>
          </table:table-cell>
          <table:table-cell office:value-type="float" office:value="-30.4080084227995">
            <text:p>-30.4080084228</text:p>
          </table:table-cell>
          <table:table-cell office:value-type="float" office:value="914.832699233509">
            <text:p>914.8326992335</text:p>
          </table:table-cell>
          <table:table-cell office:value-type="float" office:value="587.136910859854">
            <text:p>587.1369108599</text:p>
          </table:table-cell>
          <table:table-cell office:value-type="float" office:value="16.6913353996093">
            <text:p>16.6913353996</text:p>
          </table:table-cell>
        </table:table-row>
        <table:table-row table:style-name="ro3">
          <table:table-cell office:value-type="float" office:value="15.5">
            <text:p>15.5</text:p>
          </table:table-cell>
          <table:table-cell office:value-type="float" office:value="884.425014912135">
            <text:p>884.4250149121</text:p>
          </table:table-cell>
          <table:table-cell office:value-type="float" office:value="-32.9397569059091">
            <text:p>-32.9397569059</text:p>
          </table:table-cell>
          <table:table-cell office:value-type="float" office:value="917.364771818044">
            <text:p>917.364771818</text:p>
          </table:table-cell>
          <table:table-cell office:value-type="float" office:value="588.761987528628">
            <text:p>588.7619875286</text:p>
          </table:table-cell>
          <table:table-cell office:value-type="float" office:value="2.32401321464074">
            <text:p>2.3240132146</text:p>
          </table:table-cell>
        </table:table-row>
        <table:table-row table:style-name="ro3">
          <table:table-cell office:value-type="float" office:value="15.6">
            <text:p>15.6</text:p>
          </table:table-cell>
          <table:table-cell office:value-type="float" office:value="884.424961771204">
            <text:p>884.4249617712</text:p>
          </table:table-cell>
          <table:table-cell office:value-type="float" office:value="-50.9981249753211">
            <text:p>-50.9981249753</text:p>
          </table:table-cell>
          <table:table-cell office:value-type="float" office:value="935.423086746525">
            <text:p>935.4230867465</text:p>
          </table:table-cell>
          <table:table-cell office:value-type="float" office:value="600.351760447028">
            <text:p>600.351760447</text:p>
          </table:table-cell>
          <table:table-cell office:value-type="float" office:value="3.76521201932658">
            <text:p>3.7652120193</text:p>
          </table:table-cell>
        </table:table-row>
        <table:table-row table:style-name="ro3">
          <table:table-cell office:value-type="float" office:value="15.7">
            <text:p>15.7</text:p>
          </table:table-cell>
          <table:table-cell office:value-type="float" office:value="884.424134653668">
            <text:p>884.4241346537</text:p>
          </table:table-cell>
          <table:table-cell office:value-type="float" office:value="-53.1795944199361">
            <text:p>-53.1795944199</text:p>
          </table:table-cell>
          <table:table-cell office:value-type="float" office:value="937.603729073604">
            <text:p>937.6037290736</text:p>
          </table:table-cell>
          <table:table-cell office:value-type="float" office:value="601.751290219722">
            <text:p>601.7512902197</text:p>
          </table:table-cell>
          <table:table-cell office:value-type="float" office:value="4.59848972326955">
            <text:p>4.5984897233</text:p>
          </table:table-cell>
        </table:table-row>
        <table:table-row table:style-name="ro3">
          <table:table-cell office:value-type="float" office:value="15.8">
            <text:p>15.8</text:p>
          </table:table-cell>
          <table:table-cell office:value-type="float" office:value="884.424390276313">
            <text:p>884.4243902763</text:p>
          </table:table-cell>
          <table:table-cell office:value-type="float" office:value="-34.2515324230926">
            <text:p>-34.2515324231</text:p>
          </table:table-cell>
          <table:table-cell office:value-type="float" office:value="918.675922699405">
            <text:p>918.6759226994</text:p>
          </table:table-cell>
          <table:table-cell office:value-type="float" office:value="589.603480272382">
            <text:p>589.6034802724</text:p>
          </table:table-cell>
          <table:table-cell office:value-type="float" office:value="3.2058681656357">
            <text:p>3.2058681656</text:p>
          </table:table-cell>
        </table:table-row>
        <table:table-row table:style-name="ro3">
          <table:table-cell office:value-type="float" office:value="15.9">
            <text:p>15.9</text:p>
          </table:table-cell>
          <table:table-cell office:value-type="float" office:value="884.424831840986">
            <text:p>884.424831841</text:p>
          </table:table-cell>
          <table:table-cell office:value-type="float" office:value="-26.7950042570257">
            <text:p>-26.795004257</text:p>
          </table:table-cell>
          <table:table-cell office:value-type="float" office:value="911.219836098011">
            <text:p>911.219836098</text:p>
          </table:table-cell>
          <table:table-cell office:value-type="float" office:value="584.818186023593">
            <text:p>584.8181860236</text:p>
          </table:table-cell>
          <table:table-cell office:value-type="float" office:value="18.9848210432231">
            <text:p>18.9848210432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884.423589304523">
            <text:p>884.4235893045</text:p>
          </table:table-cell>
          <table:table-cell office:value-type="float" office:value="-31.7882815137582">
            <text:p>-31.7882815138</text:p>
          </table:table-cell>
          <table:table-cell office:value-type="float" office:value="916.211870818281">
            <text:p>916.2118708183</text:p>
          </table:table-cell>
          <table:table-cell office:value-type="float" office:value="588.022059089149">
            <text:p>588.0220590892</text:p>
          </table:table-cell>
          <table:table-cell office:value-type="float" office:value="20.7673858941839">
            <text:p>20.7673858942</text:p>
          </table:table-cell>
        </table:table-row>
        <table:table-row table:style-name="ro3">
          <table:table-cell office:value-type="float" office:value="16.1">
            <text:p>16.1</text:p>
          </table:table-cell>
          <table:table-cell office:value-type="float" office:value="884.421667793102">
            <text:p>884.4216677931</text:p>
          </table:table-cell>
          <table:table-cell office:value-type="float" office:value="-41.2845901043683">
            <text:p>-41.2845901044</text:p>
          </table:table-cell>
          <table:table-cell office:value-type="float" office:value="925.70625789747">
            <text:p>925.7062578975</text:p>
          </table:table-cell>
          <table:table-cell office:value-type="float" office:value="594.115528534277">
            <text:p>594.1155285343</text:p>
          </table:table-cell>
          <table:table-cell office:value-type="float" office:value="8.71600837030727">
            <text:p>8.7160083703</text:p>
          </table:table-cell>
        </table:table-row>
        <table:table-row table:style-name="ro3">
          <table:table-cell office:value-type="float" office:value="16.2">
            <text:p>16.2</text:p>
          </table:table-cell>
          <table:table-cell office:value-type="float" office:value="884.423848316311">
            <text:p>884.4238483163</text:p>
          </table:table-cell>
          <table:table-cell office:value-type="float" office:value="-20.5230640820099">
            <text:p>-20.523064082</text:p>
          </table:table-cell>
          <table:table-cell office:value-type="float" office:value="904.946912398321">
            <text:p>904.9469123983</text:p>
          </table:table-cell>
          <table:table-cell office:value-type="float" office:value="580.792242213122">
            <text:p>580.7922422131</text:p>
          </table:table-cell>
          <table:table-cell office:value-type="float" office:value="21.5699040756667">
            <text:p>21.5699040757</text:p>
          </table:table-cell>
        </table:table-row>
        <table:table-row table:style-name="ro3">
          <table:table-cell office:value-type="float" office:value="16.3">
            <text:p>16.3</text:p>
          </table:table-cell>
          <table:table-cell office:value-type="float" office:value="884.421805362068">
            <text:p>884.4218053621</text:p>
          </table:table-cell>
          <table:table-cell office:value-type="float" office:value="-26.2311379141967">
            <text:p>-26.2311379142</text:p>
          </table:table-cell>
          <table:table-cell office:value-type="float" office:value="910.652943276264">
            <text:p>910.6529432763</text:p>
          </table:table-cell>
          <table:table-cell office:value-type="float" office:value="584.45435589331">
            <text:p>584.4543558933</text:p>
          </table:table-cell>
          <table:table-cell office:value-type="float" office:value="25.5780699181372">
            <text:p>25.5780699181</text:p>
          </table:table-cell>
        </table:table-row>
        <table:table-row table:style-name="ro3">
          <table:table-cell office:value-type="float" office:value="16.4">
            <text:p>16.4</text:p>
          </table:table-cell>
          <table:table-cell office:value-type="float" office:value="884.42207232603">
            <text:p>884.422072326</text:p>
          </table:table-cell>
          <table:table-cell office:value-type="float" office:value="-3.13622683682343">
            <text:p>-3.1362268368</text:p>
          </table:table-cell>
          <table:table-cell office:value-type="float" office:value="887.558299162853">
            <text:p>887.5582991629</text:p>
          </table:table-cell>
          <table:table-cell office:value-type="float" office:value="569.632281853416">
            <text:p>569.6322818534</text:p>
          </table:table-cell>
          <table:table-cell office:value-type="float" office:value="22.5419459980822">
            <text:p>22.5419459981</text:p>
          </table:table-cell>
        </table:table-row>
        <table:table-row table:style-name="ro3">
          <table:table-cell office:value-type="float" office:value="16.5">
            <text:p>16.5</text:p>
          </table:table-cell>
          <table:table-cell office:value-type="float" office:value="884.421375613108">
            <text:p>884.4213756131</text:p>
          </table:table-cell>
          <table:table-cell office:value-type="float" office:value="-50.1461197813982">
            <text:p>-50.1461197814</text:p>
          </table:table-cell>
          <table:table-cell office:value-type="float" office:value="934.567495394506">
            <text:p>934.5674953945</text:p>
          </table:table-cell>
          <table:table-cell office:value-type="float" office:value="599.802644456963">
            <text:p>599.802644457</text:p>
          </table:table-cell>
          <table:table-cell office:value-type="float" office:value="5.04650792237926">
            <text:p>5.0465079224</text:p>
          </table:table-cell>
        </table:table-row>
        <table:table-row table:style-name="ro3">
          <table:table-cell office:value-type="float" office:value="16.6">
            <text:p>16.6</text:p>
          </table:table-cell>
          <table:table-cell office:value-type="float" office:value="884.418281816848">
            <text:p>884.4182818168</text:p>
          </table:table-cell>
          <table:table-cell office:value-type="float" office:value="-21.9757109903513">
            <text:p>-21.9757109904</text:p>
          </table:table-cell>
          <table:table-cell office:value-type="float" office:value="906.393992807199">
            <text:p>906.3939928072</text:p>
          </table:table-cell>
          <table:table-cell office:value-type="float" office:value="581.720974124155">
            <text:p>581.7209741242</text:p>
          </table:table-cell>
          <table:table-cell office:value-type="float" office:value="15.8061989070781">
            <text:p>15.8061989071</text:p>
          </table:table-cell>
        </table:table-row>
        <table:table-row table:style-name="ro3">
          <table:table-cell office:value-type="float" office:value="16.7">
            <text:p>16.7</text:p>
          </table:table-cell>
          <table:table-cell office:value-type="float" office:value="884.421170593044">
            <text:p>884.421170593</text:p>
          </table:table-cell>
          <table:table-cell office:value-type="float" office:value="-22.7356264272045">
            <text:p>-22.7356264272</text:p>
          </table:table-cell>
          <table:table-cell office:value-type="float" office:value="907.156797020248">
            <text:p>907.1567970202</text:p>
          </table:table-cell>
          <table:table-cell office:value-type="float" office:value="582.210539603849">
            <text:p>582.2105396039</text:p>
          </table:table-cell>
          <table:table-cell office:value-type="float" office:value="17.0518145095173">
            <text:p>17.0518145095</text:p>
          </table:table-cell>
        </table:table-row>
        <table:table-row table:style-name="ro3">
          <table:table-cell office:value-type="float" office:value="16.8">
            <text:p>16.8</text:p>
          </table:table-cell>
          <table:table-cell office:value-type="float" office:value="884.421268090202">
            <text:p>884.4212680902</text:p>
          </table:table-cell>
          <table:table-cell office:value-type="float" office:value="-31.4244021542712">
            <text:p>-31.4244021543</text:p>
          </table:table-cell>
          <table:table-cell office:value-type="float" office:value="915.845670244473">
            <text:p>915.8456702445</text:p>
          </table:table-cell>
          <table:table-cell office:value-type="float" office:value="587.787032647877">
            <text:p>587.7870326479</text:p>
          </table:table-cell>
          <table:table-cell office:value-type="float" office:value="11.7721803782342">
            <text:p>11.7721803782</text:p>
          </table:table-cell>
        </table:table-row>
        <table:table-row table:style-name="ro3">
          <table:table-cell office:value-type="float" office:value="16.9">
            <text:p>16.9</text:p>
          </table:table-cell>
          <table:table-cell office:value-type="float" office:value="884.421865608253">
            <text:p>884.4218656083</text:p>
          </table:table-cell>
          <table:table-cell office:value-type="float" office:value="-49.8761976185758">
            <text:p>-49.8761976186</text:p>
          </table:table-cell>
          <table:table-cell office:value-type="float" office:value="934.298063226829">
            <text:p>934.2980632268</text:p>
          </table:table-cell>
          <table:table-cell office:value-type="float" office:value="599.629723691507">
            <text:p>599.6297236915</text:p>
          </table:table-cell>
          <table:table-cell office:value-type="float" office:value="6.21447811355399">
            <text:p>6.2144781136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884.421998953959">
            <text:p>884.421998954</text:p>
          </table:table-cell>
          <table:table-cell office:value-type="float" office:value="-44.6344882332258">
            <text:p>-44.6344882332</text:p>
          </table:table-cell>
          <table:table-cell office:value-type="float" office:value="929.056487187185">
            <text:p>929.0564871872</text:p>
          </table:table-cell>
          <table:table-cell office:value-type="float" office:value="596.265695747892">
            <text:p>596.2656957479</text:p>
          </table:table-cell>
          <table:table-cell office:value-type="float" office:value="9.76569559005502">
            <text:p>9.7656955901</text:p>
          </table:table-cell>
        </table:table-row>
        <table:table-row table:style-name="ro3">
          <table:table-cell office:value-type="float" office:value="17.1">
            <text:p>17.1</text:p>
          </table:table-cell>
          <table:table-cell office:value-type="float" office:value="884.421004673053">
            <text:p>884.4210046731</text:p>
          </table:table-cell>
          <table:table-cell office:value-type="float" office:value="-47.3054992170741">
            <text:p>-47.3054992171</text:p>
          </table:table-cell>
          <table:table-cell office:value-type="float" office:value="931.726503890128">
            <text:p>931.7265038901</text:p>
          </table:table-cell>
          <table:table-cell office:value-type="float" office:value="597.9793045424">
            <text:p>597.9793045424</text:p>
          </table:table-cell>
          <table:table-cell office:value-type="float" office:value="7.00710680291456">
            <text:p>7.0071068029</text:p>
          </table:table-cell>
        </table:table-row>
        <table:table-row table:style-name="ro3">
          <table:table-cell office:value-type="float" office:value="17.2">
            <text:p>17.2</text:p>
          </table:table-cell>
          <table:table-cell office:value-type="float" office:value="884.420006688783">
            <text:p>884.4200066888</text:p>
          </table:table-cell>
          <table:table-cell office:value-type="float" office:value="-28.5651702053849">
            <text:p>-28.5651702054</text:p>
          </table:table-cell>
          <table:table-cell office:value-type="float" office:value="912.985176894168">
            <text:p>912.9851768942</text:p>
          </table:table-cell>
          <table:table-cell office:value-type="float" office:value="585.951176506486">
            <text:p>585.9511765065</text:p>
          </table:table-cell>
          <table:table-cell office:value-type="float" office:value="16.9694647797822">
            <text:p>16.9694647798</text:p>
          </table:table-cell>
        </table:table-row>
        <table:table-row table:style-name="ro3">
          <table:table-cell office:value-type="float" office:value="17.3">
            <text:p>17.3</text:p>
          </table:table-cell>
          <table:table-cell office:value-type="float" office:value="884.419356163312">
            <text:p>884.4193561633</text:p>
          </table:table-cell>
          <table:table-cell office:value-type="float" office:value="-24.3710333916836">
            <text:p>-24.3710333917</text:p>
          </table:table-cell>
          <table:table-cell office:value-type="float" office:value="908.790389554996">
            <text:p>908.790389555</text:p>
          </table:table-cell>
          <table:table-cell office:value-type="float" office:value="583.258974443639">
            <text:p>583.2589744436</text:p>
          </table:table-cell>
          <table:table-cell office:value-type="float" office:value="24.2284184215689">
            <text:p>24.2284184216</text:p>
          </table:table-cell>
        </table:table-row>
        <table:table-row table:style-name="ro3">
          <table:table-cell office:value-type="float" office:value="17.4">
            <text:p>17.4</text:p>
          </table:table-cell>
          <table:table-cell office:value-type="float" office:value="884.419978508873">
            <text:p>884.4199785089</text:p>
          </table:table-cell>
          <table:table-cell office:value-type="float" office:value="-44.909808938342">
            <text:p>-44.9098089383</text:p>
          </table:table-cell>
          <table:table-cell office:value-type="float" office:value="929.329787447215">
            <text:p>929.3297874472</text:p>
          </table:table-cell>
          <table:table-cell office:value-type="float" office:value="596.44109904354">
            <text:p>596.4410990435</text:p>
          </table:table-cell>
          <table:table-cell office:value-type="float" office:value="11.885747297825">
            <text:p>11.8857472978</text:p>
          </table:table-cell>
        </table:table-row>
        <table:table-row table:style-name="ro3">
          <table:table-cell office:value-type="float" office:value="17.5">
            <text:p>17.5</text:p>
          </table:table-cell>
          <table:table-cell office:value-type="float" office:value="884.421297861819">
            <text:p>884.4212978618</text:p>
          </table:table-cell>
          <table:table-cell office:value-type="float" office:value="-37.2300969885079">
            <text:p>-37.2300969885</text:p>
          </table:table-cell>
          <table:table-cell office:value-type="float" office:value="921.651394850327">
            <text:p>921.6513948503</text:p>
          </table:table-cell>
          <table:table-cell office:value-type="float" office:value="591.513129466716">
            <text:p>591.5131294667</text:p>
          </table:table-cell>
          <table:table-cell office:value-type="float" office:value="20.7521256945794">
            <text:p>20.7521256946</text:p>
          </table:table-cell>
        </table:table-row>
        <table:table-row table:style-name="ro3">
          <table:table-cell office:value-type="float" office:value="17.6">
            <text:p>17.6</text:p>
          </table:table-cell>
          <table:table-cell office:value-type="float" office:value="884.419665901243">
            <text:p>884.4196659012</text:p>
          </table:table-cell>
          <table:table-cell office:value-type="float" office:value="-47.3256174464986">
            <text:p>-47.3256174465</text:p>
          </table:table-cell>
          <table:table-cell office:value-type="float" office:value="931.745283347741">
            <text:p>931.7452833477</text:p>
          </table:table-cell>
          <table:table-cell office:value-type="float" office:value="597.991357142554">
            <text:p>597.9913571426</text:p>
          </table:table-cell>
          <table:table-cell office:value-type="float" office:value="12.0390739811455">
            <text:p>12.0390739811</text:p>
          </table:table-cell>
        </table:table-row>
        <table:table-row table:style-name="ro3">
          <table:table-cell office:value-type="float" office:value="17.7">
            <text:p>17.7</text:p>
          </table:table-cell>
          <table:table-cell office:value-type="float" office:value="884.420464491931">
            <text:p>884.4204644919</text:p>
          </table:table-cell>
          <table:table-cell office:value-type="float" office:value="-28.9858094440132">
            <text:p>-28.985809444</text:p>
          </table:table-cell>
          <table:table-cell office:value-type="float" office:value="913.406273935944">
            <text:p>913.4062739359</text:p>
          </table:table-cell>
          <table:table-cell office:value-type="float" office:value="586.22143533795">
            <text:p>586.221435338</text:p>
          </table:table-cell>
          <table:table-cell office:value-type="float" office:value="26.8448539129892">
            <text:p>26.844853913</text:p>
          </table:table-cell>
        </table:table-row>
        <table:table-row table:style-name="ro3">
          <table:table-cell office:value-type="float" office:value="17.8">
            <text:p>17.8</text:p>
          </table:table-cell>
          <table:table-cell office:value-type="float" office:value="884.420697206709">
            <text:p>884.4206972067</text:p>
          </table:table-cell>
          <table:table-cell office:value-type="float" office:value="-39.115999647405">
            <text:p>-39.1159996474</text:p>
          </table:table-cell>
          <table:table-cell office:value-type="float" office:value="923.536696854114">
            <text:p>923.5366968541</text:p>
          </table:table-cell>
          <table:table-cell office:value-type="float" office:value="592.723110696583">
            <text:p>592.7231106966</text:p>
          </table:table-cell>
          <table:table-cell office:value-type="float" office:value="7.8664100439414">
            <text:p>7.8664100439</text:p>
          </table:table-cell>
        </table:table-row>
        <table:table-row table:style-name="ro3">
          <table:table-cell office:value-type="float" office:value="17.9">
            <text:p>17.9</text:p>
          </table:table-cell>
          <table:table-cell office:value-type="float" office:value="884.421466524138">
            <text:p>884.4214665241</text:p>
          </table:table-cell>
          <table:table-cell office:value-type="float" office:value="-40.8991937218853">
            <text:p>-40.8991937219</text:p>
          </table:table-cell>
          <table:table-cell office:value-type="float" office:value="925.320660246023">
            <text:p>925.320660246</text:p>
          </table:table-cell>
          <table:table-cell office:value-type="float" office:value="593.868053106152">
            <text:p>593.868053106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884.422385570246">
            <text:p>884.4223855702</text:p>
          </table:table-cell>
          <table:table-cell office:value-type="float" office:value="-12.9650916717613">
            <text:p>-12.9650916718</text:p>
          </table:table-cell>
          <table:table-cell office:value-type="float" office:value="897.387477242008">
            <text:p>897.387477242</text:p>
          </table:table-cell>
          <table:table-cell office:value-type="float" office:value="575.940619168557">
            <text:p>575.9406191686</text:p>
          </table:table-cell>
          <table:table-cell office:value-type="float" office:value="10.0016206352209">
            <text:p>10.0016206352</text:p>
          </table:table-cell>
        </table:table-row>
        <table:table-row table:style-name="ro3">
          <table:table-cell office:value-type="float" office:value="18.1">
            <text:p>18.1</text:p>
          </table:table-cell>
          <table:table-cell office:value-type="float" office:value="884.419729593293">
            <text:p>884.4197295933</text:p>
          </table:table-cell>
          <table:table-cell office:value-type="float" office:value="-30.5666074427278">
            <text:p>-30.5666074427</text:p>
          </table:table-cell>
          <table:table-cell office:value-type="float" office:value="914.98633703602">
            <text:p>914.986337036</text:p>
          </table:table-cell>
          <table:table-cell office:value-type="float" office:value="587.23551514546">
            <text:p>587.2355151455</text:p>
          </table:table-cell>
          <table:table-cell office:value-type="float" office:value="17.5587505896196">
            <text:p>17.5587505896</text:p>
          </table:table-cell>
        </table:table-row>
        <table:table-row table:style-name="ro3">
          <table:table-cell office:value-type="float" office:value="18.2">
            <text:p>18.2</text:p>
          </table:table-cell>
          <table:table-cell office:value-type="float" office:value="884.418720474436">
            <text:p>884.4187204744</text:p>
          </table:table-cell>
          <table:table-cell office:value-type="float" office:value="-46.9321204216906">
            <text:p>-46.9321204217</text:p>
          </table:table-cell>
          <table:table-cell office:value-type="float" office:value="931.350840896126">
            <text:p>931.3508408961</text:p>
          </table:table-cell>
          <table:table-cell office:value-type="float" office:value="597.738205147935">
            <text:p>597.7382051479</text:p>
          </table:table-cell>
          <table:table-cell office:value-type="float" office:value="10.2244078457701">
            <text:p>10.2244078458</text:p>
          </table:table-cell>
        </table:table-row>
        <table:table-row table:style-name="ro3">
          <table:table-cell office:value-type="float" office:value="18.3">
            <text:p>18.3</text:p>
          </table:table-cell>
          <table:table-cell office:value-type="float" office:value="884.420136929563">
            <text:p>884.4201369296</text:p>
          </table:table-cell>
          <table:table-cell office:value-type="float" office:value="-40.0533801790989">
            <text:p>-40.0533801791</text:p>
          </table:table-cell>
          <table:table-cell office:value-type="float" office:value="924.473517108662">
            <text:p>924.4735171087</text:p>
          </table:table-cell>
          <table:table-cell office:value-type="float" office:value="593.324359155178">
            <text:p>593.3243591552</text:p>
          </table:table-cell>
          <table:table-cell office:value-type="float" office:value="10.8000695354158">
            <text:p>10.8000695354</text:p>
          </table:table-cell>
        </table:table-row>
        <table:table-row table:style-name="ro3">
          <table:table-cell office:value-type="float" office:value="18.4">
            <text:p>18.4</text:p>
          </table:table-cell>
          <table:table-cell office:value-type="float" office:value="884.418525751138">
            <text:p>884.4185257511</text:p>
          </table:table-cell>
          <table:table-cell office:value-type="float" office:value="-42.4945369113378">
            <text:p>-42.4945369113</text:p>
          </table:table-cell>
          <table:table-cell office:value-type="float" office:value="926.913062662476">
            <text:p>926.9130626625</text:p>
          </table:table-cell>
          <table:table-cell office:value-type="float" office:value="594.890052250286">
            <text:p>594.8900522503</text:p>
          </table:table-cell>
          <table:table-cell office:value-type="float" office:value="11.0163531319034">
            <text:p>11.0163531319</text:p>
          </table:table-cell>
        </table:table-row>
        <table:table-row table:style-name="ro3">
          <table:table-cell office:value-type="float" office:value="18.5">
            <text:p>18.5</text:p>
          </table:table-cell>
          <table:table-cell office:value-type="float" office:value="884.41933413856">
            <text:p>884.4193341386</text:p>
          </table:table-cell>
          <table:table-cell office:value-type="float" office:value="-28.7920909921662">
            <text:p>-28.7920909922</text:p>
          </table:table-cell>
          <table:table-cell office:value-type="float" office:value="913.211425130726">
            <text:p>913.2114251307</text:p>
          </table:table-cell>
          <table:table-cell office:value-type="float" office:value="586.096381953133">
            <text:p>586.0963819531</text:p>
          </table:table-cell>
          <table:table-cell office:value-type="float" office:value="16.4409564975054">
            <text:p>16.4409564975</text:p>
          </table:table-cell>
        </table:table-row>
        <table:table-row table:style-name="ro3">
          <table:table-cell office:value-type="float" office:value="18.6">
            <text:p>18.6</text:p>
          </table:table-cell>
          <table:table-cell office:value-type="float" office:value="884.418769621634">
            <text:p>884.4187696216</text:p>
          </table:table-cell>
          <table:table-cell office:value-type="float" office:value="-50.3261102584084">
            <text:p>-50.3261102584</text:p>
          </table:table-cell>
          <table:table-cell office:value-type="float" office:value="934.744879880043">
            <text:p>934.74487988</text:p>
          </table:table-cell>
          <table:table-cell office:value-type="float" office:value="599.916489293248">
            <text:p>599.9164892932</text:p>
          </table:table-cell>
          <table:table-cell office:value-type="float" office:value="6.83658722339751">
            <text:p>6.8365872234</text:p>
          </table:table-cell>
        </table:table-row>
        <table:table-row table:style-name="ro3">
          <table:table-cell office:value-type="float" office:value="18.7">
            <text:p>18.7</text:p>
          </table:table-cell>
          <table:table-cell office:value-type="float" office:value="884.419033282289">
            <text:p>884.4190332823</text:p>
          </table:table-cell>
          <table:table-cell office:value-type="float" office:value="-30.9162302029639">
            <text:p>-30.916230203</text:p>
          </table:table-cell>
          <table:table-cell office:value-type="float" office:value="915.335263485253">
            <text:p>915.3352634853</text:p>
          </table:table-cell>
          <table:table-cell office:value-type="float" office:value="587.459455104855">
            <text:p>587.4594551049</text:p>
          </table:table-cell>
          <table:table-cell office:value-type="float" office:value="18.801529186375">
            <text:p>18.8015291864</text:p>
          </table:table-cell>
        </table:table-row>
        <table:table-row table:style-name="ro3">
          <table:table-cell office:value-type="float" office:value="18.8">
            <text:p>18.8</text:p>
          </table:table-cell>
          <table:table-cell office:value-type="float" office:value="884.419656884343">
            <text:p>884.4196568843</text:p>
          </table:table-cell>
          <table:table-cell office:value-type="float" office:value="-25.3868923314478">
            <text:p>-25.3868923314</text:p>
          </table:table-cell>
          <table:table-cell office:value-type="float" office:value="909.806549215791">
            <text:p>909.8065492158</text:p>
          </table:table-cell>
          <table:table-cell office:value-type="float" office:value="583.91114269766">
            <text:p>583.9111426977</text:p>
          </table:table-cell>
          <table:table-cell office:value-type="float" office:value="18.4746211077299">
            <text:p>18.4746211077</text:p>
          </table:table-cell>
        </table:table-row>
        <table:table-row table:style-name="ro3">
          <table:table-cell office:value-type="float" office:value="18.9">
            <text:p>18.9</text:p>
          </table:table-cell>
          <table:table-cell office:value-type="float" office:value="884.418353000705">
            <text:p>884.4183530007</text:p>
          </table:table-cell>
          <table:table-cell office:value-type="float" office:value="-23.0090807983722">
            <text:p>-23.0090807984</text:p>
          </table:table-cell>
          <table:table-cell office:value-type="float" office:value="907.427433799078">
            <text:p>907.4274337991</text:p>
          </table:table-cell>
          <table:table-cell office:value-type="float" office:value="582.384233485168">
            <text:p>582.3842334852</text:p>
          </table:table-cell>
          <table:table-cell office:value-type="float" office:value="10.3330255407653">
            <text:p>10.3330255408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884.419314270745">
            <text:p>884.4193142707</text:p>
          </table:table-cell>
          <table:table-cell office:value-type="float" office:value="-43.5585362449152">
            <text:p>-43.5585362449</text:p>
          </table:table-cell>
          <table:table-cell office:value-type="float" office:value="927.97785051566">
            <text:p>927.9778505157</text:p>
          </table:table-cell>
          <table:table-cell office:value-type="float" office:value="595.573429933837">
            <text:p>595.5734299338</text:p>
          </table:table-cell>
          <table:table-cell office:value-type="float" office:value="4.59546535637475">
            <text:p>4.5954653564</text:p>
          </table:table-cell>
        </table:table-row>
        <table:table-row table:style-name="ro3">
          <table:table-cell office:value-type="float" office:value="19.1">
            <text:p>19.1</text:p>
          </table:table-cell>
          <table:table-cell office:value-type="float" office:value="884.419802302853">
            <text:p>884.4198023029</text:p>
          </table:table-cell>
          <table:table-cell office:value-type="float" office:value="-30.1233695603054">
            <text:p>-30.1233695603</text:p>
          </table:table-cell>
          <table:table-cell office:value-type="float" office:value="914.543171863158">
            <text:p>914.5431718632</text:p>
          </table:table-cell>
          <table:table-cell office:value-type="float" office:value="586.951093052969">
            <text:p>586.951093053</text:p>
          </table:table-cell>
          <table:table-cell office:value-type="float" office:value="5.31382757184154">
            <text:p>5.3138275718</text:p>
          </table:table-cell>
        </table:table-row>
        <table:table-row table:style-name="ro3">
          <table:table-cell office:value-type="float" office:value="19.2">
            <text:p>19.2</text:p>
          </table:table-cell>
          <table:table-cell office:value-type="float" office:value="884.418942624654">
            <text:p>884.4189426247</text:p>
          </table:table-cell>
          <table:table-cell office:value-type="float" office:value="-56.5622591881945">
            <text:p>-56.5622591882</text:p>
          </table:table-cell>
          <table:table-cell office:value-type="float" office:value="940.981201812848">
            <text:p>940.9812018128</text:p>
          </table:table-cell>
          <table:table-cell office:value-type="float" office:value="603.918942198378">
            <text:p>603.9189421984</text:p>
          </table:table-cell>
          <table:table-cell office:value-type="float" office:value="4.03048232808797">
            <text:p>4.0304823281</text:p>
          </table:table-cell>
        </table:table-row>
        <table:table-row table:style-name="ro3">
          <table:table-cell office:value-type="float" office:value="19.3">
            <text:p>19.3</text:p>
          </table:table-cell>
          <table:table-cell office:value-type="float" office:value="884.419576809143">
            <text:p>884.4195768091</text:p>
          </table:table-cell>
          <table:table-cell office:value-type="float" office:value="-42.1111764803437">
            <text:p>-42.1111764803</text:p>
          </table:table-cell>
          <table:table-cell office:value-type="float" office:value="926.530753289487">
            <text:p>926.5307532895</text:p>
          </table:table-cell>
          <table:table-cell office:value-type="float" office:value="594.644687229514">
            <text:p>594.6446872295</text:p>
          </table:table-cell>
          <table:table-cell office:value-type="float" office:value="3.19670996908289">
            <text:p>3.1967099691</text:p>
          </table:table-cell>
        </table:table-row>
        <table:table-row table:style-name="ro3">
          <table:table-cell office:value-type="float" office:value="19.4">
            <text:p>19.4</text:p>
          </table:table-cell>
          <table:table-cell office:value-type="float" office:value="884.419423465548">
            <text:p>884.4194234655</text:p>
          </table:table-cell>
          <table:table-cell office:value-type="float" office:value="-46.2294091379496">
            <text:p>-46.2294091379</text:p>
          </table:table-cell>
          <table:table-cell office:value-type="float" office:value="930.648832603497">
            <text:p>930.6488326035</text:p>
          </table:table-cell>
          <table:table-cell office:value-type="float" office:value="597.287658309505">
            <text:p>597.2876583095</text:p>
          </table:table-cell>
          <table:table-cell office:value-type="float" office:value="13.8478016138107">
            <text:p>13.8478016138</text:p>
          </table:table-cell>
        </table:table-row>
        <table:table-row table:style-name="ro3">
          <table:table-cell office:value-type="float" office:value="19.5">
            <text:p>19.5</text:p>
          </table:table-cell>
          <table:table-cell office:value-type="float" office:value="884.419074688114">
            <text:p>884.4190746881</text:p>
          </table:table-cell>
          <table:table-cell office:value-type="float" office:value="-61.3325032270954">
            <text:p>-61.3325032271</text:p>
          </table:table-cell>
          <table:table-cell office:value-type="float" office:value="945.75157791521">
            <text:p>945.7515779152</text:p>
          </table:table-cell>
          <table:table-cell office:value-type="float" office:value="606.980555420913">
            <text:p>606.9805554209</text:p>
          </table:table-cell>
          <table:table-cell office:value-type="float" office:value="4.90551658798308">
            <text:p>4.905516588</text:p>
          </table:table-cell>
        </table:table-row>
        <table:table-row table:style-name="ro3">
          <table:table-cell office:value-type="float" office:value="19.6">
            <text:p>19.6</text:p>
          </table:table-cell>
          <table:table-cell office:value-type="float" office:value="884.419486823058">
            <text:p>884.4194868231</text:p>
          </table:table-cell>
          <table:table-cell office:value-type="float" office:value="-41.4179325320678">
            <text:p>-41.4179325321</text:p>
          </table:table-cell>
          <table:table-cell office:value-type="float" office:value="925.837419355126">
            <text:p>925.8374193551</text:p>
          </table:table-cell>
          <table:table-cell office:value-type="float" office:value="594.199707568472">
            <text:p>594.1997075685</text:p>
          </table:table-cell>
          <table:table-cell office:value-type="float" office:value="8.04667401050472">
            <text:p>8.0466740105</text:p>
          </table:table-cell>
        </table:table-row>
        <table:table-row table:style-name="ro3">
          <table:table-cell office:value-type="float" office:value="19.7">
            <text:p>19.7</text:p>
          </table:table-cell>
          <table:table-cell office:value-type="float" office:value="884.419234530084">
            <text:p>884.4192345301</text:p>
          </table:table-cell>
          <table:table-cell office:value-type="float" office:value="-33.0873002579828">
            <text:p>-33.087300258</text:p>
          </table:table-cell>
          <table:table-cell office:value-type="float" office:value="917.506534788067">
            <text:p>917.5065347881</text:p>
          </table:table-cell>
          <table:table-cell office:value-type="float" office:value="588.852970581992">
            <text:p>588.852970582</text:p>
          </table:table-cell>
          <table:table-cell office:value-type="float" office:value="23.8813997795738">
            <text:p>23.8813997796</text:p>
          </table:table-cell>
        </table:table-row>
        <table:table-row table:style-name="ro3">
          <table:table-cell office:value-type="float" office:value="19.8">
            <text:p>19.8</text:p>
          </table:table-cell>
          <table:table-cell office:value-type="float" office:value="884.419011395178">
            <text:p>884.4190113952</text:p>
          </table:table-cell>
          <table:table-cell office:value-type="float" office:value="-47.870160122652">
            <text:p>-47.8701601227</text:p>
          </table:table-cell>
          <table:table-cell office:value-type="float" office:value="932.28917151783">
            <text:p>932.2891715178</text:p>
          </table:table-cell>
          <table:table-cell office:value-type="float" office:value="598.340422955687">
            <text:p>598.3404229557</text:p>
          </table:table-cell>
          <table:table-cell office:value-type="float" office:value="16.6538547981987">
            <text:p>16.6538547982</text:p>
          </table:table-cell>
        </table:table-row>
        <table:table-row table:style-name="ro3">
          <table:table-cell office:value-type="float" office:value="19.9">
            <text:p>19.9</text:p>
          </table:table-cell>
          <table:table-cell office:value-type="float" office:value="884.419330914113">
            <text:p>884.4193309141</text:p>
          </table:table-cell>
          <table:table-cell office:value-type="float" office:value="-27.8841714883481">
            <text:p>-27.8841714883</text:p>
          </table:table-cell>
          <table:table-cell office:value-type="float" office:value="912.303502402461">
            <text:p>912.3035024025</text:p>
          </table:table-cell>
          <table:table-cell office:value-type="float" office:value="585.51367984113">
            <text:p>585.5136798411</text:p>
          </table:table-cell>
          <table:table-cell office:value-type="float" office:value="12.7489109482207">
            <text:p>12.7489109482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884.421714252202">
            <text:p>884.4217142522</text:p>
          </table:table-cell>
          <table:table-cell office:value-type="float" office:value="14.3373824528506">
            <text:p>14.3373824529</text:p>
          </table:table-cell>
          <table:table-cell office:value-type="float" office:value="870.084331799352">
            <text:p>870.0843317994</text:p>
          </table:table-cell>
          <table:table-cell office:value-type="float" office:value="558.417541467695">
            <text:p>558.4175414677</text:p>
          </table:table-cell>
          <table:table-cell office:value-type="float" office:value="22.4054412848957">
            <text:p>22.4054412849</text:p>
          </table:table-cell>
        </table:table-row>
        <table:table-row table:style-name="ro3">
          <table:table-cell office:value-type="float" office:value="20.1">
            <text:p>20.1</text:p>
          </table:table-cell>
          <table:table-cell office:value-type="float" office:value="884.419464863482">
            <text:p>884.4194648635</text:p>
          </table:table-cell>
          <table:table-cell office:value-type="float" office:value="-59.7333120986723">
            <text:p>-59.7333120987</text:p>
          </table:table-cell>
          <table:table-cell office:value-type="float" office:value="944.152776962154">
            <text:p>944.1527769622</text:p>
          </table:table-cell>
          <table:table-cell office:value-type="float" office:value="605.954449714981">
            <text:p>605.954449715</text:p>
          </table:table-cell>
          <table:table-cell office:value-type="float" office:value="5.81384393483673">
            <text:p>5.8138439348</text:p>
          </table:table-cell>
        </table:table-row>
        <table:table-row table:style-name="ro3">
          <table:table-cell office:value-type="float" office:value="20.2">
            <text:p>20.2</text:p>
          </table:table-cell>
          <table:table-cell office:value-type="float" office:value="884.42118955744">
            <text:p>884.4211895574</text:p>
          </table:table-cell>
          <table:table-cell office:value-type="float" office:value="-40.213724930662">
            <text:p>-40.2137249307</text:p>
          </table:table-cell>
          <table:table-cell office:value-type="float" office:value="924.634914488102">
            <text:p>924.6349144881</text:p>
          </table:table-cell>
          <table:table-cell office:value-type="float" office:value="593.427943514225">
            <text:p>593.4279435142</text:p>
          </table:table-cell>
          <table:table-cell office:value-type="float" office:value="1.33109724944608">
            <text:p>1.3310972494</text:p>
          </table:table-cell>
        </table:table-row>
        <table:table-row table:style-name="ro3">
          <table:table-cell office:value-type="float" office:value="20.3">
            <text:p>20.3</text:p>
          </table:table-cell>
          <table:table-cell office:value-type="float" office:value="884.420212741505">
            <text:p>884.4202127415</text:p>
          </table:table-cell>
          <table:table-cell office:value-type="float" office:value="-54.7920950809759">
            <text:p>-54.792095081</text:p>
          </table:table-cell>
          <table:table-cell office:value-type="float" office:value="939.212307822481">
            <text:p>939.2123078225</text:p>
          </table:table-cell>
          <table:table-cell office:value-type="float" office:value="602.783671285988">
            <text:p>602.783671286</text:p>
          </table:table-cell>
          <table:table-cell office:value-type="float" office:value="3.30792663133614">
            <text:p>3.3079266313</text:p>
          </table:table-cell>
        </table:table-row>
        <table:table-row table:style-name="ro3">
          <table:table-cell office:value-type="float" office:value="20.4">
            <text:p>20.4</text:p>
          </table:table-cell>
          <table:table-cell office:value-type="float" office:value="884.420581197023">
            <text:p>884.420581197</text:p>
          </table:table-cell>
          <table:table-cell office:value-type="float" office:value="-48.1623119922249">
            <text:p>-48.1623119922</text:p>
          </table:table-cell>
          <table:table-cell office:value-type="float" office:value="932.582893189248">
            <text:p>932.5828931892</text:p>
          </table:table-cell>
          <table:table-cell office:value-type="float" office:value="598.528932652546">
            <text:p>598.5289326525</text:p>
          </table:table-cell>
          <table:table-cell office:value-type="float" office:value="6.74494715128843">
            <text:p>6.7449471513</text:p>
          </table:table-cell>
        </table:table-row>
        <table:table-row table:style-name="ro3">
          <table:table-cell office:value-type="float" office:value="20.5">
            <text:p>20.5</text:p>
          </table:table-cell>
          <table:table-cell office:value-type="float" office:value="884.420787294513">
            <text:p>884.4207872945</text:p>
          </table:table-cell>
          <table:table-cell office:value-type="float" office:value="-30.592620864257">
            <text:p>-30.5926208643</text:p>
          </table:table-cell>
          <table:table-cell office:value-type="float" office:value="915.01340815877">
            <text:p>915.0134081588</text:p>
          </table:table-cell>
          <table:table-cell office:value-type="float" office:value="587.252889311685">
            <text:p>587.2528893117</text:p>
          </table:table-cell>
          <table:table-cell office:value-type="float" office:value="20.3077428845047">
            <text:p>20.3077428845</text:p>
          </table:table-cell>
        </table:table-row>
        <table:table-row table:style-name="ro3">
          <table:table-cell office:value-type="float" office:value="20.6">
            <text:p>20.6</text:p>
          </table:table-cell>
          <table:table-cell office:value-type="float" office:value="884.420196081014">
            <text:p>884.420196081</text:p>
          </table:table-cell>
          <table:table-cell office:value-type="float" office:value="-39.4975067421646">
            <text:p>-39.4975067422</text:p>
          </table:table-cell>
          <table:table-cell office:value-type="float" office:value="923.917702823179">
            <text:p>923.9177028232</text:p>
          </table:table-cell>
          <table:table-cell office:value-type="float" office:value="592.967639196585">
            <text:p>592.9676391966</text:p>
          </table:table-cell>
          <table:table-cell office:value-type="float" office:value="11.4351563839752">
            <text:p>11.435156384</text:p>
          </table:table-cell>
        </table:table-row>
        <table:table-row table:style-name="ro3">
          <table:table-cell office:value-type="float" office:value="20.7">
            <text:p>20.7</text:p>
          </table:table-cell>
          <table:table-cell office:value-type="float" office:value="884.421017578015">
            <text:p>884.421017578</text:p>
          </table:table-cell>
          <table:table-cell office:value-type="float" office:value="-43.799275989451">
            <text:p>-43.7992759895</text:p>
          </table:table-cell>
          <table:table-cell office:value-type="float" office:value="928.220293567466">
            <text:p>928.2202935675</text:p>
          </table:table-cell>
          <table:table-cell office:value-type="float" office:value="595.72902916484">
            <text:p>595.7290291648</text:p>
          </table:table-cell>
          <table:table-cell office:value-type="float" office:value="8.4321378539665">
            <text:p>8.432137854</text:p>
          </table:table-cell>
        </table:table-row>
        <table:table-row table:style-name="ro3">
          <table:table-cell office:value-type="float" office:value="20.8">
            <text:p>20.8</text:p>
          </table:table-cell>
          <table:table-cell office:value-type="float" office:value="884.420904314458">
            <text:p>884.4209043145</text:p>
          </table:table-cell>
          <table:table-cell office:value-type="float" office:value="-25.1288226325671">
            <text:p>-25.1288226326</text:p>
          </table:table-cell>
          <table:table-cell office:value-type="float" office:value="909.549726947025">
            <text:p>909.549726947</text:p>
          </table:table-cell>
          <table:table-cell office:value-type="float" office:value="583.746314927894">
            <text:p>583.7463149279</text:p>
          </table:table-cell>
          <table:table-cell office:value-type="float" office:value="24.3840736622305">
            <text:p>24.3840736622</text:p>
          </table:table-cell>
        </table:table-row>
        <table:table-row table:style-name="ro3">
          <table:table-cell office:value-type="float" office:value="20.9">
            <text:p>20.9</text:p>
          </table:table-cell>
          <table:table-cell office:value-type="float" office:value="884.417354516778">
            <text:p>884.4173545168</text:p>
          </table:table-cell>
          <table:table-cell office:value-type="float" office:value="-25.7165500333324">
            <text:p>-25.7165500333</text:p>
          </table:table-cell>
          <table:table-cell office:value-type="float" office:value="910.133904550111">
            <text:p>910.1339045501</text:p>
          </table:table-cell>
          <table:table-cell office:value-type="float" office:value="584.121238379534">
            <text:p>584.1212383795</text:p>
          </table:table-cell>
          <table:table-cell office:value-type="float" office:value="7.29517511067442">
            <text:p>7.2951751107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884.420454935422">
            <text:p>884.4204549354</text:p>
          </table:table-cell>
          <table:table-cell office:value-type="float" office:value="-15.4706459699517">
            <text:p>-15.47064597</text:p>
          </table:table-cell>
          <table:table-cell office:value-type="float" office:value="899.891100905374">
            <text:p>899.8911009054</text:p>
          </table:table-cell>
          <table:table-cell office:value-type="float" office:value="577.547437404171">
            <text:p>577.5474374042</text:p>
          </table:table-cell>
          <table:table-cell office:value-type="float" office:value="23.0956849101884">
            <text:p>23.0956849102</text:p>
          </table:table-cell>
        </table:table-row>
        <table:table-row table:style-name="ro3">
          <table:table-cell office:value-type="float" office:value="21.1">
            <text:p>21.1</text:p>
          </table:table-cell>
          <table:table-cell office:value-type="float" office:value="884.418978316659">
            <text:p>884.4189783167</text:p>
          </table:table-cell>
          <table:table-cell office:value-type="float" office:value="-47.7388344527891">
            <text:p>-47.7388344528</text:p>
          </table:table-cell>
          <table:table-cell office:value-type="float" office:value="932.157812769448">
            <text:p>932.1578127694</text:p>
          </table:table-cell>
          <table:table-cell office:value-type="float" office:value="598.256117300889">
            <text:p>598.2561173009</text:p>
          </table:table-cell>
          <table:table-cell office:value-type="float" office:value="7.25542940480428">
            <text:p>7.2554294048</text:p>
          </table:table-cell>
        </table:table-row>
        <table:table-row table:style-name="ro3">
          <table:table-cell office:value-type="float" office:value="21.2">
            <text:p>21.2</text:p>
          </table:table-cell>
          <table:table-cell office:value-type="float" office:value="884.420264752077">
            <text:p>884.4202647521</text:p>
          </table:table-cell>
          <table:table-cell office:value-type="float" office:value="-35.186878790344">
            <text:p>-35.1868787903</text:p>
          </table:table-cell>
          <table:table-cell office:value-type="float" office:value="919.607143542421">
            <text:p>919.6071435424</text:p>
          </table:table-cell>
          <table:table-cell office:value-type="float" office:value="590.201135045276">
            <text:p>590.2011350453</text:p>
          </table:table-cell>
          <table:table-cell office:value-type="float" office:value="6.42513243269003">
            <text:p>6.4251324327</text:p>
          </table:table-cell>
        </table:table-row>
        <table:table-row table:style-name="ro3">
          <table:table-cell office:value-type="float" office:value="21.3">
            <text:p>21.3</text:p>
          </table:table-cell>
          <table:table-cell office:value-type="float" office:value="884.420278156919">
            <text:p>884.4202781569</text:p>
          </table:table-cell>
          <table:table-cell office:value-type="float" office:value="-40.9370485429141">
            <text:p>-40.9370485429</text:p>
          </table:table-cell>
          <table:table-cell office:value-type="float" office:value="925.357326699833">
            <text:p>925.3573266998</text:p>
          </table:table-cell>
          <table:table-cell office:value-type="float" office:value="593.89158552737">
            <text:p>593.8915855274</text:p>
          </table:table-cell>
          <table:table-cell office:value-type="float" office:value="10.5268992041888">
            <text:p>10.5268992042</text:p>
          </table:table-cell>
        </table:table-row>
        <table:table-row table:style-name="ro3">
          <table:table-cell office:value-type="float" office:value="21.4">
            <text:p>21.4</text:p>
          </table:table-cell>
          <table:table-cell office:value-type="float" office:value="884.420619006399">
            <text:p>884.4206190064</text:p>
          </table:table-cell>
          <table:table-cell office:value-type="float" office:value="-44.1663204141691">
            <text:p>-44.1663204142</text:p>
          </table:table-cell>
          <table:table-cell office:value-type="float" office:value="928.586939420569">
            <text:p>928.5869394206</text:p>
          </table:table-cell>
          <table:table-cell office:value-type="float" office:value="595.964341385042">
            <text:p>595.964341385</text:p>
          </table:table-cell>
          <table:table-cell office:value-type="float" office:value="9.08769709324617">
            <text:p>9.0876970932</text:p>
          </table:table-cell>
        </table:table-row>
        <table:table-row table:style-name="ro3">
          <table:table-cell office:value-type="float" office:value="21.5">
            <text:p>21.5</text:p>
          </table:table-cell>
          <table:table-cell office:value-type="float" office:value="884.42183316883">
            <text:p>884.4218331688</text:p>
          </table:table-cell>
          <table:table-cell office:value-type="float" office:value="-13.9353707944416">
            <text:p>-13.9353707944</text:p>
          </table:table-cell>
          <table:table-cell office:value-type="float" office:value="898.357203963272">
            <text:p>898.3572039633</text:p>
          </table:table-cell>
          <table:table-cell office:value-type="float" office:value="576.562986899814">
            <text:p>576.5629868998</text:p>
          </table:table-cell>
          <table:table-cell office:value-type="float" office:value="34.1420392437808">
            <text:p>34.1420392438</text:p>
          </table:table-cell>
        </table:table-row>
        <table:table-row table:style-name="ro3">
          <table:table-cell office:value-type="float" office:value="21.6">
            <text:p>21.6</text:p>
          </table:table-cell>
          <table:table-cell office:value-type="float" office:value="884.422619965308">
            <text:p>884.4226199653</text:p>
          </table:table-cell>
          <table:table-cell office:value-type="float" office:value="-8.08824141167564">
            <text:p>-8.0882414117</text:p>
          </table:table-cell>
          <table:table-cell office:value-type="float" office:value="892.510861376984">
            <text:p>892.510861377</text:p>
          </table:table-cell>
          <table:table-cell office:value-type="float" office:value="572.810821581698">
            <text:p>572.8108215817</text:p>
          </table:table-cell>
          <table:table-cell office:value-type="float" office:value="19.8850193701403">
            <text:p>19.8850193701</text:p>
          </table:table-cell>
        </table:table-row>
        <table:table-row table:style-name="ro3">
          <table:table-cell office:value-type="float" office:value="21.7">
            <text:p>21.7</text:p>
          </table:table-cell>
          <table:table-cell office:value-type="float" office:value="884.422259439285">
            <text:p>884.4222594393</text:p>
          </table:table-cell>
          <table:table-cell office:value-type="float" office:value="-27.2104152700788">
            <text:p>-27.2104152701</text:p>
          </table:table-cell>
          <table:table-cell office:value-type="float" office:value="911.632674709364">
            <text:p>911.6326747094</text:p>
          </table:table-cell>
          <table:table-cell office:value-type="float" office:value="585.083144618926">
            <text:p>585.0831446189</text:p>
          </table:table-cell>
          <table:table-cell office:value-type="float" office:value="14.439101925742">
            <text:p>14.4391019257</text:p>
          </table:table-cell>
        </table:table-row>
        <table:table-row table:style-name="ro3">
          <table:table-cell office:value-type="float" office:value="21.8">
            <text:p>21.8</text:p>
          </table:table-cell>
          <table:table-cell office:value-type="float" office:value="884.422300296341">
            <text:p>884.4223002963</text:p>
          </table:table-cell>
          <table:table-cell office:value-type="float" office:value="-40.7756152269588">
            <text:p>-40.775615227</text:p>
          </table:table-cell>
          <table:table-cell office:value-type="float" office:value="925.1979155233">
            <text:p>925.1979155233</text:p>
          </table:table-cell>
          <table:table-cell office:value-type="float" office:value="593.789275907453">
            <text:p>593.7892759075</text:p>
          </table:table-cell>
          <table:table-cell office:value-type="float" office:value="9.27532718153464">
            <text:p>9.2753271815</text:p>
          </table:table-cell>
        </table:table-row>
        <table:table-row table:style-name="ro3">
          <table:table-cell office:value-type="float" office:value="21.9">
            <text:p>21.9</text:p>
          </table:table-cell>
          <table:table-cell office:value-type="float" office:value="884.424023754433">
            <text:p>884.4240237544</text:p>
          </table:table-cell>
          <table:table-cell office:value-type="float" office:value="-23.3353345872852">
            <text:p>-23.3353345873</text:p>
          </table:table-cell>
          <table:table-cell office:value-type="float" office:value="907.759358341719">
            <text:p>907.7593583417</text:p>
          </table:table-cell>
          <table:table-cell office:value-type="float" office:value="582.59726167138">
            <text:p>582.5972616714</text:p>
          </table:table-cell>
          <table:table-cell office:value-type="float" office:value="6.10156466359715">
            <text:p>6.1015646636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884.421009948624">
            <text:p>884.4210099486</text:p>
          </table:table-cell>
          <table:table-cell office:value-type="float" office:value="-28.0420085406225">
            <text:p>-28.0420085406</text:p>
          </table:table-cell>
          <table:table-cell office:value-type="float" office:value="912.463018489246">
            <text:p>912.4630184892</text:p>
          </table:table-cell>
          <table:table-cell office:value-type="float" office:value="585.616056792136">
            <text:p>585.6160567921</text:p>
          </table:table-cell>
          <table:table-cell office:value-type="float" office:value="19.046479620896">
            <text:p>19.0464796209</text:p>
          </table:table-cell>
        </table:table-row>
        <table:table-row table:style-name="ro3">
          <table:table-cell office:value-type="float" office:value="22.1">
            <text:p>22.1</text:p>
          </table:table-cell>
          <table:table-cell office:value-type="float" office:value="884.422101987608">
            <text:p>884.4221019876</text:p>
          </table:table-cell>
          <table:table-cell office:value-type="float" office:value="-26.2342976265294">
            <text:p>-26.2342976265</text:p>
          </table:table-cell>
          <table:table-cell office:value-type="float" office:value="910.656399614137">
            <text:p>910.6563996141</text:p>
          </table:table-cell>
          <table:table-cell office:value-type="float" office:value="584.456574160698">
            <text:p>584.4565741607</text:p>
          </table:table-cell>
          <table:table-cell office:value-type="float" office:value="24.5658607412758">
            <text:p>24.5658607413</text:p>
          </table:table-cell>
        </table:table-row>
        <table:table-row table:style-name="ro3">
          <table:table-cell office:value-type="float" office:value="22.2">
            <text:p>22.2</text:p>
          </table:table-cell>
          <table:table-cell office:value-type="float" office:value="884.422295451347">
            <text:p>884.4222954513</text:p>
          </table:table-cell>
          <table:table-cell office:value-type="float" office:value="-49.6939004317115">
            <text:p>-49.6939004317</text:p>
          </table:table-cell>
          <table:table-cell office:value-type="float" office:value="934.116195883059">
            <text:p>934.1161958831</text:p>
          </table:table-cell>
          <table:table-cell office:value-type="float" office:value="599.513001770114">
            <text:p>599.5130017701</text:p>
          </table:table-cell>
          <table:table-cell office:value-type="float" office:value="3.74860137347634">
            <text:p>3.7486013735</text:p>
          </table:table-cell>
        </table:table-row>
        <table:table-row table:style-name="ro3">
          <table:table-cell office:value-type="float" office:value="22.3">
            <text:p>22.3</text:p>
          </table:table-cell>
          <table:table-cell office:value-type="float" office:value="884.421944900586">
            <text:p>884.4219449006</text:p>
          </table:table-cell>
          <table:table-cell office:value-type="float" office:value="-53.8190366320663">
            <text:p>-53.8190366321</text:p>
          </table:table-cell>
          <table:table-cell office:value-type="float" office:value="938.240981532653">
            <text:p>938.2409815327</text:p>
          </table:table-cell>
          <table:table-cell office:value-type="float" office:value="602.160276956376">
            <text:p>602.1602769564</text:p>
          </table:table-cell>
          <table:table-cell office:value-type="float" office:value="2.59554460984878">
            <text:p>2.5955446098</text:p>
          </table:table-cell>
        </table:table-row>
        <table:table-row table:style-name="ro3">
          <table:table-cell office:value-type="float" office:value="22.4">
            <text:p>22.4</text:p>
          </table:table-cell>
          <table:table-cell office:value-type="float" office:value="884.421675394893">
            <text:p>884.4216753949</text:p>
          </table:table-cell>
          <table:table-cell office:value-type="float" office:value="-29.1922269974009">
            <text:p>-29.1922269974</text:p>
          </table:table-cell>
          <table:table-cell office:value-type="float" office:value="913.613902392294">
            <text:p>913.6139023923</text:p>
          </table:table-cell>
          <table:table-cell office:value-type="float" office:value="586.35469066493">
            <text:p>586.3546906649</text:p>
          </table:table-cell>
          <table:table-cell office:value-type="float" office:value="19.960310880893">
            <text:p>19.9603108809</text:p>
          </table:table-cell>
        </table:table-row>
        <table:table-row table:style-name="ro3">
          <table:table-cell office:value-type="float" office:value="22.5">
            <text:p>22.5</text:p>
          </table:table-cell>
          <table:table-cell office:value-type="float" office:value="884.421358070973">
            <text:p>884.421358071</text:p>
          </table:table-cell>
          <table:table-cell office:value-type="float" office:value="-36.4558455840991">
            <text:p>-36.4558455841</text:p>
          </table:table-cell>
          <table:table-cell office:value-type="float" office:value="920.877203655072">
            <text:p>920.8772036551</text:p>
          </table:table-cell>
          <table:table-cell office:value-type="float" office:value="591.016255855642">
            <text:p>591.0162558556</text:p>
          </table:table-cell>
          <table:table-cell office:value-type="float" office:value="16.7332692787933">
            <text:p>16.7332692788</text:p>
          </table:table-cell>
        </table:table-row>
        <table:table-row table:style-name="ro3">
          <table:table-cell office:value-type="float" office:value="22.6">
            <text:p>22.6</text:p>
          </table:table-cell>
          <table:table-cell office:value-type="float" office:value="884.421471536481">
            <text:p>884.4214715365</text:p>
          </table:table-cell>
          <table:table-cell office:value-type="float" office:value="-37.1945129774977">
            <text:p>-37.1945129775</text:p>
          </table:table-cell>
          <table:table-cell office:value-type="float" office:value="921.615984513979">
            <text:p>921.615984514</text:p>
          </table:table-cell>
          <table:table-cell office:value-type="float" office:value="591.490403217957">
            <text:p>591.490403218</text:p>
          </table:table-cell>
          <table:table-cell office:value-type="float" office:value="11.888574051961">
            <text:p>11.888574052</text:p>
          </table:table-cell>
        </table:table-row>
        <table:table-row table:style-name="ro3">
          <table:table-cell office:value-type="float" office:value="22.7">
            <text:p>22.7</text:p>
          </table:table-cell>
          <table:table-cell office:value-type="float" office:value="884.421099011802">
            <text:p>884.4210990118</text:p>
          </table:table-cell>
          <table:table-cell office:value-type="float" office:value="-38.7411403122271">
            <text:p>-38.7411403122</text:p>
          </table:table-cell>
          <table:table-cell office:value-type="float" office:value="923.162239324029">
            <text:p>923.162239324</text:p>
          </table:table-cell>
          <table:table-cell office:value-type="float" office:value="592.482784965282">
            <text:p>592.4827849653</text:p>
          </table:table-cell>
          <table:table-cell office:value-type="float" office:value="13.5966245043684">
            <text:p>13.5966245044</text:p>
          </table:table-cell>
        </table:table-row>
        <table:table-row table:style-name="ro3">
          <table:table-cell office:value-type="float" office:value="22.8">
            <text:p>22.8</text:p>
          </table:table-cell>
          <table:table-cell office:value-type="float" office:value="884.42068050758">
            <text:p>884.4206805076</text:p>
          </table:table-cell>
          <table:table-cell office:value-type="float" office:value="-28.6457423769208">
            <text:p>-28.6457423769</text:p>
          </table:table-cell>
          <table:table-cell office:value-type="float" office:value="913.066422884501">
            <text:p>913.0664228845</text:p>
          </table:table-cell>
          <table:table-cell office:value-type="float" office:value="586.003319941918">
            <text:p>586.0033199419</text:p>
          </table:table-cell>
          <table:table-cell office:value-type="float" office:value="10.3163946268949">
            <text:p>10.3163946269</text:p>
          </table:table-cell>
        </table:table-row>
        <table:table-row table:style-name="ro3">
          <table:table-cell office:value-type="float" office:value="22.9">
            <text:p>22.9</text:p>
          </table:table-cell>
          <table:table-cell office:value-type="float" office:value="884.420502246808">
            <text:p>884.4205022468</text:p>
          </table:table-cell>
          <table:table-cell office:value-type="float" office:value="-48.1900037421551">
            <text:p>-48.1900037422</text:p>
          </table:table-cell>
          <table:table-cell office:value-type="float" office:value="932.610505988963">
            <text:p>932.610505989</text:p>
          </table:table-cell>
          <table:table-cell office:value-type="float" office:value="598.54665446544">
            <text:p>598.5466544654</text:p>
          </table:table-cell>
          <table:table-cell office:value-type="float" office:value="14.9718156987561">
            <text:p>14.9718156988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884.422125690899">
            <text:p>884.4221256909</text:p>
          </table:table-cell>
          <table:table-cell office:value-type="float" office:value="-15.9798382583099">
            <text:p>-15.9798382583</text:p>
          </table:table-cell>
          <table:table-cell office:value-type="float" office:value="900.401963949209">
            <text:p>900.4019639492</text:p>
          </table:table-cell>
          <table:table-cell office:value-type="float" office:value="577.875307789304">
            <text:p>577.8753077893</text:p>
          </table:table-cell>
          <table:table-cell office:value-type="float" office:value="20.1909001182587">
            <text:p>20.1909001183</text:p>
          </table:table-cell>
        </table:table-row>
        <table:table-row table:style-name="ro3">
          <table:table-cell office:value-type="float" office:value="23.1">
            <text:p>23.1</text:p>
          </table:table-cell>
          <table:table-cell office:value-type="float" office:value="884.42173270753">
            <text:p>884.4217327075</text:p>
          </table:table-cell>
          <table:table-cell office:value-type="float" office:value="-33.2197819285986">
            <text:p>-33.2197819286</text:p>
          </table:table-cell>
          <table:table-cell office:value-type="float" office:value="917.641514636129">
            <text:p>917.6415146361</text:p>
          </table:table-cell>
          <table:table-cell office:value-type="float" office:value="588.939600247816">
            <text:p>588.9396002478</text:p>
          </table:table-cell>
          <table:table-cell office:value-type="float" office:value="2.44026500969431">
            <text:p>2.4402650097</text:p>
          </table:table-cell>
        </table:table-row>
        <table:table-row table:style-name="ro3">
          <table:table-cell office:value-type="float" office:value="23.2">
            <text:p>23.2</text:p>
          </table:table-cell>
          <table:table-cell office:value-type="float" office:value="884.420868043793">
            <text:p>884.4208680438</text:p>
          </table:table-cell>
          <table:table-cell office:value-type="float" office:value="-21.6546993224979">
            <text:p>-21.6546993225</text:p>
          </table:table-cell>
          <table:table-cell office:value-type="float" office:value="906.075567366291">
            <text:p>906.0755673663</text:p>
          </table:table-cell>
          <table:table-cell office:value-type="float" office:value="581.516609621366">
            <text:p>581.5166096214</text:p>
          </table:table-cell>
          <table:table-cell office:value-type="float" office:value="18.6635601898363">
            <text:p>18.6635601898</text:p>
          </table:table-cell>
        </table:table-row>
        <table:table-row table:style-name="ro3">
          <table:table-cell office:value-type="float" office:value="23.3">
            <text:p>23.3</text:p>
          </table:table-cell>
          <table:table-cell office:value-type="float" office:value="884.420725648767">
            <text:p>884.4207256488</text:p>
          </table:table-cell>
          <table:table-cell office:value-type="float" office:value="-37.5635410254534">
            <text:p>-37.5635410255</text:p>
          </table:table-cell>
          <table:table-cell office:value-type="float" office:value="921.98426667422">
            <text:p>921.9842666742</text:p>
          </table:table-cell>
          <table:table-cell office:value-type="float" office:value="591.726765615224">
            <text:p>591.7267656152</text:p>
          </table:table-cell>
          <table:table-cell office:value-type="float" office:value="16.5814089641122">
            <text:p>16.5814089641</text:p>
          </table:table-cell>
        </table:table-row>
        <table:table-row table:style-name="ro3">
          <table:table-cell office:value-type="float" office:value="23.4">
            <text:p>23.4</text:p>
          </table:table-cell>
          <table:table-cell office:value-type="float" office:value="884.421124672176">
            <text:p>884.4211246722</text:p>
          </table:table-cell>
          <table:table-cell office:value-type="float" office:value="-25.6771972970754">
            <text:p>-25.6771972971</text:p>
          </table:table-cell>
          <table:table-cell office:value-type="float" office:value="910.098321969251">
            <text:p>910.0983219693</text:p>
          </table:table-cell>
          <table:table-cell office:value-type="float" office:value="584.098401584758">
            <text:p>584.0984015848</text:p>
          </table:table-cell>
          <table:table-cell office:value-type="float" office:value="14.458761628878">
            <text:p>14.4587616289</text:p>
          </table:table-cell>
        </table:table-row>
        <table:table-row table:style-name="ro3">
          <table:table-cell office:value-type="float" office:value="23.5">
            <text:p>23.5</text:p>
          </table:table-cell>
          <table:table-cell office:value-type="float" office:value="884.41995804213">
            <text:p>884.4199580421</text:p>
          </table:table-cell>
          <table:table-cell office:value-type="float" office:value="-50.759804878167">
            <text:p>-50.7598048782</text:p>
          </table:table-cell>
          <table:table-cell office:value-type="float" office:value="935.179762920297">
            <text:p>935.1797629203</text:p>
          </table:table-cell>
          <table:table-cell office:value-type="float" office:value="600.195595937615">
            <text:p>600.1955959376</text:p>
          </table:table-cell>
          <table:table-cell office:value-type="float" office:value="11.209318140689">
            <text:p>11.2093181407</text:p>
          </table:table-cell>
        </table:table-row>
        <table:table-row table:style-name="ro3">
          <table:table-cell office:value-type="float" office:value="23.6">
            <text:p>23.6</text:p>
          </table:table-cell>
          <table:table-cell office:value-type="float" office:value="884.42045941955">
            <text:p>884.4204594196</text:p>
          </table:table-cell>
          <table:table-cell office:value-type="float" office:value="-41.8849055126343">
            <text:p>-41.8849055126</text:p>
          </table:table-cell>
          <table:table-cell office:value-type="float" office:value="926.305364932185">
            <text:p>926.3053649322</text:p>
          </table:table-cell>
          <table:table-cell office:value-type="float" office:value="594.50003365082">
            <text:p>594.5000336508</text:p>
          </table:table-cell>
          <table:table-cell office:value-type="float" office:value="13.2889418061746">
            <text:p>13.2889418062</text:p>
          </table:table-cell>
        </table:table-row>
        <table:table-row table:style-name="ro3">
          <table:table-cell office:value-type="float" office:value="23.7">
            <text:p>23.7</text:p>
          </table:table-cell>
          <table:table-cell office:value-type="float" office:value="884.420281708685">
            <text:p>884.4202817087</text:p>
          </table:table-cell>
          <table:table-cell office:value-type="float" office:value="-47.7631056008578">
            <text:p>-47.7631056009</text:p>
          </table:table-cell>
          <table:table-cell office:value-type="float" office:value="932.183387309543">
            <text:p>932.1833873095</text:p>
          </table:table-cell>
          <table:table-cell office:value-type="float" office:value="598.272530964809">
            <text:p>598.2725309648</text:p>
          </table:table-cell>
          <table:table-cell office:value-type="float" office:value="13.3795242525842">
            <text:p>13.3795242526</text:p>
          </table:table-cell>
        </table:table-row>
        <table:table-row table:style-name="ro3">
          <table:table-cell office:value-type="float" office:value="23.8">
            <text:p>23.8</text:p>
          </table:table-cell>
          <table:table-cell office:value-type="float" office:value="884.420152844471">
            <text:p>884.4201528445</text:p>
          </table:table-cell>
          <table:table-cell office:value-type="float" office:value="-57.5786367753062">
            <text:p>-57.5786367753</text:p>
          </table:table-cell>
          <table:table-cell office:value-type="float" office:value="941.998789619777">
            <text:p>941.9987896198</text:p>
          </table:table-cell>
          <table:table-cell office:value-type="float" office:value="604.572027032348">
            <text:p>604.5720270323</text:p>
          </table:table-cell>
          <table:table-cell office:value-type="float" office:value="0.806599700186428">
            <text:p>0.8065997002</text:p>
          </table:table-cell>
        </table:table-row>
        <table:table-row table:style-name="ro3">
          <table:table-cell office:value-type="float" office:value="23.9">
            <text:p>23.9</text:p>
          </table:table-cell>
          <table:table-cell office:value-type="float" office:value="884.419634633164">
            <text:p>884.4196346332</text:p>
          </table:table-cell>
          <table:table-cell office:value-type="float" office:value="-52.6566641818108">
            <text:p>-52.6566641818</text:p>
          </table:table-cell>
          <table:table-cell office:value-type="float" office:value="937.076298814974">
            <text:p>937.076298815</text:p>
          </table:table-cell>
          <table:table-cell office:value-type="float" office:value="601.41278704531">
            <text:p>601.4127870453</text:p>
          </table:table-cell>
          <table:table-cell office:value-type="float" office:value="7.62787560534779">
            <text:p>7.6278756053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884.420941068724">
            <text:p>884.4209410687</text:p>
          </table:table-cell>
          <table:table-cell office:value-type="float" office:value="-28.262492380123">
            <text:p>-28.2624923801</text:p>
          </table:table-cell>
          <table:table-cell office:value-type="float" office:value="912.683433448847">
            <text:p>912.6834334488</text:p>
          </table:table-cell>
          <table:table-cell office:value-type="float" office:value="585.757518458947">
            <text:p>585.7575184589</text:p>
          </table:table-cell>
          <table:table-cell office:value-type="float" office:value="12.92084365421">
            <text:p>12.9208436542</text:p>
          </table:table-cell>
        </table:table-row>
        <table:table-row table:style-name="ro3">
          <table:table-cell office:value-type="float" office:value="24.1">
            <text:p>24.1</text:p>
          </table:table-cell>
          <table:table-cell office:value-type="float" office:value="884.42014742831">
            <text:p>884.4201474283</text:p>
          </table:table-cell>
          <table:table-cell office:value-type="float" office:value="-58.6724451724733">
            <text:p>-58.6724451725</text:p>
          </table:table-cell>
          <table:table-cell office:value-type="float" office:value="943.092592600784">
            <text:p>943.0925926008</text:p>
          </table:table-cell>
          <table:table-cell office:value-type="float" office:value="605.27402653881">
            <text:p>605.2740265388</text:p>
          </table:table-cell>
          <table:table-cell office:value-type="float" office:value="3.56217981606896">
            <text:p>3.5621798161</text:p>
          </table:table-cell>
        </table:table-row>
        <table:table-row table:style-name="ro3">
          <table:table-cell office:value-type="float" office:value="24.2">
            <text:p>24.2</text:p>
          </table:table-cell>
          <table:table-cell office:value-type="float" office:value="884.42014589482">
            <text:p>884.4201458948</text:p>
          </table:table-cell>
          <table:table-cell office:value-type="float" office:value="-51.2358437126923">
            <text:p>-51.2358437127</text:p>
          </table:table-cell>
          <table:table-cell office:value-type="float" office:value="935.655989607512">
            <text:p>935.6559896075</text:p>
          </table:table-cell>
          <table:table-cell office:value-type="float" office:value="600.501236811881">
            <text:p>600.5012368119</text:p>
          </table:table-cell>
          <table:table-cell office:value-type="float" office:value="4.14092479354328">
            <text:p>4.1409247935</text:p>
          </table:table-cell>
        </table:table-row>
        <table:table-row table:style-name="ro3">
          <table:table-cell office:value-type="float" office:value="24.3">
            <text:p>24.3</text:p>
          </table:table-cell>
          <table:table-cell office:value-type="float" office:value="884.420386787319">
            <text:p>884.4203867873</text:p>
          </table:table-cell>
          <table:table-cell office:value-type="float" office:value="-43.0039773510641">
            <text:p>-43.0039773511</text:p>
          </table:table-cell>
          <table:table-cell office:value-type="float" office:value="927.424364138383">
            <text:p>927.4243641384</text:p>
          </table:table-cell>
          <table:table-cell office:value-type="float" office:value="595.21820401982">
            <text:p>595.2182040198</text:p>
          </table:table-cell>
          <table:table-cell office:value-type="float" office:value="1.93570600653579">
            <text:p>1.9357060065</text:p>
          </table:table-cell>
        </table:table-row>
        <table:table-row table:style-name="ro3">
          <table:table-cell office:value-type="float" office:value="24.4">
            <text:p>24.4</text:p>
          </table:table-cell>
          <table:table-cell office:value-type="float" office:value="884.419399643718">
            <text:p>884.4193996437</text:p>
          </table:table-cell>
          <table:table-cell office:value-type="float" office:value="-48.2557525509642">
            <text:p>-48.255752551</text:p>
          </table:table-cell>
          <table:table-cell office:value-type="float" office:value="932.675152194682">
            <text:p>932.6751521947</text:p>
          </table:table-cell>
          <table:table-cell office:value-type="float" office:value="598.58814420838">
            <text:p>598.5881442084</text:p>
          </table:table-cell>
          <table:table-cell office:value-type="float" office:value="0.350000533684833">
            <text:p>0.3500005337</text:p>
          </table:table-cell>
        </table:table-row>
        <table:table-row table:style-name="ro3">
          <table:table-cell office:value-type="float" office:value="24.5">
            <text:p>24.5</text:p>
          </table:table-cell>
          <table:table-cell office:value-type="float" office:value="884.419798077648">
            <text:p>884.4197980776</text:p>
          </table:table-cell>
          <table:table-cell office:value-type="float" office:value="-49.3774489678702">
            <text:p>-49.3774489679</text:p>
          </table:table-cell>
          <table:table-cell office:value-type="float" office:value="933.797247045518">
            <text:p>933.7972470455</text:p>
          </table:table-cell>
          <table:table-cell office:value-type="float" office:value="599.308301352919">
            <text:p>599.3083013529</text:p>
          </table:table-cell>
          <table:table-cell office:value-type="float" office:value="10.9988223141566">
            <text:p>10.9988223142</text:p>
          </table:table-cell>
        </table:table-row>
        <table:table-row table:style-name="ro3">
          <table:table-cell office:value-type="float" office:value="24.6">
            <text:p>24.6</text:p>
          </table:table-cell>
          <table:table-cell office:value-type="float" office:value="884.416185038903">
            <text:p>884.4161850389</text:p>
          </table:table-cell>
          <table:table-cell office:value-type="float" office:value="-32.0590055376313">
            <text:p>-32.0590055376</text:p>
          </table:table-cell>
          <table:table-cell office:value-type="float" office:value="916.475190576534">
            <text:p>916.4751905765</text:p>
          </table:table-cell>
          <table:table-cell office:value-type="float" office:value="588.191056928381">
            <text:p>588.1910569284</text:p>
          </table:table-cell>
          <table:table-cell office:value-type="float" office:value="11.7744929136618">
            <text:p>11.7744929137</text:p>
          </table:table-cell>
        </table:table-row>
        <table:table-row table:style-name="ro3">
          <table:table-cell office:value-type="float" office:value="24.7">
            <text:p>24.7</text:p>
          </table:table-cell>
          <table:table-cell office:value-type="float" office:value="884.420838226374">
            <text:p>884.4208382264</text:p>
          </table:table-cell>
          <table:table-cell office:value-type="float" office:value="-45.1090880811952">
            <text:p>-45.1090880812</text:p>
          </table:table-cell>
          <table:table-cell office:value-type="float" office:value="929.52992630757">
            <text:p>929.5299263076</text:p>
          </table:table-cell>
          <table:table-cell office:value-type="float" office:value="596.569547570041">
            <text:p>596.56954757</text:p>
          </table:table-cell>
          <table:table-cell office:value-type="float" office:value="6.88077711167202">
            <text:p>6.8807771117</text:p>
          </table:table-cell>
        </table:table-row>
        <table:table-row table:style-name="ro3">
          <table:table-cell office:value-type="float" office:value="24.8">
            <text:p>24.8</text:p>
          </table:table-cell>
          <table:table-cell office:value-type="float" office:value="884.417995480664">
            <text:p>884.4179954807</text:p>
          </table:table-cell>
          <table:table-cell office:value-type="float" office:value="-10.7025024768737">
            <text:p>-10.7025024769</text:p>
          </table:table-cell>
          <table:table-cell office:value-type="float" office:value="895.120497957538">
            <text:p>895.1204979575</text:p>
          </table:table-cell>
          <table:table-cell office:value-type="float" office:value="574.485678592884">
            <text:p>574.4856785929</text:p>
          </table:table-cell>
          <table:table-cell office:value-type="float" office:value="20.4952275348315">
            <text:p>20.4952275348</text:p>
          </table:table-cell>
        </table:table-row>
        <table:table-row table:style-name="ro3">
          <table:table-cell office:value-type="float" office:value="24.9">
            <text:p>24.9</text:p>
          </table:table-cell>
          <table:table-cell office:value-type="float" office:value="884.417886507335">
            <text:p>884.4178865073</text:p>
          </table:table-cell>
          <table:table-cell office:value-type="float" office:value="-19.4183860540168">
            <text:p>-19.418386054</text:p>
          </table:table-cell>
          <table:table-cell office:value-type="float" office:value="903.836272561352">
            <text:p>903.8362725614</text:p>
          </table:table-cell>
          <table:table-cell office:value-type="float" office:value="580.07943686248">
            <text:p>580.0794368625</text:p>
          </table:table-cell>
          <table:table-cell office:value-type="float" office:value="39.6604331211739">
            <text:p>39.6604331212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884.42080343591">
            <text:p>884.4208034359</text:p>
          </table:table-cell>
          <table:table-cell office:value-type="float" office:value="-8.82851712059345">
            <text:p>-8.8285171206</text:p>
          </table:table-cell>
          <table:table-cell office:value-type="float" office:value="893.249320556503">
            <text:p>893.2493205565</text:p>
          </table:table-cell>
          <table:table-cell office:value-type="float" office:value="573.284762491137">
            <text:p>573.2847624911</text:p>
          </table:table-cell>
          <table:table-cell office:value-type="float" office:value="28.9236740517727">
            <text:p>28.9236740518</text:p>
          </table:table-cell>
        </table:table-row>
        <table:table-row table:style-name="ro3">
          <table:table-cell office:value-type="float" office:value="25.1">
            <text:p>25.1</text:p>
          </table:table-cell>
          <table:table-cell office:value-type="float" office:value="884.42100821915">
            <text:p>884.4210082192</text:p>
          </table:table-cell>
          <table:table-cell office:value-type="float" office:value="-40.9917502987396">
            <text:p>-40.9917502987</text:p>
          </table:table-cell>
          <table:table-cell office:value-type="float" office:value="925.412758517889">
            <text:p>925.4127585179</text:p>
          </table:table-cell>
          <table:table-cell office:value-type="float" office:value="593.927161503659">
            <text:p>593.9271615037</text:p>
          </table:table-cell>
          <table:table-cell office:value-type="float" office:value="8.28290933407839">
            <text:p>8.2829093341</text:p>
          </table:table-cell>
        </table:table-row>
        <table:table-row table:style-name="ro3">
          <table:table-cell office:value-type="float" office:value="25.2">
            <text:p>25.2</text:p>
          </table:table-cell>
          <table:table-cell office:value-type="float" office:value="884.420027445414">
            <text:p>884.4200274454</text:p>
          </table:table-cell>
          <table:table-cell office:value-type="float" office:value="-46.9339305669458">
            <text:p>-46.9339305669</text:p>
          </table:table-cell>
          <table:table-cell office:value-type="float" office:value="931.35395801236">
            <text:p>931.3539580124</text:p>
          </table:table-cell>
          <table:table-cell office:value-type="float" office:value="597.740205703881">
            <text:p>597.7402057039</text:p>
          </table:table-cell>
          <table:table-cell office:value-type="float" office:value="3.12683215029556">
            <text:p>3.1268321503</text:p>
          </table:table-cell>
        </table:table-row>
        <table:table-row table:style-name="ro3">
          <table:table-cell office:value-type="float" office:value="25.3">
            <text:p>25.3</text:p>
          </table:table-cell>
          <table:table-cell office:value-type="float" office:value="884.42005422576">
            <text:p>884.4200542258</text:p>
          </table:table-cell>
          <table:table-cell office:value-type="float" office:value="-34.0022294537506">
            <text:p>-34.0022294538</text:p>
          </table:table-cell>
          <table:table-cell office:value-type="float" office:value="918.422283679511">
            <text:p>918.4222836795</text:p>
          </table:table-cell>
          <table:table-cell office:value-type="float" office:value="589.440695502293">
            <text:p>589.4406955023</text:p>
          </table:table-cell>
          <table:table-cell office:value-type="float" office:value="6.50564285643218">
            <text:p>6.5056428564</text:p>
          </table:table-cell>
        </table:table-row>
        <table:table-row table:style-name="ro3">
          <table:table-cell office:value-type="float" office:value="25.4">
            <text:p>25.4</text:p>
          </table:table-cell>
          <table:table-cell office:value-type="float" office:value="884.420815745157">
            <text:p>884.4208157452</text:p>
          </table:table-cell>
          <table:table-cell office:value-type="float" office:value="-19.5323035741402">
            <text:p>-19.5323035741</text:p>
          </table:table-cell>
          <table:table-cell office:value-type="float" office:value="903.953119319298">
            <text:p>903.9531193193</text:p>
          </table:table-cell>
          <table:table-cell office:value-type="float" office:value="580.154428764892">
            <text:p>580.1544287649</text:p>
          </table:table-cell>
          <table:table-cell office:value-type="float" office:value="22.3662986970322">
            <text:p>22.366298697</text:p>
          </table:table-cell>
        </table:table-row>
        <table:table-row table:style-name="ro3">
          <table:table-cell office:value-type="float" office:value="25.5">
            <text:p>25.5</text:p>
          </table:table-cell>
          <table:table-cell office:value-type="float" office:value="884.420845645237">
            <text:p>884.4208456452</text:p>
          </table:table-cell>
          <table:table-cell office:value-type="float" office:value="-28.8756816134097">
            <text:p>-28.8756816134</text:p>
          </table:table-cell>
          <table:table-cell office:value-type="float" office:value="913.296527258647">
            <text:p>913.2965272586</text:p>
          </table:table-cell>
          <table:table-cell office:value-type="float" office:value="586.151000246223">
            <text:p>586.1510002462</text:p>
          </table:table-cell>
          <table:table-cell office:value-type="float" office:value="8.07778997822">
            <text:p>8.0777899782</text:p>
          </table:table-cell>
        </table:table-row>
        <table:table-row table:style-name="ro3">
          <table:table-cell office:value-type="float" office:value="25.6">
            <text:p>25.6</text:p>
          </table:table-cell>
          <table:table-cell office:value-type="float" office:value="884.420554928805">
            <text:p>884.4205549288</text:p>
          </table:table-cell>
          <table:table-cell office:value-type="float" office:value="-47.3106446925272">
            <text:p>-47.3106446925</text:p>
          </table:table-cell>
          <table:table-cell office:value-type="float" office:value="931.731199621333">
            <text:p>931.7311996213</text:p>
          </table:table-cell>
          <table:table-cell office:value-type="float" office:value="597.982318248749">
            <text:p>597.9823182488</text:p>
          </table:table-cell>
          <table:table-cell office:value-type="float" office:value="8.16861188226681">
            <text:p>8.1686118823</text:p>
          </table:table-cell>
        </table:table-row>
        <table:table-row table:style-name="ro3">
          <table:table-cell office:value-type="float" office:value="25.7">
            <text:p>25.7</text:p>
          </table:table-cell>
          <table:table-cell office:value-type="float" office:value="884.420818655143">
            <text:p>884.4208186551</text:p>
          </table:table-cell>
          <table:table-cell office:value-type="float" office:value="-29.0286446869981">
            <text:p>-29.028644687</text:p>
          </table:table-cell>
          <table:table-cell office:value-type="float" office:value="913.449463342141">
            <text:p>913.4494633421</text:p>
          </table:table-cell>
          <table:table-cell office:value-type="float" office:value="586.249154170648">
            <text:p>586.2491541706</text:p>
          </table:table-cell>
          <table:table-cell office:value-type="float" office:value="16.1740568342164">
            <text:p>16.1740568342</text:p>
          </table:table-cell>
        </table:table-row>
        <table:table-row table:style-name="ro3">
          <table:table-cell office:value-type="float" office:value="25.8">
            <text:p>25.8</text:p>
          </table:table-cell>
          <table:table-cell office:value-type="float" office:value="884.421033995808">
            <text:p>884.4210339958</text:p>
          </table:table-cell>
          <table:table-cell office:value-type="float" office:value="-34.8315886054699">
            <text:p>-34.8315886055</text:p>
          </table:table-cell>
          <table:table-cell office:value-type="float" office:value="919.252622601278">
            <text:p>919.2526226013</text:p>
          </table:table-cell>
          <table:table-cell office:value-type="float" office:value="589.973604557579">
            <text:p>589.9736045576</text:p>
          </table:table-cell>
          <table:table-cell office:value-type="float" office:value="10.9883916378191">
            <text:p>10.9883916378</text:p>
          </table:table-cell>
        </table:table-row>
        <table:table-row table:style-name="ro3">
          <table:table-cell office:value-type="float" office:value="25.9">
            <text:p>25.9</text:p>
          </table:table-cell>
          <table:table-cell office:value-type="float" office:value="884.420553527478">
            <text:p>884.4205535275</text:p>
          </table:table-cell>
          <table:table-cell office:value-type="float" office:value="-39.9999321108473">
            <text:p>-39.9999321108</text:p>
          </table:table-cell>
          <table:table-cell office:value-type="float" office:value="924.420485638325">
            <text:p>924.4204856383</text:p>
          </table:table-cell>
          <table:table-cell office:value-type="float" office:value="593.29032371493">
            <text:p>593.2903237149</text:p>
          </table:table-cell>
          <table:table-cell office:value-type="float" office:value="8.7429980496515">
            <text:p>8.7429980497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884.420670085342">
            <text:p>884.4206700853</text:p>
          </table:table-cell>
          <table:table-cell office:value-type="float" office:value="-15.8977209186747">
            <text:p>-15.8977209187</text:p>
          </table:table-cell>
          <table:table-cell office:value-type="float" office:value="900.318391004017">
            <text:p>900.318391004</text:p>
          </table:table-cell>
          <table:table-cell office:value-type="float" office:value="577.82167092115">
            <text:p>577.8216709212</text:p>
          </table:table-cell>
          <table:table-cell office:value-type="float" office:value="25.8910284174019">
            <text:p>25.8910284174</text:p>
          </table:table-cell>
        </table:table-row>
        <table:table-row table:style-name="ro3">
          <table:table-cell office:value-type="float" office:value="26.1">
            <text:p>26.1</text:p>
          </table:table-cell>
          <table:table-cell office:value-type="float" office:value="884.419991876701">
            <text:p>884.4199918767</text:p>
          </table:table-cell>
          <table:table-cell office:value-type="float" office:value="-26.4076587476678">
            <text:p>-26.4076587477</text:p>
          </table:table-cell>
          <table:table-cell office:value-type="float" office:value="910.827650624369">
            <text:p>910.8276506244</text:p>
          </table:table-cell>
          <table:table-cell office:value-type="float" office:value="584.566482550738">
            <text:p>584.5664825507</text:p>
          </table:table-cell>
          <table:table-cell office:value-type="float" office:value="8.41970834371149">
            <text:p>8.4197083437</text:p>
          </table:table-cell>
        </table:table-row>
        <table:table-row table:style-name="ro3">
          <table:table-cell office:value-type="float" office:value="26.2">
            <text:p>26.2</text:p>
          </table:table-cell>
          <table:table-cell office:value-type="float" office:value="884.420499153668">
            <text:p>884.4204991537</text:p>
          </table:table-cell>
          <table:table-cell office:value-type="float" office:value="-34.0489217263756">
            <text:p>-34.0489217264</text:p>
          </table:table-cell>
          <table:table-cell office:value-type="float" office:value="918.469420880043">
            <text:p>918.46942088</text:p>
          </table:table-cell>
          <table:table-cell office:value-type="float" office:value="589.470948017677">
            <text:p>589.4709480177</text:p>
          </table:table-cell>
          <table:table-cell office:value-type="float" office:value="17.0341675288888">
            <text:p>17.0341675289</text:p>
          </table:table-cell>
        </table:table-row>
        <table:table-row table:style-name="ro3">
          <table:table-cell office:value-type="float" office:value="26.3">
            <text:p>26.3</text:p>
          </table:table-cell>
          <table:table-cell office:value-type="float" office:value="884.420578133128">
            <text:p>884.4205781331</text:p>
          </table:table-cell>
          <table:table-cell office:value-type="float" office:value="-39.8573853706608">
            <text:p>-39.8573853707</text:p>
          </table:table-cell>
          <table:table-cell office:value-type="float" office:value="924.277963503789">
            <text:p>924.2779635038</text:p>
          </table:table-cell>
          <table:table-cell office:value-type="float" office:value="593.198853432035">
            <text:p>593.198853432</text:p>
          </table:table-cell>
          <table:table-cell office:value-type="float" office:value="9.93028757310347">
            <text:p>9.9302875731</text:p>
          </table:table-cell>
        </table:table-row>
        <table:table-row table:style-name="ro3">
          <table:table-cell office:value-type="float" office:value="26.4">
            <text:p>26.4</text:p>
          </table:table-cell>
          <table:table-cell office:value-type="float" office:value="884.420939953762">
            <text:p>884.4209399538</text:p>
          </table:table-cell>
          <table:table-cell office:value-type="float" office:value="-32.8382588880428">
            <text:p>-32.838258888</text:p>
          </table:table-cell>
          <table:table-cell office:value-type="float" office:value="917.259198841805">
            <text:p>917.2591988418</text:p>
          </table:table-cell>
          <table:table-cell office:value-type="float" office:value="588.694231105852">
            <text:p>588.6942311059</text:p>
          </table:table-cell>
          <table:table-cell office:value-type="float" office:value="9.23140576679307">
            <text:p>9.2314057668</text:p>
          </table:table-cell>
        </table:table-row>
        <table:table-row table:style-name="ro3">
          <table:table-cell office:value-type="float" office:value="26.5">
            <text:p>26.5</text:p>
          </table:table-cell>
          <table:table-cell office:value-type="float" office:value="884.420852086956">
            <text:p>884.420852087</text:p>
          </table:table-cell>
          <table:table-cell office:value-type="float" office:value="-41.250251594148">
            <text:p>-41.2502515941</text:p>
          </table:table-cell>
          <table:table-cell office:value-type="float" office:value="925.671103681104">
            <text:p>925.6711036811</text:p>
          </table:table-cell>
          <table:table-cell office:value-type="float" office:value="594.092966662562">
            <text:p>594.0929666626</text:p>
          </table:table-cell>
          <table:table-cell office:value-type="float" office:value="12.4555218739629">
            <text:p>12.455521874</text:p>
          </table:table-cell>
        </table:table-row>
        <table:table-row table:style-name="ro3">
          <table:table-cell office:value-type="float" office:value="26.6">
            <text:p>26.6</text:p>
          </table:table-cell>
          <table:table-cell office:value-type="float" office:value="884.421095922055">
            <text:p>884.4210959221</text:p>
          </table:table-cell>
          <table:table-cell office:value-type="float" office:value="-43.9512294004288">
            <text:p>-43.9512294004</text:p>
          </table:table-cell>
          <table:table-cell office:value-type="float" office:value="928.372325322484">
            <text:p>928.3723253225</text:p>
          </table:table-cell>
          <table:table-cell office:value-type="float" office:value="595.826602693933">
            <text:p>595.8266026939</text:p>
          </table:table-cell>
          <table:table-cell office:value-type="float" office:value="11.9663775931166">
            <text:p>11.9663775931</text:p>
          </table:table-cell>
        </table:table-row>
        <table:table-row table:style-name="ro3">
          <table:table-cell office:value-type="float" office:value="26.7">
            <text:p>26.7</text:p>
          </table:table-cell>
          <table:table-cell office:value-type="float" office:value="884.42031142873">
            <text:p>884.4203114287</text:p>
          </table:table-cell>
          <table:table-cell office:value-type="float" office:value="-46.2877118480114">
            <text:p>-46.287711848</text:p>
          </table:table-cell>
          <table:table-cell office:value-type="float" office:value="930.708023276741">
            <text:p>930.7080232767</text:p>
          </table:table-cell>
          <table:table-cell office:value-type="float" office:value="597.325646707897">
            <text:p>597.3256467079</text:p>
          </table:table-cell>
          <table:table-cell office:value-type="float" office:value="1.56648421360315">
            <text:p>1.5664842136</text:p>
          </table:table-cell>
        </table:table-row>
        <table:table-row table:style-name="ro3">
          <table:table-cell office:value-type="float" office:value="26.8">
            <text:p>26.8</text:p>
          </table:table-cell>
          <table:table-cell office:value-type="float" office:value="884.420511457452">
            <text:p>884.4205114575</text:p>
          </table:table-cell>
          <table:table-cell office:value-type="float" office:value="-22.4507907141209">
            <text:p>-22.4507907141</text:p>
          </table:table-cell>
          <table:table-cell office:value-type="float" office:value="906.871302171573">
            <text:p>906.8713021716</text:p>
          </table:table-cell>
          <table:table-cell office:value-type="float" office:value="582.027309857407">
            <text:p>582.0273098574</text:p>
          </table:table-cell>
          <table:table-cell office:value-type="float" office:value="23.1484022437829">
            <text:p>23.1484022438</text:p>
          </table:table-cell>
        </table:table-row>
        <table:table-row table:style-name="ro3">
          <table:table-cell office:value-type="float" office:value="26.9">
            <text:p>26.9</text:p>
          </table:table-cell>
          <table:table-cell office:value-type="float" office:value="884.42007892357">
            <text:p>884.4200789236</text:p>
          </table:table-cell>
          <table:table-cell office:value-type="float" office:value="-31.1070560980866">
            <text:p>-31.1070560981</text:p>
          </table:table-cell>
          <table:table-cell office:value-type="float" office:value="915.527135021656">
            <text:p>915.5271350217</text:p>
          </table:table-cell>
          <table:table-cell office:value-type="float" office:value="587.582597687385">
            <text:p>587.5825976874</text:p>
          </table:table-cell>
          <table:table-cell office:value-type="float" office:value="21.1797859414696">
            <text:p>21.1797859415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884.421604361953">
            <text:p>884.421604362</text:p>
          </table:table-cell>
          <table:table-cell office:value-type="float" office:value="-17.6607311887958">
            <text:p>-17.6607311888</text:p>
          </table:table-cell>
          <table:table-cell office:value-type="float" office:value="902.082335550749">
            <text:p>902.0823355507</text:p>
          </table:table-cell>
          <table:table-cell office:value-type="float" office:value="578.953765295306">
            <text:p>578.9537652953</text:p>
          </table:table-cell>
          <table:table-cell office:value-type="float" office:value="20.2195628355988">
            <text:p>20.2195628356</text:p>
          </table:table-cell>
        </table:table-row>
        <table:table-row table:style-name="ro3">
          <table:table-cell office:value-type="float" office:value="27.1">
            <text:p>27.1</text:p>
          </table:table-cell>
          <table:table-cell office:value-type="float" office:value="884.420141268975">
            <text:p>884.420141269</text:p>
          </table:table-cell>
          <table:table-cell office:value-type="float" office:value="-38.5504378421274">
            <text:p>-38.5504378421</text:p>
          </table:table-cell>
          <table:table-cell office:value-type="float" office:value="922.970579111102">
            <text:p>922.9705791111</text:p>
          </table:table-cell>
          <table:table-cell office:value-type="float" office:value="592.359778009532">
            <text:p>592.3597780095</text:p>
          </table:table-cell>
          <table:table-cell office:value-type="float" office:value="22.4898591792964">
            <text:p>22.4898591793</text:p>
          </table:table-cell>
        </table:table-row>
        <table:table-row table:style-name="ro3">
          <table:table-cell office:value-type="float" office:value="27.2">
            <text:p>27.2</text:p>
          </table:table-cell>
          <table:table-cell office:value-type="float" office:value="884.419344062088">
            <text:p>884.4193440621</text:p>
          </table:table-cell>
          <table:table-cell office:value-type="float" office:value="-35.3698939996099">
            <text:p>-35.3698939996</text:p>
          </table:table-cell>
          <table:table-cell office:value-type="float" office:value="919.789238061698">
            <text:p>919.7892380617</text:p>
          </table:table-cell>
          <table:table-cell office:value-type="float" office:value="590.318002767235">
            <text:p>590.3180027672</text:p>
          </table:table-cell>
          <table:table-cell office:value-type="float" office:value="18.1727123582991">
            <text:p>18.1727123583</text:p>
          </table:table-cell>
        </table:table-row>
        <table:table-row table:style-name="ro3">
          <table:table-cell office:value-type="float" office:value="27.3">
            <text:p>27.3</text:p>
          </table:table-cell>
          <table:table-cell office:value-type="float" office:value="884.420136983771">
            <text:p>884.4201369838</text:p>
          </table:table-cell>
          <table:table-cell office:value-type="float" office:value="-20.8889249955865">
            <text:p>-20.8889249956</text:p>
          </table:table-cell>
          <table:table-cell office:value-type="float" office:value="905.309061979357">
            <text:p>905.3090619794</text:p>
          </table:table-cell>
          <table:table-cell office:value-type="float" office:value="581.024668739259">
            <text:p>581.0246687393</text:p>
          </table:table-cell>
          <table:table-cell office:value-type="float" office:value="20.2387570160387">
            <text:p>20.238757016</text:p>
          </table:table-cell>
        </table:table-row>
        <table:table-row table:style-name="ro3">
          <table:table-cell office:value-type="float" office:value="27.4">
            <text:p>27.4</text:p>
          </table:table-cell>
          <table:table-cell office:value-type="float" office:value="884.419795685525">
            <text:p>884.4197956855</text:p>
          </table:table-cell>
          <table:table-cell office:value-type="float" office:value="-46.6084947866988">
            <text:p>-46.6084947867</text:p>
          </table:table-cell>
          <table:table-cell office:value-type="float" office:value="931.028290472223">
            <text:p>931.0282904722</text:p>
          </table:table-cell>
          <table:table-cell office:value-type="float" office:value="597.531193243304">
            <text:p>597.5311932433</text:p>
          </table:table-cell>
          <table:table-cell office:value-type="float" office:value="4.46426124453215">
            <text:p>4.4642612445</text:p>
          </table:table-cell>
        </table:table-row>
        <table:table-row table:style-name="ro3">
          <table:table-cell office:value-type="float" office:value="27.5">
            <text:p>27.5</text:p>
          </table:table-cell>
          <table:table-cell office:value-type="float" office:value="884.420763357967">
            <text:p>884.420763358</text:p>
          </table:table-cell>
          <table:table-cell office:value-type="float" office:value="-33.0927535474823">
            <text:p>-33.0927535475</text:p>
          </table:table-cell>
          <table:table-cell office:value-type="float" office:value="917.513516905449">
            <text:p>917.5135169054</text:p>
          </table:table-cell>
          <table:table-cell office:value-type="float" office:value="588.857451684203">
            <text:p>588.8574516842</text:p>
          </table:table-cell>
          <table:table-cell office:value-type="float" office:value="10.2524684792657">
            <text:p>10.2524684793</text:p>
          </table:table-cell>
        </table:table-row>
        <table:table-row table:style-name="ro3">
          <table:table-cell office:value-type="float" office:value="27.6">
            <text:p>27.6</text:p>
          </table:table-cell>
          <table:table-cell office:value-type="float" office:value="884.421881645236">
            <text:p>884.4218816452</text:p>
          </table:table-cell>
          <table:table-cell office:value-type="float" office:value="-20.505077421854">
            <text:p>-20.5050774219</text:p>
          </table:table-cell>
          <table:table-cell office:value-type="float" office:value="904.92695906709">
            <text:p>904.9269590671</text:p>
          </table:table-cell>
          <table:table-cell office:value-type="float" office:value="580.779436224366">
            <text:p>580.7794362244</text:p>
          </table:table-cell>
          <table:table-cell office:value-type="float" office:value="10.3664733452483">
            <text:p>10.3664733452</text:p>
          </table:table-cell>
        </table:table-row>
        <table:table-row table:style-name="ro3">
          <table:table-cell office:value-type="float" office:value="27.7">
            <text:p>27.7</text:p>
          </table:table-cell>
          <table:table-cell office:value-type="float" office:value="884.421558223255">
            <text:p>884.4215582233</text:p>
          </table:table-cell>
          <table:table-cell office:value-type="float" office:value="-52.7760965704759">
            <text:p>-52.7760965705</text:p>
          </table:table-cell>
          <table:table-cell office:value-type="float" office:value="937.19765479373">
            <text:p>937.1976547937</text:p>
          </table:table-cell>
          <table:table-cell office:value-type="float" office:value="601.490672952254">
            <text:p>601.490672952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7.8">
            <text:p>27.8</text:p>
          </table:table-cell>
          <table:table-cell office:value-type="float" office:value="884.42150954854">
            <text:p>884.4215095485</text:p>
          </table:table-cell>
          <table:table-cell office:value-type="float" office:value="-46.3233487752327">
            <text:p>-46.3233487752</text:p>
          </table:table-cell>
          <table:table-cell office:value-type="float" office:value="930.744858323773">
            <text:p>930.7448583238</text:p>
          </table:table-cell>
          <table:table-cell office:value-type="float" office:value="597.349287331743">
            <text:p>597.3492873317</text:p>
          </table:table-cell>
          <table:table-cell office:value-type="float" office:value="5.38710979163972">
            <text:p>5.3871097916</text:p>
          </table:table-cell>
        </table:table-row>
        <table:table-row table:style-name="ro3">
          <table:table-cell office:value-type="float" office:value="27.9">
            <text:p>27.9</text:p>
          </table:table-cell>
          <table:table-cell office:value-type="float" office:value="884.420637943202">
            <text:p>884.4206379432</text:p>
          </table:table-cell>
          <table:table-cell office:value-type="float" office:value="-25.0452302443718">
            <text:p>-25.0452302444</text:p>
          </table:table-cell>
          <table:table-cell office:value-type="float" office:value="909.465868187574">
            <text:p>909.4658681876</text:p>
          </table:table-cell>
          <table:table-cell office:value-type="float" office:value="583.692494624997">
            <text:p>583.692494625</text:p>
          </table:table-cell>
          <table:table-cell office:value-type="float" office:value="14.3884282224942">
            <text:p>14.3884282225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884.420692630443">
            <text:p>884.4206926304</text:p>
          </table:table-cell>
          <table:table-cell office:value-type="float" office:value="-38.9501725490801">
            <text:p>-38.9501725491</text:p>
          </table:table-cell>
          <table:table-cell office:value-type="float" office:value="923.370865179523">
            <text:p>923.3708651795</text:p>
          </table:table-cell>
          <table:table-cell office:value-type="float" office:value="592.616680420071">
            <text:p>592.6166804201</text:p>
          </table:table-cell>
          <table:table-cell office:value-type="float" office:value="18.7530243849062">
            <text:p>18.7530243849</text:p>
          </table:table-cell>
        </table:table-row>
        <table:table-row table:style-name="ro3">
          <table:table-cell office:value-type="float" office:value="28.1">
            <text:p>28.1</text:p>
          </table:table-cell>
          <table:table-cell office:value-type="float" office:value="884.420856242695">
            <text:p>884.4208562427</text:p>
          </table:table-cell>
          <table:table-cell office:value-type="float" office:value="-44.1244132383737">
            <text:p>-44.1244132384</text:p>
          </table:table-cell>
          <table:table-cell office:value-type="float" office:value="928.545269481069">
            <text:p>928.5452694811</text:p>
          </table:table-cell>
          <table:table-cell office:value-type="float" office:value="595.93759774156">
            <text:p>595.9375977416</text:p>
          </table:table-cell>
          <table:table-cell office:value-type="float" office:value="10.2068996412948">
            <text:p>10.2068996413</text:p>
          </table:table-cell>
        </table:table-row>
        <table:table-row table:style-name="ro3">
          <table:table-cell office:value-type="float" office:value="28.2">
            <text:p>28.2</text:p>
          </table:table-cell>
          <table:table-cell office:value-type="float" office:value="884.421057076816">
            <text:p>884.4210570768</text:p>
          </table:table-cell>
          <table:table-cell office:value-type="float" office:value="-47.1296193428269">
            <text:p>-47.1296193428</text:p>
          </table:table-cell>
          <table:table-cell office:value-type="float" office:value="931.550676419643">
            <text:p>931.5506764196</text:p>
          </table:table-cell>
          <table:table-cell office:value-type="float" office:value="597.866458993754">
            <text:p>597.8664589938</text:p>
          </table:table-cell>
          <table:table-cell office:value-type="float" office:value="10.9912755373798">
            <text:p>10.9912755374</text:p>
          </table:table-cell>
        </table:table-row>
        <table:table-row table:style-name="ro3">
          <table:table-cell office:value-type="float" office:value="28.3">
            <text:p>28.3</text:p>
          </table:table-cell>
          <table:table-cell office:value-type="float" office:value="884.420301978456">
            <text:p>884.4203019785</text:p>
          </table:table-cell>
          <table:table-cell office:value-type="float" office:value="-50.5373410443901">
            <text:p>-50.5373410444</text:p>
          </table:table-cell>
          <table:table-cell office:value-type="float" office:value="934.957643022846">
            <text:p>934.9576430228</text:p>
          </table:table-cell>
          <table:table-cell office:value-type="float" office:value="600.053040046752">
            <text:p>600.0530400468</text:p>
          </table:table-cell>
          <table:table-cell office:value-type="float" office:value="10.4075259866525">
            <text:p>10.4075259867</text:p>
          </table:table-cell>
        </table:table-row>
        <table:table-row table:style-name="ro3">
          <table:table-cell office:value-type="float" office:value="28.4">
            <text:p>28.4</text:p>
          </table:table-cell>
          <table:table-cell office:value-type="float" office:value="884.421225511181">
            <text:p>884.4212255112</text:p>
          </table:table-cell>
          <table:table-cell office:value-type="float" office:value="-42.2468120158379">
            <text:p>-42.2468120158</text:p>
          </table:table-cell>
          <table:table-cell office:value-type="float" office:value="926.668037527019">
            <text:p>926.668037527</text:p>
          </table:table-cell>
          <table:table-cell office:value-type="float" office:value="594.73279584566">
            <text:p>594.7327958457</text:p>
          </table:table-cell>
          <table:table-cell office:value-type="float" office:value="5.36817880987482">
            <text:p>5.3681788099</text:p>
          </table:table-cell>
        </table:table-row>
        <table:table-row table:style-name="ro3">
          <table:table-cell office:value-type="float" office:value="28.5">
            <text:p>28.5</text:p>
          </table:table-cell>
          <table:table-cell office:value-type="float" office:value="884.421084211731">
            <text:p>884.4210842117</text:p>
          </table:table-cell>
          <table:table-cell office:value-type="float" office:value="-48.450306359566">
            <text:p>-48.4503063596</text:p>
          </table:table-cell>
          <table:table-cell office:value-type="float" office:value="932.871390571297">
            <text:p>932.8713905713</text:p>
          </table:table-cell>
          <table:table-cell office:value-type="float" office:value="598.714089415995">
            <text:p>598.714089416</text:p>
          </table:table-cell>
          <table:table-cell office:value-type="float" office:value="1.94297333906053">
            <text:p>1.9429733391</text:p>
          </table:table-cell>
        </table:table-row>
        <table:table-row table:style-name="ro3">
          <table:table-cell office:value-type="float" office:value="28.6">
            <text:p>28.6</text:p>
          </table:table-cell>
          <table:table-cell office:value-type="float" office:value="884.420795336446">
            <text:p>884.4207953364</text:p>
          </table:table-cell>
          <table:table-cell office:value-type="float" office:value="-40.3340883890862">
            <text:p>-40.3340883891</text:p>
          </table:table-cell>
          <table:table-cell office:value-type="float" office:value="924.754883725532">
            <text:p>924.7548837255</text:p>
          </table:table-cell>
          <table:table-cell office:value-type="float" office:value="593.504939414701">
            <text:p>593.5049394147</text:p>
          </table:table-cell>
          <table:table-cell office:value-type="float" office:value="19.9174260905213">
            <text:p>19.9174260905</text:p>
          </table:table-cell>
        </table:table-row>
        <table:table-row table:style-name="ro3">
          <table:table-cell office:value-type="float" office:value="28.7">
            <text:p>28.7</text:p>
          </table:table-cell>
          <table:table-cell office:value-type="float" office:value="884.422899937519">
            <text:p>884.4228999375</text:p>
          </table:table-cell>
          <table:table-cell office:value-type="float" office:value="-3.14555554168245">
            <text:p>-3.1455555417</text:p>
          </table:table-cell>
          <table:table-cell office:value-type="float" office:value="887.568455479202">
            <text:p>887.5684554792</text:p>
          </table:table-cell>
          <table:table-cell office:value-type="float" office:value="569.638800147101">
            <text:p>569.6388001471</text:p>
          </table:table-cell>
          <table:table-cell office:value-type="float" office:value="28.4501603700984">
            <text:p>28.4501603701</text:p>
          </table:table-cell>
        </table:table-row>
        <table:table-row table:style-name="ro3">
          <table:table-cell office:value-type="float" office:value="28.8">
            <text:p>28.8</text:p>
          </table:table-cell>
          <table:table-cell office:value-type="float" office:value="884.420884314807">
            <text:p>884.4208843148</text:p>
          </table:table-cell>
          <table:table-cell office:value-type="float" office:value="-50.9494788438739">
            <text:p>-50.9494788439</text:p>
          </table:table-cell>
          <table:table-cell office:value-type="float" office:value="935.370363158681">
            <text:p>935.3703631587</text:p>
          </table:table-cell>
          <table:table-cell office:value-type="float" office:value="600.317922604849">
            <text:p>600.3179226048</text:p>
          </table:table-cell>
          <table:table-cell office:value-type="float" office:value="2.33599956699119">
            <text:p>2.335999567</text:p>
          </table:table-cell>
        </table:table-row>
        <table:table-row table:style-name="ro3">
          <table:table-cell office:value-type="float" office:value="28.9">
            <text:p>28.9</text:p>
          </table:table-cell>
          <table:table-cell office:value-type="float" office:value="884.421934425946">
            <text:p>884.4219344259</text:p>
          </table:table-cell>
          <table:table-cell office:value-type="float" office:value="-44.3437350951959">
            <text:p>-44.3437350952</text:p>
          </table:table-cell>
          <table:table-cell office:value-type="float" office:value="928.765669521142">
            <text:p>928.7656695211</text:p>
          </table:table-cell>
          <table:table-cell office:value-type="float" office:value="596.079049833064">
            <text:p>596.0790498331</text:p>
          </table:table-cell>
          <table:table-cell office:value-type="float" office:value="1.2932448011091">
            <text:p>1.2932448011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884.421583531887">
            <text:p>884.4215835319</text:p>
          </table:table-cell>
          <table:table-cell office:value-type="float" office:value="-45.806120245838">
            <text:p>-45.8061202458</text:p>
          </table:table-cell>
          <table:table-cell office:value-type="float" office:value="930.227703777724">
            <text:p>930.2277037777</text:p>
          </table:table-cell>
          <table:table-cell office:value-type="float" office:value="597.017379079165">
            <text:p>597.0173790792</text:p>
          </table:table-cell>
          <table:table-cell office:value-type="float" office:value="2.71262295413466">
            <text:p>2.7126229541</text:p>
          </table:table-cell>
        </table:table-row>
        <table:table-row table:style-name="ro3">
          <table:table-cell office:value-type="float" office:value="29.1">
            <text:p>29.1</text:p>
          </table:table-cell>
          <table:table-cell office:value-type="float" office:value="884.421306455885">
            <text:p>884.4213064559</text:p>
          </table:table-cell>
          <table:table-cell office:value-type="float" office:value="-46.7352352217464">
            <text:p>-46.7352352217</text:p>
          </table:table-cell>
          <table:table-cell office:value-type="float" office:value="931.156541677631">
            <text:p>931.1565416776</text:p>
          </table:table-cell>
          <table:table-cell office:value-type="float" office:value="597.613504486245">
            <text:p>597.6135044862</text:p>
          </table:table-cell>
          <table:table-cell office:value-type="float" office:value="5.79065099501366">
            <text:p>5.790650995</text:p>
          </table:table-cell>
        </table:table-row>
        <table:table-row table:style-name="ro3">
          <table:table-cell office:value-type="float" office:value="29.2">
            <text:p>29.2</text:p>
          </table:table-cell>
          <table:table-cell office:value-type="float" office:value="884.421963195075">
            <text:p>884.4219631951</text:p>
          </table:table-cell>
          <table:table-cell office:value-type="float" office:value="-32.902040615518">
            <text:p>-32.9020406155</text:p>
          </table:table-cell>
          <table:table-cell office:value-type="float" office:value="917.324003810593">
            <text:p>917.3240038106</text:p>
          </table:table-cell>
          <table:table-cell office:value-type="float" office:value="588.735822742458">
            <text:p>588.7358227425</text:p>
          </table:table-cell>
          <table:table-cell office:value-type="float" office:value="5.54906928616234">
            <text:p>5.5490692862</text:p>
          </table:table-cell>
        </table:table-row>
        <table:table-row table:style-name="ro3">
          <table:table-cell office:value-type="float" office:value="29.3">
            <text:p>29.3</text:p>
          </table:table-cell>
          <table:table-cell office:value-type="float" office:value="884.420164713993">
            <text:p>884.420164714</text:p>
          </table:table-cell>
          <table:table-cell office:value-type="float" office:value="-19.6577968150696">
            <text:p>-19.6577968151</text:p>
          </table:table-cell>
          <table:table-cell office:value-type="float" office:value="904.077961529063">
            <text:p>904.0779615291</text:p>
          </table:table-cell>
          <table:table-cell office:value-type="float" office:value="580.234552124549">
            <text:p>580.2345521245</text:p>
          </table:table-cell>
          <table:table-cell office:value-type="float" office:value="16.3999138547019">
            <text:p>16.3999138547</text:p>
          </table:table-cell>
        </table:table-row>
        <table:table-row table:style-name="ro3">
          <table:table-cell office:value-type="float" office:value="29.4">
            <text:p>29.4</text:p>
          </table:table-cell>
          <table:table-cell office:value-type="float" office:value="884.420654561796">
            <text:p>884.4206545618</text:p>
          </table:table-cell>
          <table:table-cell office:value-type="float" office:value="-40.7670102466925">
            <text:p>-40.7670102467</text:p>
          </table:table-cell>
          <table:table-cell office:value-type="float" office:value="925.187664808489">
            <text:p>925.1876648085</text:p>
          </table:table-cell>
          <table:table-cell office:value-type="float" office:value="593.782697029114">
            <text:p>593.7826970291</text:p>
          </table:table-cell>
          <table:table-cell office:value-type="float" office:value="16.1113386007355">
            <text:p>16.1113386007</text:p>
          </table:table-cell>
        </table:table-row>
        <table:table-row table:style-name="ro3">
          <table:table-cell office:value-type="float" office:value="29.5">
            <text:p>29.5</text:p>
          </table:table-cell>
          <table:table-cell office:value-type="float" office:value="884.42273908118">
            <text:p>884.4227390812</text:p>
          </table:table-cell>
          <table:table-cell office:value-type="float" office:value="-27.6495591780596">
            <text:p>-27.6495591781</text:p>
          </table:table-cell>
          <table:table-cell office:value-type="float" office:value="912.072298259239">
            <text:p>912.0722982592</text:p>
          </table:table-cell>
          <table:table-cell office:value-type="float" office:value="585.365293708296">
            <text:p>585.3652937083</text:p>
          </table:table-cell>
          <table:table-cell office:value-type="float" office:value="19.4806364864986">
            <text:p>19.4806364865</text:p>
          </table:table-cell>
        </table:table-row>
        <table:table-row table:style-name="ro3">
          <table:table-cell office:value-type="float" office:value="29.6">
            <text:p>29.6</text:p>
          </table:table-cell>
          <table:table-cell office:value-type="float" office:value="884.422742220032">
            <text:p>884.42274222</text:p>
          </table:table-cell>
          <table:table-cell office:value-type="float" office:value="-26.6424720180354">
            <text:p>-26.642472018</text:p>
          </table:table-cell>
          <table:table-cell office:value-type="float" office:value="911.065214238067">
            <text:p>911.0652142381</text:p>
          </table:table-cell>
          <table:table-cell office:value-type="float" office:value="584.718950172847">
            <text:p>584.7189501728</text:p>
          </table:table-cell>
          <table:table-cell office:value-type="float" office:value="19.0079668893718">
            <text:p>19.0079668894</text:p>
          </table:table-cell>
        </table:table-row>
        <table:table-row table:style-name="ro3">
          <table:table-cell office:value-type="float" office:value="29.7">
            <text:p>29.7</text:p>
          </table:table-cell>
          <table:table-cell office:value-type="float" office:value="884.422913329033">
            <text:p>884.422913329</text:p>
          </table:table-cell>
          <table:table-cell office:value-type="float" office:value="-32.5512956644726">
            <text:p>-32.5512956645</text:p>
          </table:table-cell>
          <table:table-cell office:value-type="float" office:value="916.974208993506">
            <text:p>916.9742089935</text:p>
          </table:table-cell>
          <table:table-cell office:value-type="float" office:value="588.511325467152">
            <text:p>588.5113254672</text:p>
          </table:table-cell>
          <table:table-cell office:value-type="float" office:value="15.2966132813191">
            <text:p>15.2966132813</text:p>
          </table:table-cell>
        </table:table-row>
        <table:table-row table:style-name="ro3">
          <table:table-cell office:value-type="float" office:value="29.8">
            <text:p>29.8</text:p>
          </table:table-cell>
          <table:table-cell office:value-type="float" office:value="884.423514021222">
            <text:p>884.4235140212</text:p>
          </table:table-cell>
          <table:table-cell office:value-type="float" office:value="-26.7003245743175">
            <text:p>-26.7003245743</text:p>
          </table:table-cell>
          <table:table-cell office:value-type="float" office:value="911.12383859554">
            <text:p>911.1238385955</text:p>
          </table:table-cell>
          <table:table-cell office:value-type="float" office:value="584.756575111457">
            <text:p>584.7565751115</text:p>
          </table:table-cell>
          <table:table-cell office:value-type="float" office:value="17.060532984881">
            <text:p>17.0605329849</text:p>
          </table:table-cell>
        </table:table-row>
        <table:table-row table:style-name="ro3">
          <table:table-cell office:value-type="float" office:value="29.9">
            <text:p>29.9</text:p>
          </table:table-cell>
          <table:table-cell office:value-type="float" office:value="884.421437272896">
            <text:p>884.4214372729</text:p>
          </table:table-cell>
          <table:table-cell office:value-type="float" office:value="-30.6780891218308">
            <text:p>-30.6780891218</text:p>
          </table:table-cell>
          <table:table-cell office:value-type="float" office:value="915.099526394727">
            <text:p>915.0995263947</text:p>
          </table:table-cell>
          <table:table-cell office:value-type="float" office:value="587.308159739897">
            <text:p>587.3081597399</text:p>
          </table:table-cell>
          <table:table-cell office:value-type="float" office:value="19.8747933559266">
            <text:p>19.8747933559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884.422012648695">
            <text:p>884.4220126487</text:p>
          </table:table-cell>
          <table:table-cell office:value-type="float" office:value="-41.5978476454031">
            <text:p>-41.5978476454</text:p>
          </table:table-cell>
          <table:table-cell office:value-type="float" office:value="926.019860294099">
            <text:p>926.0198602941</text:p>
          </table:table-cell>
          <table:table-cell office:value-type="float" office:value="594.316797621563">
            <text:p>594.3167976216</text:p>
          </table:table-cell>
          <table:table-cell office:value-type="float" office:value="10.4832386630006">
            <text:p>10.483238663</text:p>
          </table:table-cell>
        </table:table-row>
        <table:table-row table:style-name="ro3">
          <table:table-cell office:value-type="float" office:value="30.1">
            <text:p>30.1</text:p>
          </table:table-cell>
          <table:table-cell office:value-type="float" office:value="884.422353205764">
            <text:p>884.4223532058</text:p>
          </table:table-cell>
          <table:table-cell office:value-type="float" office:value="-36.9211197880492">
            <text:p>-36.921119788</text:p>
          </table:table-cell>
          <table:table-cell office:value-type="float" office:value="921.343472993813">
            <text:p>921.3434729938</text:p>
          </table:table-cell>
          <table:table-cell office:value-type="float" office:value="591.315506133213">
            <text:p>591.3155061332</text:p>
          </table:table-cell>
          <table:table-cell office:value-type="float" office:value="13.5847567654099">
            <text:p>13.5847567654</text:p>
          </table:table-cell>
        </table:table-row>
        <table:table-row table:style-name="ro3">
          <table:table-cell office:value-type="float" office:value="30.2">
            <text:p>30.2</text:p>
          </table:table-cell>
          <table:table-cell office:value-type="float" office:value="884.422015987048">
            <text:p>884.422015987</text:p>
          </table:table-cell>
          <table:table-cell office:value-type="float" office:value="-31.0401311830401">
            <text:p>-31.040131183</text:p>
          </table:table-cell>
          <table:table-cell office:value-type="float" office:value="915.462147170088">
            <text:p>915.4621471701</text:p>
          </table:table-cell>
          <table:table-cell office:value-type="float" office:value="587.540888677152">
            <text:p>587.5408886772</text:p>
          </table:table-cell>
          <table:table-cell office:value-type="float" office:value="15.9646395699683">
            <text:p>15.96463957</text:p>
          </table:table-cell>
        </table:table-row>
        <table:table-row table:style-name="ro3">
          <table:table-cell office:value-type="float" office:value="30.3">
            <text:p>30.3</text:p>
          </table:table-cell>
          <table:table-cell office:value-type="float" office:value="884.422650041263">
            <text:p>884.4226500413</text:p>
          </table:table-cell>
          <table:table-cell office:value-type="float" office:value="-18.4907483004461">
            <text:p>-18.4907483004</text:p>
          </table:table-cell>
          <table:table-cell office:value-type="float" office:value="902.913398341709">
            <text:p>902.9133983417</text:p>
          </table:table-cell>
          <table:table-cell office:value-type="float" office:value="579.487138927691">
            <text:p>579.4871389277</text:p>
          </table:table-cell>
          <table:table-cell office:value-type="float" office:value="11.5868036791071">
            <text:p>11.5868036791</text:p>
          </table:table-cell>
        </table:table-row>
        <table:table-row table:style-name="ro3">
          <table:table-cell office:value-type="float" office:value="30.4">
            <text:p>30.4</text:p>
          </table:table-cell>
          <table:table-cell office:value-type="float" office:value="884.422093318416">
            <text:p>884.4220933184</text:p>
          </table:table-cell>
          <table:table-cell office:value-type="float" office:value="-45.7647463705806">
            <text:p>-45.7647463706</text:p>
          </table:table-cell>
          <table:table-cell office:value-type="float" office:value="930.186839688997">
            <text:p>930.186839689</text:p>
          </table:table-cell>
          <table:table-cell office:value-type="float" office:value="596.991152628317">
            <text:p>596.9911526283</text:p>
          </table:table-cell>
          <table:table-cell office:value-type="float" office:value="4.92337903451393">
            <text:p>4.9233790345</text:p>
          </table:table-cell>
        </table:table-row>
        <table:table-row table:style-name="ro3">
          <table:table-cell office:value-type="float" office:value="30.5">
            <text:p>30.5</text:p>
          </table:table-cell>
          <table:table-cell office:value-type="float" office:value="884.423080332546">
            <text:p>884.4230803325</text:p>
          </table:table-cell>
          <table:table-cell office:value-type="float" office:value="-20.3142335063375">
            <text:p>-20.3142335063</text:p>
          </table:table-cell>
          <table:table-cell office:value-type="float" office:value="904.737313838884">
            <text:p>904.7373138389</text:p>
          </table:table-cell>
          <table:table-cell office:value-type="float" office:value="580.657722479829">
            <text:p>580.6577224798</text:p>
          </table:table-cell>
          <table:table-cell office:value-type="float" office:value="12.9815314557719">
            <text:p>12.9815314558</text:p>
          </table:table-cell>
        </table:table-row>
        <table:table-row table:style-name="ro3">
          <table:table-cell office:value-type="float" office:value="30.6">
            <text:p>30.6</text:p>
          </table:table-cell>
          <table:table-cell office:value-type="float" office:value="884.421664292437">
            <text:p>884.4216642924</text:p>
          </table:table-cell>
          <table:table-cell office:value-type="float" office:value="-43.4748330805274">
            <text:p>-43.4748330805</text:p>
          </table:table-cell>
          <table:table-cell office:value-type="float" office:value="927.896497372964">
            <text:p>927.896497373</text:p>
          </table:table-cell>
          <table:table-cell office:value-type="float" office:value="595.521217728336">
            <text:p>595.5212177283</text:p>
          </table:table-cell>
          <table:table-cell office:value-type="float" office:value="7.34919795884374">
            <text:p>7.3491979588</text:p>
          </table:table-cell>
        </table:table-row>
        <table:table-row table:style-name="ro3">
          <table:table-cell office:value-type="float" office:value="30.7">
            <text:p>30.7</text:p>
          </table:table-cell>
          <table:table-cell office:value-type="float" office:value="884.421876954023">
            <text:p>884.421876954</text:p>
          </table:table-cell>
          <table:table-cell office:value-type="float" office:value="-13.4518788291207">
            <text:p>-13.4518788291</text:p>
          </table:table-cell>
          <table:table-cell office:value-type="float" office:value="897.873755783144">
            <text:p>897.8737557831</text:p>
          </table:table-cell>
          <table:table-cell office:value-type="float" office:value="576.252711292832">
            <text:p>576.2527112928</text:p>
          </table:table-cell>
          <table:table-cell office:value-type="float" office:value="15.7979234525322">
            <text:p>15.7979234525</text:p>
          </table:table-cell>
        </table:table-row>
        <table:table-row table:style-name="ro3">
          <table:table-cell office:value-type="float" office:value="30.8">
            <text:p>30.8</text:p>
          </table:table-cell>
          <table:table-cell office:value-type="float" office:value="884.420526354547">
            <text:p>884.4205263545</text:p>
          </table:table-cell>
          <table:table-cell office:value-type="float" office:value="-23.5636213280236">
            <text:p>-23.563621328</text:p>
          </table:table-cell>
          <table:table-cell office:value-type="float" office:value="907.98414768257">
            <text:p>907.9841476826</text:p>
          </table:table-cell>
          <table:table-cell office:value-type="float" office:value="582.741530803094">
            <text:p>582.7415308031</text:p>
          </table:table-cell>
          <table:table-cell office:value-type="float" office:value="15.7982595063001">
            <text:p>15.7982595063</text:p>
          </table:table-cell>
        </table:table-row>
        <table:table-row table:style-name="ro3">
          <table:table-cell office:value-type="float" office:value="30.9">
            <text:p>30.9</text:p>
          </table:table-cell>
          <table:table-cell office:value-type="float" office:value="884.421166800297">
            <text:p>884.4211668003</text:p>
          </table:table-cell>
          <table:table-cell office:value-type="float" office:value="-40.541612145586">
            <text:p>-40.5416121456</text:p>
          </table:table-cell>
          <table:table-cell office:value-type="float" office:value="924.962778945883">
            <text:p>924.9627789459</text:p>
          </table:table-cell>
          <table:table-cell office:value-type="float" office:value="593.638365950025">
            <text:p>593.63836595</text:p>
          </table:table-cell>
          <table:table-cell office:value-type="float" office:value="11.60686979376">
            <text:p>11.6068697938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884.417829286218">
            <text:p>884.4178292862</text:p>
          </table:table-cell>
          <table:table-cell office:value-type="float" office:value="-14.7897796275503">
            <text:p>-14.7897796276</text:p>
          </table:table-cell>
          <table:table-cell office:value-type="float" office:value="899.207608913768">
            <text:p>899.2076089138</text:p>
          </table:table-cell>
          <table:table-cell office:value-type="float" office:value="577.108774272775">
            <text:p>577.1087742728</text:p>
          </table:table-cell>
          <table:table-cell office:value-type="float" office:value="13.6420160743123">
            <text:p>13.6420160743</text:p>
          </table:table-cell>
        </table:table-row>
        <table:table-row table:style-name="ro3">
          <table:table-cell office:value-type="float" office:value="31.1">
            <text:p>31.1</text:p>
          </table:table-cell>
          <table:table-cell office:value-type="float" office:value="884.420854037748">
            <text:p>884.4208540377</text:p>
          </table:table-cell>
          <table:table-cell office:value-type="float" office:value="-43.3177747158997">
            <text:p>-43.3177747159</text:p>
          </table:table-cell>
          <table:table-cell office:value-type="float" office:value="927.738628753648">
            <text:p>927.7386287536</text:p>
          </table:table-cell>
          <table:table-cell office:value-type="float" office:value="595.419898117063">
            <text:p>595.4198981171</text:p>
          </table:table-cell>
          <table:table-cell office:value-type="float" office:value="10.6659400055714">
            <text:p>10.6659400056</text:p>
          </table:table-cell>
        </table:table-row>
        <table:table-row table:style-name="ro3">
          <table:table-cell office:value-type="float" office:value="31.2">
            <text:p>31.2</text:p>
          </table:table-cell>
          <table:table-cell office:value-type="float" office:value="884.421519697202">
            <text:p>884.4215196972</text:p>
          </table:table-cell>
          <table:table-cell office:value-type="float" office:value="-47.1477394456922">
            <text:p>-47.1477394457</text:p>
          </table:table-cell>
          <table:table-cell office:value-type="float" office:value="931.569259142895">
            <text:p>931.5692591429</text:p>
          </table:table-cell>
          <table:table-cell office:value-type="float" office:value="597.878385330377">
            <text:p>597.8783853304</text:p>
          </table:table-cell>
          <table:table-cell office:value-type="float" office:value="9.24907156930705">
            <text:p>9.2490715693</text:p>
          </table:table-cell>
        </table:table-row>
        <table:table-row table:style-name="ro3">
          <table:table-cell office:value-type="float" office:value="31.3">
            <text:p>31.3</text:p>
          </table:table-cell>
          <table:table-cell office:value-type="float" office:value="884.421364212604">
            <text:p>884.4213642126</text:p>
          </table:table-cell>
          <table:table-cell office:value-type="float" office:value="-25.4555785781402">
            <text:p>-25.4555785781</text:p>
          </table:table-cell>
          <table:table-cell office:value-type="float" office:value="909.876942790745">
            <text:p>909.8769427907</text:p>
          </table:table-cell>
          <table:table-cell office:value-type="float" office:value="583.956321085115">
            <text:p>583.9563210851</text:p>
          </table:table-cell>
          <table:table-cell office:value-type="float" office:value="18.1101072310902">
            <text:p>18.1101072311</text:p>
          </table:table-cell>
        </table:table-row>
        <table:table-row table:style-name="ro3">
          <table:table-cell office:value-type="float" office:value="31.4">
            <text:p>31.4</text:p>
          </table:table-cell>
          <table:table-cell office:value-type="float" office:value="884.421793785533">
            <text:p>884.4217937855</text:p>
          </table:table-cell>
          <table:table-cell office:value-type="float" office:value="-7.94133942987051">
            <text:p>-7.9413394299</text:p>
          </table:table-cell>
          <table:table-cell office:value-type="float" office:value="892.363133215403">
            <text:p>892.3631332154</text:p>
          </table:table-cell>
          <table:table-cell office:value-type="float" office:value="572.716010086099">
            <text:p>572.7160100861</text:p>
          </table:table-cell>
          <table:table-cell office:value-type="float" office:value="24.0289505734593">
            <text:p>24.0289505735</text:p>
          </table:table-cell>
        </table:table-row>
        <table:table-row table:style-name="ro3">
          <table:table-cell office:value-type="float" office:value="31.5">
            <text:p>31.5</text:p>
          </table:table-cell>
          <table:table-cell office:value-type="float" office:value="884.421065689643">
            <text:p>884.4210656896</text:p>
          </table:table-cell>
          <table:table-cell office:value-type="float" office:value="-35.5319639326804">
            <text:p>-35.5319639327</text:p>
          </table:table-cell>
          <table:table-cell office:value-type="float" office:value="919.953029622324">
            <text:p>919.9530296223</text:p>
          </table:table-cell>
          <table:table-cell office:value-type="float" office:value="590.42312370466">
            <text:p>590.4231237047</text:p>
          </table:table-cell>
          <table:table-cell office:value-type="float" office:value="3.69070992832059">
            <text:p>3.6907099283</text:p>
          </table:table-cell>
        </table:table-row>
        <table:table-row table:style-name="ro3">
          <table:table-cell office:value-type="float" office:value="31.6">
            <text:p>31.6</text:p>
          </table:table-cell>
          <table:table-cell office:value-type="float" office:value="884.421245288">
            <text:p>884.421245288</text:p>
          </table:table-cell>
          <table:table-cell office:value-type="float" office:value="-32.71004694315">
            <text:p>-32.7100469432</text:p>
          </table:table-cell>
          <table:table-cell office:value-type="float" office:value="917.13129223115">
            <text:p>917.1312922312</text:p>
          </table:table-cell>
          <table:table-cell office:value-type="float" office:value="588.6121410228">
            <text:p>588.6121410228</text:p>
          </table:table-cell>
          <table:table-cell office:value-type="float" office:value="12.2984412134949">
            <text:p>12.2984412135</text:p>
          </table:table-cell>
        </table:table-row>
        <table:table-row table:style-name="ro3">
          <table:table-cell office:value-type="float" office:value="31.7">
            <text:p>31.7</text:p>
          </table:table-cell>
          <table:table-cell office:value-type="float" office:value="884.420427582085">
            <text:p>884.4204275821</text:p>
          </table:table-cell>
          <table:table-cell office:value-type="float" office:value="-14.2201389026173">
            <text:p>-14.2201389026</text:p>
          </table:table-cell>
          <table:table-cell office:value-type="float" office:value="898.640566484703">
            <text:p>898.6405664847</text:p>
          </table:table-cell>
          <table:table-cell office:value-type="float" office:value="576.744848124959">
            <text:p>576.744848125</text:p>
          </table:table-cell>
          <table:table-cell office:value-type="float" office:value="11.4318871013671">
            <text:p>11.4318871014</text:p>
          </table:table-cell>
        </table:table-row>
        <table:table-row table:style-name="ro3">
          <table:table-cell office:value-type="float" office:value="31.8">
            <text:p>31.8</text:p>
          </table:table-cell>
          <table:table-cell office:value-type="float" office:value="884.421401151178">
            <text:p>884.4214011512</text:p>
          </table:table-cell>
          <table:table-cell office:value-type="float" office:value="-20.5713917082391">
            <text:p>-20.5713917082</text:p>
          </table:table-cell>
          <table:table-cell office:value-type="float" office:value="904.992792859417">
            <text:p>904.9927928594</text:p>
          </table:table-cell>
          <table:table-cell office:value-type="float" office:value="580.821688156866">
            <text:p>580.8216881569</text:p>
          </table:table-cell>
          <table:table-cell office:value-type="float" office:value="10.3778858875852">
            <text:p>10.3778858876</text:p>
          </table:table-cell>
        </table:table-row>
        <table:table-row table:style-name="ro3">
          <table:table-cell office:value-type="float" office:value="31.9">
            <text:p>31.9</text:p>
          </table:table-cell>
          <table:table-cell office:value-type="float" office:value="884.423214697624">
            <text:p>884.4232146976</text:p>
          </table:table-cell>
          <table:table-cell office:value-type="float" office:value="-12.782710302263">
            <text:p>-12.7827103023</text:p>
          </table:table-cell>
          <table:table-cell office:value-type="float" office:value="897.205924999887">
            <text:p>897.2059249999</text:p>
          </table:table-cell>
          <table:table-cell office:value-type="float" office:value="575.824099478467">
            <text:p>575.8240994785</text:p>
          </table:table-cell>
          <table:table-cell office:value-type="float" office:value="18.927208282084">
            <text:p>18.9272082821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884.420987254982">
            <text:p>884.420987255</text:p>
          </table:table-cell>
          <table:table-cell office:value-type="float" office:value="-21.9693232748938">
            <text:p>-21.9693232749</text:p>
          </table:table-cell>
          <table:table-cell office:value-type="float" office:value="906.390310529876">
            <text:p>906.3903105299</text:p>
          </table:table-cell>
          <table:table-cell office:value-type="float" office:value="581.718610849499">
            <text:p>581.7186108495</text:p>
          </table:table-cell>
          <table:table-cell office:value-type="float" office:value="14.5339824806774">
            <text:p>14.5339824807</text:p>
          </table:table-cell>
        </table:table-row>
        <table:table-row table:style-name="ro3">
          <table:table-cell office:value-type="float" office:value="32.1">
            <text:p>32.1</text:p>
          </table:table-cell>
          <table:table-cell office:value-type="float" office:value="884.421764348529">
            <text:p>884.4217643485</text:p>
          </table:table-cell>
          <table:table-cell office:value-type="float" office:value="-22.5381817023292">
            <text:p>-22.5381817023</text:p>
          </table:table-cell>
          <table:table-cell office:value-type="float" office:value="906.959946050858">
            <text:p>906.9599460509</text:p>
          </table:table-cell>
          <table:table-cell office:value-type="float" office:value="582.08420123601">
            <text:p>582.084201236</text:p>
          </table:table-cell>
          <table:table-cell office:value-type="float" office:value="18.7098694270704">
            <text:p>18.7098694271</text:p>
          </table:table-cell>
        </table:table-row>
        <table:table-row table:style-name="ro3">
          <table:table-cell office:value-type="float" office:value="32.2">
            <text:p>32.2</text:p>
          </table:table-cell>
          <table:table-cell office:value-type="float" office:value="884.421264776297">
            <text:p>884.4212647763</text:p>
          </table:table-cell>
          <table:table-cell office:value-type="float" office:value="-43.062545211627">
            <text:p>-43.0625452116</text:p>
          </table:table-cell>
          <table:table-cell office:value-type="float" office:value="927.483809987924">
            <text:p>927.4838099879</text:p>
          </table:table-cell>
          <table:table-cell office:value-type="float" office:value="595.256356189602">
            <text:p>595.2563561896</text:p>
          </table:table-cell>
          <table:table-cell office:value-type="float" office:value="5.17563749551712">
            <text:p>5.1756374955</text:p>
          </table:table-cell>
        </table:table-row>
        <table:table-row table:style-name="ro3">
          <table:table-cell office:value-type="float" office:value="32.3">
            <text:p>32.3</text:p>
          </table:table-cell>
          <table:table-cell office:value-type="float" office:value="884.41902919002">
            <text:p>884.41902919</text:p>
          </table:table-cell>
          <table:table-cell office:value-type="float" office:value="-33.5355949732072">
            <text:p>-33.5355949732</text:p>
          </table:table-cell>
          <table:table-cell office:value-type="float" office:value="917.954624163227">
            <text:p>917.9546241632</text:p>
          </table:table-cell>
          <table:table-cell office:value-type="float" office:value="589.140553012902">
            <text:p>589.1405530129</text:p>
          </table:table-cell>
          <table:table-cell office:value-type="float" office:value="1.92553083541537">
            <text:p>1.9255308354</text:p>
          </table:table-cell>
        </table:table-row>
        <table:table-row table:style-name="ro3">
          <table:table-cell office:value-type="float" office:value="32.4">
            <text:p>32.4</text:p>
          </table:table-cell>
          <table:table-cell office:value-type="float" office:value="884.419906347102">
            <text:p>884.4199063471</text:p>
          </table:table-cell>
          <table:table-cell office:value-type="float" office:value="-14.4020183977291">
            <text:p>-14.4020183977</text:p>
          </table:table-cell>
          <table:table-cell office:value-type="float" office:value="898.821924744831">
            <text:p>898.8219247448</text:p>
          </table:table-cell>
          <table:table-cell office:value-type="float" office:value="576.861243317982">
            <text:p>576.861243318</text:p>
          </table:table-cell>
          <table:table-cell office:value-type="float" office:value="21.9454233918508">
            <text:p>21.9454233919</text:p>
          </table:table-cell>
        </table:table-row>
        <table:table-row table:style-name="ro3">
          <table:table-cell office:value-type="float" office:value="32.5">
            <text:p>32.5</text:p>
          </table:table-cell>
          <table:table-cell office:value-type="float" office:value="884.420551335368">
            <text:p>884.4205513354</text:p>
          </table:table-cell>
          <table:table-cell office:value-type="float" office:value="-13.6230163167036">
            <text:p>-13.6230163167</text:p>
          </table:table-cell>
          <table:table-cell office:value-type="float" office:value="898.043567652071">
            <text:p>898.0435676521</text:p>
          </table:table-cell>
          <table:table-cell office:value-type="float" office:value="576.361696046255">
            <text:p>576.3616960463</text:p>
          </table:table-cell>
          <table:table-cell office:value-type="float" office:value="22.3968492502561">
            <text:p>22.3968492503</text:p>
          </table:table-cell>
        </table:table-row>
        <table:table-row table:style-name="ro3">
          <table:table-cell office:value-type="float" office:value="32.6">
            <text:p>32.6</text:p>
          </table:table-cell>
          <table:table-cell office:value-type="float" office:value="884.420878229134">
            <text:p>884.4208782291</text:p>
          </table:table-cell>
          <table:table-cell office:value-type="float" office:value="-2.75504131408793">
            <text:p>-2.7550413141</text:p>
          </table:table-cell>
          <table:table-cell office:value-type="float" office:value="887.175919543222">
            <text:p>887.1759195432</text:p>
          </table:table-cell>
          <table:table-cell office:value-type="float" office:value="569.386871748558">
            <text:p>569.3868717486</text:p>
          </table:table-cell>
          <table:table-cell office:value-type="float" office:value="10.70317761003">
            <text:p>10.70317761</text:p>
          </table:table-cell>
        </table:table-row>
        <table:table-row table:style-name="ro3">
          <table:table-cell office:value-type="float" office:value="32.7">
            <text:p>32.7</text:p>
          </table:table-cell>
          <table:table-cell office:value-type="float" office:value="884.42017622809">
            <text:p>884.4201762281</text:p>
          </table:table-cell>
          <table:table-cell office:value-type="float" office:value="-30.0782988701885">
            <text:p>-30.0782988702</text:p>
          </table:table-cell>
          <table:table-cell office:value-type="float" office:value="914.498475098278">
            <text:p>914.4984750983</text:p>
          </table:table-cell>
          <table:table-cell office:value-type="float" office:value="586.922406801943">
            <text:p>586.9224068019</text:p>
          </table:table-cell>
          <table:table-cell office:value-type="float" office:value="18.6404051774657">
            <text:p>18.6404051775</text:p>
          </table:table-cell>
        </table:table-row>
        <table:table-row table:style-name="ro3">
          <table:table-cell office:value-type="float" office:value="32.8">
            <text:p>32.8</text:p>
          </table:table-cell>
          <table:table-cell office:value-type="float" office:value="884.418777057154">
            <text:p>884.4187770572</text:p>
          </table:table-cell>
          <table:table-cell office:value-type="float" office:value="-31.6359362853114">
            <text:p>-31.6359362853</text:p>
          </table:table-cell>
          <table:table-cell office:value-type="float" office:value="916.054713342465">
            <text:p>916.0547133425</text:p>
          </table:table-cell>
          <table:table-cell office:value-type="float" office:value="587.921195887663">
            <text:p>587.9211958877</text:p>
          </table:table-cell>
          <table:table-cell office:value-type="float" office:value="18.1165526735614">
            <text:p>18.1165526736</text:p>
          </table:table-cell>
        </table:table-row>
        <table:table-row table:style-name="ro3">
          <table:table-cell office:value-type="float" office:value="32.9">
            <text:p>32.9</text:p>
          </table:table-cell>
          <table:table-cell office:value-type="float" office:value="884.420079115401">
            <text:p>884.4200791154</text:p>
          </table:table-cell>
          <table:table-cell office:value-type="float" office:value="-38.2602005016694">
            <text:p>-38.2602005017</text:p>
          </table:table-cell>
          <table:table-cell office:value-type="float" office:value="922.680279617071">
            <text:p>922.6802796171</text:p>
          </table:table-cell>
          <table:table-cell office:value-type="float" office:value="592.173464655962">
            <text:p>592.173464656</text:p>
          </table:table-cell>
          <table:table-cell office:value-type="float" office:value="18.2804549056178">
            <text:p>18.2804549056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884.420272306057">
            <text:p>884.4202723061</text:p>
          </table:table-cell>
          <table:table-cell office:value-type="float" office:value="-36.4125230877388">
            <text:p>-36.4125230877</text:p>
          </table:table-cell>
          <table:table-cell office:value-type="float" office:value="920.832795393796">
            <text:p>920.8327953938</text:p>
          </table:table-cell>
          <table:table-cell office:value-type="float" office:value="590.987754765372">
            <text:p>590.9877547654</text:p>
          </table:table-cell>
          <table:table-cell office:value-type="float" office:value="16.4906976661998">
            <text:p>16.4906976662</text:p>
          </table:table-cell>
        </table:table-row>
        <table:table-row table:style-name="ro3">
          <table:table-cell office:value-type="float" office:value="33.1">
            <text:p>33.1</text:p>
          </table:table-cell>
          <table:table-cell office:value-type="float" office:value="884.418737537546">
            <text:p>884.4187375375</text:p>
          </table:table-cell>
          <table:table-cell office:value-type="float" office:value="-28.789451660834">
            <text:p>-28.7894516608</text:p>
          </table:table-cell>
          <table:table-cell office:value-type="float" office:value="913.208189198381">
            <text:p>913.2081891984</text:p>
          </table:table-cell>
          <table:table-cell office:value-type="float" office:value="586.094305141359">
            <text:p>586.0943051414</text:p>
          </table:table-cell>
          <table:table-cell office:value-type="float" office:value="17.5482922258817">
            <text:p>17.5482922259</text:p>
          </table:table-cell>
        </table:table-row>
        <table:table-row table:style-name="ro3">
          <table:table-cell office:value-type="float" office:value="33.2">
            <text:p>33.2</text:p>
          </table:table-cell>
          <table:table-cell office:value-type="float" office:value="884.418710270619">
            <text:p>884.4187102706</text:p>
          </table:table-cell>
          <table:table-cell office:value-type="float" office:value="-2.66458102083301">
            <text:p>-2.6645810208</text:p>
          </table:table-cell>
          <table:table-cell office:value-type="float" office:value="887.083291291452">
            <text:p>887.0832912915</text:p>
          </table:table-cell>
          <table:table-cell office:value-type="float" office:value="569.327423211521">
            <text:p>569.3274232115</text:p>
          </table:table-cell>
          <table:table-cell office:value-type="float" office:value="27.9984580291674">
            <text:p>27.9984580292</text:p>
          </table:table-cell>
        </table:table-row>
        <table:table-row table:style-name="ro3">
          <table:table-cell office:value-type="float" office:value="33.3">
            <text:p>33.3</text:p>
          </table:table-cell>
          <table:table-cell office:value-type="float" office:value="884.417780697416">
            <text:p>884.4177806974</text:p>
          </table:table-cell>
          <table:table-cell office:value-type="float" office:value="-33.09258782698">
            <text:p>-33.092587827</text:p>
          </table:table-cell>
          <table:table-cell office:value-type="float" office:value="917.510368524397">
            <text:p>917.5103685244</text:p>
          </table:table-cell>
          <table:table-cell office:value-type="float" office:value="588.855431062589">
            <text:p>588.8554310626</text:p>
          </table:table-cell>
          <table:table-cell office:value-type="float" office:value="15.3410367670066">
            <text:p>15.341036767</text:p>
          </table:table-cell>
        </table:table-row>
        <table:table-row table:style-name="ro3">
          <table:table-cell office:value-type="float" office:value="33.4">
            <text:p>33.4</text:p>
          </table:table-cell>
          <table:table-cell office:value-type="float" office:value="884.419662637461">
            <text:p>884.4196626375</text:p>
          </table:table-cell>
          <table:table-cell office:value-type="float" office:value="-36.420356437091">
            <text:p>-36.4203564371</text:p>
          </table:table-cell>
          <table:table-cell office:value-type="float" office:value="920.840019074552">
            <text:p>920.8400190746</text:p>
          </table:table-cell>
          <table:table-cell office:value-type="float" office:value="590.99239090224">
            <text:p>590.9923909022</text:p>
          </table:table-cell>
          <table:table-cell office:value-type="float" office:value="5.39208312285203">
            <text:p>5.3920831229</text:p>
          </table:table-cell>
        </table:table-row>
        <table:table-row table:style-name="ro3">
          <table:table-cell office:value-type="float" office:value="33.5">
            <text:p>33.5</text:p>
          </table:table-cell>
          <table:table-cell office:value-type="float" office:value="884.419220343139">
            <text:p>884.4192203431</text:p>
          </table:table-cell>
          <table:table-cell office:value-type="float" office:value="-21.198655461767">
            <text:p>-21.1986554618</text:p>
          </table:table-cell>
          <table:table-cell office:value-type="float" office:value="905.617875804906">
            <text:p>905.6178758049</text:p>
          </table:table-cell>
          <table:table-cell office:value-type="float" office:value="581.22286453584">
            <text:p>581.2228645358</text:p>
          </table:table-cell>
          <table:table-cell office:value-type="float" office:value="10.2811156115014">
            <text:p>10.2811156115</text:p>
          </table:table-cell>
        </table:table-row>
        <table:table-row table:style-name="ro3">
          <table:table-cell office:value-type="float" office:value="33.6">
            <text:p>33.6</text:p>
          </table:table-cell>
          <table:table-cell office:value-type="float" office:value="884.419306612346">
            <text:p>884.4193066123</text:p>
          </table:table-cell>
          <table:table-cell office:value-type="float" office:value="-30.2835995505795">
            <text:p>-30.2835995506</text:p>
          </table:table-cell>
          <table:table-cell office:value-type="float" office:value="914.702906162925">
            <text:p>914.7029061629</text:p>
          </table:table-cell>
          <table:table-cell office:value-type="float" office:value="587.053610052419">
            <text:p>587.0536100524</text:p>
          </table:table-cell>
          <table:table-cell office:value-type="float" office:value="17.6844536914942">
            <text:p>17.6844536915</text:p>
          </table:table-cell>
        </table:table-row>
        <table:table-row table:style-name="ro3">
          <table:table-cell office:value-type="float" office:value="33.7">
            <text:p>33.7</text:p>
          </table:table-cell>
          <table:table-cell office:value-type="float" office:value="884.419811280996">
            <text:p>884.419811281</text:p>
          </table:table-cell>
          <table:table-cell office:value-type="float" office:value="-45.682414000215">
            <text:p>-45.6824140002</text:p>
          </table:table-cell>
          <table:table-cell office:value-type="float" office:value="930.102225281211">
            <text:p>930.1022252812</text:p>
          </table:table-cell>
          <table:table-cell office:value-type="float" office:value="596.936847352562">
            <text:p>596.9368473526</text:p>
          </table:table-cell>
          <table:table-cell office:value-type="float" office:value="6.64828410968458">
            <text:p>6.6482841097</text:p>
          </table:table-cell>
        </table:table-row>
        <table:table-row table:style-name="ro3">
          <table:table-cell office:value-type="float" office:value="33.8">
            <text:p>33.8</text:p>
          </table:table-cell>
          <table:table-cell office:value-type="float" office:value="884.419738739299">
            <text:p>884.4197387393</text:p>
          </table:table-cell>
          <table:table-cell office:value-type="float" office:value="-45.471507767233">
            <text:p>-45.4715077672</text:p>
          </table:table-cell>
          <table:table-cell office:value-type="float" office:value="929.891246506532">
            <text:p>929.8912465065</text:p>
          </table:table-cell>
          <table:table-cell office:value-type="float" office:value="596.801441801224">
            <text:p>596.8014418012</text:p>
          </table:table-cell>
          <table:table-cell office:value-type="float" office:value="6.22466144835643">
            <text:p>6.2246614484</text:p>
          </table:table-cell>
        </table:table-row>
        <table:table-row table:style-name="ro3">
          <table:table-cell office:value-type="float" office:value="33.9">
            <text:p>33.9</text:p>
          </table:table-cell>
          <table:table-cell office:value-type="float" office:value="884.420095954151">
            <text:p>884.4200959542</text:p>
          </table:table-cell>
          <table:table-cell office:value-type="float" office:value="-25.3925821545394">
            <text:p>-25.3925821545</text:p>
          </table:table-cell>
          <table:table-cell office:value-type="float" office:value="909.812678108691">
            <text:p>909.8126781087</text:p>
          </table:table-cell>
          <table:table-cell office:value-type="float" office:value="583.91507620293">
            <text:p>583.9150762029</text:p>
          </table:table-cell>
          <table:table-cell office:value-type="float" office:value="18.8132858628231">
            <text:p>18.8132858628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884.419636866165">
            <text:p>884.4196368662</text:p>
          </table:table-cell>
          <table:table-cell office:value-type="float" office:value="-44.023125580581">
            <text:p>-44.0231255806</text:p>
          </table:table-cell>
          <table:table-cell office:value-type="float" office:value="928.442762446746">
            <text:p>928.4427624467</text:p>
          </table:table-cell>
          <table:table-cell office:value-type="float" office:value="595.871809031205">
            <text:p>595.8718090312</text:p>
          </table:table-cell>
          <table:table-cell office:value-type="float" office:value="9.55610756091684">
            <text:p>9.5561075609</text:p>
          </table:table-cell>
        </table:table-row>
        <table:table-row table:style-name="ro3">
          <table:table-cell office:value-type="float" office:value="34.1">
            <text:p>34.1</text:p>
          </table:table-cell>
          <table:table-cell office:value-type="float" office:value="884.419689895026">
            <text:p>884.419689895</text:p>
          </table:table-cell>
          <table:table-cell office:value-type="float" office:value="-47.215102989994">
            <text:p>-47.21510299</text:p>
          </table:table-cell>
          <table:table-cell office:value-type="float" office:value="931.63479288502">
            <text:p>931.634792885</text:p>
          </table:table-cell>
          <table:table-cell office:value-type="float" office:value="597.920444691549">
            <text:p>597.9204446915</text:p>
          </table:table-cell>
          <table:table-cell office:value-type="float" office:value="6.91339413783829">
            <text:p>6.9133941378</text:p>
          </table:table-cell>
        </table:table-row>
        <table:table-row table:style-name="ro3">
          <table:table-cell office:value-type="float" office:value="34.2">
            <text:p>34.2</text:p>
          </table:table-cell>
          <table:table-cell office:value-type="float" office:value="884.419507211473">
            <text:p>884.4195072115</text:p>
          </table:table-cell>
          <table:table-cell office:value-type="float" office:value="-29.7465267369328">
            <text:p>-29.7465267369</text:p>
          </table:table-cell>
          <table:table-cell office:value-type="float" office:value="914.166033948406">
            <text:p>914.1660339484</text:p>
          </table:table-cell>
          <table:table-cell office:value-type="float" office:value="586.709047058744">
            <text:p>586.7090470587</text:p>
          </table:table-cell>
          <table:table-cell office:value-type="float" office:value="4.33174969983274">
            <text:p>4.3317496998</text:p>
          </table:table-cell>
        </table:table-row>
        <table:table-row table:style-name="ro3">
          <table:table-cell office:value-type="float" office:value="34.3">
            <text:p>34.3</text:p>
          </table:table-cell>
          <table:table-cell office:value-type="float" office:value="884.41957518778">
            <text:p>884.4195751878</text:p>
          </table:table-cell>
          <table:table-cell office:value-type="float" office:value="-41.9496595857077">
            <text:p>-41.9496595857</text:p>
          </table:table-cell>
          <table:table-cell office:value-type="float" office:value="926.369234773487">
            <text:p>926.3692347735</text:p>
          </table:table-cell>
          <table:table-cell office:value-type="float" office:value="594.541025125383">
            <text:p>594.5410251254</text:p>
          </table:table-cell>
          <table:table-cell office:value-type="float" office:value="5.56619983913462">
            <text:p>5.5661998391</text:p>
          </table:table-cell>
        </table:table-row>
        <table:table-row table:style-name="ro3">
          <table:table-cell office:value-type="float" office:value="34.4">
            <text:p>34.4</text:p>
          </table:table-cell>
          <table:table-cell office:value-type="float" office:value="884.420569794979">
            <text:p>884.420569795</text:p>
          </table:table-cell>
          <table:table-cell office:value-type="float" office:value="-30.6168715986409">
            <text:p>-30.6168715986</text:p>
          </table:table-cell>
          <table:table-cell office:value-type="float" office:value="915.03744139362">
            <text:p>915.0374413936</text:p>
          </table:table-cell>
          <table:table-cell office:value-type="float" office:value="587.268313770474">
            <text:p>587.2683137705</text:p>
          </table:table-cell>
          <table:table-cell office:value-type="float" office:value="11.3417090791342">
            <text:p>11.3417090791</text:p>
          </table:table-cell>
        </table:table-row>
        <table:table-row table:style-name="ro3">
          <table:table-cell office:value-type="float" office:value="34.5">
            <text:p>34.5</text:p>
          </table:table-cell>
          <table:table-cell office:value-type="float" office:value="884.421014695826">
            <text:p>884.4210146958</text:p>
          </table:table-cell>
          <table:table-cell office:value-type="float" office:value="-30.7213885888729">
            <text:p>-30.7213885889</text:p>
          </table:table-cell>
          <table:table-cell office:value-type="float" office:value="915.142403284699">
            <text:p>915.1424032847</text:p>
          </table:table-cell>
          <table:table-cell office:value-type="float" office:value="587.335678000609">
            <text:p>587.3356780006</text:p>
          </table:table-cell>
          <table:table-cell office:value-type="float" office:value="0.0550630248572061">
            <text:p>0.0550630249</text:p>
          </table:table-cell>
        </table:table-row>
        <table:table-row table:style-name="ro3">
          <table:table-cell office:value-type="float" office:value="34.6">
            <text:p>34.6</text:p>
          </table:table-cell>
          <table:table-cell office:value-type="float" office:value="884.420279083074">
            <text:p>884.4202790831</text:p>
          </table:table-cell>
          <table:table-cell office:value-type="float" office:value="-36.1818521173831">
            <text:p>-36.1818521174</text:p>
          </table:table-cell>
          <table:table-cell office:value-type="float" office:value="920.602131200457">
            <text:p>920.6021312005</text:p>
          </table:table-cell>
          <table:table-cell office:value-type="float" office:value="590.83971517077">
            <text:p>590.8397151708</text:p>
          </table:table-cell>
          <table:table-cell office:value-type="float" office:value="18.9399136356473">
            <text:p>18.9399136356</text:p>
          </table:table-cell>
        </table:table-row>
        <table:table-row table:style-name="ro3">
          <table:table-cell office:value-type="float" office:value="34.7">
            <text:p>34.7</text:p>
          </table:table-cell>
          <table:table-cell office:value-type="float" office:value="884.419853109921">
            <text:p>884.4198531099</text:p>
          </table:table-cell>
          <table:table-cell office:value-type="float" office:value="-48.3924878582531">
            <text:p>-48.3924878583</text:p>
          </table:table-cell>
          <table:table-cell office:value-type="float" office:value="932.812340968174">
            <text:p>932.8123409682</text:p>
          </table:table-cell>
          <table:table-cell office:value-type="float" office:value="598.676191555988">
            <text:p>598.676191556</text:p>
          </table:table-cell>
          <table:table-cell office:value-type="float" office:value="12.298442696841">
            <text:p>12.2984426968</text:p>
          </table:table-cell>
        </table:table-row>
        <table:table-row table:style-name="ro3">
          <table:table-cell office:value-type="float" office:value="34.8">
            <text:p>34.8</text:p>
          </table:table-cell>
          <table:table-cell office:value-type="float" office:value="884.42042656148">
            <text:p>884.4204265615</text:p>
          </table:table-cell>
          <table:table-cell office:value-type="float" office:value="-52.2611815631541">
            <text:p>-52.2611815632</text:p>
          </table:table-cell>
          <table:table-cell office:value-type="float" office:value="936.681608124634">
            <text:p>936.6816081246</text:p>
          </table:table-cell>
          <table:table-cell office:value-type="float" office:value="601.159475731815">
            <text:p>601.1594757318</text:p>
          </table:table-cell>
          <table:table-cell office:value-type="float" office:value="2.84698079836404">
            <text:p>2.8469807984</text:p>
          </table:table-cell>
        </table:table-row>
        <table:table-row table:style-name="ro3">
          <table:table-cell office:value-type="float" office:value="34.9">
            <text:p>34.9</text:p>
          </table:table-cell>
          <table:table-cell office:value-type="float" office:value="884.419752365686">
            <text:p>884.4197523657</text:p>
          </table:table-cell>
          <table:table-cell office:value-type="float" office:value="-21.4157771067269">
            <text:p>-21.4157771067</text:p>
          </table:table-cell>
          <table:table-cell office:value-type="float" office:value="905.835529472413">
            <text:p>905.8355294724</text:p>
          </table:table-cell>
          <table:table-cell office:value-type="float" office:value="581.362554013582">
            <text:p>581.3625540136</text:p>
          </table:table-cell>
          <table:table-cell office:value-type="float" office:value="15.6772354312914">
            <text:p>15.6772354313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884.419744557967">
            <text:p>884.419744558</text:p>
          </table:table-cell>
          <table:table-cell office:value-type="float" office:value="-31.4567557092191">
            <text:p>-31.4567557092</text:p>
          </table:table-cell>
          <table:table-cell office:value-type="float" office:value="915.876500267186">
            <text:p>915.8765002672</text:p>
          </table:table-cell>
          <table:table-cell office:value-type="float" office:value="587.806819264941">
            <text:p>587.8068192649</text:p>
          </table:table-cell>
          <table:table-cell office:value-type="float" office:value="3.98072196383206">
            <text:p>3.9807219638</text:p>
          </table:table-cell>
        </table:table-row>
        <table:table-row table:style-name="ro3">
          <table:table-cell office:value-type="float" office:value="35.1">
            <text:p>35.1</text:p>
          </table:table-cell>
          <table:table-cell office:value-type="float" office:value="884.420565172696">
            <text:p>884.4205651727</text:p>
          </table:table-cell>
          <table:table-cell office:value-type="float" office:value="-43.3093278864136">
            <text:p>-43.3093278864</text:p>
          </table:table-cell>
          <table:table-cell office:value-type="float" office:value="927.72989305911">
            <text:p>927.7298930591</text:p>
          </table:table-cell>
          <table:table-cell office:value-type="float" office:value="595.414291574238">
            <text:p>595.4142915742</text:p>
          </table:table-cell>
          <table:table-cell office:value-type="float" office:value="4.59580048493911">
            <text:p>4.5958004849</text:p>
          </table:table-cell>
        </table:table-row>
        <table:table-row table:style-name="ro3">
          <table:table-cell office:value-type="float" office:value="35.2">
            <text:p>35.2</text:p>
          </table:table-cell>
          <table:table-cell office:value-type="float" office:value="884.420773342332">
            <text:p>884.4207733423</text:p>
          </table:table-cell>
          <table:table-cell office:value-type="float" office:value="-16.1531615640855">
            <text:p>-16.1531615641</text:p>
          </table:table-cell>
          <table:table-cell office:value-type="float" office:value="900.573934906417">
            <text:p>900.5739349064</text:p>
          </table:table-cell>
          <table:table-cell office:value-type="float" office:value="577.985678239177">
            <text:p>577.9856782392</text:p>
          </table:table-cell>
          <table:table-cell office:value-type="float" office:value="30.5040498190171">
            <text:p>30.504049819</text:p>
          </table:table-cell>
        </table:table-row>
        <table:table-row table:style-name="ro3">
          <table:table-cell office:value-type="float" office:value="35.3">
            <text:p>35.3</text:p>
          </table:table-cell>
          <table:table-cell office:value-type="float" office:value="884.420554491805">
            <text:p>884.4205544918</text:p>
          </table:table-cell>
          <table:table-cell office:value-type="float" office:value="-20.8697413266154">
            <text:p>-20.8697413266</text:p>
          </table:table-cell>
          <table:table-cell office:value-type="float" office:value="905.290295818421">
            <text:p>905.2902958184</text:p>
          </table:table-cell>
          <table:table-cell office:value-type="float" office:value="581.012624672873">
            <text:p>581.0126246729</text:p>
          </table:table-cell>
          <table:table-cell office:value-type="float" office:value="19.3628240361672">
            <text:p>19.3628240362</text:p>
          </table:table-cell>
        </table:table-row>
        <table:table-row table:style-name="ro3">
          <table:table-cell office:value-type="float" office:value="35.4">
            <text:p>35.4</text:p>
          </table:table-cell>
          <table:table-cell office:value-type="float" office:value="884.421998713677">
            <text:p>884.4219987137</text:p>
          </table:table-cell>
          <table:table-cell office:value-type="float" office:value="-4.83713151081081">
            <text:p>-4.8371315108</text:p>
          </table:table-cell>
          <table:table-cell office:value-type="float" office:value="889.259130224488">
            <text:p>889.2591302245</text:p>
          </table:table-cell>
          <table:table-cell office:value-type="float" office:value="570.723870180176">
            <text:p>570.7238701802</text:p>
          </table:table-cell>
          <table:table-cell office:value-type="float" office:value="20.1918419784218">
            <text:p>20.1918419784</text:p>
          </table:table-cell>
        </table:table-row>
        <table:table-row table:style-name="ro3">
          <table:table-cell office:value-type="float" office:value="35.5">
            <text:p>35.5</text:p>
          </table:table-cell>
          <table:table-cell office:value-type="float" office:value="884.41985618961">
            <text:p>884.4198561896</text:p>
          </table:table-cell>
          <table:table-cell office:value-type="float" office:value="-26.6893893398514">
            <text:p>-26.6893893399</text:p>
          </table:table-cell>
          <table:table-cell office:value-type="float" office:value="911.109245529461">
            <text:p>911.1092455295</text:p>
          </table:table-cell>
          <table:table-cell office:value-type="float" office:value="584.747209324965">
            <text:p>584.747209325</text:p>
          </table:table-cell>
          <table:table-cell office:value-type="float" office:value="18.3560429747629">
            <text:p>18.3560429748</text:p>
          </table:table-cell>
        </table:table-row>
        <table:table-row table:style-name="ro3">
          <table:table-cell office:value-type="float" office:value="35.6">
            <text:p>35.6</text:p>
          </table:table-cell>
          <table:table-cell office:value-type="float" office:value="884.42052392984">
            <text:p>884.4205239298</text:p>
          </table:table-cell>
          <table:table-cell office:value-type="float" office:value="-26.813073498032">
            <text:p>-26.813073498</text:p>
          </table:table-cell>
          <table:table-cell office:value-type="float" office:value="911.233597427872">
            <text:p>911.2335974279</text:p>
          </table:table-cell>
          <table:table-cell office:value-type="float" office:value="584.82701800425">
            <text:p>584.8270180043</text:p>
          </table:table-cell>
          <table:table-cell office:value-type="float" office:value="14.0190532118866">
            <text:p>14.0190532119</text:p>
          </table:table-cell>
        </table:table-row>
        <table:table-row table:style-name="ro3">
          <table:table-cell office:value-type="float" office:value="35.7">
            <text:p>35.7</text:p>
          </table:table-cell>
          <table:table-cell office:value-type="float" office:value="884.421175681585">
            <text:p>884.4211756816</text:p>
          </table:table-cell>
          <table:table-cell office:value-type="float" office:value="-24.8090569303834">
            <text:p>-24.8090569304</text:p>
          </table:table-cell>
          <table:table-cell office:value-type="float" office:value="909.230232611968">
            <text:p>909.230232612</text:p>
          </table:table-cell>
          <table:table-cell office:value-type="float" office:value="583.541264412013">
            <text:p>583.541264412</text:p>
          </table:table-cell>
          <table:table-cell office:value-type="float" office:value="17.8909232123864">
            <text:p>17.8909232124</text:p>
          </table:table-cell>
        </table:table-row>
        <table:table-row table:style-name="ro3">
          <table:table-cell office:value-type="float" office:value="35.8">
            <text:p>35.8</text:p>
          </table:table-cell>
          <table:table-cell office:value-type="float" office:value="884.421127740541">
            <text:p>884.4211277405</text:p>
          </table:table-cell>
          <table:table-cell office:value-type="float" office:value="-44.0207777471314">
            <text:p>-44.0207777471</text:p>
          </table:table-cell>
          <table:table-cell office:value-type="float" office:value="928.441905487673">
            <text:p>928.4419054877</text:p>
          </table:table-cell>
          <table:table-cell office:value-type="float" office:value="595.871259037415">
            <text:p>595.8712590374</text:p>
          </table:table-cell>
          <table:table-cell office:value-type="float" office:value="11.1402601419205">
            <text:p>11.1402601419</text:p>
          </table:table-cell>
        </table:table-row>
        <table:table-row table:style-name="ro3">
          <table:table-cell office:value-type="float" office:value="35.9">
            <text:p>35.9</text:p>
          </table:table-cell>
          <table:table-cell office:value-type="float" office:value="884.421735293013">
            <text:p>884.421735293</text:p>
          </table:table-cell>
          <table:table-cell office:value-type="float" office:value="-42.3301731240125">
            <text:p>-42.330173124</text:p>
          </table:table-cell>
          <table:table-cell office:value-type="float" office:value="926.751908417025">
            <text:p>926.751908417</text:p>
          </table:table-cell>
          <table:table-cell office:value-type="float" office:value="594.786623933911">
            <text:p>594.7866239339</text:p>
          </table:table-cell>
          <table:table-cell office:value-type="float" office:value="17.3602234946301">
            <text:p>17.3602234946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884.41979257524">
            <text:p>884.4197925752</text:p>
          </table:table-cell>
          <table:table-cell office:value-type="float" office:value="-55.6791062627783">
            <text:p>-55.6791062628</text:p>
          </table:table-cell>
          <table:table-cell office:value-type="float" office:value="940.098898838018">
            <text:p>940.098898838</text:p>
          </table:table-cell>
          <table:table-cell office:value-type="float" office:value="603.352682768082">
            <text:p>603.3526827681</text:p>
          </table:table-cell>
          <table:table-cell office:value-type="float" office:value="5.56822577174449">
            <text:p>5.5682257717</text:p>
          </table:table-cell>
        </table:table-row>
        <table:table-row table:style-name="ro3">
          <table:table-cell office:value-type="float" office:value="36.1">
            <text:p>36.1</text:p>
          </table:table-cell>
          <table:table-cell office:value-type="float" office:value="884.420168924391">
            <text:p>884.4201689244</text:p>
          </table:table-cell>
          <table:table-cell office:value-type="float" office:value="-46.7609337833669">
            <text:p>-46.7609337834</text:p>
          </table:table-cell>
          <table:table-cell office:value-type="float" office:value="931.181102707758">
            <text:p>931.1811027078</text:p>
          </table:table-cell>
          <table:table-cell office:value-type="float" office:value="597.629267682476">
            <text:p>597.6292676825</text:p>
          </table:table-cell>
          <table:table-cell office:value-type="float" office:value="9.26593736443478">
            <text:p>9.2659373644</text:p>
          </table:table-cell>
        </table:table-row>
        <table:table-row table:style-name="ro3">
          <table:table-cell office:value-type="float" office:value="36.2">
            <text:p>36.2</text:p>
          </table:table-cell>
          <table:table-cell office:value-type="float" office:value="884.419295902706">
            <text:p>884.4192959027</text:p>
          </table:table-cell>
          <table:table-cell office:value-type="float" office:value="-40.2256993448359">
            <text:p>-40.2256993448</text:p>
          </table:table-cell>
          <table:table-cell office:value-type="float" office:value="924.644995247542">
            <text:p>924.6449952475</text:p>
          </table:table-cell>
          <table:table-cell office:value-type="float" office:value="593.434413315711">
            <text:p>593.4344133157</text:p>
          </table:table-cell>
          <table:table-cell office:value-type="float" office:value="10.8810260081853">
            <text:p>10.8810260082</text:p>
          </table:table-cell>
        </table:table-row>
        <table:table-row table:style-name="ro3">
          <table:table-cell office:value-type="float" office:value="36.3">
            <text:p>36.3</text:p>
          </table:table-cell>
          <table:table-cell office:value-type="float" office:value="884.421090250065">
            <text:p>884.4210902501</text:p>
          </table:table-cell>
          <table:table-cell office:value-type="float" office:value="-15.6299099497682">
            <text:p>-15.6299099498</text:p>
          </table:table-cell>
          <table:table-cell office:value-type="float" office:value="900.051000199834">
            <text:p>900.0510001998</text:p>
          </table:table-cell>
          <table:table-cell office:value-type="float" office:value="577.650060296724">
            <text:p>577.6500602967</text:p>
          </table:table-cell>
          <table:table-cell office:value-type="float" office:value="23.7790634268239">
            <text:p>23.7790634268</text:p>
          </table:table-cell>
        </table:table-row>
        <table:table-row table:style-name="ro3">
          <table:table-cell office:value-type="float" office:value="36.4">
            <text:p>36.4</text:p>
          </table:table-cell>
          <table:table-cell office:value-type="float" office:value="884.421434958348">
            <text:p>884.4214349583</text:p>
          </table:table-cell>
          <table:table-cell office:value-type="float" office:value="-44.8491141668003">
            <text:p>-44.8491141668</text:p>
          </table:table-cell>
          <table:table-cell office:value-type="float" office:value="929.270549125148">
            <text:p>929.2705491251</text:p>
          </table:table-cell>
          <table:table-cell office:value-type="float" office:value="596.403080064275">
            <text:p>596.4030800643</text:p>
          </table:table-cell>
          <table:table-cell office:value-type="float" office:value="7.07693476807535">
            <text:p>7.0769347681</text:p>
          </table:table-cell>
        </table:table-row>
        <table:table-row table:style-name="ro3">
          <table:table-cell office:value-type="float" office:value="36.5">
            <text:p>36.5</text:p>
          </table:table-cell>
          <table:table-cell office:value-type="float" office:value="884.421466636571">
            <text:p>884.4214666366</text:p>
          </table:table-cell>
          <table:table-cell office:value-type="float" office:value="-44.8990633690413">
            <text:p>-44.899063369</text:p>
          </table:table-cell>
          <table:table-cell office:value-type="float" office:value="929.320530005612">
            <text:p>929.3205300056</text:p>
          </table:table-cell>
          <table:table-cell office:value-type="float" office:value="596.435157644998">
            <text:p>596.435157645</text:p>
          </table:table-cell>
          <table:table-cell office:value-type="float" office:value="4.24812889729555">
            <text:p>4.2481288973</text:p>
          </table:table-cell>
        </table:table-row>
        <table:table-row table:style-name="ro3">
          <table:table-cell office:value-type="float" office:value="36.6">
            <text:p>36.6</text:p>
          </table:table-cell>
          <table:table-cell office:value-type="float" office:value="884.422928695487">
            <text:p>884.4229286955</text:p>
          </table:table-cell>
          <table:table-cell office:value-type="float" office:value="-16.4128589455302">
            <text:p>-16.4128589455</text:p>
          </table:table-cell>
          <table:table-cell office:value-type="float" office:value="900.835787641018">
            <text:p>900.835787641</text:p>
          </table:table-cell>
          <table:table-cell office:value-type="float" office:value="578.153734546983">
            <text:p>578.153734547</text:p>
          </table:table-cell>
          <table:table-cell office:value-type="float" office:value="13.9415371836964">
            <text:p>13.9415371837</text:p>
          </table:table-cell>
        </table:table-row>
        <table:table-row table:style-name="ro3">
          <table:table-cell office:value-type="float" office:value="36.7">
            <text:p>36.7</text:p>
          </table:table-cell>
          <table:table-cell office:value-type="float" office:value="884.419537473151">
            <text:p>884.4195374732</text:p>
          </table:table-cell>
          <table:table-cell office:value-type="float" office:value="-60.5479924784913">
            <text:p>-60.5479924785</text:p>
          </table:table-cell>
          <table:table-cell office:value-type="float" office:value="944.967529951643">
            <text:p>944.9675299516</text:p>
          </table:table-cell>
          <table:table-cell office:value-type="float" office:value="606.477355765194">
            <text:p>606.4773557652</text:p>
          </table:table-cell>
          <table:table-cell office:value-type="float" office:value="2.64912823721656">
            <text:p>2.6491282372</text:p>
          </table:table-cell>
        </table:table-row>
        <table:table-row table:style-name="ro3">
          <table:table-cell office:value-type="float" office:value="36.8">
            <text:p>36.8</text:p>
          </table:table-cell>
          <table:table-cell office:value-type="float" office:value="884.420801793141">
            <text:p>884.4208017931</text:p>
          </table:table-cell>
          <table:table-cell office:value-type="float" office:value="-53.9785783687678">
            <text:p>-53.9785783688</text:p>
          </table:table-cell>
          <table:table-cell office:value-type="float" office:value="938.399380161909">
            <text:p>938.3993801619</text:p>
          </table:table-cell>
          <table:table-cell office:value-type="float" office:value="602.261936726456">
            <text:p>602.2619367265</text:p>
          </table:table-cell>
          <table:table-cell office:value-type="float" office:value="1.04200169316201">
            <text:p>1.0420016932</text:p>
          </table:table-cell>
        </table:table-row>
        <table:table-row table:style-name="ro3">
          <table:table-cell office:value-type="float" office:value="36.9">
            <text:p>36.9</text:p>
          </table:table-cell>
          <table:table-cell office:value-type="float" office:value="884.420134700105">
            <text:p>884.4201347001</text:p>
          </table:table-cell>
          <table:table-cell office:value-type="float" office:value="-63.594769602651">
            <text:p>-63.5947696027</text:p>
          </table:table-cell>
          <table:table-cell office:value-type="float" office:value="948.014904302756">
            <text:p>948.0149043028</text:p>
          </table:table-cell>
          <table:table-cell office:value-type="float" office:value="608.433151578182">
            <text:p>608.4331515782</text:p>
          </table:table-cell>
          <table:table-cell office:value-type="float" office:value="1.20146046297284">
            <text:p>1.201460463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884.420112775937">
            <text:p>884.4201127759</text:p>
          </table:table-cell>
          <table:table-cell office:value-type="float" office:value="-30.1736109942341">
            <text:p>-30.1736109942</text:p>
          </table:table-cell>
          <table:table-cell office:value-type="float" office:value="914.593723770171">
            <text:p>914.5937237702</text:p>
          </table:table-cell>
          <table:table-cell office:value-type="float" office:value="586.983537116837">
            <text:p>586.9835371168</text:p>
          </table:table-cell>
          <table:table-cell office:value-type="float" office:value="4.85117234663345">
            <text:p>4.8511723466</text:p>
          </table:table-cell>
        </table:table-row>
        <table:table-row table:style-name="ro3">
          <table:table-cell office:value-type="float" office:value="37.1">
            <text:p>37.1</text:p>
          </table:table-cell>
          <table:table-cell office:value-type="float" office:value="884.419718804376">
            <text:p>884.4197188044</text:p>
          </table:table-cell>
          <table:table-cell office:value-type="float" office:value="-53.9049974569839">
            <text:p>-53.904997457</text:p>
          </table:table-cell>
          <table:table-cell office:value-type="float" office:value="938.32471626136">
            <text:p>938.3247162614</text:p>
          </table:table-cell>
          <table:table-cell office:value-type="float" office:value="602.214017656709">
            <text:p>602.2140176567</text:p>
          </table:table-cell>
          <table:table-cell office:value-type="float" office:value="7.44124291604382">
            <text:p>7.441242916</text:p>
          </table:table-cell>
        </table:table-row>
        <table:table-row table:style-name="ro3">
          <table:table-cell office:value-type="float" office:value="37.2">
            <text:p>37.2</text:p>
          </table:table-cell>
          <table:table-cell office:value-type="float" office:value="884.421375168238">
            <text:p>884.4213751682</text:p>
          </table:table-cell>
          <table:table-cell office:value-type="float" office:value="-46.2507502616491">
            <text:p>-46.2507502616</text:p>
          </table:table-cell>
          <table:table-cell office:value-type="float" office:value="930.672125429887">
            <text:p>930.6721254299</text:p>
          </table:table-cell>
          <table:table-cell office:value-type="float" office:value="597.302607576341">
            <text:p>597.3026075763</text:p>
          </table:table-cell>
          <table:table-cell office:value-type="float" office:value="13.9437903071859">
            <text:p>13.9437903072</text:p>
          </table:table-cell>
        </table:table-row>
        <table:table-row table:style-name="ro3">
          <table:table-cell office:value-type="float" office:value="37.3">
            <text:p>37.3</text:p>
          </table:table-cell>
          <table:table-cell office:value-type="float" office:value="884.419863810926">
            <text:p>884.4198638109</text:p>
          </table:table-cell>
          <table:table-cell office:value-type="float" office:value="-39.6486369263837">
            <text:p>-39.6486369264</text:p>
          </table:table-cell>
          <table:table-cell office:value-type="float" office:value="924.06850073731">
            <text:p>924.0685007373</text:p>
          </table:table-cell>
          <table:table-cell office:value-type="float" office:value="593.064420850259">
            <text:p>593.0644208503</text:p>
          </table:table-cell>
          <table:table-cell office:value-type="float" office:value="19.5528019098081">
            <text:p>19.5528019098</text:p>
          </table:table-cell>
        </table:table-row>
        <table:table-row table:style-name="ro3">
          <table:table-cell office:value-type="float" office:value="37.4">
            <text:p>37.4</text:p>
          </table:table-cell>
          <table:table-cell office:value-type="float" office:value="884.41939519913">
            <text:p>884.4193951991</text:p>
          </table:table-cell>
          <table:table-cell office:value-type="float" office:value="11.9060458259394">
            <text:p>11.9060458259</text:p>
          </table:table-cell>
          <table:table-cell office:value-type="float" office:value="872.513349373191">
            <text:p>872.5133493732</text:p>
          </table:table-cell>
          <table:table-cell office:value-type="float" office:value="559.976477736504">
            <text:p>559.9764777365</text:p>
          </table:table-cell>
          <table:table-cell office:value-type="float" office:value="43.9071856364473">
            <text:p>43.9071856364</text:p>
          </table:table-cell>
        </table:table-row>
        <table:table-row table:style-name="ro3">
          <table:table-cell office:value-type="float" office:value="37.5">
            <text:p>37.5</text:p>
          </table:table-cell>
          <table:table-cell office:value-type="float" office:value="884.417628036088">
            <text:p>884.4176280361</text:p>
          </table:table-cell>
          <table:table-cell office:value-type="float" office:value="-32.0829968946471">
            <text:p>-32.0829968946</text:p>
          </table:table-cell>
          <table:table-cell office:value-type="float" office:value="916.500624930735">
            <text:p>916.5006249307</text:p>
          </table:table-cell>
          <table:table-cell office:value-type="float" office:value="588.20738062141">
            <text:p>588.2073806214</text:p>
          </table:table-cell>
          <table:table-cell office:value-type="float" office:value="19.2365538632172">
            <text:p>19.2365538632</text:p>
          </table:table-cell>
        </table:table-row>
        <table:table-row table:style-name="ro3">
          <table:table-cell office:value-type="float" office:value="37.6">
            <text:p>37.6</text:p>
          </table:table-cell>
          <table:table-cell office:value-type="float" office:value="884.420325988245">
            <text:p>884.4203259882</text:p>
          </table:table-cell>
          <table:table-cell office:value-type="float" office:value="-48.7880320919252">
            <text:p>-48.7880320919</text:p>
          </table:table-cell>
          <table:table-cell office:value-type="float" office:value="933.20835808017">
            <text:p>933.2083580802</text:p>
          </table:table-cell>
          <table:table-cell office:value-type="float" office:value="598.930354162965">
            <text:p>598.930354163</text:p>
          </table:table-cell>
          <table:table-cell office:value-type="float" office:value="8.62168834303019">
            <text:p>8.621688343</text:p>
          </table:table-cell>
        </table:table-row>
        <table:table-row table:style-name="ro3">
          <table:table-cell office:value-type="float" office:value="37.7">
            <text:p>37.7</text:p>
          </table:table-cell>
          <table:table-cell office:value-type="float" office:value="884.419341381034">
            <text:p>884.419341381</text:p>
          </table:table-cell>
          <table:table-cell office:value-type="float" office:value="-46.1364656623246">
            <text:p>-46.1364656623</text:p>
          </table:table-cell>
          <table:table-cell office:value-type="float" office:value="930.555807043358">
            <text:p>930.5558070434</text:p>
          </table:table-cell>
          <table:table-cell office:value-type="float" office:value="597.227954781136">
            <text:p>597.2279547811</text:p>
          </table:table-cell>
          <table:table-cell office:value-type="float" office:value="8.40710254908754">
            <text:p>8.4071025491</text:p>
          </table:table-cell>
        </table:table-row>
        <table:table-row table:style-name="ro3">
          <table:table-cell office:value-type="float" office:value="37.8">
            <text:p>37.8</text:p>
          </table:table-cell>
          <table:table-cell office:value-type="float" office:value="884.420139831737">
            <text:p>884.4201398317</text:p>
          </table:table-cell>
          <table:table-cell office:value-type="float" office:value="-29.9498324915569">
            <text:p>-29.9498324916</text:p>
          </table:table-cell>
          <table:table-cell office:value-type="float" office:value="914.369972323294">
            <text:p>914.3699723233</text:p>
          </table:table-cell>
          <table:table-cell office:value-type="float" office:value="586.839934102395">
            <text:p>586.8399341024</text:p>
          </table:table-cell>
          <table:table-cell office:value-type="float" office:value="17.9354524806154">
            <text:p>17.9354524806</text:p>
          </table:table-cell>
        </table:table-row>
        <table:table-row table:style-name="ro3">
          <table:table-cell office:value-type="float" office:value="37.9">
            <text:p>37.9</text:p>
          </table:table-cell>
          <table:table-cell office:value-type="float" office:value="884.4196211628">
            <text:p>884.4196211628</text:p>
          </table:table-cell>
          <table:table-cell office:value-type="float" office:value="-49.2279507171333">
            <text:p>-49.2279507171</text:p>
          </table:table-cell>
          <table:table-cell office:value-type="float" office:value="933.647571879933">
            <text:p>933.6475718799</text:p>
          </table:table-cell>
          <table:table-cell office:value-type="float" office:value="599.21224027593">
            <text:p>599.2122402759</text:p>
          </table:table-cell>
          <table:table-cell office:value-type="float" office:value="10.471735016905">
            <text:p>10.4717350169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884.419281474443">
            <text:p>884.4192814744</text:p>
          </table:table-cell>
          <table:table-cell office:value-type="float" office:value="-49.3211502146269">
            <text:p>-49.3211502146</text:p>
          </table:table-cell>
          <table:table-cell office:value-type="float" office:value="933.74043168907">
            <text:p>933.7404316891</text:p>
          </table:table-cell>
          <table:table-cell office:value-type="float" office:value="599.271837425797">
            <text:p>599.2718374258</text:p>
          </table:table-cell>
          <table:table-cell office:value-type="float" office:value="16.1019739193109">
            <text:p>16.1019739193</text:p>
          </table:table-cell>
        </table:table-row>
        <table:table-row table:style-name="ro3">
          <table:table-cell office:value-type="float" office:value="38.1">
            <text:p>38.1</text:p>
          </table:table-cell>
          <table:table-cell office:value-type="float" office:value="884.419013935979">
            <text:p>884.419013936</text:p>
          </table:table-cell>
          <table:table-cell office:value-type="float" office:value="-53.9593400756337">
            <text:p>-53.9593400756</text:p>
          </table:table-cell>
          <table:table-cell office:value-type="float" office:value="938.378354011612">
            <text:p>938.3783540116</text:p>
          </table:table-cell>
          <table:table-cell office:value-type="float" office:value="602.248442205607">
            <text:p>602.2484422056</text:p>
          </table:table-cell>
          <table:table-cell office:value-type="float" office:value="5.53888310392213">
            <text:p>5.5388831039</text:p>
          </table:table-cell>
        </table:table-row>
        <table:table-row table:style-name="ro3">
          <table:table-cell office:value-type="float" office:value="38.2">
            <text:p>38.2</text:p>
          </table:table-cell>
          <table:table-cell office:value-type="float" office:value="884.420000968414">
            <text:p>884.4200009684</text:p>
          </table:table-cell>
          <table:table-cell office:value-type="float" office:value="-38.5861820987992">
            <text:p>-38.5861820988</text:p>
          </table:table-cell>
          <table:table-cell office:value-type="float" office:value="923.006183067213">
            <text:p>923.0061830672</text:p>
          </table:table-cell>
          <table:table-cell office:value-type="float" office:value="592.38262852288">
            <text:p>592.3826285229</text:p>
          </table:table-cell>
          <table:table-cell office:value-type="float" office:value="20.4724268547859">
            <text:p>20.4724268548</text:p>
          </table:table-cell>
        </table:table-row>
        <table:table-row table:style-name="ro3">
          <table:table-cell office:value-type="float" office:value="38.3">
            <text:p>38.3</text:p>
          </table:table-cell>
          <table:table-cell office:value-type="float" office:value="884.419402754306">
            <text:p>884.4194027543</text:p>
          </table:table-cell>
          <table:table-cell office:value-type="float" office:value="-38.4864055367531">
            <text:p>-38.4864055368</text:p>
          </table:table-cell>
          <table:table-cell office:value-type="float" office:value="922.905808291059">
            <text:p>922.9058082911</text:p>
          </table:table-cell>
          <table:table-cell office:value-type="float" office:value="592.318208289489">
            <text:p>592.3182082895</text:p>
          </table:table-cell>
          <table:table-cell office:value-type="float" office:value="17.6126795486666">
            <text:p>17.6126795487</text:p>
          </table:table-cell>
        </table:table-row>
        <table:table-row table:style-name="ro3">
          <table:table-cell office:value-type="float" office:value="38.4">
            <text:p>38.4</text:p>
          </table:table-cell>
          <table:table-cell office:value-type="float" office:value="884.420234309508">
            <text:p>884.4202343095</text:p>
          </table:table-cell>
          <table:table-cell office:value-type="float" office:value="-34.0299392012828">
            <text:p>-34.0299392013</text:p>
          </table:table-cell>
          <table:table-cell office:value-type="float" office:value="918.450173510791">
            <text:p>918.4501735108</text:p>
          </table:table-cell>
          <table:table-cell office:value-type="float" office:value="589.458595113223">
            <text:p>589.4585951132</text:p>
          </table:table-cell>
          <table:table-cell office:value-type="float" office:value="17.1583287589837">
            <text:p>17.158328759</text:p>
          </table:table-cell>
        </table:table-row>
        <table:table-row table:style-name="ro3">
          <table:table-cell office:value-type="float" office:value="38.5">
            <text:p>38.5</text:p>
          </table:table-cell>
          <table:table-cell office:value-type="float" office:value="884.420099434879">
            <text:p>884.4200994349</text:p>
          </table:table-cell>
          <table:table-cell office:value-type="float" office:value="-41.071463202563">
            <text:p>-41.0714632026</text:p>
          </table:table-cell>
          <table:table-cell office:value-type="float" office:value="925.491562637442">
            <text:p>925.4915626374</text:p>
          </table:table-cell>
          <table:table-cell office:value-type="float" office:value="593.977737753673">
            <text:p>593.9777377537</text:p>
          </table:table-cell>
          <table:table-cell office:value-type="float" office:value="17.219862402294">
            <text:p>17.2198624023</text:p>
          </table:table-cell>
        </table:table-row>
        <table:table-row table:style-name="ro3">
          <table:table-cell office:value-type="float" office:value="38.6">
            <text:p>38.6</text:p>
          </table:table-cell>
          <table:table-cell office:value-type="float" office:value="884.419471837438">
            <text:p>884.4194718374</text:p>
          </table:table-cell>
          <table:table-cell office:value-type="float" office:value="-45.2578184239933">
            <text:p>-45.257818424</text:p>
          </table:table-cell>
          <table:table-cell office:value-type="float" office:value="929.677290261431">
            <text:p>929.6772902614</text:p>
          </table:table-cell>
          <table:table-cell office:value-type="float" office:value="596.664125318207">
            <text:p>596.6641253182</text:p>
          </table:table-cell>
          <table:table-cell office:value-type="float" office:value="7.87374348444804">
            <text:p>7.8737434844</text:p>
          </table:table-cell>
        </table:table-row>
        <table:table-row table:style-name="ro3">
          <table:table-cell office:value-type="float" office:value="38.7">
            <text:p>38.7</text:p>
          </table:table-cell>
          <table:table-cell office:value-type="float" office:value="884.419089149057">
            <text:p>884.4190891491</text:p>
          </table:table-cell>
          <table:table-cell office:value-type="float" office:value="-48.8324620090576">
            <text:p>-48.8324620091</text:p>
          </table:table-cell>
          <table:table-cell office:value-type="float" office:value="933.251551158115">
            <text:p>933.2515511581</text:p>
          </table:table-cell>
          <table:table-cell office:value-type="float" office:value="598.958075352179">
            <text:p>598.9580753522</text:p>
          </table:table-cell>
          <table:table-cell office:value-type="float" office:value="4.0494211697358">
            <text:p>4.0494211697</text:p>
          </table:table-cell>
        </table:table-row>
        <table:table-row table:style-name="ro3">
          <table:table-cell office:value-type="float" office:value="38.8">
            <text:p>38.8</text:p>
          </table:table-cell>
          <table:table-cell office:value-type="float" office:value="884.419374700558">
            <text:p>884.4193747006</text:p>
          </table:table-cell>
          <table:table-cell office:value-type="float" office:value="-34.0940815253724">
            <text:p>-34.0940815254</text:p>
          </table:table-cell>
          <table:table-cell office:value-type="float" office:value="918.51345622593">
            <text:p>918.5134562259</text:p>
          </table:table-cell>
          <table:table-cell office:value-type="float" office:value="589.499209771957">
            <text:p>589.499209772</text:p>
          </table:table-cell>
          <table:table-cell office:value-type="float" office:value="11.9630002476022">
            <text:p>11.9630002476</text:p>
          </table:table-cell>
        </table:table-row>
        <table:table-row table:style-name="ro3">
          <table:table-cell office:value-type="float" office:value="38.9">
            <text:p>38.9</text:p>
          </table:table-cell>
          <table:table-cell office:value-type="float" office:value="884.4181774338">
            <text:p>884.4181774338</text:p>
          </table:table-cell>
          <table:table-cell office:value-type="float" office:value="-20.3838773779367">
            <text:p>-20.3838773779</text:p>
          </table:table-cell>
          <table:table-cell office:value-type="float" office:value="904.802054811737">
            <text:p>904.8020548117</text:p>
          </table:table-cell>
          <table:table-cell office:value-type="float" office:value="580.699273044035">
            <text:p>580.699273044</text:p>
          </table:table-cell>
          <table:table-cell office:value-type="float" office:value="10.2890813061214">
            <text:p>10.2890813061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884.418532786154">
            <text:p>884.4185327862</text:p>
          </table:table-cell>
          <table:table-cell office:value-type="float" office:value="-49.9345109283186">
            <text:p>-49.9345109283</text:p>
          </table:table-cell>
          <table:table-cell office:value-type="float" office:value="934.353043714472">
            <text:p>934.3530437145</text:p>
          </table:table-cell>
          <table:table-cell office:value-type="float" office:value="599.665010005277">
            <text:p>599.6650100053</text:p>
          </table:table-cell>
          <table:table-cell office:value-type="float" office:value="8.08295090626078">
            <text:p>8.0829509063</text:p>
          </table:table-cell>
        </table:table-row>
        <table:table-row table:style-name="ro3">
          <table:table-cell office:value-type="float" office:value="39.1">
            <text:p>39.1</text:p>
          </table:table-cell>
          <table:table-cell office:value-type="float" office:value="884.419830056813">
            <text:p>884.4198300568</text:p>
          </table:table-cell>
          <table:table-cell office:value-type="float" office:value="-21.5747477779365">
            <text:p>-21.5747477779</text:p>
          </table:table-cell>
          <table:table-cell office:value-type="float" office:value="905.994577834749">
            <text:p>905.9945778348</text:p>
          </table:table-cell>
          <table:table-cell office:value-type="float" office:value="581.464630780425">
            <text:p>581.4646307804</text:p>
          </table:table-cell>
          <table:table-cell office:value-type="float" office:value="12.8548273580631">
            <text:p>12.8548273581</text:p>
          </table:table-cell>
        </table:table-row>
        <table:table-row table:style-name="ro3">
          <table:table-cell office:value-type="float" office:value="39.2">
            <text:p>39.2</text:p>
          </table:table-cell>
          <table:table-cell office:value-type="float" office:value="884.41939087599">
            <text:p>884.419390876</text:p>
          </table:table-cell>
          <table:table-cell office:value-type="float" office:value="-38.8600932468299">
            <text:p>-38.8600932468</text:p>
          </table:table-cell>
          <table:table-cell office:value-type="float" office:value="923.27948412282">
            <text:p>923.2794841228</text:p>
          </table:table-cell>
          <table:table-cell office:value-type="float" office:value="592.558032329126">
            <text:p>592.5580323291</text:p>
          </table:table-cell>
          <table:table-cell office:value-type="float" office:value="14.4848446591165">
            <text:p>14.4848446591</text:p>
          </table:table-cell>
        </table:table-row>
        <table:table-row table:style-name="ro3">
          <table:table-cell office:value-type="float" office:value="39.3">
            <text:p>39.3</text:p>
          </table:table-cell>
          <table:table-cell office:value-type="float" office:value="884.41937477731">
            <text:p>884.4193747773</text:p>
          </table:table-cell>
          <table:table-cell office:value-type="float" office:value="-59.6322702177104">
            <text:p>-59.6322702177</text:p>
          </table:table-cell>
          <table:table-cell office:value-type="float" office:value="944.05164499502">
            <text:p>944.051644995</text:p>
          </table:table-cell>
          <table:table-cell office:value-type="float" office:value="605.889543518665">
            <text:p>605.8895435187</text:p>
          </table:table-cell>
          <table:table-cell office:value-type="float" office:value="3.18090041610366">
            <text:p>3.1809004161</text:p>
          </table:table-cell>
        </table:table-row>
        <table:table-row table:style-name="ro3">
          <table:table-cell office:value-type="float" office:value="39.4">
            <text:p>39.4</text:p>
          </table:table-cell>
          <table:table-cell office:value-type="float" office:value="884.419331387286">
            <text:p>884.4193313873</text:p>
          </table:table-cell>
          <table:table-cell office:value-type="float" office:value="-39.6815270717673">
            <text:p>-39.6815270718</text:p>
          </table:table-cell>
          <table:table-cell office:value-type="float" office:value="924.100858459053">
            <text:p>924.1008584591</text:p>
          </table:table-cell>
          <table:table-cell office:value-type="float" office:value="593.085187940026">
            <text:p>593.08518794</text:p>
          </table:table-cell>
          <table:table-cell office:value-type="float" office:value="7.03664793640409">
            <text:p>7.0366479364</text:p>
          </table:table-cell>
        </table:table-row>
        <table:table-row table:style-name="ro3">
          <table:table-cell office:value-type="float" office:value="39.5">
            <text:p>39.5</text:p>
          </table:table-cell>
          <table:table-cell office:value-type="float" office:value="884.419652975231">
            <text:p>884.4196529752</text:p>
          </table:table-cell>
          <table:table-cell office:value-type="float" office:value="-37.9746770762059">
            <text:p>-37.9746770762</text:p>
          </table:table-cell>
          <table:table-cell office:value-type="float" office:value="922.394330051437">
            <text:p>922.3943300514</text:p>
          </table:table-cell>
          <table:table-cell office:value-type="float" office:value="591.989943073526">
            <text:p>591.9899430735</text:p>
          </table:table-cell>
          <table:table-cell office:value-type="float" office:value="13.4970431947642">
            <text:p>13.4970431948</text:p>
          </table:table-cell>
        </table:table-row>
        <table:table-row table:style-name="ro3">
          <table:table-cell office:value-type="float" office:value="39.6">
            <text:p>39.6</text:p>
          </table:table-cell>
          <table:table-cell office:value-type="float" office:value="884.418921710185">
            <text:p>884.4189217102</text:p>
          </table:table-cell>
          <table:table-cell office:value-type="float" office:value="-37.4068753958644">
            <text:p>-37.4068753959</text:p>
          </table:table-cell>
          <table:table-cell office:value-type="float" office:value="921.825797106049">
            <text:p>921.825797106</text:p>
          </table:table-cell>
          <table:table-cell office:value-type="float" office:value="591.625060316758">
            <text:p>591.6250603168</text:p>
          </table:table-cell>
          <table:table-cell office:value-type="float" office:value="14.2372661152318">
            <text:p>14.2372661152</text:p>
          </table:table-cell>
        </table:table-row>
        <table:table-row table:style-name="ro3">
          <table:table-cell office:value-type="float" office:value="39.7">
            <text:p>39.7</text:p>
          </table:table-cell>
          <table:table-cell office:value-type="float" office:value="884.418692886928">
            <text:p>884.4186928869</text:p>
          </table:table-cell>
          <table:table-cell office:value-type="float" office:value="-44.6173602321398">
            <text:p>-44.6173602321</text:p>
          </table:table-cell>
          <table:table-cell office:value-type="float" office:value="929.036053119068">
            <text:p>929.0360531191</text:p>
          </table:table-cell>
          <table:table-cell office:value-type="float" office:value="596.25258122363">
            <text:p>596.2525812236</text:p>
          </table:table-cell>
          <table:table-cell office:value-type="float" office:value="14.104953529944">
            <text:p>14.1049535299</text:p>
          </table:table-cell>
        </table:table-row>
        <table:table-row table:style-name="ro3">
          <table:table-cell office:value-type="float" office:value="39.8">
            <text:p>39.8</text:p>
          </table:table-cell>
          <table:table-cell office:value-type="float" office:value="884.418540835644">
            <text:p>884.4185408356</text:p>
          </table:table-cell>
          <table:table-cell office:value-type="float" office:value="-38.5911016538576">
            <text:p>-38.5911016539</text:p>
          </table:table-cell>
          <table:table-cell office:value-type="float" office:value="923.009642489502">
            <text:p>923.0096424895</text:p>
          </table:table-cell>
          <table:table-cell office:value-type="float" office:value="592.384848769837">
            <text:p>592.3848487698</text:p>
          </table:table-cell>
          <table:table-cell office:value-type="float" office:value="9.73639996641599">
            <text:p>9.7363999664</text:p>
          </table:table-cell>
        </table:table-row>
        <table:table-row table:style-name="ro3">
          <table:table-cell office:value-type="float" office:value="39.9">
            <text:p>39.9</text:p>
          </table:table-cell>
          <table:table-cell office:value-type="float" office:value="884.419635177094">
            <text:p>884.4196351771</text:p>
          </table:table-cell>
          <table:table-cell office:value-type="float" office:value="-22.9604840335066">
            <text:p>-22.9604840335</text:p>
          </table:table-cell>
          <table:table-cell office:value-type="float" office:value="907.380119210601">
            <text:p>907.3801192106</text:p>
          </table:table-cell>
          <table:table-cell office:value-type="float" office:value="582.353867122728">
            <text:p>582.3538671227</text:p>
          </table:table-cell>
          <table:table-cell office:value-type="float" office:value="20.2929581918512">
            <text:p>20.2929581919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884.419278110775">
            <text:p>884.4192781108</text:p>
          </table:table-cell>
          <table:table-cell office:value-type="float" office:value="-29.35740064903">
            <text:p>-29.357400649</text:p>
          </table:table-cell>
          <table:table-cell office:value-type="float" office:value="913.776678759805">
            <text:p>913.7766787598</text:p>
          </table:table-cell>
          <table:table-cell office:value-type="float" office:value="586.459160054428">
            <text:p>586.4591600544</text:p>
          </table:table-cell>
          <table:table-cell office:value-type="float" office:value="10.0486906309002">
            <text:p>10.0486906309</text:p>
          </table:table-cell>
        </table:table-row>
        <table:table-row table:style-name="ro3">
          <table:table-cell office:value-type="float" office:value="40.1">
            <text:p>40.1</text:p>
          </table:table-cell>
          <table:table-cell office:value-type="float" office:value="884.418022603357">
            <text:p>884.4180226034</text:p>
          </table:table-cell>
          <table:table-cell office:value-type="float" office:value="-56.3386590215792">
            <text:p>-56.3386590216</text:p>
          </table:table-cell>
          <table:table-cell office:value-type="float" office:value="940.756681624937">
            <text:p>940.7566816249</text:p>
          </table:table-cell>
          <table:table-cell office:value-type="float" office:value="603.774845808222">
            <text:p>603.7748458082</text:p>
          </table:table-cell>
          <table:table-cell office:value-type="float" office:value="3.85747792153932">
            <text:p>3.8574779215</text:p>
          </table:table-cell>
        </table:table-row>
        <table:table-row table:style-name="ro3">
          <table:table-cell office:value-type="float" office:value="40.2">
            <text:p>40.2</text:p>
          </table:table-cell>
          <table:table-cell office:value-type="float" office:value="884.418695536423">
            <text:p>884.4186955364</text:p>
          </table:table-cell>
          <table:table-cell office:value-type="float" office:value="-51.6017032095995">
            <text:p>-51.6017032096</text:p>
          </table:table-cell>
          <table:table-cell office:value-type="float" office:value="936.020398746023">
            <text:p>936.020398746</text:p>
          </table:table-cell>
          <table:table-cell office:value-type="float" office:value="600.735113515297">
            <text:p>600.7351135153</text:p>
          </table:table-cell>
          <table:table-cell office:value-type="float" office:value="10.5850269350336">
            <text:p>10.585026935</text:p>
          </table:table-cell>
        </table:table-row>
        <table:table-row table:style-name="ro3">
          <table:table-cell office:value-type="float" office:value="40.3">
            <text:p>40.3</text:p>
          </table:table-cell>
          <table:table-cell office:value-type="float" office:value="884.419272976256">
            <text:p>884.4192729763</text:p>
          </table:table-cell>
          <table:table-cell office:value-type="float" office:value="-33.8564477241703">
            <text:p>-33.8564477242</text:p>
          </table:table-cell>
          <table:table-cell office:value-type="float" office:value="918.275720700427">
            <text:p>918.2757207004</text:p>
          </table:table-cell>
          <table:table-cell office:value-type="float" office:value="589.346631817362">
            <text:p>589.3466318174</text:p>
          </table:table-cell>
          <table:table-cell office:value-type="float" office:value="16.3530328033609">
            <text:p>16.3530328034</text:p>
          </table:table-cell>
        </table:table-row>
        <table:table-row table:style-name="ro3">
          <table:table-cell office:value-type="float" office:value="40.4">
            <text:p>40.4</text:p>
          </table:table-cell>
          <table:table-cell office:value-type="float" office:value="884.418420047132">
            <text:p>884.4184200471</text:p>
          </table:table-cell>
          <table:table-cell office:value-type="float" office:value="-34.0781437175057">
            <text:p>-34.0781437175</text:p>
          </table:table-cell>
          <table:table-cell office:value-type="float" office:value="918.496563764638">
            <text:p>918.4965637646</text:p>
          </table:table-cell>
          <table:table-cell office:value-type="float" office:value="589.488368240442">
            <text:p>589.4883682404</text:p>
          </table:table-cell>
          <table:table-cell office:value-type="float" office:value="8.96203848727136">
            <text:p>8.9620384873</text:p>
          </table:table-cell>
        </table:table-row>
        <table:table-row table:style-name="ro3">
          <table:table-cell office:value-type="float" office:value="40.5">
            <text:p>40.5</text:p>
          </table:table-cell>
          <table:table-cell office:value-type="float" office:value="884.419062065266">
            <text:p>884.4190620653</text:p>
          </table:table-cell>
          <table:table-cell office:value-type="float" office:value="-37.4535005925802">
            <text:p>-37.4535005926</text:p>
          </table:table-cell>
          <table:table-cell office:value-type="float" office:value="921.872562657846">
            <text:p>921.8725626578</text:p>
          </table:table-cell>
          <table:table-cell office:value-type="float" office:value="591.655074309087">
            <text:p>591.6550743091</text:p>
          </table:table-cell>
          <table:table-cell office:value-type="float" office:value="13.5004284710495">
            <text:p>13.500428471</text:p>
          </table:table-cell>
        </table:table-row>
        <table:table-row table:style-name="ro3">
          <table:table-cell office:value-type="float" office:value="40.6">
            <text:p>40.6</text:p>
          </table:table-cell>
          <table:table-cell office:value-type="float" office:value="884.41944925137">
            <text:p>884.4194492514</text:p>
          </table:table-cell>
          <table:table-cell office:value-type="float" office:value="-31.3649449671686">
            <text:p>-31.3649449672</text:p>
          </table:table-cell>
          <table:table-cell office:value-type="float" office:value="915.784394218539">
            <text:p>915.7843942185</text:p>
          </table:table-cell>
          <table:table-cell office:value-type="float" office:value="587.747705876318">
            <text:p>587.7477058763</text:p>
          </table:table-cell>
          <table:table-cell office:value-type="float" office:value="16.3697343562187">
            <text:p>16.3697343562</text:p>
          </table:table-cell>
        </table:table-row>
        <table:table-row table:style-name="ro3">
          <table:table-cell office:value-type="float" office:value="40.7">
            <text:p>40.7</text:p>
          </table:table-cell>
          <table:table-cell office:value-type="float" office:value="884.418205258915">
            <text:p>884.4182052589</text:p>
          </table:table-cell>
          <table:table-cell office:value-type="float" office:value="-53.5041888370523">
            <text:p>-53.5041888371</text:p>
          </table:table-cell>
          <table:table-cell office:value-type="float" office:value="937.922394095968">
            <text:p>937.922394096</text:p>
          </table:table-cell>
          <table:table-cell office:value-type="float" office:value="601.955808485178">
            <text:p>601.9558084852</text:p>
          </table:table-cell>
          <table:table-cell office:value-type="float" office:value="4.14893893987241">
            <text:p>4.1489389399</text:p>
          </table:table-cell>
        </table:table-row>
        <table:table-row table:style-name="ro3">
          <table:table-cell office:value-type="float" office:value="40.8">
            <text:p>40.8</text:p>
          </table:table-cell>
          <table:table-cell office:value-type="float" office:value="884.418691711171">
            <text:p>884.4186917112</text:p>
          </table:table-cell>
          <table:table-cell office:value-type="float" office:value="-53.3343419066299">
            <text:p>-53.3343419066</text:p>
          </table:table-cell>
          <table:table-cell office:value-type="float" office:value="937.753033617801">
            <text:p>937.7530336178</text:p>
          </table:table-cell>
          <table:table-cell office:value-type="float" office:value="601.847113433005">
            <text:p>601.847113433</text:p>
          </table:table-cell>
          <table:table-cell office:value-type="float" office:value="7.65454083428065">
            <text:p>7.6545408343</text:p>
          </table:table-cell>
        </table:table-row>
        <table:table-row table:style-name="ro3">
          <table:table-cell office:value-type="float" office:value="40.9">
            <text:p>40.9</text:p>
          </table:table-cell>
          <table:table-cell office:value-type="float" office:value="884.419129018061">
            <text:p>884.4191290181</text:p>
          </table:table-cell>
          <table:table-cell office:value-type="float" office:value="-33.3888405537271">
            <text:p>-33.3888405537</text:p>
          </table:table-cell>
          <table:table-cell office:value-type="float" office:value="917.807969571788">
            <text:p>917.8079695718</text:p>
          </table:table-cell>
          <table:table-cell office:value-type="float" office:value="589.046430531432">
            <text:p>589.0464305314</text:p>
          </table:table-cell>
          <table:table-cell office:value-type="float" office:value="16.2329843433599">
            <text:p>16.2329843434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884.418166913507">
            <text:p>884.4181669135</text:p>
          </table:table-cell>
          <table:table-cell office:value-type="float" office:value="-39.2875235346886">
            <text:p>-39.2875235347</text:p>
          </table:table-cell>
          <table:table-cell office:value-type="float" office:value="923.705690448196">
            <text:p>923.7056904482</text:p>
          </table:table-cell>
          <table:table-cell office:value-type="float" office:value="592.83157028364">
            <text:p>592.8315702836</text:p>
          </table:table-cell>
          <table:table-cell office:value-type="float" office:value="13.8772312290562">
            <text:p>13.8772312291</text:p>
          </table:table-cell>
        </table:table-row>
        <table:table-row table:style-name="ro3">
          <table:table-cell office:value-type="float" office:value="41.1">
            <text:p>41.1</text:p>
          </table:table-cell>
          <table:table-cell office:value-type="float" office:value="884.418660020932">
            <text:p>884.4186600209</text:p>
          </table:table-cell>
          <table:table-cell office:value-type="float" office:value="-28.1725838893969">
            <text:p>-28.1725838894</text:p>
          </table:table-cell>
          <table:table-cell office:value-type="float" office:value="912.591243910329">
            <text:p>912.5912439103</text:p>
          </table:table-cell>
          <table:table-cell office:value-type="float" office:value="585.698351486774">
            <text:p>585.6983514868</text:p>
          </table:table-cell>
          <table:table-cell office:value-type="float" office:value="23.5996496485898">
            <text:p>23.5996496486</text:p>
          </table:table-cell>
        </table:table-row>
        <table:table-row table:style-name="ro3">
          <table:table-cell office:value-type="float" office:value="41.2">
            <text:p>41.2</text:p>
          </table:table-cell>
          <table:table-cell office:value-type="float" office:value="884.41679884862">
            <text:p>884.4167988486</text:p>
          </table:table-cell>
          <table:table-cell office:value-type="float" office:value="-52.7250056262895">
            <text:p>-52.7250056263</text:p>
          </table:table-cell>
          <table:table-cell office:value-type="float" office:value="937.141804474909">
            <text:p>937.1418044749</text:p>
          </table:table-cell>
          <table:table-cell office:value-type="float" office:value="601.454828383415">
            <text:p>601.4548283834</text:p>
          </table:table-cell>
          <table:table-cell office:value-type="float" office:value="8.81815349955263">
            <text:p>8.8181534996</text:p>
          </table:table-cell>
        </table:table-row>
        <table:table-row table:style-name="ro3">
          <table:table-cell office:value-type="float" office:value="41.3">
            <text:p>41.3</text:p>
          </table:table-cell>
          <table:table-cell office:value-type="float" office:value="884.418784853778">
            <text:p>884.4187848538</text:p>
          </table:table-cell>
          <table:table-cell office:value-type="float" office:value="-34.0181053169457">
            <text:p>-34.0181053169</text:p>
          </table:table-cell>
          <table:table-cell office:value-type="float" office:value="918.436890170723">
            <text:p>918.4368901707</text:p>
          </table:table-cell>
          <table:table-cell office:value-type="float" office:value="589.450069904997">
            <text:p>589.450069905</text:p>
          </table:table-cell>
          <table:table-cell office:value-type="float" office:value="10.2936228452696">
            <text:p>10.2936228453</text:p>
          </table:table-cell>
        </table:table-row>
        <table:table-row table:style-name="ro3">
          <table:table-cell office:value-type="float" office:value="41.4">
            <text:p>41.4</text:p>
          </table:table-cell>
          <table:table-cell office:value-type="float" office:value="884.417674694702">
            <text:p>884.4176746947</text:p>
          </table:table-cell>
          <table:table-cell office:value-type="float" office:value="-41.6157946981435">
            <text:p>-41.6157946981</text:p>
          </table:table-cell>
          <table:table-cell office:value-type="float" office:value="926.033469392846">
            <text:p>926.0334693928</text:p>
          </table:table-cell>
          <table:table-cell office:value-type="float" office:value="594.325531900743">
            <text:p>594.3255319007</text:p>
          </table:table-cell>
          <table:table-cell office:value-type="float" office:value="9.72199601648516">
            <text:p>9.7219960165</text:p>
          </table:table-cell>
        </table:table-row>
        <table:table-row table:style-name="ro3">
          <table:table-cell office:value-type="float" office:value="41.5">
            <text:p>41.5</text:p>
          </table:table-cell>
          <table:table-cell office:value-type="float" office:value="884.417292177532">
            <text:p>884.4172921775</text:p>
          </table:table-cell>
          <table:table-cell office:value-type="float" office:value="-33.823100162024">
            <text:p>-33.823100162</text:p>
          </table:table-cell>
          <table:table-cell office:value-type="float" office:value="918.240392339556">
            <text:p>918.2403923396</text:p>
          </table:table-cell>
          <table:table-cell office:value-type="float" office:value="589.32395818022">
            <text:p>589.3239581802</text:p>
          </table:table-cell>
          <table:table-cell office:value-type="float" office:value="17.8975406240618">
            <text:p>17.8975406241</text:p>
          </table:table-cell>
        </table:table-row>
        <table:table-row table:style-name="ro3">
          <table:table-cell office:value-type="float" office:value="41.6">
            <text:p>41.6</text:p>
          </table:table-cell>
          <table:table-cell office:value-type="float" office:value="884.418409556195">
            <text:p>884.4184095562</text:p>
          </table:table-cell>
          <table:table-cell office:value-type="float" office:value="-48.8249302533269">
            <text:p>-48.8249302533</text:p>
          </table:table-cell>
          <table:table-cell office:value-type="float" office:value="933.243339809522">
            <text:p>933.2433398095</text:p>
          </table:table-cell>
          <table:table-cell office:value-type="float" office:value="598.952805333027">
            <text:p>598.952805333</text:p>
          </table:table-cell>
          <table:table-cell office:value-type="float" office:value="2.53837428755764">
            <text:p>2.5383742876</text:p>
          </table:table-cell>
        </table:table-row>
        <table:table-row table:style-name="ro3">
          <table:table-cell office:value-type="float" office:value="41.7">
            <text:p>41.7</text:p>
          </table:table-cell>
          <table:table-cell office:value-type="float" office:value="884.418520320217">
            <text:p>884.4185203202</text:p>
          </table:table-cell>
          <table:table-cell office:value-type="float" office:value="-43.6667650649082">
            <text:p>-43.6667650649</text:p>
          </table:table-cell>
          <table:table-cell office:value-type="float" office:value="928.085285385125">
            <text:p>928.0852853851</text:p>
          </table:table-cell>
          <table:table-cell office:value-type="float" office:value="595.642381314159">
            <text:p>595.6423813142</text:p>
          </table:table-cell>
          <table:table-cell office:value-type="float" office:value="3.45936728184343">
            <text:p>3.4593672818</text:p>
          </table:table-cell>
        </table:table-row>
        <table:table-row table:style-name="ro3">
          <table:table-cell office:value-type="float" office:value="41.8">
            <text:p>41.8</text:p>
          </table:table-cell>
          <table:table-cell office:value-type="float" office:value="884.418485756243">
            <text:p>884.4184857562</text:p>
          </table:table-cell>
          <table:table-cell office:value-type="float" office:value="-53.7021494580211">
            <text:p>-53.702149458</text:p>
          </table:table-cell>
          <table:table-cell office:value-type="float" office:value="938.120635214264">
            <text:p>938.1206352143</text:p>
          </table:table-cell>
          <table:table-cell office:value-type="float" office:value="602.083039046459">
            <text:p>602.0830390465</text:p>
          </table:table-cell>
          <table:table-cell office:value-type="float" office:value="5.10017289547202">
            <text:p>5.1001728955</text:p>
          </table:table-cell>
        </table:table-row>
        <table:table-row table:style-name="ro3">
          <table:table-cell office:value-type="float" office:value="41.9">
            <text:p>41.9</text:p>
          </table:table-cell>
          <table:table-cell office:value-type="float" office:value="884.419782156934">
            <text:p>884.4197821569</text:p>
          </table:table-cell>
          <table:table-cell office:value-type="float" office:value="-21.4391689873746">
            <text:p>-21.4391689874</text:p>
          </table:table-cell>
          <table:table-cell office:value-type="float" office:value="905.858951144308">
            <text:p>905.8589511443</text:p>
          </table:table-cell>
          <table:table-cell office:value-type="float" office:value="581.377585973082">
            <text:p>581.3775859731</text:p>
          </table:table-cell>
          <table:table-cell office:value-type="float" office:value="23.5749875958516">
            <text:p>23.5749875959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884.419334545106">
            <text:p>884.4193345451</text:p>
          </table:table-cell>
          <table:table-cell office:value-type="float" office:value="-11.364201333483">
            <text:p>-11.3642013335</text:p>
          </table:table-cell>
          <table:table-cell office:value-type="float" office:value="895.783535878589">
            <text:p>895.7835358786</text:p>
          </table:table-cell>
          <table:table-cell office:value-type="float" office:value="574.911214362512">
            <text:p>574.9112143625</text:p>
          </table:table-cell>
          <table:table-cell office:value-type="float" office:value="29.395116223007">
            <text:p>29.395116223</text:p>
          </table:table-cell>
        </table:table-row>
        <table:table-row table:style-name="ro3">
          <table:table-cell office:value-type="float" office:value="42.1">
            <text:p>42.1</text:p>
          </table:table-cell>
          <table:table-cell office:value-type="float" office:value="884.419233755369">
            <text:p>884.4192337554</text:p>
          </table:table-cell>
          <table:table-cell office:value-type="float" office:value="-35.7078720442763">
            <text:p>-35.7078720443</text:p>
          </table:table-cell>
          <table:table-cell office:value-type="float" office:value="920.127105799645">
            <text:p>920.1271057996</text:p>
          </table:table-cell>
          <table:table-cell office:value-type="float" office:value="590.534845278553">
            <text:p>590.5348452786</text:p>
          </table:table-cell>
          <table:table-cell office:value-type="float" office:value="14.3562471790585">
            <text:p>14.3562471791</text:p>
          </table:table-cell>
        </table:table-row>
        <table:table-row table:style-name="ro3">
          <table:table-cell office:value-type="float" office:value="42.2">
            <text:p>42.2</text:p>
          </table:table-cell>
          <table:table-cell office:value-type="float" office:value="884.41849555224">
            <text:p>884.4184955522</text:p>
          </table:table-cell>
          <table:table-cell office:value-type="float" office:value="-33.8578195561414">
            <text:p>-33.8578195561</text:p>
          </table:table-cell>
          <table:table-cell office:value-type="float" office:value="918.276315108382">
            <text:p>918.2763151084</text:p>
          </table:table-cell>
          <table:table-cell office:value-type="float" office:value="589.347013306623">
            <text:p>589.3470133066</text:p>
          </table:table-cell>
          <table:table-cell office:value-type="float" office:value="9.7447747774884">
            <text:p>9.7447747775</text:p>
          </table:table-cell>
        </table:table-row>
        <table:table-row table:style-name="ro3">
          <table:table-cell office:value-type="float" office:value="42.3">
            <text:p>42.3</text:p>
          </table:table-cell>
          <table:table-cell office:value-type="float" office:value="884.418241377747">
            <text:p>884.4182413777</text:p>
          </table:table-cell>
          <table:table-cell office:value-type="float" office:value="-31.6480932679808">
            <text:p>-31.648093268</text:p>
          </table:table-cell>
          <table:table-cell office:value-type="float" office:value="916.066334645728">
            <text:p>916.0663346457</text:p>
          </table:table-cell>
          <table:table-cell office:value-type="float" office:value="587.928654405602">
            <text:p>587.9286544056</text:p>
          </table:table-cell>
          <table:table-cell office:value-type="float" office:value="18.4310387511401">
            <text:p>18.4310387511</text:p>
          </table:table-cell>
        </table:table-row>
        <table:table-row table:style-name="ro3">
          <table:table-cell office:value-type="float" office:value="42.4">
            <text:p>42.4</text:p>
          </table:table-cell>
          <table:table-cell office:value-type="float" office:value="884.418442782127">
            <text:p>884.4184427821</text:p>
          </table:table-cell>
          <table:table-cell office:value-type="float" office:value="-21.3798113903318">
            <text:p>-21.3798113903</text:p>
          </table:table-cell>
          <table:table-cell office:value-type="float" office:value="905.798254172459">
            <text:p>905.7982541725</text:p>
          </table:table-cell>
          <table:table-cell office:value-type="float" office:value="581.338630836717">
            <text:p>581.3386308367</text:p>
          </table:table-cell>
          <table:table-cell office:value-type="float" office:value="25.1355907925963">
            <text:p>25.1355907926</text:p>
          </table:table-cell>
        </table:table-row>
        <table:table-row table:style-name="ro3">
          <table:table-cell office:value-type="float" office:value="42.5">
            <text:p>42.5</text:p>
          </table:table-cell>
          <table:table-cell office:value-type="float" office:value="884.41800345683">
            <text:p>884.4180034568</text:p>
          </table:table-cell>
          <table:table-cell office:value-type="float" office:value="-26.7536163464749">
            <text:p>-26.7536163465</text:p>
          </table:table-cell>
          <table:table-cell office:value-type="float" office:value="911.171619803305">
            <text:p>911.1716198033</text:p>
          </table:table-cell>
          <table:table-cell office:value-type="float" office:value="584.787240948772">
            <text:p>584.7872409488</text:p>
          </table:table-cell>
          <table:table-cell office:value-type="float" office:value="11.342139389422">
            <text:p>11.3421393894</text:p>
          </table:table-cell>
        </table:table-row>
        <table:table-row table:style-name="ro3">
          <table:table-cell office:value-type="float" office:value="42.6">
            <text:p>42.6</text:p>
          </table:table-cell>
          <table:table-cell office:value-type="float" office:value="884.417844828882">
            <text:p>884.4178448289</text:p>
          </table:table-cell>
          <table:table-cell office:value-type="float" office:value="-21.7660015179821">
            <text:p>-21.766001518</text:p>
          </table:table-cell>
          <table:table-cell office:value-type="float" office:value="906.183846346865">
            <text:p>906.1838463469</text:p>
          </table:table-cell>
          <table:table-cell office:value-type="float" office:value="581.586102749693">
            <text:p>581.5861027497</text:p>
          </table:table-cell>
          <table:table-cell office:value-type="float" office:value="28.1917496397854">
            <text:p>28.1917496398</text:p>
          </table:table-cell>
        </table:table-row>
        <table:table-row table:style-name="ro3">
          <table:table-cell office:value-type="float" office:value="42.7">
            <text:p>42.7</text:p>
          </table:table-cell>
          <table:table-cell office:value-type="float" office:value="884.417343754543">
            <text:p>884.4173437545</text:p>
          </table:table-cell>
          <table:table-cell office:value-type="float" office:value="-40.8741721195558">
            <text:p>-40.8741721196</text:p>
          </table:table-cell>
          <table:table-cell office:value-type="float" office:value="925.291515874098">
            <text:p>925.2915158741</text:p>
          </table:table-cell>
          <table:table-cell office:value-type="float" office:value="593.84934833476">
            <text:p>593.8493483348</text:p>
          </table:table-cell>
          <table:table-cell office:value-type="float" office:value="13.0424747890933">
            <text:p>13.0424747891</text:p>
          </table:table-cell>
        </table:table-row>
        <table:table-row table:style-name="ro3">
          <table:table-cell office:value-type="float" office:value="42.8">
            <text:p>42.8</text:p>
          </table:table-cell>
          <table:table-cell office:value-type="float" office:value="884.418653419966">
            <text:p>884.41865342</text:p>
          </table:table-cell>
          <table:table-cell office:value-type="float" office:value="-52.3392349554525">
            <text:p>-52.3392349555</text:p>
          </table:table-cell>
          <table:table-cell office:value-type="float" office:value="936.757888375419">
            <text:p>936.7578883754</text:p>
          </table:table-cell>
          <table:table-cell office:value-type="float" office:value="601.208432170345">
            <text:p>601.2084321703</text:p>
          </table:table-cell>
          <table:table-cell office:value-type="float" office:value="8.98238825090844">
            <text:p>8.9823882509</text:p>
          </table:table-cell>
        </table:table-row>
        <table:table-row table:style-name="ro3">
          <table:table-cell office:value-type="float" office:value="42.9">
            <text:p>42.9</text:p>
          </table:table-cell>
          <table:table-cell office:value-type="float" office:value="884.41844772766">
            <text:p>884.4184477277</text:p>
          </table:table-cell>
          <table:table-cell office:value-type="float" office:value="-38.3918505973444">
            <text:p>-38.3918505973</text:p>
          </table:table-cell>
          <table:table-cell office:value-type="float" office:value="922.810298325005">
            <text:p>922.810298325</text:p>
          </table:table-cell>
          <table:table-cell office:value-type="float" office:value="592.256910276778">
            <text:p>592.2569102768</text:p>
          </table:table-cell>
          <table:table-cell office:value-type="float" office:value="12.7803895813674">
            <text:p>12.7803895814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884.417814717423">
            <text:p>884.4178147174</text:p>
          </table:table-cell>
          <table:table-cell office:value-type="float" office:value="-57.5144652445206">
            <text:p>-57.5144652445</text:p>
          </table:table-cell>
          <table:table-cell office:value-type="float" office:value="941.932279961943">
            <text:p>941.9322799619</text:p>
          </table:table-cell>
          <table:table-cell office:value-type="float" office:value="604.529341331372">
            <text:p>604.5293413314</text:p>
          </table:table-cell>
          <table:table-cell office:value-type="float" office:value="2.95322356903421">
            <text:p>2.953223569</text:p>
          </table:table-cell>
        </table:table-row>
        <table:table-row table:style-name="ro3">
          <table:table-cell office:value-type="float" office:value="43.1">
            <text:p>43.1</text:p>
          </table:table-cell>
          <table:table-cell office:value-type="float" office:value="884.418276388448">
            <text:p>884.4182763884</text:p>
          </table:table-cell>
          <table:table-cell office:value-type="float" office:value="-36.1212495149677">
            <text:p>-36.121249515</text:p>
          </table:table-cell>
          <table:table-cell office:value-type="float" office:value="920.539525903416">
            <text:p>920.5395259034</text:p>
          </table:table-cell>
          <table:table-cell office:value-type="float" office:value="590.799535276961">
            <text:p>590.799535277</text:p>
          </table:table-cell>
          <table:table-cell office:value-type="float" office:value="6.58630303524093">
            <text:p>6.5863030352</text:p>
          </table:table-cell>
        </table:table-row>
        <table:table-row table:style-name="ro3">
          <table:table-cell office:value-type="float" office:value="43.2">
            <text:p>43.2</text:p>
          </table:table-cell>
          <table:table-cell office:value-type="float" office:value="884.417787555715">
            <text:p>884.4177875557</text:p>
          </table:table-cell>
          <table:table-cell office:value-type="float" office:value="-49.5778038949714">
            <text:p>-49.577803895</text:p>
          </table:table-cell>
          <table:table-cell office:value-type="float" office:value="933.995591450687">
            <text:p>933.9955914507</text:p>
          </table:table-cell>
          <table:table-cell office:value-type="float" office:value="599.435598203409">
            <text:p>599.4355982034</text:p>
          </table:table-cell>
          <table:table-cell office:value-type="float" office:value="2.46693776611114">
            <text:p>2.4669377661</text:p>
          </table:table-cell>
        </table:table-row>
        <table:table-row table:style-name="ro3">
          <table:table-cell office:value-type="float" office:value="43.3">
            <text:p>43.3</text:p>
          </table:table-cell>
          <table:table-cell office:value-type="float" office:value="884.417810515855">
            <text:p>884.4178105159</text:p>
          </table:table-cell>
          <table:table-cell office:value-type="float" office:value="-46.1534226654926">
            <text:p>-46.1534226655</text:p>
          </table:table-cell>
          <table:table-cell office:value-type="float" office:value="930.571233181348">
            <text:p>930.5712331813</text:p>
          </table:table-cell>
          <table:table-cell office:value-type="float" office:value="597.237855230708">
            <text:p>597.2378552307</text:p>
          </table:table-cell>
          <table:table-cell office:value-type="float" office:value="1.36603494491047">
            <text:p>1.3660349449</text:p>
          </table:table-cell>
        </table:table-row>
        <table:table-row table:style-name="ro3">
          <table:table-cell office:value-type="float" office:value="43.4">
            <text:p>43.4</text:p>
          </table:table-cell>
          <table:table-cell office:value-type="float" office:value="884.419161141978">
            <text:p>884.419161142</text:p>
          </table:table-cell>
          <table:table-cell office:value-type="float" office:value="-48.7979521175182">
            <text:p>-48.7979521175</text:p>
          </table:table-cell>
          <table:table-cell office:value-type="float" office:value="933.217113259496">
            <text:p>933.2171132595</text:p>
          </table:table-cell>
          <table:table-cell office:value-type="float" office:value="598.935973211068">
            <text:p>598.9359732111</text:p>
          </table:table-cell>
          <table:table-cell office:value-type="float" office:value="7.87956490938511">
            <text:p>7.8795649094</text:p>
          </table:table-cell>
        </table:table-row>
        <table:table-row table:style-name="ro3">
          <table:table-cell office:value-type="float" office:value="43.5">
            <text:p>43.5</text:p>
          </table:table-cell>
          <table:table-cell office:value-type="float" office:value="884.419375315062">
            <text:p>884.4193753151</text:p>
          </table:table-cell>
          <table:table-cell office:value-type="float" office:value="-37.4754065270535">
            <text:p>-37.4754065271</text:p>
          </table:table-cell>
          <table:table-cell office:value-type="float" office:value="921.894781842116">
            <text:p>921.8947818421</text:p>
          </table:table-cell>
          <table:table-cell office:value-type="float" office:value="591.669334515597">
            <text:p>591.6693345156</text:p>
          </table:table-cell>
          <table:table-cell office:value-type="float" office:value="11.8389236226324">
            <text:p>11.8389236226</text:p>
          </table:table-cell>
        </table:table-row>
        <table:table-row table:style-name="ro3">
          <table:table-cell office:value-type="float" office:value="43.6">
            <text:p>43.6</text:p>
          </table:table-cell>
          <table:table-cell office:value-type="float" office:value="884.418908329369">
            <text:p>884.4189083294</text:p>
          </table:table-cell>
          <table:table-cell office:value-type="float" office:value="-42.7119606564926">
            <text:p>-42.7119606565</text:p>
          </table:table-cell>
          <table:table-cell office:value-type="float" office:value="927.130868985861">
            <text:p>927.1308689859</text:p>
          </table:table-cell>
          <table:table-cell office:value-type="float" office:value="595.029839702117">
            <text:p>595.0298397021</text:p>
          </table:table-cell>
          <table:table-cell office:value-type="float" office:value="2.12849434741218">
            <text:p>2.1284943474</text:p>
          </table:table-cell>
        </table:table-row>
        <table:table-row table:style-name="ro3">
          <table:table-cell office:value-type="float" office:value="43.7">
            <text:p>43.7</text:p>
          </table:table-cell>
          <table:table-cell office:value-type="float" office:value="884.420098500831">
            <text:p>884.4200985008</text:p>
          </table:table-cell>
          <table:table-cell office:value-type="float" office:value="-44.3163154429667">
            <text:p>-44.316315443</text:p>
          </table:table-cell>
          <table:table-cell office:value-type="float" office:value="928.736413943797">
            <text:p>928.7364139438</text:p>
          </table:table-cell>
          <table:table-cell office:value-type="float" office:value="596.060273690363">
            <text:p>596.0602736904</text:p>
          </table:table-cell>
          <table:table-cell office:value-type="float" office:value="8.49953414167259">
            <text:p>8.4995341417</text:p>
          </table:table-cell>
        </table:table-row>
        <table:table-row table:style-name="ro3">
          <table:table-cell office:value-type="float" office:value="43.8">
            <text:p>43.8</text:p>
          </table:table-cell>
          <table:table-cell office:value-type="float" office:value="884.419359200874">
            <text:p>884.4193592009</text:p>
          </table:table-cell>
          <table:table-cell office:value-type="float" office:value="-49.231647480176">
            <text:p>-49.2316474802</text:p>
          </table:table-cell>
          <table:table-cell office:value-type="float" office:value="933.65100668105">
            <text:p>933.6510066811</text:p>
          </table:table-cell>
          <table:table-cell office:value-type="float" office:value="599.214444721091">
            <text:p>599.2144447211</text:p>
          </table:table-cell>
          <table:table-cell office:value-type="float" office:value="6.38032095642808">
            <text:p>6.3803209564</text:p>
          </table:table-cell>
        </table:table-row>
        <table:table-row table:style-name="ro3">
          <table:table-cell office:value-type="float" office:value="43.9">
            <text:p>43.9</text:p>
          </table:table-cell>
          <table:table-cell office:value-type="float" office:value="884.418377668817">
            <text:p>884.4183776688</text:p>
          </table:table-cell>
          <table:table-cell office:value-type="float" office:value="-29.5170147295343">
            <text:p>-29.5170147295</text:p>
          </table:table-cell>
          <table:table-cell office:value-type="float" office:value="913.935392398352">
            <text:p>913.9353923984</text:p>
          </table:table-cell>
          <table:table-cell office:value-type="float" office:value="586.561021996535">
            <text:p>586.5610219965</text:p>
          </table:table-cell>
          <table:table-cell office:value-type="float" office:value="7.78821300475552">
            <text:p>7.7882130048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884.419212851283">
            <text:p>884.4192128513</text:p>
          </table:table-cell>
          <table:table-cell office:value-type="float" office:value="-28.3202065953945">
            <text:p>-28.3202065954</text:p>
          </table:table-cell>
          <table:table-cell office:value-type="float" office:value="912.739419446678">
            <text:p>912.7394194467</text:p>
          </table:table-cell>
          <table:table-cell office:value-type="float" office:value="585.793450106171">
            <text:p>585.7934501062</text:p>
          </table:table-cell>
          <table:table-cell office:value-type="float" office:value="18.727904481055">
            <text:p>18.7279044811</text:p>
          </table:table-cell>
        </table:table-row>
        <table:table-row table:style-name="ro3">
          <table:table-cell office:value-type="float" office:value="44.1">
            <text:p>44.1</text:p>
          </table:table-cell>
          <table:table-cell office:value-type="float" office:value="884.418255482565">
            <text:p>884.4182554826</text:p>
          </table:table-cell>
          <table:table-cell office:value-type="float" office:value="-46.7873675458111">
            <text:p>-46.7873675458</text:p>
          </table:table-cell>
          <table:table-cell office:value-type="float" office:value="931.205623028376">
            <text:p>931.2056230284</text:p>
          </table:table-cell>
          <table:table-cell office:value-type="float" office:value="597.645004751465">
            <text:p>597.6450047515</text:p>
          </table:table-cell>
          <table:table-cell office:value-type="float" office:value="11.4422237695782">
            <text:p>11.4422237696</text:p>
          </table:table-cell>
        </table:table-row>
        <table:table-row table:style-name="ro3">
          <table:table-cell office:value-type="float" office:value="44.2">
            <text:p>44.2</text:p>
          </table:table-cell>
          <table:table-cell office:value-type="float" office:value="884.419336177369">
            <text:p>884.4193361774</text:p>
          </table:table-cell>
          <table:table-cell office:value-type="float" office:value="-9.77372036829501">
            <text:p>-9.7737203683</text:p>
          </table:table-cell>
          <table:table-cell office:value-type="float" office:value="894.193056545664">
            <text:p>894.1930565457</text:p>
          </table:table-cell>
          <table:table-cell office:value-type="float" office:value="573.890449447678">
            <text:p>573.8904494477</text:p>
          </table:table-cell>
          <table:table-cell office:value-type="float" office:value="28.6549086018179">
            <text:p>28.6549086018</text:p>
          </table:table-cell>
        </table:table-row>
        <table:table-row table:style-name="ro3">
          <table:table-cell office:value-type="float" office:value="44.3">
            <text:p>44.3</text:p>
          </table:table-cell>
          <table:table-cell office:value-type="float" office:value="884.41730896167">
            <text:p>884.4173089617</text:p>
          </table:table-cell>
          <table:table-cell office:value-type="float" office:value="-29.4434934163624">
            <text:p>-29.4434934164</text:p>
          </table:table-cell>
          <table:table-cell office:value-type="float" office:value="913.860802378033">
            <text:p>913.860802378</text:p>
          </table:table-cell>
          <table:table-cell office:value-type="float" office:value="586.513150342901">
            <text:p>586.5131503429</text:p>
          </table:table-cell>
          <table:table-cell office:value-type="float" office:value="18.0236368733884">
            <text:p>18.0236368734</text:p>
          </table:table-cell>
        </table:table-row>
        <table:table-row table:style-name="ro3">
          <table:table-cell office:value-type="float" office:value="44.4">
            <text:p>44.4</text:p>
          </table:table-cell>
          <table:table-cell office:value-type="float" office:value="884.419253680277">
            <text:p>884.4192536803</text:p>
          </table:table-cell>
          <table:table-cell office:value-type="float" office:value="-17.6190868731493">
            <text:p>-17.6190868731</text:p>
          </table:table-cell>
          <table:table-cell office:value-type="float" office:value="902.038340553426">
            <text:p>902.0383405534</text:p>
          </table:table-cell>
          <table:table-cell office:value-type="float" office:value="578.925529436615">
            <text:p>578.9255294366</text:p>
          </table:table-cell>
          <table:table-cell office:value-type="float" office:value="24.2667951282148">
            <text:p>24.2667951282</text:p>
          </table:table-cell>
        </table:table-row>
        <table:table-row table:style-name="ro3">
          <table:table-cell office:value-type="float" office:value="44.5">
            <text:p>44.5</text:p>
          </table:table-cell>
          <table:table-cell office:value-type="float" office:value="884.418483332128">
            <text:p>884.4184833321</text:p>
          </table:table-cell>
          <table:table-cell office:value-type="float" office:value="-33.0289078156967">
            <text:p>-33.0289078157</text:p>
          </table:table-cell>
          <table:table-cell office:value-type="float" office:value="917.447391147825">
            <text:p>917.4473911478</text:p>
          </table:table-cell>
          <table:table-cell office:value-type="float" office:value="588.815012369242">
            <text:p>588.8150123692</text:p>
          </table:table-cell>
          <table:table-cell office:value-type="float" office:value="9.69803559558259">
            <text:p>9.6980355956</text:p>
          </table:table-cell>
        </table:table-row>
        <table:table-row table:style-name="ro3">
          <table:table-cell office:value-type="float" office:value="44.6">
            <text:p>44.6</text:p>
          </table:table-cell>
          <table:table-cell office:value-type="float" office:value="884.418453341172">
            <text:p>884.4184533412</text:p>
          </table:table-cell>
          <table:table-cell office:value-type="float" office:value="-40.6034846361999">
            <text:p>-40.6034846362</text:p>
          </table:table-cell>
          <table:table-cell office:value-type="float" office:value="925.021937977372">
            <text:p>925.0219379774</text:p>
          </table:table-cell>
          <table:table-cell office:value-type="float" office:value="593.676334040832">
            <text:p>593.6763340408</text:p>
          </table:table-cell>
          <table:table-cell office:value-type="float" office:value="8.01557806371692">
            <text:p>8.0155780637</text:p>
          </table:table-cell>
        </table:table-row>
        <table:table-row table:style-name="ro3">
          <table:table-cell office:value-type="float" office:value="44.7">
            <text:p>44.7</text:p>
          </table:table-cell>
          <table:table-cell office:value-type="float" office:value="884.418057239233">
            <text:p>884.4180572392</text:p>
          </table:table-cell>
          <table:table-cell office:value-type="float" office:value="-34.4237863639399">
            <text:p>-34.4237863639</text:p>
          </table:table-cell>
          <table:table-cell office:value-type="float" office:value="918.841843603173">
            <text:p>918.8418436032</text:p>
          </table:table-cell>
          <table:table-cell office:value-type="float" office:value="589.709967815915">
            <text:p>589.7099678159</text:p>
          </table:table-cell>
          <table:table-cell office:value-type="float" office:value="12.22981619838">
            <text:p>12.2298161984</text:p>
          </table:table-cell>
        </table:table-row>
        <table:table-row table:style-name="ro3">
          <table:table-cell office:value-type="float" office:value="44.8">
            <text:p>44.8</text:p>
          </table:table-cell>
          <table:table-cell office:value-type="float" office:value="884.418428660692">
            <text:p>884.4184286607</text:p>
          </table:table-cell>
          <table:table-cell office:value-type="float" office:value="-25.7574790559428">
            <text:p>-25.7574790559</text:p>
          </table:table-cell>
          <table:table-cell office:value-type="float" office:value="910.175907716635">
            <text:p>910.1759077166</text:p>
          </table:table-cell>
          <table:table-cell office:value-type="float" office:value="584.14819588713">
            <text:p>584.1481958871</text:p>
          </table:table-cell>
          <table:table-cell office:value-type="float" office:value="9.02276971628971">
            <text:p>9.0227697163</text:p>
          </table:table-cell>
        </table:table-row>
        <table:table-row table:style-name="ro3">
          <table:table-cell office:value-type="float" office:value="44.9">
            <text:p>44.9</text:p>
          </table:table-cell>
          <table:table-cell office:value-type="float" office:value="884.418479211755">
            <text:p>884.4184792118</text:p>
          </table:table-cell>
          <table:table-cell office:value-type="float" office:value="-54.3735714345277">
            <text:p>-54.3735714345</text:p>
          </table:table-cell>
          <table:table-cell office:value-type="float" office:value="938.792050646283">
            <text:p>938.7920506463</text:p>
          </table:table-cell>
          <table:table-cell office:value-type="float" office:value="602.513951477759">
            <text:p>602.5139514778</text:p>
          </table:table-cell>
          <table:table-cell office:value-type="float" office:value="1.91034882416088">
            <text:p>1.9103488242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884.418720899776">
            <text:p>884.4187208998</text:p>
          </table:table-cell>
          <table:table-cell office:value-type="float" office:value="-36.3717052921301">
            <text:p>-36.3717052921</text:p>
          </table:table-cell>
          <table:table-cell office:value-type="float" office:value="920.790426191907">
            <text:p>920.7904261919</text:p>
          </table:table-cell>
          <table:table-cell office:value-type="float" office:value="590.960562337365">
            <text:p>590.9605623374</text:p>
          </table:table-cell>
          <table:table-cell office:value-type="float" office:value="18.4715388160325">
            <text:p>18.471538816</text:p>
          </table:table-cell>
        </table:table-row>
        <table:table-row table:style-name="ro3">
          <table:table-cell office:value-type="float" office:value="45.1">
            <text:p>45.1</text:p>
          </table:table-cell>
          <table:table-cell office:value-type="float" office:value="884.418548276921">
            <text:p>884.4185482769</text:p>
          </table:table-cell>
          <table:table-cell office:value-type="float" office:value="-27.7605016847353">
            <text:p>-27.7605016847</text:p>
          </table:table-cell>
          <table:table-cell office:value-type="float" office:value="912.179049961656">
            <text:p>912.1790499617</text:p>
          </table:table-cell>
          <table:table-cell office:value-type="float" office:value="585.433806634035">
            <text:p>585.433806634</text:p>
          </table:table-cell>
          <table:table-cell office:value-type="float" office:value="21.357881460528">
            <text:p>21.3578814605</text:p>
          </table:table-cell>
        </table:table-row>
        <table:table-row table:style-name="ro3">
          <table:table-cell office:value-type="float" office:value="45.2">
            <text:p>45.2</text:p>
          </table:table-cell>
          <table:table-cell office:value-type="float" office:value="884.417572219491">
            <text:p>884.4175722195</text:p>
          </table:table-cell>
          <table:table-cell office:value-type="float" office:value="-36.1396844423245">
            <text:p>-36.1396844423</text:p>
          </table:table-cell>
          <table:table-cell office:value-type="float" office:value="920.557256661815">
            <text:p>920.5572566618</text:p>
          </table:table-cell>
          <table:table-cell office:value-type="float" office:value="590.810914825072">
            <text:p>590.8109148251</text:p>
          </table:table-cell>
          <table:table-cell office:value-type="float" office:value="8.68882225303782">
            <text:p>8.688822253</text:p>
          </table:table-cell>
        </table:table-row>
        <table:table-row table:style-name="ro3">
          <table:table-cell office:value-type="float" office:value="45.3">
            <text:p>45.3</text:p>
          </table:table-cell>
          <table:table-cell office:value-type="float" office:value="884.419035478322">
            <text:p>884.4190354783</text:p>
          </table:table-cell>
          <table:table-cell office:value-type="float" office:value="-37.0790360597779">
            <text:p>-37.0790360598</text:p>
          </table:table-cell>
          <table:table-cell office:value-type="float" office:value="921.4980715381">
            <text:p>921.4980715381</text:p>
          </table:table-cell>
          <table:table-cell office:value-type="float" office:value="591.41472702004">
            <text:p>591.41472702</text:p>
          </table:table-cell>
          <table:table-cell office:value-type="float" office:value="9.59078514093656">
            <text:p>9.5907851409</text:p>
          </table:table-cell>
        </table:table-row>
        <table:table-row table:style-name="ro3">
          <table:table-cell office:value-type="float" office:value="45.4">
            <text:p>45.4</text:p>
          </table:table-cell>
          <table:table-cell office:value-type="float" office:value="884.417449670781">
            <text:p>884.4174496708</text:p>
          </table:table-cell>
          <table:table-cell office:value-type="float" office:value="-47.764952605084">
            <text:p>-47.7649526051</text:p>
          </table:table-cell>
          <table:table-cell office:value-type="float" office:value="932.182402275865">
            <text:p>932.1824022759</text:p>
          </table:table-cell>
          <table:table-cell office:value-type="float" office:value="598.271898773119">
            <text:p>598.2718987731</text:p>
          </table:table-cell>
          <table:table-cell office:value-type="float" office:value="3.20829661210881">
            <text:p>3.2082966121</text:p>
          </table:table-cell>
        </table:table-row>
        <table:table-row table:style-name="ro3">
          <table:table-cell office:value-type="float" office:value="45.5">
            <text:p>45.5</text:p>
          </table:table-cell>
          <table:table-cell office:value-type="float" office:value="884.419843832438">
            <text:p>884.4198438324</text:p>
          </table:table-cell>
          <table:table-cell office:value-type="float" office:value="-13.2754314220389">
            <text:p>-13.275431422</text:p>
          </table:table-cell>
          <table:table-cell office:value-type="float" office:value="897.695275254477">
            <text:p>897.6952752545</text:p>
          </table:table-cell>
          <table:table-cell office:value-type="float" office:value="576.138163019319">
            <text:p>576.1381630193</text:p>
          </table:table-cell>
          <table:table-cell office:value-type="float" office:value="23.5875133013647">
            <text:p>23.5875133014</text:p>
          </table:table-cell>
        </table:table-row>
        <table:table-row table:style-name="ro3">
          <table:table-cell office:value-type="float" office:value="45.6">
            <text:p>45.6</text:p>
          </table:table-cell>
          <table:table-cell office:value-type="float" office:value="884.417544994555">
            <text:p>884.4175449946</text:p>
          </table:table-cell>
          <table:table-cell office:value-type="float" office:value="-43.7793914078043">
            <text:p>-43.7793914078</text:p>
          </table:table-cell>
          <table:table-cell office:value-type="float" office:value="928.196936402359">
            <text:p>928.1969364024</text:p>
          </table:table-cell>
          <table:table-cell office:value-type="float" office:value="595.714038605606">
            <text:p>595.7140386056</text:p>
          </table:table-cell>
          <table:table-cell office:value-type="float" office:value="1.74150003403626">
            <text:p>1.741500034</text:p>
          </table:table-cell>
        </table:table-row>
        <table:table-row table:style-name="ro3">
          <table:table-cell office:value-type="float" office:value="45.7">
            <text:p>45.7</text:p>
          </table:table-cell>
          <table:table-cell office:value-type="float" office:value="884.420420402705">
            <text:p>884.4204204027</text:p>
          </table:table-cell>
          <table:table-cell office:value-type="float" office:value="-19.9189233115661">
            <text:p>-19.9189233116</text:p>
          </table:table-cell>
          <table:table-cell office:value-type="float" office:value="904.339343714271">
            <text:p>904.3393437143</text:p>
          </table:table-cell>
          <table:table-cell office:value-type="float" office:value="580.402306435152">
            <text:p>580.4023064352</text:p>
          </table:table-cell>
          <table:table-cell office:value-type="float" office:value="10.0750256515605">
            <text:p>10.0750256516</text:p>
          </table:table-cell>
        </table:table-row>
        <table:table-row table:style-name="ro3">
          <table:table-cell office:value-type="float" office:value="45.8">
            <text:p>45.8</text:p>
          </table:table-cell>
          <table:table-cell office:value-type="float" office:value="884.419412598973">
            <text:p>884.419412599</text:p>
          </table:table-cell>
          <table:table-cell office:value-type="float" office:value="-45.3876530211499">
            <text:p>-45.3876530211</text:p>
          </table:table-cell>
          <table:table-cell office:value-type="float" office:value="929.807065620123">
            <text:p>929.8070656201</text:p>
          </table:table-cell>
          <table:table-cell office:value-type="float" office:value="596.747414758201">
            <text:p>596.7474147582</text:p>
          </table:table-cell>
          <table:table-cell office:value-type="float" office:value="16.179296260069">
            <text:p>16.1792962601</text:p>
          </table:table-cell>
        </table:table-row>
        <table:table-row table:style-name="ro3">
          <table:table-cell office:value-type="float" office:value="45.9">
            <text:p>45.9</text:p>
          </table:table-cell>
          <table:table-cell office:value-type="float" office:value="884.419953303361">
            <text:p>884.4199533034</text:p>
          </table:table-cell>
          <table:table-cell office:value-type="float" office:value="-36.9668731938488">
            <text:p>-36.9668731938</text:p>
          </table:table-cell>
          <table:table-cell office:value-type="float" office:value="921.38682649721">
            <text:p>921.3868264972</text:p>
          </table:table-cell>
          <table:table-cell office:value-type="float" office:value="591.343330283007">
            <text:p>591.343330283</text:p>
          </table:table-cell>
          <table:table-cell office:value-type="float" office:value="4.61319212264497">
            <text:p>4.6131921226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884.420187556392">
            <text:p>884.4201875564</text:p>
          </table:table-cell>
          <table:table-cell office:value-type="float" office:value="-39.444966128166">
            <text:p>-39.4449661282</text:p>
          </table:table-cell>
          <table:table-cell office:value-type="float" office:value="923.865153684558">
            <text:p>923.8651536846</text:p>
          </table:table-cell>
          <table:table-cell office:value-type="float" office:value="592.9339133154">
            <text:p>592.9339133154</text:p>
          </table:table-cell>
          <table:table-cell office:value-type="float" office:value="11.0433776965868">
            <text:p>11.0433776966</text:p>
          </table:table-cell>
        </table:table-row>
        <table:table-row table:style-name="ro3">
          <table:table-cell office:value-type="float" office:value="46.1">
            <text:p>46.1</text:p>
          </table:table-cell>
          <table:table-cell office:value-type="float" office:value="884.420083609486">
            <text:p>884.4200836095</text:p>
          </table:table-cell>
          <table:table-cell office:value-type="float" office:value="-33.134877628056">
            <text:p>-33.1348776281</text:p>
          </table:table-cell>
          <table:table-cell office:value-type="float" office:value="917.554961237542">
            <text:p>917.5549612375</text:p>
          </table:table-cell>
          <table:table-cell office:value-type="float" office:value="588.884050533521">
            <text:p>588.8840505335</text:p>
          </table:table-cell>
          <table:table-cell office:value-type="float" office:value="24.3919578327323">
            <text:p>24.3919578327</text:p>
          </table:table-cell>
        </table:table-row>
        <table:table-row table:style-name="ro3">
          <table:table-cell office:value-type="float" office:value="46.2">
            <text:p>46.2</text:p>
          </table:table-cell>
          <table:table-cell office:value-type="float" office:value="884.419779939818">
            <text:p>884.4197799398</text:p>
          </table:table-cell>
          <table:table-cell office:value-type="float" office:value="-44.1717241393029">
            <text:p>-44.1717241393</text:p>
          </table:table-cell>
          <table:table-cell office:value-type="float" office:value="928.591504079121">
            <text:p>928.5915040791</text:p>
          </table:table-cell>
          <table:table-cell office:value-type="float" office:value="595.967270969352">
            <text:p>595.9672709694</text:p>
          </table:table-cell>
          <table:table-cell office:value-type="float" office:value="14.6584625358665">
            <text:p>14.6584625359</text:p>
          </table:table-cell>
        </table:table-row>
        <table:table-row table:style-name="ro3">
          <table:table-cell office:value-type="float" office:value="46.3">
            <text:p>46.3</text:p>
          </table:table-cell>
          <table:table-cell office:value-type="float" office:value="884.421495890057">
            <text:p>884.4214958901</text:p>
          </table:table-cell>
          <table:table-cell office:value-type="float" office:value="-23.6615786222233">
            <text:p>-23.6615786222</text:p>
          </table:table-cell>
          <table:table-cell office:value-type="float" office:value="908.08307451228">
            <text:p>908.0830745123</text:p>
          </table:table-cell>
          <table:table-cell office:value-type="float" office:value="582.805021748756">
            <text:p>582.8050217488</text:p>
          </table:table-cell>
          <table:table-cell office:value-type="float" office:value="13.5461482110489">
            <text:p>13.546148211</text:p>
          </table:table-cell>
        </table:table-row>
        <table:table-row table:style-name="ro3">
          <table:table-cell office:value-type="float" office:value="46.4">
            <text:p>46.4</text:p>
          </table:table-cell>
          <table:table-cell office:value-type="float" office:value="884.419453966546">
            <text:p>884.4194539665</text:p>
          </table:table-cell>
          <table:table-cell office:value-type="float" office:value="-44.6494458157778">
            <text:p>-44.6494458158</text:p>
          </table:table-cell>
          <table:table-cell office:value-type="float" office:value="929.068899782324">
            <text:p>929.0688997823</text:p>
          </table:table-cell>
          <table:table-cell office:value-type="float" office:value="596.273662114608">
            <text:p>596.2736621146</text:p>
          </table:table-cell>
          <table:table-cell office:value-type="float" office:value="5.79576283514555">
            <text:p>5.7957628351</text:p>
          </table:table-cell>
        </table:table-row>
        <table:table-row table:style-name="ro3">
          <table:table-cell office:value-type="float" office:value="46.5">
            <text:p>46.5</text:p>
          </table:table-cell>
          <table:table-cell office:value-type="float" office:value="884.421263565435">
            <text:p>884.4212635654</text:p>
          </table:table-cell>
          <table:table-cell office:value-type="float" office:value="-30.956340751982">
            <text:p>-30.956340752</text:p>
          </table:table-cell>
          <table:table-cell office:value-type="float" office:value="915.377604317417">
            <text:p>915.3776043174</text:p>
          </table:table-cell>
          <table:table-cell office:value-type="float" office:value="587.486629325258">
            <text:p>587.4866293253</text:p>
          </table:table-cell>
          <table:table-cell office:value-type="float" office:value="13.4406208390971">
            <text:p>13.4406208391</text:p>
          </table:table-cell>
        </table:table-row>
        <table:table-row table:style-name="ro3">
          <table:table-cell office:value-type="float" office:value="46.6">
            <text:p>46.6</text:p>
          </table:table-cell>
          <table:table-cell office:value-type="float" office:value="884.421202339833">
            <text:p>884.4212023398</text:p>
          </table:table-cell>
          <table:table-cell office:value-type="float" office:value="-17.9850452511685">
            <text:p>-17.9850452512</text:p>
          </table:table-cell>
          <table:table-cell office:value-type="float" office:value="902.406247591002">
            <text:p>902.406247591</text:p>
          </table:table-cell>
          <table:table-cell office:value-type="float" office:value="579.161651081269">
            <text:p>579.1616510813</text:p>
          </table:table-cell>
          <table:table-cell office:value-type="float" office:value="13.97646434411">
            <text:p>13.9764643441</text:p>
          </table:table-cell>
        </table:table-row>
        <table:table-row table:style-name="ro3">
          <table:table-cell office:value-type="float" office:value="46.7">
            <text:p>46.7</text:p>
          </table:table-cell>
          <table:table-cell office:value-type="float" office:value="884.421546407404">
            <text:p>884.4215464074</text:p>
          </table:table-cell>
          <table:table-cell office:value-type="float" office:value="-13.8300806951597">
            <text:p>-13.8300806952</text:p>
          </table:table-cell>
          <table:table-cell office:value-type="float" office:value="898.251627102563">
            <text:p>898.2516271026</text:p>
          </table:table-cell>
          <table:table-cell office:value-type="float" office:value="576.495227983996">
            <text:p>576.495227984</text:p>
          </table:table-cell>
          <table:table-cell office:value-type="float" office:value="17.7336630443883">
            <text:p>17.7336630444</text:p>
          </table:table-cell>
        </table:table-row>
        <table:table-row table:style-name="ro3">
          <table:table-cell office:value-type="float" office:value="46.8">
            <text:p>46.8</text:p>
          </table:table-cell>
          <table:table-cell office:value-type="float" office:value="884.420423638397">
            <text:p>884.4204236384</text:p>
          </table:table-cell>
          <table:table-cell office:value-type="float" office:value="-42.0354168017783">
            <text:p>-42.0354168018</text:p>
          </table:table-cell>
          <table:table-cell office:value-type="float" office:value="926.455840440175">
            <text:p>926.4558404402</text:p>
          </table:table-cell>
          <table:table-cell office:value-type="float" office:value="594.59660838519">
            <text:p>594.5966083852</text:p>
          </table:table-cell>
          <table:table-cell office:value-type="float" office:value="6.27828866722056">
            <text:p>6.2782886672</text:p>
          </table:table-cell>
        </table:table-row>
        <table:table-row table:style-name="ro3">
          <table:table-cell office:value-type="float" office:value="46.9">
            <text:p>46.9</text:p>
          </table:table-cell>
          <table:table-cell office:value-type="float" office:value="884.419896070009">
            <text:p>884.41989607</text:p>
          </table:table-cell>
          <table:table-cell office:value-type="float" office:value="-37.2214193051466">
            <text:p>-37.2214193051</text:p>
          </table:table-cell>
          <table:table-cell office:value-type="float" office:value="921.641315375156">
            <text:p>921.6413153752</text:p>
          </table:table-cell>
          <table:table-cell office:value-type="float" office:value="591.50666048947">
            <text:p>591.5066604895</text:p>
          </table:table-cell>
          <table:table-cell office:value-type="float" office:value="14.9225822054505">
            <text:p>14.9225822055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884.420855584298">
            <text:p>884.4208555843</text:p>
          </table:table-cell>
          <table:table-cell office:value-type="float" office:value="-21.8955449071015">
            <text:p>-21.8955449071</text:p>
          </table:table-cell>
          <table:table-cell office:value-type="float" office:value="906.316400491399">
            <text:p>906.3164004914</text:p>
          </table:table-cell>
          <table:table-cell office:value-type="float" office:value="581.671175606193">
            <text:p>581.6711756062</text:p>
          </table:table-cell>
          <table:table-cell office:value-type="float" office:value="18.6218990744526">
            <text:p>18.6218990745</text:p>
          </table:table-cell>
        </table:table-row>
        <table:table-row table:style-name="ro3">
          <table:table-cell office:value-type="float" office:value="47.1">
            <text:p>47.1</text:p>
          </table:table-cell>
          <table:table-cell office:value-type="float" office:value="884.420883416103">
            <text:p>884.4208834161</text:p>
          </table:table-cell>
          <table:table-cell office:value-type="float" office:value="-15.9321827400268">
            <text:p>-15.93218274</text:p>
          </table:table-cell>
          <table:table-cell office:value-type="float" office:value="900.35306615613">
            <text:p>900.3530661561</text:p>
          </table:table-cell>
          <table:table-cell office:value-type="float" office:value="577.843925330849">
            <text:p>577.8439253309</text:p>
          </table:table-cell>
          <table:table-cell office:value-type="float" office:value="24.0631156591694">
            <text:p>24.0631156592</text:p>
          </table:table-cell>
        </table:table-row>
        <table:table-row table:style-name="ro3">
          <table:table-cell office:value-type="float" office:value="47.2">
            <text:p>47.2</text:p>
          </table:table-cell>
          <table:table-cell office:value-type="float" office:value="884.422503257256">
            <text:p>884.4225032573</text:p>
          </table:table-cell>
          <table:table-cell office:value-type="float" office:value="20.6188959102599">
            <text:p>20.6188959103</text:p>
          </table:table-cell>
          <table:table-cell office:value-type="float" office:value="863.803607346996">
            <text:p>863.803607347</text:p>
          </table:table-cell>
          <table:table-cell office:value-type="float" office:value="554.386591157318">
            <text:p>554.3865911573</text:p>
          </table:table-cell>
          <table:table-cell office:value-type="float" office:value="29.6484165034982">
            <text:p>29.6484165035</text:p>
          </table:table-cell>
        </table:table-row>
        <table:table-row table:style-name="ro3">
          <table:table-cell office:value-type="float" office:value="47.3">
            <text:p>47.3</text:p>
          </table:table-cell>
          <table:table-cell office:value-type="float" office:value="884.421366005571">
            <text:p>884.4213660056</text:p>
          </table:table-cell>
          <table:table-cell office:value-type="float" office:value="-21.0766160994494">
            <text:p>-21.0766160994</text:p>
          </table:table-cell>
          <table:table-cell office:value-type="float" office:value="905.49798210502">
            <text:p>905.497982105</text:p>
          </table:table-cell>
          <table:table-cell office:value-type="float" office:value="581.145917115135">
            <text:p>581.1459171151</text:p>
          </table:table-cell>
          <table:table-cell office:value-type="float" office:value="10.779538094287">
            <text:p>10.7795380943</text:p>
          </table:table-cell>
        </table:table-row>
        <table:table-row table:style-name="ro3">
          <table:table-cell office:value-type="float" office:value="47.4">
            <text:p>47.4</text:p>
          </table:table-cell>
          <table:table-cell office:value-type="float" office:value="884.42145436988">
            <text:p>884.4214543699</text:p>
          </table:table-cell>
          <table:table-cell office:value-type="float" office:value="-49.9099045422953">
            <text:p>-49.9099045423</text:p>
          </table:table-cell>
          <table:table-cell office:value-type="float" office:value="934.331358912176">
            <text:p>934.3313589122</text:p>
          </table:table-cell>
          <table:table-cell office:value-type="float" office:value="599.65109276353">
            <text:p>599.6510927635</text:p>
          </table:table-cell>
          <table:table-cell office:value-type="float" office:value="4.868864206817">
            <text:p>4.8688642068</text:p>
          </table:table-cell>
        </table:table-row>
        <table:table-row table:style-name="ro3">
          <table:table-cell office:value-type="float" office:value="47.5">
            <text:p>47.5</text:p>
          </table:table-cell>
          <table:table-cell office:value-type="float" office:value="884.42103590492">
            <text:p>884.4210359049</text:p>
          </table:table-cell>
          <table:table-cell office:value-type="float" office:value="-37.8072072723546">
            <text:p>-37.8072072724</text:p>
          </table:table-cell>
          <table:table-cell office:value-type="float" office:value="922.228243177275">
            <text:p>922.2282431773</text:p>
          </table:table-cell>
          <table:table-cell office:value-type="float" office:value="591.883349010686">
            <text:p>591.8833490107</text:p>
          </table:table-cell>
          <table:table-cell office:value-type="float" office:value="7.0971472301405">
            <text:p>7.0971472301</text:p>
          </table:table-cell>
        </table:table-row>
        <table:table-row table:style-name="ro3">
          <table:table-cell office:value-type="float" office:value="47.6">
            <text:p>47.6</text:p>
          </table:table-cell>
          <table:table-cell office:value-type="float" office:value="884.421105798494">
            <text:p>884.4211057985</text:p>
          </table:table-cell>
          <table:table-cell office:value-type="float" office:value="-30.5895501952854">
            <text:p>-30.5895501953</text:p>
          </table:table-cell>
          <table:table-cell office:value-type="float" office:value="915.010655993779">
            <text:p>915.0106559938</text:p>
          </table:table-cell>
          <table:table-cell office:value-type="float" office:value="587.251122980363">
            <text:p>587.2511229804</text:p>
          </table:table-cell>
          <table:table-cell office:value-type="float" office:value="24.5407025523059">
            <text:p>24.5407025523</text:p>
          </table:table-cell>
        </table:table-row>
        <table:table-row table:style-name="ro3">
          <table:table-cell office:value-type="float" office:value="47.7">
            <text:p>47.7</text:p>
          </table:table-cell>
          <table:table-cell office:value-type="float" office:value="884.421307277299">
            <text:p>884.4213072773</text:p>
          </table:table-cell>
          <table:table-cell office:value-type="float" office:value="-24.4403525990249">
            <text:p>-24.440352599</text:p>
          </table:table-cell>
          <table:table-cell office:value-type="float" office:value="908.861659876324">
            <text:p>908.8616598763</text:p>
          </table:table-cell>
          <table:table-cell office:value-type="float" office:value="583.304715524316">
            <text:p>583.3047155243</text:p>
          </table:table-cell>
          <table:table-cell office:value-type="float" office:value="20.2675177647748">
            <text:p>20.2675177648</text:p>
          </table:table-cell>
        </table:table-row>
        <table:table-row table:style-name="ro3">
          <table:table-cell office:value-type="float" office:value="47.8">
            <text:p>47.8</text:p>
          </table:table-cell>
          <table:table-cell office:value-type="float" office:value="884.42623825714">
            <text:p>884.4262382571</text:p>
          </table:table-cell>
          <table:table-cell office:value-type="float" office:value="-16.4124258223871">
            <text:p>-16.4124258224</text:p>
          </table:table-cell>
          <table:table-cell office:value-type="float" office:value="900.838664079527">
            <text:p>900.8386640795</text:p>
          </table:table-cell>
          <table:table-cell office:value-type="float" office:value="578.15558063668">
            <text:p>578.1555806367</text:p>
          </table:table-cell>
          <table:table-cell office:value-type="float" office:value="11.920962108864">
            <text:p>11.9209621089</text:p>
          </table:table-cell>
        </table:table-row>
        <table:table-row table:style-name="ro3">
          <table:table-cell office:value-type="float" office:value="47.9">
            <text:p>47.9</text:p>
          </table:table-cell>
          <table:table-cell office:value-type="float" office:value="884.422029620095">
            <text:p>884.4220296201</text:p>
          </table:table-cell>
          <table:table-cell office:value-type="float" office:value="-31.0102547004776">
            <text:p>-31.0102547005</text:p>
          </table:table-cell>
          <table:table-cell office:value-type="float" office:value="915.432284320573">
            <text:p>915.4322843206</text:p>
          </table:table-cell>
          <table:table-cell office:value-type="float" office:value="587.521722788976">
            <text:p>587.521722789</text:p>
          </table:table-cell>
          <table:table-cell office:value-type="float" office:value="16.9489508925698">
            <text:p>16.9489508926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884.423318689744">
            <text:p>884.4233186897</text:p>
          </table:table-cell>
          <table:table-cell office:value-type="float" office:value="-4.83405621010517">
            <text:p>-4.8340562101</text:p>
          </table:table-cell>
          <table:table-cell office:value-type="float" office:value="889.257374899849">
            <text:p>889.2573748999</text:p>
          </table:table-cell>
          <table:table-cell office:value-type="float" office:value="570.722743618034">
            <text:p>570.722743618</text:p>
          </table:table-cell>
          <table:table-cell office:value-type="float" office:value="15.7658807462153">
            <text:p>15.7658807462</text:p>
          </table:table-cell>
        </table:table-row>
        <table:table-row table:style-name="ro3">
          <table:table-cell office:value-type="float" office:value="48.1">
            <text:p>48.1</text:p>
          </table:table-cell>
          <table:table-cell office:value-type="float" office:value="884.421348974299">
            <text:p>884.4213489743</text:p>
          </table:table-cell>
          <table:table-cell office:value-type="float" office:value="-36.6474361026967">
            <text:p>-36.6474361027</text:p>
          </table:table-cell>
          <table:table-cell office:value-type="float" office:value="921.068785076995">
            <text:p>921.068785077</text:p>
          </table:table-cell>
          <table:table-cell office:value-type="float" office:value="591.139212243559">
            <text:p>591.1392122436</text:p>
          </table:table-cell>
          <table:table-cell office:value-type="float" office:value="7.1618904778698">
            <text:p>7.1618904779</text:p>
          </table:table-cell>
        </table:table-row>
        <table:table-row table:style-name="ro3">
          <table:table-cell office:value-type="float" office:value="48.2">
            <text:p>48.2</text:p>
          </table:table-cell>
          <table:table-cell office:value-type="float" office:value="884.422351705697">
            <text:p>884.4223517057</text:p>
          </table:table-cell>
          <table:table-cell office:value-type="float" office:value="-17.131406281272">
            <text:p>-17.1314062813</text:p>
          </table:table-cell>
          <table:table-cell office:value-type="float" office:value="901.553757986969">
            <text:p>901.553757987</text:p>
          </table:table-cell>
          <table:table-cell office:value-type="float" office:value="578.614525783855">
            <text:p>578.6145257839</text:p>
          </table:table-cell>
          <table:table-cell office:value-type="float" office:value="23.0680725896702">
            <text:p>23.0680725897</text:p>
          </table:table-cell>
        </table:table-row>
        <table:table-row table:style-name="ro3">
          <table:table-cell office:value-type="float" office:value="48.3">
            <text:p>48.3</text:p>
          </table:table-cell>
          <table:table-cell office:value-type="float" office:value="884.421318296272">
            <text:p>884.4213182963</text:p>
          </table:table-cell>
          <table:table-cell office:value-type="float" office:value="-24.664490398538">
            <text:p>-24.6644903985</text:p>
          </table:table-cell>
          <table:table-cell office:value-type="float" office:value="909.08580869481">
            <text:p>909.0858086948</text:p>
          </table:table-cell>
          <table:table-cell office:value-type="float" office:value="583.448573570676">
            <text:p>583.4485735707</text:p>
          </table:table-cell>
          <table:table-cell office:value-type="float" office:value="14.9479218080273">
            <text:p>14.947921808</text:p>
          </table:table-cell>
        </table:table-row>
        <table:table-row table:style-name="ro3">
          <table:table-cell office:value-type="float" office:value="48.4">
            <text:p>48.4</text:p>
          </table:table-cell>
          <table:table-cell office:value-type="float" office:value="884.420804428664">
            <text:p>884.4208044287</text:p>
          </table:table-cell>
          <table:table-cell office:value-type="float" office:value="-40.3063290263034">
            <text:p>-40.3063290263</text:p>
          </table:table-cell>
          <table:table-cell office:value-type="float" office:value="924.727133454968">
            <text:p>924.727133455</text:p>
          </table:table-cell>
          <table:table-cell office:value-type="float" office:value="593.487129373425">
            <text:p>593.4871293734</text:p>
          </table:table-cell>
          <table:table-cell office:value-type="float" office:value="5.46456918280274">
            <text:p>5.4645691828</text:p>
          </table:table-cell>
        </table:table-row>
        <table:table-row table:style-name="ro3">
          <table:table-cell office:value-type="float" office:value="48.5">
            <text:p>48.5</text:p>
          </table:table-cell>
          <table:table-cell office:value-type="float" office:value="884.421138066664">
            <text:p>884.4211380667</text:p>
          </table:table-cell>
          <table:table-cell office:value-type="float" office:value="-27.2014588467928">
            <text:p>-27.2014588468</text:p>
          </table:table-cell>
          <table:table-cell office:value-type="float" office:value="911.622596913456">
            <text:p>911.6225969135</text:p>
          </table:table-cell>
          <table:table-cell office:value-type="float" office:value="585.076676719426">
            <text:p>585.0766767194</text:p>
          </table:table-cell>
          <table:table-cell office:value-type="float" office:value="11.6653270384486">
            <text:p>11.6653270384</text:p>
          </table:table-cell>
        </table:table-row>
        <table:table-row table:style-name="ro3">
          <table:table-cell office:value-type="float" office:value="48.6">
            <text:p>48.6</text:p>
          </table:table-cell>
          <table:table-cell office:value-type="float" office:value="884.421630147625">
            <text:p>884.4216301476</text:p>
          </table:table-cell>
          <table:table-cell office:value-type="float" office:value="-30.7457271593652">
            <text:p>-30.7457271594</text:p>
          </table:table-cell>
          <table:table-cell office:value-type="float" office:value="915.167357306991">
            <text:p>915.167357307</text:p>
          </table:table-cell>
          <table:table-cell office:value-type="float" office:value="587.351693418044">
            <text:p>587.351693418</text:p>
          </table:table-cell>
          <table:table-cell office:value-type="float" office:value="16.9220916661726">
            <text:p>16.9220916662</text:p>
          </table:table-cell>
        </table:table-row>
        <table:table-row table:style-name="ro3">
          <table:table-cell office:value-type="float" office:value="48.7">
            <text:p>48.7</text:p>
          </table:table-cell>
          <table:table-cell office:value-type="float" office:value="884.421571801425">
            <text:p>884.4215718014</text:p>
          </table:table-cell>
          <table:table-cell office:value-type="float" office:value="-40.7352773465323">
            <text:p>-40.7352773465</text:p>
          </table:table-cell>
          <table:table-cell office:value-type="float" office:value="925.156849147958">
            <text:p>925.156849148</text:p>
          </table:table-cell>
          <table:table-cell office:value-type="float" office:value="593.762919629656">
            <text:p>593.7629196297</text:p>
          </table:table-cell>
          <table:table-cell office:value-type="float" office:value="11.6982460742058">
            <text:p>11.6982460742</text:p>
          </table:table-cell>
        </table:table-row>
        <table:table-row table:style-name="ro3">
          <table:table-cell office:value-type="float" office:value="48.8">
            <text:p>48.8</text:p>
          </table:table-cell>
          <table:table-cell office:value-type="float" office:value="884.422082093921">
            <text:p>884.4220820939</text:p>
          </table:table-cell>
          <table:table-cell office:value-type="float" office:value="-38.6683164998643">
            <text:p>-38.6683164999</text:p>
          </table:table-cell>
          <table:table-cell office:value-type="float" office:value="923.090398593785">
            <text:p>923.0903985938</text:p>
          </table:table-cell>
          <table:table-cell office:value-type="float" office:value="592.436677797857">
            <text:p>592.4366777979</text:p>
          </table:table-cell>
          <table:table-cell office:value-type="float" office:value="11.9900273533585">
            <text:p>11.9900273534</text:p>
          </table:table-cell>
        </table:table-row>
        <table:table-row table:style-name="ro3">
          <table:table-cell office:value-type="float" office:value="48.9">
            <text:p>48.9</text:p>
          </table:table-cell>
          <table:table-cell office:value-type="float" office:value="884.42247807573">
            <text:p>884.4224780757</text:p>
          </table:table-cell>
          <table:table-cell office:value-type="float" office:value="-44.5397967573067">
            <text:p>-44.5397967573</text:p>
          </table:table-cell>
          <table:table-cell office:value-type="float" office:value="928.962274833037">
            <text:p>928.962274833</text:p>
          </table:table-cell>
          <table:table-cell office:value-type="float" office:value="596.205230538652">
            <text:p>596.2052305387</text:p>
          </table:table-cell>
          <table:table-cell office:value-type="float" office:value="8.31145046139636">
            <text:p>8.3114504614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884.422194943375">
            <text:p>884.4221949434</text:p>
          </table:table-cell>
          <table:table-cell office:value-type="float" office:value="-46.5638950267066">
            <text:p>-46.5638950267</text:p>
          </table:table-cell>
          <table:table-cell office:value-type="float" office:value="930.986089970082">
            <text:p>930.9860899701</text:p>
          </table:table-cell>
          <table:table-cell office:value-type="float" office:value="597.504109086294">
            <text:p>597.5041090863</text:p>
          </table:table-cell>
          <table:table-cell office:value-type="float" office:value="3.59763281333319">
            <text:p>3.5976328133</text:p>
          </table:table-cell>
        </table:table-row>
        <table:table-row table:style-name="ro3">
          <table:table-cell office:value-type="float" office:value="49.1">
            <text:p>49.1</text:p>
          </table:table-cell>
          <table:table-cell office:value-type="float" office:value="884.42179033465">
            <text:p>884.4217903347</text:p>
          </table:table-cell>
          <table:table-cell office:value-type="float" office:value="-57.5743494532601">
            <text:p>-57.5743494533</text:p>
          </table:table-cell>
          <table:table-cell office:value-type="float" office:value="941.99613978791">
            <text:p>941.9961397879</text:p>
          </table:table-cell>
          <table:table-cell office:value-type="float" office:value="604.570326378121">
            <text:p>604.5703263781</text:p>
          </table:table-cell>
          <table:table-cell office:value-type="float" office:value="1.23443974825177">
            <text:p>1.2344397483</text:p>
          </table:table-cell>
        </table:table-row>
        <table:table-row table:style-name="ro3">
          <table:table-cell office:value-type="float" office:value="49.2">
            <text:p>49.2</text:p>
          </table:table-cell>
          <table:table-cell office:value-type="float" office:value="884.421679166361">
            <text:p>884.4216791664</text:p>
          </table:table-cell>
          <table:table-cell office:value-type="float" office:value="-45.2974511122391">
            <text:p>-45.2974511122</text:p>
          </table:table-cell>
          <table:table-cell office:value-type="float" office:value="929.7191302786">
            <text:p>929.7191302786</text:p>
          </table:table-cell>
          <table:table-cell office:value-type="float" office:value="596.690978117031">
            <text:p>596.690978117</text:p>
          </table:table-cell>
          <table:table-cell office:value-type="float" office:value="6.25957162574749">
            <text:p>6.2595716257</text:p>
          </table:table-cell>
        </table:table-row>
        <table:table-row table:style-name="ro3">
          <table:table-cell office:value-type="float" office:value="49.3">
            <text:p>49.3</text:p>
          </table:table-cell>
          <table:table-cell office:value-type="float" office:value="884.420257785228">
            <text:p>884.4202577852</text:p>
          </table:table-cell>
          <table:table-cell office:value-type="float" office:value="-52.8737345614947">
            <text:p>-52.8737345615</text:p>
          </table:table-cell>
          <table:table-cell office:value-type="float" office:value="937.293992346722">
            <text:p>937.2939923467</text:p>
          </table:table-cell>
          <table:table-cell office:value-type="float" office:value="601.552502107804">
            <text:p>601.5525021078</text:p>
          </table:table-cell>
          <table:table-cell office:value-type="float" office:value="10.9620165135692">
            <text:p>10.9620165136</text:p>
          </table:table-cell>
        </table:table-row>
        <table:table-row table:style-name="ro3">
          <table:table-cell office:value-type="float" office:value="49.4">
            <text:p>49.4</text:p>
          </table:table-cell>
          <table:table-cell office:value-type="float" office:value="884.422248456858">
            <text:p>884.4222484569</text:p>
          </table:table-cell>
          <table:table-cell office:value-type="float" office:value="-41.3848802054859">
            <text:p>-41.3848802055</text:p>
          </table:table-cell>
          <table:table-cell office:value-type="float" office:value="925.807128662344">
            <text:p>925.8071286623</text:p>
          </table:table-cell>
          <table:table-cell office:value-type="float" office:value="594.180267091757">
            <text:p>594.1802670918</text:p>
          </table:table-cell>
          <table:table-cell office:value-type="float" office:value="10.7997076629412">
            <text:p>10.7997076629</text:p>
          </table:table-cell>
        </table:table-row>
        <table:table-row table:style-name="ro3">
          <table:table-cell office:value-type="float" office:value="49.5">
            <text:p>49.5</text:p>
          </table:table-cell>
          <table:table-cell office:value-type="float" office:value="884.422065496755">
            <text:p>884.4220654968</text:p>
          </table:table-cell>
          <table:table-cell office:value-type="float" office:value="-47.3079709704521">
            <text:p>-47.3079709705</text:p>
          </table:table-cell>
          <table:table-cell office:value-type="float" office:value="931.730036467207">
            <text:p>931.7300364672</text:p>
          </table:table-cell>
          <table:table-cell office:value-type="float" office:value="597.981571739884">
            <text:p>597.9815717399</text:p>
          </table:table-cell>
          <table:table-cell office:value-type="float" office:value="11.2961369273818">
            <text:p>11.2961369274</text:p>
          </table:table-cell>
        </table:table-row>
        <table:table-row table:style-name="ro3">
          <table:table-cell office:value-type="float" office:value="49.6">
            <text:p>49.6</text:p>
          </table:table-cell>
          <table:table-cell office:value-type="float" office:value="884.419483310886">
            <text:p>884.4194833109</text:p>
          </table:table-cell>
          <table:table-cell office:value-type="float" office:value="-43.470807307279">
            <text:p>-43.4708073073</text:p>
          </table:table-cell>
          <table:table-cell office:value-type="float" office:value="927.890290618165">
            <text:p>927.8902906182</text:p>
          </table:table-cell>
          <table:table-cell office:value-type="float" office:value="595.51723425153">
            <text:p>595.5172342515</text:p>
          </table:table-cell>
          <table:table-cell office:value-type="float" office:value="4.68627566418038">
            <text:p>4.6862756642</text:p>
          </table:table-cell>
        </table:table-row>
        <table:table-row table:style-name="ro3">
          <table:table-cell office:value-type="float" office:value="49.7">
            <text:p>49.7</text:p>
          </table:table-cell>
          <table:table-cell office:value-type="float" office:value="884.421047169236">
            <text:p>884.4210471692</text:p>
          </table:table-cell>
          <table:table-cell office:value-type="float" office:value="-55.4867141300904">
            <text:p>-55.4867141301</text:p>
          </table:table-cell>
          <table:table-cell office:value-type="float" office:value="939.907761299327">
            <text:p>939.9077612993</text:p>
          </table:table-cell>
          <table:table-cell office:value-type="float" office:value="603.230011263106">
            <text:p>603.2300112631</text:p>
          </table:table-cell>
          <table:table-cell office:value-type="float" office:value="10.240295630124">
            <text:p>10.2402956301</text:p>
          </table:table-cell>
        </table:table-row>
        <table:table-row table:style-name="ro3">
          <table:table-cell office:value-type="float" office:value="49.8">
            <text:p>49.8</text:p>
          </table:table-cell>
          <table:table-cell office:value-type="float" office:value="884.422937900865">
            <text:p>884.4229379009</text:p>
          </table:table-cell>
          <table:table-cell office:value-type="float" office:value="-38.3401971335341">
            <text:p>-38.3401971335</text:p>
          </table:table-cell>
          <table:table-cell office:value-type="float" office:value="922.763135034399">
            <text:p>922.7631350344</text:p>
          </table:table-cell>
          <table:table-cell office:value-type="float" office:value="592.226641016862">
            <text:p>592.2266410169</text:p>
          </table:table-cell>
          <table:table-cell office:value-type="float" office:value="8.36578605848656">
            <text:p>8.3657860585</text:p>
          </table:table-cell>
        </table:table-row>
        <table:table-row table:style-name="ro3">
          <table:table-cell office:value-type="float" office:value="49.9">
            <text:p>49.9</text:p>
          </table:table-cell>
          <table:table-cell office:value-type="float" office:value="884.420836148943">
            <text:p>884.4208361489</text:p>
          </table:table-cell>
          <table:table-cell office:value-type="float" office:value="-41.689905893287">
            <text:p>-41.6899058933</text:p>
          </table:table-cell>
          <table:table-cell office:value-type="float" office:value="926.11074204223">
            <text:p>926.1107420422</text:p>
          </table:table-cell>
          <table:table-cell office:value-type="float" office:value="594.375125257749">
            <text:p>594.3751252577</text:p>
          </table:table-cell>
          <table:table-cell office:value-type="float" office:value="4.85561164463287">
            <text:p>4.8556116446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884.422732819567">
            <text:p>884.4227328196</text:p>
          </table:table-cell>
          <table:table-cell office:value-type="float" office:value="-46.2353096803092">
            <text:p>-46.2353096803</text:p>
          </table:table-cell>
          <table:table-cell office:value-type="float" office:value="930.658042499876">
            <text:p>930.6580424999</text:p>
          </table:table-cell>
          <table:table-cell office:value-type="float" office:value="597.293569193663">
            <text:p>597.2935691937</text:p>
          </table:table-cell>
          <table:table-cell office:value-type="float" office:value="17.6061156099267">
            <text:p>17.6061156099</text:p>
          </table:table-cell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7T10:13:56</dc:date>
    <dc:creator>Adam Szczepanski</dc:creator>
    <meta:editing-duration>PT11M36S</meta:editing-duration>
    <meta:editing-cycles>7</meta:editing-cycles>
    <meta:generator>LibreOffice/3.5$Linux_X86_64 LibreOffice_project/350m1$Build-2</meta:generator>
    <meta:document-statistic meta:table-count="2" meta:cell-count="30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10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726cm" svg:height="12.326cm" xlink:href=".." xlink:type="simple" chart:class="chart:line" chart:style-name="ch1">
        <chart:legend chart:legend-position="end" svg:x="18.733cm" svg:y="5.117cm" style:legend-expansion="high" chart:style-name="ch2"/>
        <chart:plot-area chart:style-name="ch3" table:cell-range-address="argon_wyniki_200K.A2:argon_wyniki_200K.E502 argon_wyniki_200K.B1:argon_wyniki_200K.E1" chart:data-source-has-labels="both" svg:x="0.844cm" svg:y="1.119cm" svg:width="17.101cm" svg:height="10.541cm">
          <chartooo:coordinate-region svg:x="1.942cm" svg:y="1.318cm" svg:width="15.816cm" svg:height="10.143cm"/>
          <chart:axis chart:dimension="x" chart:name="primary-x" chart:style-name="ch4" chartooo:axis-type="auto">
            <chartooo:date-scale/>
            <chart:categories table:cell-range-address="argon_wyniki_200K.A2:argon_wyniki_200K.A5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gon_wyniki_200K.B2:argon_wyniki_200K.B502" chart:label-cell-address="argon_wyniki_200K.B1:argon_wyniki_200K.B1" chart:class="chart:line">
            <chart:data-point chart:repeated="501"/>
          </chart:series>
          <chart:series chart:style-name="ch7" chart:values-cell-range-address="argon_wyniki_200K.C2:argon_wyniki_200K.C502" chart:label-cell-address="argon_wyniki_200K.C1:argon_wyniki_200K.C1" chart:class="chart:line">
            <chart:data-point chart:repeated="501"/>
          </chart:series>
          <chart:series chart:style-name="ch8" chart:values-cell-range-address="argon_wyniki_200K.D2:argon_wyniki_200K.D502" chart:label-cell-address="argon_wyniki_200K.D1:argon_wyniki_200K.D1" chart:class="chart:line">
            <chart:data-point chart:repeated="501"/>
          </chart:series>
          <chart:series chart:style-name="ch9" chart:values-cell-range-address="argon_wyniki_200K.E2:argon_wyniki_200K.E502" chart:label-cell-address="argon_wyniki_200K.E1:argon_wyniki_200K.E1" chart:class="chart:line">
            <chart:data-point chart:repeated="5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</text:p>
                <draw:g>
                  <svg:desc>argon_wyniki_200K.B1:argon_wyniki_200K.B1</svg:desc>
                </draw:g>
              </table:table-cell>
              <table:table-cell office:value-type="string">
                <text:p>V</text:p>
                <draw:g>
                  <svg:desc>argon_wyniki_200K.C1:argon_wyniki_200K.C1</svg:desc>
                </draw:g>
              </table:table-cell>
              <table:table-cell office:value-type="string">
                <text:p>T</text:p>
                <draw:g>
                  <svg:desc>argon_wyniki_200K.D1:argon_wyniki_200K.D1</svg:desc>
                </draw:g>
              </table:table-cell>
              <table:table-cell office:value-type="string">
                <text:p>P</text:p>
                <draw:g>
                  <svg:desc>argon_wyniki_200K.E1:argon_wyniki_200K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gon_wyniki_200K.A2:argon_wyniki_200K.A502</svg:desc>
                </draw:g>
              </table:table-cell>
              <table:table-cell office:value-type="float" office:value="884.421517487025">
                <text:p>884.421517487025</text:p>
                <draw:g>
                  <svg:desc>argon_wyniki_200K.B2:argon_wyniki_200K.B502</svg:desc>
                </draw:g>
              </table:table-cell>
              <table:table-cell office:value-type="float" office:value="-669.237548578789">
                <text:p>-669.237548578789</text:p>
                <draw:g>
                  <svg:desc>argon_wyniki_200K.C2:argon_wyniki_200K.C502</svg:desc>
                </draw:g>
              </table:table-cell>
              <table:table-cell office:value-type="float" office:value="1553.65906606581">
                <text:p>1553.65906606581</text:p>
                <draw:g>
                  <svg:desc>argon_wyniki_200K.D2:argon_wyniki_200K.D502</svg:desc>
                </draw:g>
              </table:table-cell>
              <table:table-cell office:value-type="float" office:value="997.133776857321">
                <text:p>997.133776857321</text:p>
                <draw:g>
                  <svg:desc>argon_wyniki_200K.E2:argon_wyniki_200K.E502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884.437628993636">
                <text:p>884.437628993636</text:p>
              </table:table-cell>
              <table:table-cell office:value-type="float" office:value="-93.0034102671024">
                <text:p>-93.0034102671024</text:p>
              </table:table-cell>
              <table:table-cell office:value-type="float" office:value="977.441039260738">
                <text:p>977.441039260738</text:p>
              </table:table-cell>
              <table:table-cell office:value-type="float" office:value="627.318757648288">
                <text:p>627.318757648288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884.422841845589">
                <text:p>884.422841845589</text:p>
              </table:table-cell>
              <table:table-cell office:value-type="float" office:value="-247.380494052368">
                <text:p>-247.380494052368</text:p>
              </table:table-cell>
              <table:table-cell office:value-type="float" office:value="1131.80333589796">
                <text:p>1131.80333589796</text:p>
              </table:table-cell>
              <table:table-cell office:value-type="float" office:value="726.38802143471">
                <text:p>726.38802143471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884.431479432851">
                <text:p>884.431479432851</text:p>
              </table:table-cell>
              <table:table-cell office:value-type="float" office:value="-258.314591208854">
                <text:p>-258.314591208854</text:p>
              </table:table-cell>
              <table:table-cell office:value-type="float" office:value="1142.74607064171">
                <text:p>1142.74607064171</text:p>
              </table:table-cell>
              <table:table-cell office:value-type="float" office:value="733.411036111805">
                <text:p>733.41103611180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884.426934536617">
                <text:p>884.426934536617</text:p>
              </table:table-cell>
              <table:table-cell office:value-type="float" office:value="-343.418189012331">
                <text:p>-343.418189012331</text:p>
              </table:table-cell>
              <table:table-cell office:value-type="float" office:value="1227.84512354895">
                <text:p>1227.84512354895</text:p>
              </table:table-cell>
              <table:table-cell office:value-type="float" office:value="788.027355667195">
                <text:p>788.02735566719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884.429476458892">
                <text:p>884.429476458892</text:p>
              </table:table-cell>
              <table:table-cell office:value-type="float" office:value="-285.995411739303">
                <text:p>-285.995411739303</text:p>
              </table:table-cell>
              <table:table-cell office:value-type="float" office:value="1170.4248881982">
                <text:p>1170.4248881982</text:p>
              </table:table-cell>
              <table:table-cell office:value-type="float" office:value="751.175219060213">
                <text:p>751.17521906021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884.429556146679">
                <text:p>884.429556146679</text:p>
              </table:table-cell>
              <table:table-cell office:value-type="float" office:value="-263.342980547058">
                <text:p>-263.342980547058</text:p>
              </table:table-cell>
              <table:table-cell office:value-type="float" office:value="1147.77253669374">
                <text:p>1147.77253669374</text:p>
              </table:table-cell>
              <table:table-cell office:value-type="float" office:value="736.637007103882">
                <text:p>736.637007103882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884.429785132079">
                <text:p>884.429785132079</text:p>
              </table:table-cell>
              <table:table-cell office:value-type="float" office:value="-224.037573950757">
                <text:p>-224.037573950757</text:p>
              </table:table-cell>
              <table:table-cell office:value-type="float" office:value="1108.46735908284">
                <text:p>1108.46735908284</text:p>
              </table:table-cell>
              <table:table-cell office:value-type="float" office:value="711.411060783208">
                <text:p>711.411060783208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884.429800402562">
                <text:p>884.429800402562</text:p>
              </table:table-cell>
              <table:table-cell office:value-type="float" office:value="-184.371729326753">
                <text:p>-184.371729326753</text:p>
              </table:table-cell>
              <table:table-cell office:value-type="float" office:value="1068.80152972932">
                <text:p>1068.80152972932</text:p>
              </table:table-cell>
              <table:table-cell office:value-type="float" office:value="685.953649244647">
                <text:p>685.953649244647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884.429320478697">
                <text:p>884.429320478697</text:p>
              </table:table-cell>
              <table:table-cell office:value-type="float" office:value="-168.59471721549">
                <text:p>-168.59471721549</text:p>
              </table:table-cell>
              <table:table-cell office:value-type="float" office:value="1053.02403769419">
                <text:p>1053.02403769419</text:p>
              </table:table-cell>
              <table:table-cell office:value-type="float" office:value="675.827701689009">
                <text:p>675.82770168900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884.429669748411">
                <text:p>884.429669748411</text:p>
              </table:table-cell>
              <table:table-cell office:value-type="float" office:value="-148.701727507359">
                <text:p>-148.701727507359</text:p>
              </table:table-cell>
              <table:table-cell office:value-type="float" office:value="1033.13139725577">
                <text:p>1033.13139725577</text:p>
              </table:table-cell>
              <table:table-cell office:value-type="float" office:value="663.060664103182">
                <text:p>663.060664103182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884.429758371633">
                <text:p>884.429758371633</text:p>
              </table:table-cell>
              <table:table-cell office:value-type="float" office:value="-133.864261514581">
                <text:p>-133.864261514581</text:p>
              </table:table-cell>
              <table:table-cell office:value-type="float" office:value="1018.29401988621">
                <text:p>1018.29401988621</text:p>
              </table:table-cell>
              <table:table-cell office:value-type="float" office:value="653.538079349355">
                <text:p>653.538079349355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884.429680044473">
                <text:p>884.429680044473</text:p>
              </table:table-cell>
              <table:table-cell office:value-type="float" office:value="-124.165889523025">
                <text:p>-124.165889523025</text:p>
              </table:table-cell>
              <table:table-cell office:value-type="float" office:value="1008.5955695675">
                <text:p>1008.5955695675</text:p>
              </table:table-cell>
              <table:table-cell office:value-type="float" office:value="647.313642722823">
                <text:p>647.313642722823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884.429785303323">
                <text:p>884.429785303323</text:p>
              </table:table-cell>
              <table:table-cell office:value-type="float" office:value="-101.179873913708">
                <text:p>-101.179873913708</text:p>
              </table:table-cell>
              <table:table-cell office:value-type="float" office:value="985.609659217032">
                <text:p>985.609659217032</text:p>
              </table:table-cell>
              <table:table-cell office:value-type="float" office:value="632.56135368923">
                <text:p>632.56135368923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884.429449106668">
                <text:p>884.429449106668</text:p>
              </table:table-cell>
              <table:table-cell office:value-type="float" office:value="-95.4308115048828">
                <text:p>-95.4308115048828</text:p>
              </table:table-cell>
              <table:table-cell office:value-type="float" office:value="979.860260611551">
                <text:p>979.860260611551</text:p>
              </table:table-cell>
              <table:table-cell office:value-type="float" office:value="628.871406730237">
                <text:p>628.871406730237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884.428650573211">
                <text:p>884.428650573211</text:p>
              </table:table-cell>
              <table:table-cell office:value-type="float" office:value="-79.1463900192035">
                <text:p>-79.1463900192035</text:p>
              </table:table-cell>
              <table:table-cell office:value-type="float" office:value="963.575040592415">
                <text:p>963.575040592415</text:p>
              </table:table-cell>
              <table:table-cell office:value-type="float" office:value="618.419600861558">
                <text:p>618.419600861558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884.427453545502">
                <text:p>884.427453545502</text:p>
              </table:table-cell>
              <table:table-cell office:value-type="float" office:value="-34.2846005442308">
                <text:p>-34.2846005442308</text:p>
              </table:table-cell>
              <table:table-cell office:value-type="float" office:value="918.712054089733">
                <text:p>918.712054089733</text:p>
              </table:table-cell>
              <table:table-cell office:value-type="float" office:value="589.626669291445">
                <text:p>589.626669291445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884.428175612102">
                <text:p>884.428175612102</text:p>
              </table:table-cell>
              <table:table-cell office:value-type="float" office:value="-18.641870649281">
                <text:p>-18.641870649281</text:p>
              </table:table-cell>
              <table:table-cell office:value-type="float" office:value="903.070046261383">
                <text:p>903.070046261383</text:p>
              </table:table-cell>
              <table:table-cell office:value-type="float" office:value="579.587675097558">
                <text:p>579.587675097558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884.429341256375">
                <text:p>884.429341256375</text:p>
              </table:table-cell>
              <table:table-cell office:value-type="float" office:value="-50.8520791746376">
                <text:p>-50.8520791746376</text:p>
              </table:table-cell>
              <table:table-cell office:value-type="float" office:value="935.281420431012">
                <text:p>935.281420431012</text:p>
              </table:table-cell>
              <table:table-cell office:value-type="float" office:value="600.260839426241">
                <text:p>600.260839426241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884.428338011893">
                <text:p>884.428338011893</text:p>
              </table:table-cell>
              <table:table-cell office:value-type="float" office:value="-7.25454283295441">
                <text:p>-7.25454283295441</text:p>
              </table:table-cell>
              <table:table-cell office:value-type="float" office:value="891.682880844848">
                <text:p>891.682880844848</text:p>
              </table:table-cell>
              <table:table-cell office:value-type="float" office:value="572.279426133877">
                <text:p>572.27942613387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84.426970247618">
                <text:p>884.426970247618</text:p>
              </table:table-cell>
              <table:table-cell office:value-type="float" office:value="-6.36145380159994">
                <text:p>-6.36145380159994</text:p>
              </table:table-cell>
              <table:table-cell office:value-type="float" office:value="890.788424049218">
                <text:p>890.788424049218</text:p>
              </table:table-cell>
              <table:table-cell office:value-type="float" office:value="571.705366417468">
                <text:p>571.705366417468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884.431314285028">
                <text:p>884.431314285028</text:p>
              </table:table-cell>
              <table:table-cell office:value-type="float" office:value="13.4458141289899">
                <text:p>13.4458141289899</text:p>
              </table:table-cell>
              <table:table-cell office:value-type="float" office:value="870.985500156038">
                <text:p>870.985500156038</text:p>
              </table:table-cell>
              <table:table-cell office:value-type="float" office:value="558.995908644068">
                <text:p>558.995908644068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884.427149618359">
                <text:p>884.427149618359</text:p>
              </table:table-cell>
              <table:table-cell office:value-type="float" office:value="-2.60646383436524">
                <text:p>-2.60646383436524</text:p>
              </table:table-cell>
              <table:table-cell office:value-type="float" office:value="887.033613452725">
                <text:p>887.033613452725</text:p>
              </table:table-cell>
              <table:table-cell office:value-type="float" office:value="569.295540122086">
                <text:p>569.295540122086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884.427837351262">
                <text:p>884.427837351262</text:p>
              </table:table-cell>
              <table:table-cell office:value-type="float" office:value="1.22803165001523">
                <text:p>1.22803165001523</text:p>
              </table:table-cell>
              <table:table-cell office:value-type="float" office:value="883.199805701247">
                <text:p>883.199805701247</text:p>
              </table:table-cell>
              <table:table-cell office:value-type="float" office:value="566.835013687122">
                <text:p>566.835013687122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884.426921290173">
                <text:p>884.426921290173</text:p>
              </table:table-cell>
              <table:table-cell office:value-type="float" office:value="-48.6935393705026">
                <text:p>-48.6935393705026</text:p>
              </table:table-cell>
              <table:table-cell office:value-type="float" office:value="933.120460660675">
                <text:p>933.120460660675</text:p>
              </table:table-cell>
              <table:table-cell office:value-type="float" office:value="598.87394186004">
                <text:p>598.87394186004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884.425007861796">
                <text:p>884.425007861796</text:p>
              </table:table-cell>
              <table:table-cell office:value-type="float" office:value="-29.5016541961522">
                <text:p>-29.5016541961522</text:p>
              </table:table-cell>
              <table:table-cell office:value-type="float" office:value="913.926662057948">
                <text:p>913.926662057948</text:p>
              </table:table-cell>
              <table:table-cell office:value-type="float" office:value="586.555418889979">
                <text:p>586.555418889979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884.429529072426">
                <text:p>884.429529072426</text:p>
              </table:table-cell>
              <table:table-cell office:value-type="float" office:value="8.29139356679269">
                <text:p>8.29139356679269</text:p>
              </table:table-cell>
              <table:table-cell office:value-type="float" office:value="876.138135505634">
                <text:p>876.138135505634</text:p>
              </table:table-cell>
              <table:table-cell office:value-type="float" office:value="562.302854716813">
                <text:p>562.302854716813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884.428508807845">
                <text:p>884.428508807845</text:p>
              </table:table-cell>
              <table:table-cell office:value-type="float" office:value="-48.8884753221904">
                <text:p>-48.8884753221904</text:p>
              </table:table-cell>
              <table:table-cell office:value-type="float" office:value="933.316984130035">
                <text:p>933.316984130035</text:p>
              </table:table-cell>
              <table:table-cell office:value-type="float" office:value="599.000070039333">
                <text:p>599.000070039333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884.429156115379">
                <text:p>884.429156115379</text:p>
              </table:table-cell>
              <table:table-cell office:value-type="float" office:value="-41.9665219483808">
                <text:p>-41.9665219483808</text:p>
              </table:table-cell>
              <table:table-cell office:value-type="float" office:value="926.39567806376">
                <text:p>926.39567806376</text:p>
              </table:table-cell>
              <table:table-cell office:value-type="float" office:value="594.557996350588">
                <text:p>594.557996350588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884.428446440231">
                <text:p>884.428446440231</text:p>
              </table:table-cell>
              <table:table-cell office:value-type="float" office:value="-39.0752852050761">
                <text:p>-39.0752852050761</text:p>
              </table:table-cell>
              <table:table-cell office:value-type="float" office:value="923.503731645308">
                <text:p>923.503731645308</text:p>
              </table:table-cell>
              <table:table-cell office:value-type="float" office:value="592.701953723422">
                <text:p>592.70195372342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84.428113669313">
                <text:p>884.428113669313</text:p>
              </table:table-cell>
              <table:table-cell office:value-type="float" office:value="-41.3913168666116">
                <text:p>-41.3913168666116</text:p>
              </table:table-cell>
              <table:table-cell office:value-type="float" office:value="925.819430535925">
                <text:p>925.819430535925</text:p>
              </table:table-cell>
              <table:table-cell office:value-type="float" office:value="594.188162397705">
                <text:p>594.188162397705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884.427273443711">
                <text:p>884.427273443711</text:p>
              </table:table-cell>
              <table:table-cell office:value-type="float" office:value="-52.1730901046904">
                <text:p>-52.1730901046904</text:p>
              </table:table-cell>
              <table:table-cell office:value-type="float" office:value="936.600363548402">
                <text:p>936.600363548402</text:p>
              </table:table-cell>
              <table:table-cell office:value-type="float" office:value="601.107333203948">
                <text:p>601.107333203948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884.427619952194">
                <text:p>884.427619952194</text:p>
              </table:table-cell>
              <table:table-cell office:value-type="float" office:value="-41.6372312361369">
                <text:p>-41.6372312361369</text:p>
              </table:table-cell>
              <table:table-cell office:value-type="float" office:value="926.064851188331">
                <text:p>926.064851188331</text:p>
              </table:table-cell>
              <table:table-cell office:value-type="float" office:value="594.345672643935">
                <text:p>594.345672643935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884.42791425182">
                <text:p>884.42791425182</text:p>
              </table:table-cell>
              <table:table-cell office:value-type="float" office:value="-46.957091325594">
                <text:p>-46.957091325594</text:p>
              </table:table-cell>
              <table:table-cell office:value-type="float" office:value="931.385005577414">
                <text:p>931.385005577414</text:p>
              </table:table-cell>
              <table:table-cell office:value-type="float" office:value="597.760131938974">
                <text:p>597.760131938974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884.428112156491">
                <text:p>884.428112156491</text:p>
              </table:table-cell>
              <table:table-cell office:value-type="float" office:value="-33.2579954133014">
                <text:p>-33.2579954133014</text:p>
              </table:table-cell>
              <table:table-cell office:value-type="float" office:value="917.686107569793">
                <text:p>917.686107569793</text:p>
              </table:table-cell>
              <table:table-cell office:value-type="float" office:value="588.968219860276">
                <text:p>588.968219860276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884.425819424806">
                <text:p>884.425819424806</text:p>
              </table:table-cell>
              <table:table-cell office:value-type="float" office:value="-39.0996083287076">
                <text:p>-39.0996083287076</text:p>
              </table:table-cell>
              <table:table-cell office:value-type="float" office:value="923.525427753513">
                <text:p>923.525427753513</text:p>
              </table:table-cell>
              <table:table-cell office:value-type="float" office:value="592.715878221268">
                <text:p>592.715878221268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884.425711527876">
                <text:p>884.425711527876</text:p>
              </table:table-cell>
              <table:table-cell office:value-type="float" office:value="-47.9877492061561">
                <text:p>-47.9877492061561</text:p>
              </table:table-cell>
              <table:table-cell office:value-type="float" office:value="932.413460734032">
                <text:p>932.413460734032</text:p>
              </table:table-cell>
              <table:table-cell office:value-type="float" office:value="598.420191405717">
                <text:p>598.420191405717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884.427174315369">
                <text:p>884.427174315369</text:p>
              </table:table-cell>
              <table:table-cell office:value-type="float" office:value="-56.2890902612661">
                <text:p>-56.2890902612661</text:p>
              </table:table-cell>
              <table:table-cell office:value-type="float" office:value="940.716264576635">
                <text:p>940.716264576635</text:p>
              </table:table-cell>
              <table:table-cell office:value-type="float" office:value="603.748906266593">
                <text:p>603.748906266593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884.425645244476">
                <text:p>884.425645244476</text:p>
              </table:table-cell>
              <table:table-cell office:value-type="float" office:value="-39.7234839028974">
                <text:p>-39.7234839028974</text:p>
              </table:table-cell>
              <table:table-cell office:value-type="float" office:value="924.149129147373">
                <text:p>924.149129147373</text:p>
              </table:table-cell>
              <table:table-cell office:value-type="float" office:value="593.116167924507">
                <text:p>593.116167924507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884.426363117204">
                <text:p>884.426363117204</text:p>
              </table:table-cell>
              <table:table-cell office:value-type="float" office:value="-52.9523562354899">
                <text:p>-52.9523562354899</text:p>
              </table:table-cell>
              <table:table-cell office:value-type="float" office:value="937.378719352694">
                <text:p>937.378719352694</text:p>
              </table:table-cell>
              <table:table-cell office:value-type="float" office:value="601.60687964874">
                <text:p>601.6068796487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84.426311975559">
                <text:p>884.426311975559</text:p>
              </table:table-cell>
              <table:table-cell office:value-type="float" office:value="-31.6963514499421">
                <text:p>-31.6963514499421</text:p>
              </table:table-cell>
              <table:table-cell office:value-type="float" office:value="916.122663425502">
                <text:p>916.122663425502</text:p>
              </table:table-cell>
              <table:table-cell office:value-type="float" office:value="587.964806049259">
                <text:p>587.964806049259</text:p>
              </table:table-cell>
            </table:table-row>
            <table:table-row>
              <table:table-cell office:value-type="float" office:value="4.1">
                <text:p/>
              </table:table-cell>
              <table:table-cell office:value-type="float" office:value="884.426776558127">
                <text:p>884.426776558127</text:p>
              </table:table-cell>
              <table:table-cell office:value-type="float" office:value="-49.6835483779172">
                <text:p>-49.6835483779172</text:p>
              </table:table-cell>
              <table:table-cell office:value-type="float" office:value="934.110324936044">
                <text:p>934.110324936044</text:p>
              </table:table-cell>
              <table:table-cell office:value-type="float" office:value="599.509233813747">
                <text:p>599.509233813747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884.427796899336">
                <text:p>884.427796899336</text:p>
              </table:table-cell>
              <table:table-cell office:value-type="float" office:value="-46.1292167605041">
                <text:p>-46.1292167605041</text:p>
              </table:table-cell>
              <table:table-cell office:value-type="float" office:value="930.55701365984">
                <text:p>930.55701365984</text:p>
              </table:table-cell>
              <table:table-cell office:value-type="float" office:value="597.228729184013">
                <text:p>597.228729184013</text:p>
              </table:table-cell>
            </table:table-row>
            <table:table-row>
              <table:table-cell office:value-type="float" office:value="4.3">
                <text:p/>
              </table:table-cell>
              <table:table-cell office:value-type="float" office:value="884.426795248156">
                <text:p>884.426795248156</text:p>
              </table:table-cell>
              <table:table-cell office:value-type="float" office:value="-32.3706754336347">
                <text:p>-32.3706754336347</text:p>
              </table:table-cell>
              <table:table-cell office:value-type="float" office:value="916.797470681791">
                <text:p>916.797470681791</text:p>
              </table:table-cell>
              <table:table-cell office:value-type="float" office:value="588.397895343307">
                <text:p>588.397895343307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884.427557111179">
                <text:p>884.427557111179</text:p>
              </table:table-cell>
              <table:table-cell office:value-type="float" office:value="-40.9042611828793">
                <text:p>-40.9042611828793</text:p>
              </table:table-cell>
              <table:table-cell office:value-type="float" office:value="925.331818294058">
                <text:p>925.331818294058</text:p>
              </table:table-cell>
              <table:table-cell office:value-type="float" office:value="593.87521430826">
                <text:p>593.87521430826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884.42676603119">
                <text:p>884.42676603119</text:p>
              </table:table-cell>
              <table:table-cell office:value-type="float" office:value="-54.0840318230767">
                <text:p>-54.0840318230767</text:p>
              </table:table-cell>
              <table:table-cell office:value-type="float" office:value="938.510797854267">
                <text:p>938.510797854267</text:p>
              </table:table-cell>
              <table:table-cell office:value-type="float" office:value="602.333444270689">
                <text:p>602.333444270689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884.426579439422">
                <text:p>884.426579439422</text:p>
              </table:table-cell>
              <table:table-cell office:value-type="float" office:value="-44.7609750853404">
                <text:p>-44.7609750853404</text:p>
              </table:table-cell>
              <table:table-cell office:value-type="float" office:value="929.187554524762">
                <text:p>929.187554524762</text:p>
              </table:table-cell>
              <table:table-cell office:value-type="float" office:value="596.349814376101">
                <text:p>596.349814376101</text:p>
              </table:table-cell>
            </table:table-row>
            <table:table-row>
              <table:table-cell office:value-type="float" office:value="4.7">
                <text:p/>
              </table:table-cell>
              <table:table-cell office:value-type="float" office:value="884.426506616732">
                <text:p>884.426506616732</text:p>
              </table:table-cell>
              <table:table-cell office:value-type="float" office:value="-46.6936648150055">
                <text:p>-46.6936648150055</text:p>
              </table:table-cell>
              <table:table-cell office:value-type="float" office:value="931.120171431737">
                <text:p>931.120171431737</text:p>
              </table:table-cell>
              <table:table-cell office:value-type="float" office:value="597.590162170389">
                <text:p>597.590162170389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884.42560597748">
                <text:p>884.42560597748</text:p>
              </table:table-cell>
              <table:table-cell office:value-type="float" office:value="-45.25343473759">
                <text:p>-45.25343473759</text:p>
              </table:table-cell>
              <table:table-cell office:value-type="float" office:value="929.67904071507">
                <text:p>929.67904071507</text:p>
              </table:table-cell>
              <table:table-cell office:value-type="float" office:value="596.665248754156">
                <text:p>596.665248754156</text:p>
              </table:table-cell>
            </table:table-row>
            <table:table-row>
              <table:table-cell office:value-type="float" office:value="4.9">
                <text:p/>
              </table:table-cell>
              <table:table-cell office:value-type="float" office:value="884.427820627765">
                <text:p>884.427820627765</text:p>
              </table:table-cell>
              <table:table-cell office:value-type="float" office:value="-28.1276861439326">
                <text:p>-28.1276861439326</text:p>
              </table:table-cell>
              <table:table-cell office:value-type="float" office:value="912.555506771698">
                <text:p>912.555506771698</text:p>
              </table:table-cell>
              <table:table-cell office:value-type="float" office:value="585.675415497279">
                <text:p>585.67541549727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84.426936574386">
                <text:p>884.426936574386</text:p>
              </table:table-cell>
              <table:table-cell office:value-type="float" office:value="-47.0085221123218">
                <text:p>-47.0085221123218</text:p>
              </table:table-cell>
              <table:table-cell office:value-type="float" office:value="931.435458686708">
                <text:p>931.435458686708</text:p>
              </table:table-cell>
              <table:table-cell office:value-type="float" office:value="597.792512594759">
                <text:p>597.792512594759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884.426704430147">
                <text:p>884.426704430147</text:p>
              </table:table-cell>
              <table:table-cell office:value-type="float" office:value="-42.48715917712">
                <text:p>-42.48715917712</text:p>
              </table:table-cell>
              <table:table-cell office:value-type="float" office:value="926.913863607267">
                <text:p>926.913863607267</text:p>
              </table:table-cell>
              <table:table-cell office:value-type="float" office:value="594.890566294275">
                <text:p>594.890566294275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884.427090465822">
                <text:p>884.427090465822</text:p>
              </table:table-cell>
              <table:table-cell office:value-type="float" office:value="-28.9195892628604">
                <text:p>-28.9195892628604</text:p>
              </table:table-cell>
              <table:table-cell office:value-type="float" office:value="913.346679728682">
                <text:p>913.346679728682</text:p>
              </table:table-cell>
              <table:table-cell office:value-type="float" office:value="586.183187952624">
                <text:p>586.183187952624</text:p>
              </table:table-cell>
            </table:table-row>
            <table:table-row>
              <table:table-cell office:value-type="float" office:value="5.3">
                <text:p>10</text:p>
              </table:table-cell>
              <table:table-cell office:value-type="float" office:value="884.427150922392">
                <text:p>884.427150922392</text:p>
              </table:table-cell>
              <table:table-cell office:value-type="float" office:value="-45.1974665305163">
                <text:p>-45.1974665305163</text:p>
              </table:table-cell>
              <table:table-cell office:value-type="float" office:value="929.624617452908">
                <text:p>929.624617452908</text:p>
              </table:table-cell>
              <table:table-cell office:value-type="float" office:value="596.630320066046">
                <text:p>596.630320066046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884.426698731476">
                <text:p>884.426698731476</text:p>
              </table:table-cell>
              <table:table-cell office:value-type="float" office:value="-33.2438784985296">
                <text:p>-33.2438784985296</text:p>
              </table:table-cell>
              <table:table-cell office:value-type="float" office:value="917.670577230005">
                <text:p>917.670577230005</text:p>
              </table:table-cell>
              <table:table-cell office:value-type="float" office:value="588.958252534299">
                <text:p>588.958252534299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884.425232993027">
                <text:p>884.425232993027</text:p>
              </table:table-cell>
              <table:table-cell office:value-type="float" office:value="-40.8215398271403">
                <text:p>-40.8215398271403</text:p>
              </table:table-cell>
              <table:table-cell office:value-type="float" office:value="925.246772820167">
                <text:p>925.246772820167</text:p>
              </table:table-cell>
              <table:table-cell office:value-type="float" office:value="593.820632375559">
                <text:p>593.820632375559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884.426013796294">
                <text:p>884.426013796294</text:p>
              </table:table-cell>
              <table:table-cell office:value-type="float" office:value="-36.1896955028832">
                <text:p>-36.1896955028832</text:p>
              </table:table-cell>
              <table:table-cell office:value-type="float" office:value="920.615709299177">
                <text:p>920.615709299177</text:p>
              </table:table-cell>
              <table:table-cell office:value-type="float" office:value="590.848429554225">
                <text:p>590.848429554225</text:p>
              </table:table-cell>
            </table:table-row>
            <table:table-row>
              <table:table-cell office:value-type="float" office:value="5.7">
                <text:p>10</text:p>
              </table:table-cell>
              <table:table-cell office:value-type="float" office:value="884.425981353124">
                <text:p>884.425981353124</text:p>
              </table:table-cell>
              <table:table-cell office:value-type="float" office:value="-51.4868481722489">
                <text:p>-51.4868481722489</text:p>
              </table:table-cell>
              <table:table-cell office:value-type="float" office:value="935.912829525373">
                <text:p>935.912829525373</text:p>
              </table:table-cell>
              <table:table-cell office:value-type="float" office:value="600.666075908783">
                <text:p>600.666075908783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884.426066592056">
                <text:p>884.426066592056</text:p>
              </table:table-cell>
              <table:table-cell office:value-type="float" office:value="-57.4468690701357">
                <text:p>-57.4468690701357</text:p>
              </table:table-cell>
              <table:table-cell office:value-type="float" office:value="941.872935662192">
                <text:p>941.872935662192</text:p>
              </table:table-cell>
              <table:table-cell office:value-type="float" office:value="604.491254335943">
                <text:p>604.491254335943</text:p>
              </table:table-cell>
            </table:table-row>
            <table:table-row>
              <table:table-cell office:value-type="float" office:value="5.9">
                <text:p>10</text:p>
              </table:table-cell>
              <table:table-cell office:value-type="float" office:value="884.425839967062">
                <text:p>884.425839967062</text:p>
              </table:table-cell>
              <table:table-cell office:value-type="float" office:value="-55.6597078570479">
                <text:p>-55.6597078570479</text:p>
              </table:table-cell>
              <table:table-cell office:value-type="float" office:value="940.085547824109">
                <text:p>940.085547824109</text:p>
              </table:table-cell>
              <table:table-cell office:value-type="float" office:value="603.344114126985">
                <text:p>603.34411412698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84.426621154804">
                <text:p>884.426621154804</text:p>
              </table:table-cell>
              <table:table-cell office:value-type="float" office:value="-28.2650941743676">
                <text:p>-28.2650941743676</text:p>
              </table:table-cell>
              <table:table-cell office:value-type="float" office:value="912.691715329172">
                <text:p>912.691715329172</text:p>
              </table:table-cell>
              <table:table-cell office:value-type="float" office:value="585.762833745156">
                <text:p>585.762833745156</text:p>
              </table:table-cell>
            </table:table-row>
            <table:table-row>
              <table:table-cell office:value-type="float" office:value="6.1">
                <text:p>10</text:p>
              </table:table-cell>
              <table:table-cell office:value-type="float" office:value="884.425942706261">
                <text:p>884.425942706261</text:p>
              </table:table-cell>
              <table:table-cell office:value-type="float" office:value="-58.3829167954849">
                <text:p>-58.3829167954849</text:p>
              </table:table-cell>
              <table:table-cell office:value-type="float" office:value="942.808859501746">
                <text:p>942.808859501746</text:p>
              </table:table-cell>
              <table:table-cell office:value-type="float" office:value="605.091927478056">
                <text:p>605.091927478056</text:p>
              </table:table-cell>
            </table:table-row>
            <table:table-row>
              <table:table-cell office:value-type="float" office:value="6.2">
                <text:p>10</text:p>
              </table:table-cell>
              <table:table-cell office:value-type="float" office:value="884.424103014499">
                <text:p>884.424103014499</text:p>
              </table:table-cell>
              <table:table-cell office:value-type="float" office:value="-58.6960829465206">
                <text:p>-58.6960829465206</text:p>
              </table:table-cell>
              <table:table-cell office:value-type="float" office:value="943.120185961019">
                <text:p>943.120185961019</text:p>
              </table:table-cell>
              <table:table-cell office:value-type="float" office:value="605.291735875504">
                <text:p>605.291735875504</text:p>
              </table:table-cell>
            </table:table-row>
            <table:table-row>
              <table:table-cell office:value-type="float" office:value="6.3">
                <text:p>10</text:p>
              </table:table-cell>
              <table:table-cell office:value-type="float" office:value="884.426963400876">
                <text:p>884.426963400876</text:p>
              </table:table-cell>
              <table:table-cell office:value-type="float" office:value="-53.1990568889961">
                <text:p>-53.1990568889961</text:p>
              </table:table-cell>
              <table:table-cell office:value-type="float" office:value="937.626020289872">
                <text:p>937.626020289872</text:p>
              </table:table-cell>
              <table:table-cell office:value-type="float" office:value="601.765596656155">
                <text:p>601.765596656155</text:p>
              </table:table-cell>
            </table:table-row>
            <table:table-row>
              <table:table-cell office:value-type="float" office:value="6.4">
                <text:p>10</text:p>
              </table:table-cell>
              <table:table-cell office:value-type="float" office:value="884.428053035861">
                <text:p>884.428053035861</text:p>
              </table:table-cell>
              <table:table-cell office:value-type="float" office:value="-23.6023801250372">
                <text:p>-23.6023801250372</text:p>
              </table:table-cell>
              <table:table-cell office:value-type="float" office:value="908.030433160898">
                <text:p>908.030433160898</text:p>
              </table:table-cell>
              <table:table-cell office:value-type="float" office:value="582.771236685695">
                <text:p>582.771236685695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884.425945126018">
                <text:p>884.425945126018</text:p>
              </table:table-cell>
              <table:table-cell office:value-type="float" office:value="-56.595126218823">
                <text:p>-56.595126218823</text:p>
              </table:table-cell>
              <table:table-cell office:value-type="float" office:value="941.021071344841">
                <text:p>941.021071344841</text:p>
              </table:table-cell>
              <table:table-cell office:value-type="float" office:value="603.944530345666">
                <text:p>603.944530345666</text:p>
              </table:table-cell>
            </table:table-row>
            <table:table-row>
              <table:table-cell office:value-type="float" office:value="6.6">
                <text:p>10</text:p>
              </table:table-cell>
              <table:table-cell office:value-type="float" office:value="884.429677933483">
                <text:p>884.429677933483</text:p>
              </table:table-cell>
              <table:table-cell office:value-type="float" office:value="-35.6364626432674">
                <text:p>-35.6364626432674</text:p>
              </table:table-cell>
              <table:table-cell office:value-type="float" office:value="920.06614057675">
                <text:p>920.06614057675</text:p>
              </table:table-cell>
              <table:table-cell office:value-type="float" office:value="590.495717979463">
                <text:p>590.495717979463</text:p>
              </table:table-cell>
            </table:table-row>
            <table:table-row>
              <table:table-cell office:value-type="float" office:value="6.7">
                <text:p>10</text:p>
              </table:table-cell>
              <table:table-cell office:value-type="float" office:value="884.426865536268">
                <text:p>884.426865536268</text:p>
              </table:table-cell>
              <table:table-cell office:value-type="float" office:value="-34.8311788324976">
                <text:p>-34.8311788324976</text:p>
              </table:table-cell>
              <table:table-cell office:value-type="float" office:value="919.258044368765">
                <text:p>919.258044368765</text:p>
              </table:table-cell>
              <table:table-cell office:value-type="float" office:value="589.977084231859">
                <text:p>589.977084231859</text:p>
              </table:table-cell>
            </table:table-row>
            <table:table-row>
              <table:table-cell office:value-type="float" office:value="6.8">
                <text:p>10</text:p>
              </table:table-cell>
              <table:table-cell office:value-type="float" office:value="884.4273976123">
                <text:p>884.4273976123</text:p>
              </table:table-cell>
              <table:table-cell office:value-type="float" office:value="-43.1556214063076">
                <text:p>-43.1556214063076</text:p>
              </table:table-cell>
              <table:table-cell office:value-type="float" office:value="927.583019018608">
                <text:p>927.583019018608</text:p>
              </table:table-cell>
              <table:table-cell office:value-type="float" office:value="595.320028251012">
                <text:p>595.320028251012</text:p>
              </table:table-cell>
            </table:table-row>
            <table:table-row>
              <table:table-cell office:value-type="float" office:value="6.9">
                <text:p>10</text:p>
              </table:table-cell>
              <table:table-cell office:value-type="float" office:value="884.426434978737">
                <text:p>884.426434978737</text:p>
              </table:table-cell>
              <table:table-cell office:value-type="float" office:value="-54.7182193903847">
                <text:p>-54.7182193903847</text:p>
              </table:table-cell>
              <table:table-cell office:value-type="float" office:value="939.144654369122">
                <text:p>939.144654369122</text:p>
              </table:table-cell>
              <table:table-cell office:value-type="float" office:value="602.740251500439">
                <text:p>602.74025150043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84.426647331094">
                <text:p>884.426647331094</text:p>
              </table:table-cell>
              <table:table-cell office:value-type="float" office:value="-54.7991835400857">
                <text:p>-54.7991835400857</text:p>
              </table:table-cell>
              <table:table-cell office:value-type="float" office:value="939.22583087118">
                <text:p>939.22583087118</text:p>
              </table:table-cell>
              <table:table-cell office:value-type="float" office:value="602.792350338503">
                <text:p>602.792350338503</text:p>
              </table:table-cell>
            </table:table-row>
            <table:table-row>
              <table:table-cell office:value-type="float" office:value="7.1">
                <text:p>10</text:p>
              </table:table-cell>
              <table:table-cell office:value-type="float" office:value="884.427737609515">
                <text:p>884.427737609515</text:p>
              </table:table-cell>
              <table:table-cell office:value-type="float" office:value="-43.6312653701079">
                <text:p>-43.6312653701079</text:p>
              </table:table-cell>
              <table:table-cell office:value-type="float" office:value="928.059002979623">
                <text:p>928.059002979623</text:p>
              </table:table-cell>
              <table:table-cell office:value-type="float" office:value="595.625513344323">
                <text:p>595.625513344323</text:p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884.428054187186">
                <text:p>884.428054187186</text:p>
              </table:table-cell>
              <table:table-cell office:value-type="float" office:value="-37.4232415035151">
                <text:p>-37.4232415035151</text:p>
              </table:table-cell>
              <table:table-cell office:value-type="float" office:value="921.851295690701">
                <text:p>921.851295690701</text:p>
              </table:table-cell>
              <table:table-cell office:value-type="float" office:value="591.6414252327">
                <text:p>591.6414252327</text:p>
              </table:table-cell>
            </table:table-row>
            <table:table-row>
              <table:table-cell office:value-type="float" office:value="7.3">
                <text:p>10</text:p>
              </table:table-cell>
              <table:table-cell office:value-type="float" office:value="884.427831553472">
                <text:p>884.427831553472</text:p>
              </table:table-cell>
              <table:table-cell office:value-type="float" office:value="-40.1791157001512">
                <text:p>-40.1791157001512</text:p>
              </table:table-cell>
              <table:table-cell office:value-type="float" office:value="924.606947253623">
                <text:p>924.606947253623</text:p>
              </table:table-cell>
              <table:table-cell office:value-type="float" office:value="593.409994226152">
                <text:p>593.409994226152</text:p>
              </table:table-cell>
            </table:table-row>
            <table:table-row>
              <table:table-cell office:value-type="float" office:value="7.4">
                <text:p>10</text:p>
              </table:table-cell>
              <table:table-cell office:value-type="float" office:value="884.428235080428">
                <text:p>884.428235080428</text:p>
              </table:table-cell>
              <table:table-cell office:value-type="float" office:value="-42.7658764689068">
                <text:p>-42.7658764689068</text:p>
              </table:table-cell>
              <table:table-cell office:value-type="float" office:value="927.194111549335">
                <text:p>927.194111549335</text:p>
              </table:table-cell>
              <table:table-cell office:value-type="float" office:value="595.070428591631">
                <text:p>595.070428591631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884.428170278719">
                <text:p>884.428170278719</text:p>
              </table:table-cell>
              <table:table-cell office:value-type="float" office:value="-39.731218902796">
                <text:p>-39.731218902796</text:p>
              </table:table-cell>
              <table:table-cell office:value-type="float" office:value="924.159389181515">
                <text:p>924.159389181515</text:p>
              </table:table-cell>
              <table:table-cell office:value-type="float" office:value="593.122752783964">
                <text:p>593.122752783964</text:p>
              </table:table-cell>
            </table:table-row>
            <table:table-row>
              <table:table-cell office:value-type="float" office:value="7.6">
                <text:p>10</text:p>
              </table:table-cell>
              <table:table-cell office:value-type="float" office:value="884.428211426521">
                <text:p>884.428211426521</text:p>
              </table:table-cell>
              <table:table-cell office:value-type="float" office:value="-49.3054392601962">
                <text:p>-49.3054392601962</text:p>
              </table:table-cell>
              <table:table-cell office:value-type="float" office:value="933.733650686717">
                <text:p>933.733650686717</text:p>
              </table:table-cell>
              <table:table-cell office:value-type="float" office:value="599.267485398615">
                <text:p>599.267485398615</text:p>
              </table:table-cell>
            </table:table-row>
            <table:table-row>
              <table:table-cell office:value-type="float" office:value="7.7">
                <text:p>10</text:p>
              </table:table-cell>
              <table:table-cell office:value-type="float" office:value="884.428177190106">
                <text:p>884.428177190106</text:p>
              </table:table-cell>
              <table:table-cell office:value-type="float" office:value="-54.0386714642778">
                <text:p>-54.0386714642778</text:p>
              </table:table-cell>
              <table:table-cell office:value-type="float" office:value="938.466848654384">
                <text:p>938.466848654384</text:p>
              </table:table-cell>
              <table:table-cell office:value-type="float" office:value="602.305237804658">
                <text:p>602.305237804658</text:p>
              </table:table-cell>
            </table:table-row>
            <table:table-row>
              <table:table-cell office:value-type="float" office:value="7.8">
                <text:p>10</text:p>
              </table:table-cell>
              <table:table-cell office:value-type="float" office:value="884.429946284135">
                <text:p>884.429946284135</text:p>
              </table:table-cell>
              <table:table-cell office:value-type="float" office:value="-26.1701871860298">
                <text:p>-26.1701871860298</text:p>
              </table:table-cell>
              <table:table-cell office:value-type="float" office:value="910.600133470165">
                <text:p>910.600133470165</text:p>
              </table:table-cell>
              <table:table-cell office:value-type="float" office:value="584.420462716512">
                <text:p>584.420462716512</text:p>
              </table:table-cell>
            </table:table-row>
            <table:table-row>
              <table:table-cell office:value-type="float" office:value="7.9">
                <text:p>10</text:p>
              </table:table-cell>
              <table:table-cell office:value-type="float" office:value="884.428452466771">
                <text:p>884.428452466771</text:p>
              </table:table-cell>
              <table:table-cell office:value-type="float" office:value="-34.4069139393989">
                <text:p>-34.4069139393989</text:p>
              </table:table-cell>
              <table:table-cell office:value-type="float" office:value="918.83536640617">
                <text:p>918.83536640617</text:p>
              </table:table-cell>
              <table:table-cell office:value-type="float" office:value="589.705810770105">
                <text:p>589.70581077010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84.427615232437">
                <text:p>884.427615232437</text:p>
              </table:table-cell>
              <table:table-cell office:value-type="float" office:value="-58.7227973689054">
                <text:p>-58.7227973689054</text:p>
              </table:table-cell>
              <table:table-cell office:value-type="float" office:value="943.150412601343">
                <text:p>943.150412601343</text:p>
              </table:table-cell>
              <table:table-cell office:value-type="float" office:value="605.311135243541">
                <text:p>605.311135243541</text:p>
              </table:table-cell>
            </table:table-row>
            <table:table-row>
              <table:table-cell office:value-type="float" office:value="8.1">
                <text:p>10</text:p>
              </table:table-cell>
              <table:table-cell office:value-type="float" office:value="884.426962978221">
                <text:p>884.426962978221</text:p>
              </table:table-cell>
              <table:table-cell office:value-type="float" office:value="-68.8899380840015">
                <text:p>-68.8899380840015</text:p>
              </table:table-cell>
              <table:table-cell office:value-type="float" office:value="953.316901062222">
                <text:p>953.316901062222</text:p>
              </table:table-cell>
              <table:table-cell office:value-type="float" office:value="611.835957360431">
                <text:p>611.835957360431</text:p>
              </table:table-cell>
            </table:table-row>
            <table:table-row>
              <table:table-cell office:value-type="float" office:value="8.2">
                <text:p>10</text:p>
              </table:table-cell>
              <table:table-cell office:value-type="float" office:value="884.427145571136">
                <text:p>884.427145571136</text:p>
              </table:table-cell>
              <table:table-cell office:value-type="float" office:value="-24.9463670753433">
                <text:p>-24.9463670753433</text:p>
              </table:table-cell>
              <table:table-cell office:value-type="float" office:value="909.37351264648">
                <text:p>909.37351264648</text:p>
              </table:table-cell>
              <table:table-cell office:value-type="float" office:value="583.633221112863">
                <text:p>583.633221112863</text:p>
              </table:table-cell>
            </table:table-row>
            <table:table-row>
              <table:table-cell office:value-type="float" office:value="8.3">
                <text:p>10</text:p>
              </table:table-cell>
              <table:table-cell office:value-type="float" office:value="884.426170837936">
                <text:p>884.426170837936</text:p>
              </table:table-cell>
              <table:table-cell office:value-type="float" office:value="-43.6301664622103">
                <text:p>-43.6301664622103</text:p>
              </table:table-cell>
              <table:table-cell office:value-type="float" office:value="928.056337300146">
                <text:p>928.056337300146</text:p>
              </table:table-cell>
              <table:table-cell office:value-type="float" office:value="595.623802519147">
                <text:p>595.623802519147</text:p>
              </table:table-cell>
            </table:table-row>
            <table:table-row>
              <table:table-cell office:value-type="float" office:value="8.4">
                <text:p>10</text:p>
              </table:table-cell>
              <table:table-cell office:value-type="float" office:value="884.427883358389">
                <text:p>884.427883358389</text:p>
              </table:table-cell>
              <table:table-cell office:value-type="float" office:value="-54.5134546463653">
                <text:p>-54.5134546463653</text:p>
              </table:table-cell>
              <table:table-cell office:value-type="float" office:value="938.941338004755">
                <text:p>938.941338004755</text:p>
              </table:table-cell>
              <table:table-cell office:value-type="float" office:value="602.609763661295">
                <text:p>602.609763661295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884.427356807135">
                <text:p>884.427356807135</text:p>
              </table:table-cell>
              <table:table-cell office:value-type="float" office:value="-50.2290115260328">
                <text:p>-50.2290115260328</text:p>
              </table:table-cell>
              <table:table-cell office:value-type="float" office:value="934.656368333168">
                <text:p>934.656368333168</text:p>
              </table:table-cell>
              <table:table-cell office:value-type="float" office:value="599.859682845194">
                <text:p>599.859682845194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884.427675638613">
                <text:p>884.427675638613</text:p>
              </table:table-cell>
              <table:table-cell office:value-type="float" office:value="-42.3981375800208">
                <text:p>-42.3981375800208</text:p>
              </table:table-cell>
              <table:table-cell office:value-type="float" office:value="926.825813218634">
                <text:p>926.825813218634</text:p>
              </table:table-cell>
              <table:table-cell office:value-type="float" office:value="594.834055816211">
                <text:p>594.834055816211</text:p>
              </table:table-cell>
            </table:table-row>
            <table:table-row>
              <table:table-cell office:value-type="float" office:value="8.7">
                <text:p>10</text:p>
              </table:table-cell>
              <table:table-cell office:value-type="float" office:value="884.427370261453">
                <text:p>884.427370261453</text:p>
              </table:table-cell>
              <table:table-cell office:value-type="float" office:value="-33.8372104354256">
                <text:p>-33.8372104354256</text:p>
              </table:table-cell>
              <table:table-cell office:value-type="float" office:value="918.264580696879">
                <text:p>918.264580696879</text:p>
              </table:table-cell>
              <table:table-cell office:value-type="float" office:value="589.339482196152">
                <text:p>589.339482196152</text:p>
              </table:table-cell>
            </table:table-row>
            <table:table-row>
              <table:table-cell office:value-type="float" office:value="8.8">
                <text:p>10</text:p>
              </table:table-cell>
              <table:table-cell office:value-type="float" office:value="884.424757542265">
                <text:p>884.424757542265</text:p>
              </table:table-cell>
              <table:table-cell office:value-type="float" office:value="-31.9996101896011">
                <text:p>-31.9996101896011</text:p>
              </table:table-cell>
              <table:table-cell office:value-type="float" office:value="916.424367731867">
                <text:p>916.424367731867</text:p>
              </table:table-cell>
              <table:table-cell office:value-type="float" office:value="588.158438977532">
                <text:p>588.158438977532</text:p>
              </table:table-cell>
            </table:table-row>
            <table:table-row>
              <table:table-cell office:value-type="float" office:value="8.9">
                <text:p>10</text:p>
              </table:table-cell>
              <table:table-cell office:value-type="float" office:value="884.425878169271">
                <text:p>884.425878169271</text:p>
              </table:table-cell>
              <table:table-cell office:value-type="float" office:value="-43.4291647023548">
                <text:p>-43.4291647023548</text:p>
              </table:table-cell>
              <table:table-cell office:value-type="float" office:value="927.855042871625">
                <text:p>927.855042871625</text:p>
              </table:table-cell>
              <table:table-cell office:value-type="float" office:value="595.494612352427">
                <text:p>595.49461235242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884.427157940269">
                <text:p>884.427157940269</text:p>
              </table:table-cell>
              <table:table-cell office:value-type="float" office:value="-33.0576420218562">
                <text:p>-33.0576420218562</text:p>
              </table:table-cell>
              <table:table-cell office:value-type="float" office:value="917.484799962125">
                <text:p>917.484799962125</text:p>
              </table:table-cell>
              <table:table-cell office:value-type="float" office:value="588.839021235219">
                <text:p>588.839021235219</text:p>
              </table:table-cell>
            </table:table-row>
            <table:table-row>
              <table:table-cell office:value-type="float" office:value="9.1">
                <text:p>10</text:p>
              </table:table-cell>
              <table:table-cell office:value-type="float" office:value="884.425939960349">
                <text:p>884.425939960349</text:p>
              </table:table-cell>
              <table:table-cell office:value-type="float" office:value="-33.8282926232925">
                <text:p>-33.8282926232925</text:p>
              </table:table-cell>
              <table:table-cell office:value-type="float" office:value="918.254232583642">
                <text:p>918.254232583642</text:p>
              </table:table-cell>
              <table:table-cell office:value-type="float" office:value="589.332840807793">
                <text:p>589.332840807793</text:p>
              </table:table-cell>
            </table:table-row>
            <table:table-row>
              <table:table-cell office:value-type="float" office:value="9.2">
                <text:p>10</text:p>
              </table:table-cell>
              <table:table-cell office:value-type="float" office:value="884.425906125962">
                <text:p>884.425906125962</text:p>
              </table:table-cell>
              <table:table-cell office:value-type="float" office:value="-14.0989332094544">
                <text:p>-14.0989332094544</text:p>
              </table:table-cell>
              <table:table-cell office:value-type="float" office:value="898.524839335416">
                <text:p>898.524839335416</text:p>
              </table:table-cell>
              <table:table-cell office:value-type="float" office:value="576.670574784062">
                <text:p>576.670574784062</text:p>
              </table:table-cell>
            </table:table-row>
            <table:table-row>
              <table:table-cell office:value-type="float" office:value="9.3">
                <text:p>10</text:p>
              </table:table-cell>
              <table:table-cell office:value-type="float" office:value="884.425258106941">
                <text:p>884.425258106941</text:p>
              </table:table-cell>
              <table:table-cell office:value-type="float" office:value="-30.8891313848742">
                <text:p>-30.8891313848742</text:p>
              </table:table-cell>
              <table:table-cell office:value-type="float" office:value="915.314389491816">
                <text:p>915.314389491816</text:p>
              </table:table-cell>
              <table:table-cell office:value-type="float" office:value="587.446058237828">
                <text:p>587.446058237828</text:p>
              </table:table-cell>
            </table:table-row>
            <table:table-row>
              <table:table-cell office:value-type="float" office:value="9.4">
                <text:p>10</text:p>
              </table:table-cell>
              <table:table-cell office:value-type="float" office:value="884.425201366978">
                <text:p>884.425201366978</text:p>
              </table:table-cell>
              <table:table-cell office:value-type="float" office:value="-37.4243204139052">
                <text:p>-37.4243204139052</text:p>
              </table:table-cell>
              <table:table-cell office:value-type="float" office:value="921.849521780883">
                <text:p>921.849521780883</text:p>
              </table:table-cell>
              <table:table-cell office:value-type="float" office:value="591.640286742644">
                <text:p>591.640286742644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884.42528613814">
                <text:p>884.42528613814</text:p>
              </table:table-cell>
              <table:table-cell office:value-type="float" office:value="-56.44866502731">
                <text:p>-56.44866502731</text:p>
              </table:table-cell>
              <table:table-cell office:value-type="float" office:value="940.87395116545">
                <text:p>940.87395116545</text:p>
              </table:table-cell>
              <table:table-cell office:value-type="float" office:value="603.850109051232">
                <text:p>603.850109051232</text:p>
              </table:table-cell>
            </table:table-row>
            <table:table-row>
              <table:table-cell office:value-type="float" office:value="9.6">
                <text:p>10</text:p>
              </table:table-cell>
              <table:table-cell office:value-type="float" office:value="884.426536898056">
                <text:p>884.426536898056</text:p>
              </table:table-cell>
              <table:table-cell office:value-type="float" office:value="-46.2770467356248">
                <text:p>-46.2770467356248</text:p>
              </table:table-cell>
              <table:table-cell office:value-type="float" office:value="930.703583633681">
                <text:p>930.703583633681</text:p>
              </table:table-cell>
              <table:table-cell office:value-type="float" office:value="597.322797358159">
                <text:p>597.322797358159</text:p>
              </table:table-cell>
            </table:table-row>
            <table:table-row>
              <table:table-cell office:value-type="float" office:value="9.7">
                <text:p>10</text:p>
              </table:table-cell>
              <table:table-cell office:value-type="float" office:value="884.426092080882">
                <text:p>884.426092080882</text:p>
              </table:table-cell>
              <table:table-cell office:value-type="float" office:value="-21.6417823966682">
                <text:p>-21.6417823966682</text:p>
              </table:table-cell>
              <table:table-cell office:value-type="float" office:value="906.06787447755">
                <text:p>906.06787447755</text:p>
              </table:table-cell>
              <table:table-cell office:value-type="float" office:value="581.511672348207">
                <text:p>581.511672348207</text:p>
              </table:table-cell>
            </table:table-row>
            <table:table-row>
              <table:table-cell office:value-type="float" office:value="9.8">
                <text:p>10</text:p>
              </table:table-cell>
              <table:table-cell office:value-type="float" office:value="884.425649968678">
                <text:p>884.425649968678</text:p>
              </table:table-cell>
              <table:table-cell office:value-type="float" office:value="-63.2943903810981">
                <text:p>-63.2943903810981</text:p>
              </table:table-cell>
              <table:table-cell office:value-type="float" office:value="947.720040349776">
                <text:p>947.720040349776</text:p>
              </table:table-cell>
              <table:table-cell office:value-type="float" office:value="608.243908768408">
                <text:p>608.243908768408</text:p>
              </table:table-cell>
            </table:table-row>
            <table:table-row>
              <table:table-cell office:value-type="float" office:value="9.9">
                <text:p>10</text:p>
              </table:table-cell>
              <table:table-cell office:value-type="float" office:value="884.426090454571">
                <text:p>884.426090454571</text:p>
              </table:table-cell>
              <table:table-cell office:value-type="float" office:value="-24.2836914695592">
                <text:p>-24.2836914695592</text:p>
              </table:table-cell>
              <table:table-cell office:value-type="float" office:value="908.70978192413">
                <text:p>908.70978192413</text:p>
              </table:table-cell>
              <table:table-cell office:value-type="float" office:value="583.207240705419">
                <text:p>583.2072407054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84.425135517939">
                <text:p>884.425135517939</text:p>
              </table:table-cell>
              <table:table-cell office:value-type="float" office:value="-52.507852652375">
                <text:p>-52.507852652375</text:p>
              </table:table-cell>
              <table:table-cell office:value-type="float" office:value="936.932988170314">
                <text:p>936.932988170314</text:p>
              </table:table-cell>
              <table:table-cell office:value-type="float" office:value="601.320810698958">
                <text:p>601.320810698958</text:p>
              </table:table-cell>
            </table:table-row>
            <table:table-row>
              <table:table-cell office:value-type="float" office:value="10.1">
                <text:p>10</text:p>
              </table:table-cell>
              <table:table-cell office:value-type="float" office:value="884.42551643449">
                <text:p>884.42551643449</text:p>
              </table:table-cell>
              <table:table-cell office:value-type="float" office:value="-51.657631061077">
                <text:p>-51.657631061077</text:p>
              </table:table-cell>
              <table:table-cell office:value-type="float" office:value="936.083147495567">
                <text:p>936.083147495567</text:p>
              </table:table-cell>
              <table:table-cell office:value-type="float" office:value="600.775385476497">
                <text:p>600.775385476497</text:p>
              </table:table-cell>
            </table:table-row>
            <table:table-row>
              <table:table-cell office:value-type="float" office:value="10.2">
                <text:p>10</text:p>
              </table:table-cell>
              <table:table-cell office:value-type="float" office:value="884.42606231019">
                <text:p>884.42606231019</text:p>
              </table:table-cell>
              <table:table-cell office:value-type="float" office:value="-64.6068599089542">
                <text:p>-64.6068599089542</text:p>
              </table:table-cell>
              <table:table-cell office:value-type="float" office:value="949.032922219145">
                <text:p>949.032922219145</text:p>
              </table:table-cell>
              <table:table-cell office:value-type="float" office:value="609.086512455127">
                <text:p>609.086512455127</text:p>
              </table:table-cell>
            </table:table-row>
            <table:table-row>
              <table:table-cell office:value-type="float" office:value="10.3">
                <text:p>10</text:p>
              </table:table-cell>
              <table:table-cell office:value-type="float" office:value="884.426724324697">
                <text:p>884.426724324697</text:p>
              </table:table-cell>
              <table:table-cell office:value-type="float" office:value="-31.1688639930411">
                <text:p>-31.1688639930411</text:p>
              </table:table-cell>
              <table:table-cell office:value-type="float" office:value="915.595588317738">
                <text:p>915.595588317738</text:p>
              </table:table-cell>
              <table:table-cell office:value-type="float" office:value="587.626530809619">
                <text:p>587.626530809619</text:p>
              </table:table-cell>
            </table:table-row>
            <table:table-row>
              <table:table-cell office:value-type="float" office:value="10.4">
                <text:p>10</text:p>
              </table:table-cell>
              <table:table-cell office:value-type="float" office:value="884.424405282999">
                <text:p>884.424405282999</text:p>
              </table:table-cell>
              <table:table-cell office:value-type="float" office:value="-47.3525628287148">
                <text:p>-47.3525628287148</text:p>
              </table:table-cell>
              <table:table-cell office:value-type="float" office:value="931.776968111713">
                <text:p>931.776968111713</text:p>
              </table:table-cell>
              <table:table-cell office:value-type="float" office:value="598.011692330021">
                <text:p>598.011692330021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884.425442561061">
                <text:p>884.425442561061</text:p>
              </table:table-cell>
              <table:table-cell office:value-type="float" office:value="-52.855277157705">
                <text:p>-52.855277157705</text:p>
              </table:table-cell>
              <table:table-cell office:value-type="float" office:value="937.280719718766">
                <text:p>937.280719718766</text:p>
              </table:table-cell>
              <table:table-cell office:value-type="float" office:value="601.543983774579">
                <text:p>601.543983774579</text:p>
              </table:table-cell>
            </table:table-row>
            <table:table-row>
              <table:table-cell office:value-type="float" office:value="10.6">
                <text:p>10</text:p>
              </table:table-cell>
              <table:table-cell office:value-type="float" office:value="884.425663936147">
                <text:p>884.425663936147</text:p>
              </table:table-cell>
              <table:table-cell office:value-type="float" office:value="-28.142807506709">
                <text:p>-28.142807506709</text:p>
              </table:table-cell>
              <table:table-cell office:value-type="float" office:value="912.568471442856">
                <text:p>912.568471442856</text:p>
              </table:table-cell>
              <table:table-cell office:value-type="float" office:value="585.683736184745">
                <text:p>585.683736184745</text:p>
              </table:table-cell>
            </table:table-row>
            <table:table-row>
              <table:table-cell office:value-type="float" office:value="10.7">
                <text:p>10</text:p>
              </table:table-cell>
              <table:table-cell office:value-type="float" office:value="884.425071022585">
                <text:p>884.425071022585</text:p>
              </table:table-cell>
              <table:table-cell office:value-type="float" office:value="-30.0097368014771">
                <text:p>-30.0097368014771</text:p>
              </table:table-cell>
              <table:table-cell office:value-type="float" office:value="914.434807824062">
                <text:p>914.434807824062</text:p>
              </table:table-cell>
              <table:table-cell office:value-type="float" office:value="586.881545334336">
                <text:p>586.881545334336</text:p>
              </table:table-cell>
            </table:table-row>
            <table:table-row>
              <table:table-cell office:value-type="float" office:value="10.8">
                <text:p>10</text:p>
              </table:table-cell>
              <table:table-cell office:value-type="float" office:value="884.424683153926">
                <text:p>884.424683153926</text:p>
              </table:table-cell>
              <table:table-cell office:value-type="float" office:value="-41.6224136235461">
                <text:p>-41.6224136235461</text:p>
              </table:table-cell>
              <table:table-cell office:value-type="float" office:value="926.047096777472">
                <text:p>926.047096777472</text:p>
              </table:table-cell>
              <table:table-cell office:value-type="float" office:value="594.334277915746">
                <text:p>594.334277915746</text:p>
              </table:table-cell>
            </table:table-row>
            <table:table-row>
              <table:table-cell office:value-type="float" office:value="10.9">
                <text:p>10</text:p>
              </table:table-cell>
              <table:table-cell office:value-type="float" office:value="884.425923075905">
                <text:p>884.425923075905</text:p>
              </table:table-cell>
              <table:table-cell office:value-type="float" office:value="-48.0724461286113">
                <text:p>-48.0724461286113</text:p>
              </table:table-cell>
              <table:table-cell office:value-type="float" office:value="932.498369204516">
                <text:p>932.498369204516</text:p>
              </table:table-cell>
              <table:table-cell office:value-type="float" office:value="598.474685410039">
                <text:p>598.47468541003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84.424566752067">
                <text:p>884.424566752067</text:p>
              </table:table-cell>
              <table:table-cell office:value-type="float" office:value="-39.6327522867236">
                <text:p>-39.6327522867236</text:p>
              </table:table-cell>
              <table:table-cell office:value-type="float" office:value="924.057319038791">
                <text:p>924.057319038791</text:p>
              </table:table-cell>
              <table:table-cell office:value-type="float" office:value="593.05724446934">
                <text:p>593.05724446934</text:p>
              </table:table-cell>
            </table:table-row>
            <table:table-row>
              <table:table-cell office:value-type="float" office:value="11.1">
                <text:p>10</text:p>
              </table:table-cell>
              <table:table-cell office:value-type="float" office:value="884.425264309195">
                <text:p>884.425264309195</text:p>
              </table:table-cell>
              <table:table-cell office:value-type="float" office:value="-32.626793340764">
                <text:p>-32.626793340764</text:p>
              </table:table-cell>
              <table:table-cell office:value-type="float" office:value="917.052057649959">
                <text:p>917.052057649959</text:p>
              </table:table-cell>
              <table:table-cell office:value-type="float" office:value="588.561288503785">
                <text:p>588.561288503785</text:p>
              </table:table-cell>
            </table:table-row>
            <table:table-row>
              <table:table-cell office:value-type="float" office:value="11.2">
                <text:p>10</text:p>
              </table:table-cell>
              <table:table-cell office:value-type="float" office:value="884.424932920399">
                <text:p>884.424932920399</text:p>
              </table:table-cell>
              <table:table-cell office:value-type="float" office:value="-21.765896725323">
                <text:p>-21.765896725323</text:p>
              </table:table-cell>
              <table:table-cell office:value-type="float" office:value="906.190829645722">
                <text:p>906.190829645722</text:p>
              </table:table-cell>
              <table:table-cell office:value-type="float" office:value="581.59058461017">
                <text:p>581.59058461017</text:p>
              </table:table-cell>
            </table:table-row>
            <table:table-row>
              <table:table-cell office:value-type="float" office:value="11.3">
                <text:p>10</text:p>
              </table:table-cell>
              <table:table-cell office:value-type="float" office:value="884.425587542816">
                <text:p>884.425587542816</text:p>
              </table:table-cell>
              <table:table-cell office:value-type="float" office:value="-28.9976067019594">
                <text:p>-28.9976067019594</text:p>
              </table:table-cell>
              <table:table-cell office:value-type="float" office:value="913.423194244776">
                <text:p>913.423194244776</text:p>
              </table:table-cell>
              <table:table-cell office:value-type="float" office:value="586.232294741934">
                <text:p>586.232294741934</text:p>
              </table:table-cell>
            </table:table-row>
            <table:table-row>
              <table:table-cell office:value-type="float" office:value="11.4">
                <text:p>10</text:p>
              </table:table-cell>
              <table:table-cell office:value-type="float" office:value="884.425515513015">
                <text:p>884.425515513015</text:p>
              </table:table-cell>
              <table:table-cell office:value-type="float" office:value="-40.5979594320088">
                <text:p>-40.5979594320088</text:p>
              </table:table-cell>
              <table:table-cell office:value-type="float" office:value="925.023474945024">
                <text:p>925.023474945024</text:p>
              </table:table-cell>
              <table:table-cell office:value-type="float" office:value="593.677320462109">
                <text:p>593.677320462109</text:p>
              </table:table-cell>
            </table:table-row>
            <table:table-row>
              <table:table-cell office:value-type="float" office:value="11.5">
                <text:p>10</text:p>
              </table:table-cell>
              <table:table-cell office:value-type="float" office:value="884.426520112708">
                <text:p>884.426520112708</text:p>
              </table:table-cell>
              <table:table-cell office:value-type="float" office:value="-7.86641824738912">
                <text:p>-7.86641824738912</text:p>
              </table:table-cell>
              <table:table-cell office:value-type="float" office:value="892.292938360097">
                <text:p>892.292938360097</text:p>
              </table:table-cell>
              <table:table-cell office:value-type="float" office:value="572.670959236324">
                <text:p>572.670959236324</text:p>
              </table:table-cell>
            </table:table-row>
            <table:table-row>
              <table:table-cell office:value-type="float" office:value="11.6">
                <text:p>10</text:p>
              </table:table-cell>
              <table:table-cell office:value-type="float" office:value="884.425183796846">
                <text:p>884.425183796846</text:p>
              </table:table-cell>
              <table:table-cell office:value-type="float" office:value="-34.9116861054675">
                <text:p>-34.9116861054675</text:p>
              </table:table-cell>
              <table:table-cell office:value-type="float" office:value="919.336869902313">
                <text:p>919.336869902313</text:p>
              </table:table-cell>
              <table:table-cell office:value-type="float" office:value="590.027674225311">
                <text:p>590.027674225311</text:p>
              </table:table-cell>
            </table:table-row>
            <table:table-row>
              <table:table-cell office:value-type="float" office:value="11.7">
                <text:p>10</text:p>
              </table:table-cell>
              <table:table-cell office:value-type="float" office:value="884.424176104641">
                <text:p>884.424176104641</text:p>
              </table:table-cell>
              <table:table-cell office:value-type="float" office:value="-48.5526938965118">
                <text:p>-48.5526938965118</text:p>
              </table:table-cell>
              <table:table-cell office:value-type="float" office:value="932.976870001153">
                <text:p>932.976870001153</text:p>
              </table:table-cell>
              <table:table-cell office:value-type="float" office:value="598.781785800981">
                <text:p>598.781785800981</text:p>
              </table:table-cell>
            </table:table-row>
            <table:table-row>
              <table:table-cell office:value-type="float" office:value="11.8">
                <text:p>10</text:p>
              </table:table-cell>
              <table:table-cell office:value-type="float" office:value="884.423738654976">
                <text:p>884.423738654976</text:p>
              </table:table-cell>
              <table:table-cell office:value-type="float" office:value="-34.6644787660154">
                <text:p>-34.6644787660154</text:p>
              </table:table-cell>
              <table:table-cell office:value-type="float" office:value="919.088217420991">
                <text:p>919.088217420991</text:p>
              </table:table-cell>
              <table:table-cell office:value-type="float" office:value="589.868089800877">
                <text:p>589.868089800877</text:p>
              </table:table-cell>
            </table:table-row>
            <table:table-row>
              <table:table-cell office:value-type="float" office:value="11.9">
                <text:p>10</text:p>
              </table:table-cell>
              <table:table-cell office:value-type="float" office:value="884.42411923227">
                <text:p>884.42411923227</text:p>
              </table:table-cell>
              <table:table-cell office:value-type="float" office:value="-52.4692636715066">
                <text:p>-52.4692636715066</text:p>
              </table:table-cell>
              <table:table-cell office:value-type="float" office:value="936.893382903777">
                <text:p>936.893382903777</text:p>
              </table:table-cell>
              <table:table-cell office:value-type="float" office:value="601.295392156455">
                <text:p>601.29539215645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84.423776703928">
                <text:p>884.423776703928</text:p>
              </table:table-cell>
              <table:table-cell office:value-type="float" office:value="-27.2921592604807">
                <text:p>-27.2921592604807</text:p>
              </table:table-cell>
              <table:table-cell office:value-type="float" office:value="911.715935964409">
                <text:p>911.715935964409</text:p>
              </table:table-cell>
              <table:table-cell office:value-type="float" office:value="585.136581445268">
                <text:p>585.136581445268</text:p>
              </table:table-cell>
            </table:table-row>
            <table:table-row>
              <table:table-cell office:value-type="float" office:value="12.1">
                <text:p>10</text:p>
              </table:table-cell>
              <table:table-cell office:value-type="float" office:value="884.424039651785">
                <text:p>884.424039651785</text:p>
              </table:table-cell>
              <table:table-cell office:value-type="float" office:value="-28.3994159735268">
                <text:p>-28.3994159735268</text:p>
              </table:table-cell>
              <table:table-cell office:value-type="float" office:value="912.823455625312">
                <text:p>912.823455625312</text:p>
              </table:table-cell>
              <table:table-cell office:value-type="float" office:value="585.847384276173">
                <text:p>585.847384276173</text:p>
              </table:table-cell>
            </table:table-row>
            <table:table-row>
              <table:table-cell office:value-type="float" office:value="12.2">
                <text:p>10</text:p>
              </table:table-cell>
              <table:table-cell office:value-type="float" office:value="884.425833417264">
                <text:p>884.425833417264</text:p>
              </table:table-cell>
              <table:table-cell office:value-type="float" office:value="-27.6448535505332">
                <text:p>-27.6448535505332</text:p>
              </table:table-cell>
              <table:table-cell office:value-type="float" office:value="912.070686967797">
                <text:p>912.070686967797</text:p>
              </table:table-cell>
              <table:table-cell office:value-type="float" office:value="585.364259586232">
                <text:p>585.364259586232</text:p>
              </table:table-cell>
            </table:table-row>
            <table:table-row>
              <table:table-cell office:value-type="float" office:value="12.3">
                <text:p>10</text:p>
              </table:table-cell>
              <table:table-cell office:value-type="float" office:value="884.424015302015">
                <text:p>884.424015302015</text:p>
              </table:table-cell>
              <table:table-cell office:value-type="float" office:value="-37.267057469007">
                <text:p>-37.267057469007</text:p>
              </table:table-cell>
              <table:table-cell office:value-type="float" office:value="921.691072771022">
                <text:p>921.691072771022</text:p>
              </table:table-cell>
              <table:table-cell office:value-type="float" office:value="591.538594638442">
                <text:p>591.538594638442</text:p>
              </table:table-cell>
            </table:table-row>
            <table:table-row>
              <table:table-cell office:value-type="float" office:value="12.4">
                <text:p>10</text:p>
              </table:table-cell>
              <table:table-cell office:value-type="float" office:value="884.424591264835">
                <text:p>884.424591264835</text:p>
              </table:table-cell>
              <table:table-cell office:value-type="float" office:value="-16.5915125047642">
                <text:p>-16.5915125047642</text:p>
              </table:table-cell>
              <table:table-cell office:value-type="float" office:value="901.016103769599">
                <text:p>901.016103769599</text:p>
              </table:table-cell>
              <table:table-cell office:value-type="float" office:value="578.269460903072">
                <text:p>578.269460903072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884.424674883556">
                <text:p>884.424674883556</text:p>
              </table:table-cell>
              <table:table-cell office:value-type="float" office:value="-32.3470462113641">
                <text:p>-32.3470462113641</text:p>
              </table:table-cell>
              <table:table-cell office:value-type="float" office:value="916.77172109492">
                <text:p>916.77172109492</text:p>
              </table:table-cell>
              <table:table-cell office:value-type="float" office:value="588.381369334887">
                <text:p>588.381369334887</text:p>
              </table:table-cell>
            </table:table-row>
            <table:table-row>
              <table:table-cell office:value-type="float" office:value="12.6">
                <text:p>10</text:p>
              </table:table-cell>
              <table:table-cell office:value-type="float" office:value="884.423735728407">
                <text:p>884.423735728407</text:p>
              </table:table-cell>
              <table:table-cell office:value-type="float" office:value="-31.3529003300581">
                <text:p>-31.3529003300581</text:p>
              </table:table-cell>
              <table:table-cell office:value-type="float" office:value="915.776636058465">
                <text:p>915.776636058465</text:p>
              </table:table-cell>
              <table:table-cell office:value-type="float" office:value="587.742726712211">
                <text:p>587.742726712211</text:p>
              </table:table-cell>
            </table:table-row>
            <table:table-row>
              <table:table-cell office:value-type="float" office:value="12.7">
                <text:p>10</text:p>
              </table:table-cell>
              <table:table-cell office:value-type="float" office:value="884.42397360798">
                <text:p>884.42397360798</text:p>
              </table:table-cell>
              <table:table-cell office:value-type="float" office:value="-26.0200346967986">
                <text:p>-26.0200346967986</text:p>
              </table:table-cell>
              <table:table-cell office:value-type="float" office:value="910.444008304779">
                <text:p>910.444008304779</text:p>
              </table:table-cell>
              <table:table-cell office:value-type="float" office:value="584.320262048795">
                <text:p>584.320262048795</text:p>
              </table:table-cell>
            </table:table-row>
            <table:table-row>
              <table:table-cell office:value-type="float" office:value="12.8">
                <text:p>10</text:p>
              </table:table-cell>
              <table:table-cell office:value-type="float" office:value="884.425415542976">
                <text:p>884.425415542976</text:p>
              </table:table-cell>
              <table:table-cell office:value-type="float" office:value="-27.9509473531527">
                <text:p>-27.9509473531527</text:p>
              </table:table-cell>
              <table:table-cell office:value-type="float" office:value="912.376362896129">
                <text:p>912.376362896129</text:p>
              </table:table-cell>
              <table:table-cell office:value-type="float" office:value="585.560441489694">
                <text:p>585.560441489694</text:p>
              </table:table-cell>
            </table:table-row>
            <table:table-row>
              <table:table-cell office:value-type="float" office:value="12.9">
                <text:p>10</text:p>
              </table:table-cell>
              <table:table-cell office:value-type="float" office:value="884.424063604877">
                <text:p>884.424063604877</text:p>
              </table:table-cell>
              <table:table-cell office:value-type="float" office:value="-44.0341512055565">
                <text:p>-44.0341512055565</text:p>
              </table:table-cell>
              <table:table-cell office:value-type="float" office:value="928.458214810434">
                <text:p>928.458214810434</text:p>
              </table:table-cell>
              <table:table-cell office:value-type="float" office:value="595.881726312352">
                <text:p>595.88172631235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884.424661949033">
                <text:p>884.424661949033</text:p>
              </table:table-cell>
              <table:table-cell office:value-type="float" office:value="-7.07769484685444">
                <text:p>-7.07769484685444</text:p>
              </table:table-cell>
              <table:table-cell office:value-type="float" office:value="891.502356795888">
                <text:p>891.502356795888</text:p>
              </table:table-cell>
              <table:table-cell office:value-type="float" office:value="572.163566335106">
                <text:p>572.163566335106</text:p>
              </table:table-cell>
            </table:table-row>
            <table:table-row>
              <table:table-cell office:value-type="float" office:value="13.1">
                <text:p>10</text:p>
              </table:table-cell>
              <table:table-cell office:value-type="float" office:value="884.423769617428">
                <text:p>884.423769617428</text:p>
              </table:table-cell>
              <table:table-cell office:value-type="float" office:value="-34.9145858106311">
                <text:p>-34.9145858106311</text:p>
              </table:table-cell>
              <table:table-cell office:value-type="float" office:value="919.338355428059">
                <text:p>919.338355428059</text:p>
              </table:table-cell>
              <table:table-cell office:value-type="float" office:value="590.028627631326">
                <text:p>590.028627631326</text:p>
              </table:table-cell>
            </table:table-row>
            <table:table-row>
              <table:table-cell office:value-type="float" office:value="13.2">
                <text:p>10</text:p>
              </table:table-cell>
              <table:table-cell office:value-type="float" office:value="884.423413323726">
                <text:p>884.423413323726</text:p>
              </table:table-cell>
              <table:table-cell office:value-type="float" office:value="-44.0544446250863">
                <text:p>-44.0544446250863</text:p>
              </table:table-cell>
              <table:table-cell office:value-type="float" office:value="928.477857948812">
                <text:p>928.477857948812</text:p>
              </table:table-cell>
              <table:table-cell office:value-type="float" office:value="595.894333220256">
                <text:p>595.894333220256</text:p>
              </table:table-cell>
            </table:table-row>
            <table:table-row>
              <table:table-cell office:value-type="float" office:value="13.3">
                <text:p>10</text:p>
              </table:table-cell>
              <table:table-cell office:value-type="float" office:value="884.422999407509">
                <text:p>884.422999407509</text:p>
              </table:table-cell>
              <table:table-cell office:value-type="float" office:value="-45.5096264989839">
                <text:p>-45.5096264989839</text:p>
              </table:table-cell>
              <table:table-cell office:value-type="float" office:value="929.932625906493">
                <text:p>929.932625906493</text:p>
              </table:table-cell>
              <table:table-cell office:value-type="float" office:value="596.827998977292">
                <text:p>596.827998977292</text:p>
              </table:table-cell>
            </table:table-row>
            <table:table-row>
              <table:table-cell office:value-type="float" office:value="13.4">
                <text:p>10</text:p>
              </table:table-cell>
              <table:table-cell office:value-type="float" office:value="884.422640892934">
                <text:p>884.422640892934</text:p>
              </table:table-cell>
              <table:table-cell office:value-type="float" office:value="-32.92048425037">
                <text:p>-32.92048425037</text:p>
              </table:table-cell>
              <table:table-cell office:value-type="float" office:value="917.343125143304">
                <text:p>917.343125143304</text:p>
              </table:table-cell>
              <table:table-cell office:value-type="float" office:value="588.748094757034">
                <text:p>588.748094757034</text:p>
              </table:table-cell>
            </table:table-row>
            <table:table-row>
              <table:table-cell office:value-type="float" office:value="13.5">
                <text:p>10</text:p>
              </table:table-cell>
              <table:table-cell office:value-type="float" office:value="884.423945826602">
                <text:p>884.423945826602</text:p>
              </table:table-cell>
              <table:table-cell office:value-type="float" office:value="-30.9900986231014">
                <text:p>-30.9900986231014</text:p>
              </table:table-cell>
              <table:table-cell office:value-type="float" office:value="915.414044449703">
                <text:p>915.414044449703</text:p>
              </table:table-cell>
              <table:table-cell office:value-type="float" office:value="587.510016493993">
                <text:p>587.510016493993</text:p>
              </table:table-cell>
            </table:table-row>
            <table:table-row>
              <table:table-cell office:value-type="float" office:value="13.6">
                <text:p>10</text:p>
              </table:table-cell>
              <table:table-cell office:value-type="float" office:value="884.423898306691">
                <text:p>884.423898306691</text:p>
              </table:table-cell>
              <table:table-cell office:value-type="float" office:value="-33.9308906467707">
                <text:p>-33.9308906467707</text:p>
              </table:table-cell>
              <table:table-cell office:value-type="float" office:value="918.354788953462">
                <text:p>918.354788953462</text:p>
              </table:table-cell>
              <table:table-cell office:value-type="float" office:value="589.39737758746">
                <text:p>589.39737758746</text:p>
              </table:table-cell>
            </table:table-row>
            <table:table-row>
              <table:table-cell office:value-type="float" office:value="13.7">
                <text:p>10</text:p>
              </table:table-cell>
              <table:table-cell office:value-type="float" office:value="884.421317483768">
                <text:p>884.421317483768</text:p>
              </table:table-cell>
              <table:table-cell office:value-type="float" office:value="-45.9096282508952">
                <text:p>-45.9096282508952</text:p>
              </table:table-cell>
              <table:table-cell office:value-type="float" office:value="930.330945734663">
                <text:p>930.330945734663</text:p>
              </table:table-cell>
              <table:table-cell office:value-type="float" office:value="597.083639460674">
                <text:p>597.083639460674</text:p>
              </table:table-cell>
            </table:table-row>
            <table:table-row>
              <table:table-cell office:value-type="float" office:value="13.8">
                <text:p>10</text:p>
              </table:table-cell>
              <table:table-cell office:value-type="float" office:value="884.424889854108">
                <text:p>884.424889854108</text:p>
              </table:table-cell>
              <table:table-cell office:value-type="float" office:value="-47.6595843368358">
                <text:p>-47.6595843368358</text:p>
              </table:table-cell>
              <table:table-cell office:value-type="float" office:value="932.084474190944">
                <text:p>932.084474190944</text:p>
              </table:table-cell>
              <table:table-cell office:value-type="float" office:value="598.209048818897">
                <text:p>598.209048818897</text:p>
              </table:table-cell>
            </table:table-row>
            <table:table-row>
              <table:table-cell office:value-type="float" office:value="13.9">
                <text:p>10</text:p>
              </table:table-cell>
              <table:table-cell office:value-type="float" office:value="884.425860099593">
                <text:p>884.425860099593</text:p>
              </table:table-cell>
              <table:table-cell office:value-type="float" office:value="-21.7296269301963">
                <text:p>-21.7296269301963</text:p>
              </table:table-cell>
              <table:table-cell office:value-type="float" office:value="906.155487029789">
                <text:p>906.155487029789</text:p>
              </table:table-cell>
              <table:table-cell office:value-type="float" office:value="581.567901824173">
                <text:p>581.56790182417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884.423693452493">
                <text:p>884.423693452493</text:p>
              </table:table-cell>
              <table:table-cell office:value-type="float" office:value="-24.2172802142066">
                <text:p>-24.2172802142066</text:p>
              </table:table-cell>
              <table:table-cell office:value-type="float" office:value="908.6409736667">
                <text:p>908.6409736667</text:p>
              </table:table-cell>
              <table:table-cell office:value-type="float" office:value="583.163079770044">
                <text:p>583.163079770044</text:p>
              </table:table-cell>
            </table:table-row>
            <table:table-row>
              <table:table-cell office:value-type="float" office:value="14.1">
                <text:p>10</text:p>
              </table:table-cell>
              <table:table-cell office:value-type="float" office:value="884.425847417318">
                <text:p>884.425847417318</text:p>
              </table:table-cell>
              <table:table-cell office:value-type="float" office:value="-20.683597880342">
                <text:p>-20.683597880342</text:p>
              </table:table-cell>
              <table:table-cell office:value-type="float" office:value="905.10944529766">
                <text:p>905.10944529766</text:p>
              </table:table-cell>
              <table:table-cell office:value-type="float" office:value="580.89655534547">
                <text:p>580.89655534547</text:p>
              </table:table-cell>
            </table:table-row>
            <table:table-row>
              <table:table-cell office:value-type="float" office:value="14.2">
                <text:p>10</text:p>
              </table:table-cell>
              <table:table-cell office:value-type="float" office:value="884.424772690287">
                <text:p>884.424772690287</text:p>
              </table:table-cell>
              <table:table-cell office:value-type="float" office:value="-57.0907854931115">
                <text:p>-57.0907854931115</text:p>
              </table:table-cell>
              <table:table-cell office:value-type="float" office:value="941.515558183398">
                <text:p>941.515558183398</text:p>
              </table:table-cell>
              <table:table-cell office:value-type="float" office:value="604.261890530861">
                <text:p>604.261890530861</text:p>
              </table:table-cell>
            </table:table-row>
            <table:table-row>
              <table:table-cell office:value-type="float" office:value="14.3">
                <text:p>10</text:p>
              </table:table-cell>
              <table:table-cell office:value-type="float" office:value="884.427283899935">
                <text:p>884.427283899935</text:p>
              </table:table-cell>
              <table:table-cell office:value-type="float" office:value="-5.95234168466247">
                <text:p>-5.95234168466247</text:p>
              </table:table-cell>
              <table:table-cell office:value-type="float" office:value="890.379625584598">
                <text:p>890.379625584598</text:p>
              </table:table-cell>
              <table:table-cell office:value-type="float" office:value="571.443000776316">
                <text:p>571.443000776316</text:p>
              </table:table-cell>
            </table:table-row>
            <table:table-row>
              <table:table-cell office:value-type="float" office:value="14.4">
                <text:p>10</text:p>
              </table:table-cell>
              <table:table-cell office:value-type="float" office:value="884.425067063197">
                <text:p>884.425067063197</text:p>
              </table:table-cell>
              <table:table-cell office:value-type="float" office:value="14.8724798514497">
                <text:p>14.8724798514497</text:p>
              </table:table-cell>
              <table:table-cell office:value-type="float" office:value="869.552587211747">
                <text:p>869.552587211747</text:p>
              </table:table-cell>
              <table:table-cell office:value-type="float" office:value="558.076269369753">
                <text:p>558.076269369753</text:p>
              </table:table-cell>
            </table:table-row>
            <table:table-row>
              <table:table-cell office:value-type="float" office:value="14.5">
                <text:p>10</text:p>
              </table:table-cell>
              <table:table-cell office:value-type="float" office:value="884.424092434589">
                <text:p>884.424092434589</text:p>
              </table:table-cell>
              <table:table-cell office:value-type="float" office:value="-18.8103761084658">
                <text:p>-18.8103761084658</text:p>
              </table:table-cell>
              <table:table-cell office:value-type="float" office:value="903.234468543055">
                <text:p>903.234468543055</text:p>
              </table:table-cell>
              <table:table-cell office:value-type="float" office:value="579.693200829879">
                <text:p>579.693200829879</text:p>
              </table:table-cell>
            </table:table-row>
            <table:table-row>
              <table:table-cell office:value-type="float" office:value="14.6">
                <text:p>10</text:p>
              </table:table-cell>
              <table:table-cell office:value-type="float" office:value="884.424688381749">
                <text:p>884.424688381749</text:p>
              </table:table-cell>
              <table:table-cell office:value-type="float" office:value="-40.1103555536913">
                <text:p>-40.1103555536913</text:p>
              </table:table-cell>
              <table:table-cell office:value-type="float" office:value="924.53504393544">
                <text:p>924.53504393544</text:p>
              </table:table-cell>
              <table:table-cell office:value-type="float" office:value="593.363846889974">
                <text:p>593.363846889974</text:p>
              </table:table-cell>
            </table:table-row>
            <table:table-row>
              <table:table-cell office:value-type="float" office:value="14.7">
                <text:p>10</text:p>
              </table:table-cell>
              <table:table-cell office:value-type="float" office:value="884.424723341689">
                <text:p>884.424723341689</text:p>
              </table:table-cell>
              <table:table-cell office:value-type="float" office:value="-30.1699811580695">
                <text:p>-30.1699811580695</text:p>
              </table:table-cell>
              <table:table-cell office:value-type="float" office:value="914.594704499759">
                <text:p>914.594704499759</text:p>
              </table:table-cell>
              <table:table-cell office:value-type="float" office:value="586.984166546175">
                <text:p>586.984166546175</text:p>
              </table:table-cell>
            </table:table-row>
            <table:table-row>
              <table:table-cell office:value-type="float" office:value="14.8">
                <text:p>10</text:p>
              </table:table-cell>
              <table:table-cell office:value-type="float" office:value="884.425146374514">
                <text:p>884.425146374514</text:p>
              </table:table-cell>
              <table:table-cell office:value-type="float" office:value="-16.1005050790194">
                <text:p>-16.1005050790194</text:p>
              </table:table-cell>
              <table:table-cell office:value-type="float" office:value="900.525651453533">
                <text:p>900.525651453533</text:p>
              </table:table-cell>
              <table:table-cell office:value-type="float" office:value="577.954690062436">
                <text:p>577.954690062436</text:p>
              </table:table-cell>
            </table:table-row>
            <table:table-row>
              <table:table-cell office:value-type="float" office:value="14.9">
                <text:p>10</text:p>
              </table:table-cell>
              <table:table-cell office:value-type="float" office:value="884.424451196628">
                <text:p>884.424451196628</text:p>
              </table:table-cell>
              <table:table-cell office:value-type="float" office:value="-39.1216092228167">
                <text:p>-39.1216092228167</text:p>
              </table:table-cell>
              <table:table-cell office:value-type="float" office:value="923.546060419445">
                <text:p>923.546060419445</text:p>
              </table:table-cell>
              <table:table-cell office:value-type="float" office:value="592.729120205019">
                <text:p>592.72912020501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84.424543416068">
                <text:p>884.424543416068</text:p>
              </table:table-cell>
              <table:table-cell office:value-type="float" office:value="-24.9212226614592">
                <text:p>-24.9212226614592</text:p>
              </table:table-cell>
              <table:table-cell office:value-type="float" office:value="909.345766077528">
                <text:p>909.345766077528</text:p>
              </table:table-cell>
              <table:table-cell office:value-type="float" office:value="583.61541344727">
                <text:p>583.61541344727</text:p>
              </table:table-cell>
            </table:table-row>
            <table:table-row>
              <table:table-cell office:value-type="float" office:value="15.1">
                <text:p>20</text:p>
              </table:table-cell>
              <table:table-cell office:value-type="float" office:value="884.423214592235">
                <text:p>884.423214592235</text:p>
              </table:table-cell>
              <table:table-cell office:value-type="float" office:value="-26.3404334428169">
                <text:p>-26.3404334428169</text:p>
              </table:table-cell>
              <table:table-cell office:value-type="float" office:value="910.763648035052">
                <text:p>910.763648035052</text:p>
              </table:table-cell>
              <table:table-cell office:value-type="float" office:value="584.525405878894">
                <text:p>584.525405878894</text:p>
              </table:table-cell>
            </table:table-row>
            <table:table-row>
              <table:table-cell office:value-type="float" office:value="15.2">
                <text:p>20</text:p>
              </table:table-cell>
              <table:table-cell office:value-type="float" office:value="884.424859674443">
                <text:p>884.424859674443</text:p>
              </table:table-cell>
              <table:table-cell office:value-type="float" office:value="-22.7512491626144">
                <text:p>-22.7512491626144</text:p>
              </table:table-cell>
              <table:table-cell office:value-type="float" office:value="907.176108837057">
                <text:p>907.176108837057</text:p>
              </table:table-cell>
              <table:table-cell office:value-type="float" office:value="582.222933870554">
                <text:p>582.222933870554</text:p>
              </table:table-cell>
            </table:table-row>
            <table:table-row>
              <table:table-cell office:value-type="float" office:value="15.3">
                <text:p>20</text:p>
              </table:table-cell>
              <table:table-cell office:value-type="float" office:value="884.424223932823">
                <text:p>884.424223932823</text:p>
              </table:table-cell>
              <table:table-cell office:value-type="float" office:value="-40.2151129738435">
                <text:p>-40.2151129738435</text:p>
              </table:table-cell>
              <table:table-cell office:value-type="float" office:value="924.639336906666">
                <text:p>924.639336906666</text:p>
              </table:table-cell>
              <table:table-cell office:value-type="float" office:value="593.430781809332">
                <text:p>593.430781809332</text:p>
              </table:table-cell>
            </table:table-row>
            <table:table-row>
              <table:table-cell office:value-type="float" office:value="15.4">
                <text:p>20</text:p>
              </table:table-cell>
              <table:table-cell office:value-type="float" office:value="884.42469081071">
                <text:p>884.42469081071</text:p>
              </table:table-cell>
              <table:table-cell office:value-type="float" office:value="-30.4080084227995">
                <text:p>-30.4080084227995</text:p>
              </table:table-cell>
              <table:table-cell office:value-type="float" office:value="914.832699233509">
                <text:p>914.832699233509</text:p>
              </table:table-cell>
              <table:table-cell office:value-type="float" office:value="587.136910859854">
                <text:p>587.136910859854</text:p>
              </table:table-cell>
            </table:table-row>
            <table:table-row>
              <table:table-cell office:value-type="float" office:value="15.5">
                <text:p>20</text:p>
              </table:table-cell>
              <table:table-cell office:value-type="float" office:value="884.425014912135">
                <text:p>884.425014912135</text:p>
              </table:table-cell>
              <table:table-cell office:value-type="float" office:value="-32.9397569059091">
                <text:p>-32.9397569059091</text:p>
              </table:table-cell>
              <table:table-cell office:value-type="float" office:value="917.364771818044">
                <text:p>917.364771818044</text:p>
              </table:table-cell>
              <table:table-cell office:value-type="float" office:value="588.761987528628">
                <text:p>588.761987528628</text:p>
              </table:table-cell>
            </table:table-row>
            <table:table-row>
              <table:table-cell office:value-type="float" office:value="15.6">
                <text:p>20</text:p>
              </table:table-cell>
              <table:table-cell office:value-type="float" office:value="884.424961771204">
                <text:p>884.424961771204</text:p>
              </table:table-cell>
              <table:table-cell office:value-type="float" office:value="-50.9981249753211">
                <text:p>-50.9981249753211</text:p>
              </table:table-cell>
              <table:table-cell office:value-type="float" office:value="935.423086746525">
                <text:p>935.423086746525</text:p>
              </table:table-cell>
              <table:table-cell office:value-type="float" office:value="600.351760447028">
                <text:p>600.351760447028</text:p>
              </table:table-cell>
            </table:table-row>
            <table:table-row>
              <table:table-cell office:value-type="float" office:value="15.7">
                <text:p>20</text:p>
              </table:table-cell>
              <table:table-cell office:value-type="float" office:value="884.424134653668">
                <text:p>884.424134653668</text:p>
              </table:table-cell>
              <table:table-cell office:value-type="float" office:value="-53.1795944199361">
                <text:p>-53.1795944199361</text:p>
              </table:table-cell>
              <table:table-cell office:value-type="float" office:value="937.603729073604">
                <text:p>937.603729073604</text:p>
              </table:table-cell>
              <table:table-cell office:value-type="float" office:value="601.751290219722">
                <text:p>601.751290219722</text:p>
              </table:table-cell>
            </table:table-row>
            <table:table-row>
              <table:table-cell office:value-type="float" office:value="15.8">
                <text:p>20</text:p>
              </table:table-cell>
              <table:table-cell office:value-type="float" office:value="884.424390276313">
                <text:p>884.424390276313</text:p>
              </table:table-cell>
              <table:table-cell office:value-type="float" office:value="-34.2515324230926">
                <text:p>-34.2515324230926</text:p>
              </table:table-cell>
              <table:table-cell office:value-type="float" office:value="918.675922699405">
                <text:p>918.675922699405</text:p>
              </table:table-cell>
              <table:table-cell office:value-type="float" office:value="589.603480272382">
                <text:p>589.603480272382</text:p>
              </table:table-cell>
            </table:table-row>
            <table:table-row>
              <table:table-cell office:value-type="float" office:value="15.9">
                <text:p>20</text:p>
              </table:table-cell>
              <table:table-cell office:value-type="float" office:value="884.424831840986">
                <text:p>884.424831840986</text:p>
              </table:table-cell>
              <table:table-cell office:value-type="float" office:value="-26.7950042570257">
                <text:p>-26.7950042570257</text:p>
              </table:table-cell>
              <table:table-cell office:value-type="float" office:value="911.219836098011">
                <text:p>911.219836098011</text:p>
              </table:table-cell>
              <table:table-cell office:value-type="float" office:value="584.818186023593">
                <text:p>584.81818602359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84.423589304523">
                <text:p>884.423589304523</text:p>
              </table:table-cell>
              <table:table-cell office:value-type="float" office:value="-31.7882815137582">
                <text:p>-31.7882815137582</text:p>
              </table:table-cell>
              <table:table-cell office:value-type="float" office:value="916.211870818281">
                <text:p>916.211870818281</text:p>
              </table:table-cell>
              <table:table-cell office:value-type="float" office:value="588.022059089149">
                <text:p>588.022059089149</text:p>
              </table:table-cell>
            </table:table-row>
            <table:table-row>
              <table:table-cell office:value-type="float" office:value="16.1">
                <text:p>20</text:p>
              </table:table-cell>
              <table:table-cell office:value-type="float" office:value="884.421667793102">
                <text:p>884.421667793102</text:p>
              </table:table-cell>
              <table:table-cell office:value-type="float" office:value="-41.2845901043683">
                <text:p>-41.2845901043683</text:p>
              </table:table-cell>
              <table:table-cell office:value-type="float" office:value="925.70625789747">
                <text:p>925.70625789747</text:p>
              </table:table-cell>
              <table:table-cell office:value-type="float" office:value="594.115528534277">
                <text:p>594.115528534277</text:p>
              </table:table-cell>
            </table:table-row>
            <table:table-row>
              <table:table-cell office:value-type="float" office:value="16.2">
                <text:p>20</text:p>
              </table:table-cell>
              <table:table-cell office:value-type="float" office:value="884.423848316311">
                <text:p>884.423848316311</text:p>
              </table:table-cell>
              <table:table-cell office:value-type="float" office:value="-20.5230640820099">
                <text:p>-20.5230640820099</text:p>
              </table:table-cell>
              <table:table-cell office:value-type="float" office:value="904.946912398321">
                <text:p>904.946912398321</text:p>
              </table:table-cell>
              <table:table-cell office:value-type="float" office:value="580.792242213122">
                <text:p>580.792242213122</text:p>
              </table:table-cell>
            </table:table-row>
            <table:table-row>
              <table:table-cell office:value-type="float" office:value="16.3">
                <text:p>20</text:p>
              </table:table-cell>
              <table:table-cell office:value-type="float" office:value="884.421805362068">
                <text:p>884.421805362068</text:p>
              </table:table-cell>
              <table:table-cell office:value-type="float" office:value="-26.2311379141967">
                <text:p>-26.2311379141967</text:p>
              </table:table-cell>
              <table:table-cell office:value-type="float" office:value="910.652943276264">
                <text:p>910.652943276264</text:p>
              </table:table-cell>
              <table:table-cell office:value-type="float" office:value="584.45435589331">
                <text:p>584.45435589331</text:p>
              </table:table-cell>
            </table:table-row>
            <table:table-row>
              <table:table-cell office:value-type="float" office:value="16.4">
                <text:p>20</text:p>
              </table:table-cell>
              <table:table-cell office:value-type="float" office:value="884.42207232603">
                <text:p>884.42207232603</text:p>
              </table:table-cell>
              <table:table-cell office:value-type="float" office:value="-3.13622683682343">
                <text:p>-3.13622683682343</text:p>
              </table:table-cell>
              <table:table-cell office:value-type="float" office:value="887.558299162853">
                <text:p>887.558299162853</text:p>
              </table:table-cell>
              <table:table-cell office:value-type="float" office:value="569.632281853416">
                <text:p>569.632281853416</text:p>
              </table:table-cell>
            </table:table-row>
            <table:table-row>
              <table:table-cell office:value-type="float" office:value="16.5">
                <text:p>20</text:p>
              </table:table-cell>
              <table:table-cell office:value-type="float" office:value="884.421375613108">
                <text:p>884.421375613108</text:p>
              </table:table-cell>
              <table:table-cell office:value-type="float" office:value="-50.1461197813982">
                <text:p>-50.1461197813982</text:p>
              </table:table-cell>
              <table:table-cell office:value-type="float" office:value="934.567495394506">
                <text:p>934.567495394506</text:p>
              </table:table-cell>
              <table:table-cell office:value-type="float" office:value="599.802644456963">
                <text:p>599.802644456963</text:p>
              </table:table-cell>
            </table:table-row>
            <table:table-row>
              <table:table-cell office:value-type="float" office:value="16.6">
                <text:p>20</text:p>
              </table:table-cell>
              <table:table-cell office:value-type="float" office:value="884.418281816848">
                <text:p>884.418281816848</text:p>
              </table:table-cell>
              <table:table-cell office:value-type="float" office:value="-21.9757109903513">
                <text:p>-21.9757109903513</text:p>
              </table:table-cell>
              <table:table-cell office:value-type="float" office:value="906.393992807199">
                <text:p>906.393992807199</text:p>
              </table:table-cell>
              <table:table-cell office:value-type="float" office:value="581.720974124155">
                <text:p>581.720974124155</text:p>
              </table:table-cell>
            </table:table-row>
            <table:table-row>
              <table:table-cell office:value-type="float" office:value="16.7">
                <text:p>20</text:p>
              </table:table-cell>
              <table:table-cell office:value-type="float" office:value="884.421170593044">
                <text:p>884.421170593044</text:p>
              </table:table-cell>
              <table:table-cell office:value-type="float" office:value="-22.7356264272045">
                <text:p>-22.7356264272045</text:p>
              </table:table-cell>
              <table:table-cell office:value-type="float" office:value="907.156797020248">
                <text:p>907.156797020248</text:p>
              </table:table-cell>
              <table:table-cell office:value-type="float" office:value="582.210539603849">
                <text:p>582.210539603849</text:p>
              </table:table-cell>
            </table:table-row>
            <table:table-row>
              <table:table-cell office:value-type="float" office:value="16.8">
                <text:p>20</text:p>
              </table:table-cell>
              <table:table-cell office:value-type="float" office:value="884.421268090202">
                <text:p>884.421268090202</text:p>
              </table:table-cell>
              <table:table-cell office:value-type="float" office:value="-31.4244021542712">
                <text:p>-31.4244021542712</text:p>
              </table:table-cell>
              <table:table-cell office:value-type="float" office:value="915.845670244473">
                <text:p>915.845670244473</text:p>
              </table:table-cell>
              <table:table-cell office:value-type="float" office:value="587.787032647877">
                <text:p>587.787032647877</text:p>
              </table:table-cell>
            </table:table-row>
            <table:table-row>
              <table:table-cell office:value-type="float" office:value="16.9">
                <text:p>20</text:p>
              </table:table-cell>
              <table:table-cell office:value-type="float" office:value="884.421865608253">
                <text:p>884.421865608253</text:p>
              </table:table-cell>
              <table:table-cell office:value-type="float" office:value="-49.8761976185758">
                <text:p>-49.8761976185758</text:p>
              </table:table-cell>
              <table:table-cell office:value-type="float" office:value="934.298063226829">
                <text:p>934.298063226829</text:p>
              </table:table-cell>
              <table:table-cell office:value-type="float" office:value="599.629723691507">
                <text:p>599.62972369150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84.421998953959">
                <text:p>884.421998953959</text:p>
              </table:table-cell>
              <table:table-cell office:value-type="float" office:value="-44.6344882332258">
                <text:p>-44.6344882332258</text:p>
              </table:table-cell>
              <table:table-cell office:value-type="float" office:value="929.056487187185">
                <text:p>929.056487187185</text:p>
              </table:table-cell>
              <table:table-cell office:value-type="float" office:value="596.265695747892">
                <text:p>596.265695747892</text:p>
              </table:table-cell>
            </table:table-row>
            <table:table-row>
              <table:table-cell office:value-type="float" office:value="17.1">
                <text:p>20</text:p>
              </table:table-cell>
              <table:table-cell office:value-type="float" office:value="884.421004673053">
                <text:p>884.421004673053</text:p>
              </table:table-cell>
              <table:table-cell office:value-type="float" office:value="-47.3054992170741">
                <text:p>-47.3054992170741</text:p>
              </table:table-cell>
              <table:table-cell office:value-type="float" office:value="931.726503890128">
                <text:p>931.726503890128</text:p>
              </table:table-cell>
              <table:table-cell office:value-type="float" office:value="597.9793045424">
                <text:p>597.9793045424</text:p>
              </table:table-cell>
            </table:table-row>
            <table:table-row>
              <table:table-cell office:value-type="float" office:value="17.2">
                <text:p>20</text:p>
              </table:table-cell>
              <table:table-cell office:value-type="float" office:value="884.420006688783">
                <text:p>884.420006688783</text:p>
              </table:table-cell>
              <table:table-cell office:value-type="float" office:value="-28.5651702053849">
                <text:p>-28.5651702053849</text:p>
              </table:table-cell>
              <table:table-cell office:value-type="float" office:value="912.985176894168">
                <text:p>912.985176894168</text:p>
              </table:table-cell>
              <table:table-cell office:value-type="float" office:value="585.951176506486">
                <text:p>585.951176506486</text:p>
              </table:table-cell>
            </table:table-row>
            <table:table-row>
              <table:table-cell office:value-type="float" office:value="17.3">
                <text:p>20</text:p>
              </table:table-cell>
              <table:table-cell office:value-type="float" office:value="884.419356163312">
                <text:p>884.419356163312</text:p>
              </table:table-cell>
              <table:table-cell office:value-type="float" office:value="-24.3710333916836">
                <text:p>-24.3710333916836</text:p>
              </table:table-cell>
              <table:table-cell office:value-type="float" office:value="908.790389554996">
                <text:p>908.790389554996</text:p>
              </table:table-cell>
              <table:table-cell office:value-type="float" office:value="583.258974443639">
                <text:p>583.258974443639</text:p>
              </table:table-cell>
            </table:table-row>
            <table:table-row>
              <table:table-cell office:value-type="float" office:value="17.4">
                <text:p>20</text:p>
              </table:table-cell>
              <table:table-cell office:value-type="float" office:value="884.419978508873">
                <text:p>884.419978508873</text:p>
              </table:table-cell>
              <table:table-cell office:value-type="float" office:value="-44.909808938342">
                <text:p>-44.909808938342</text:p>
              </table:table-cell>
              <table:table-cell office:value-type="float" office:value="929.329787447215">
                <text:p>929.329787447215</text:p>
              </table:table-cell>
              <table:table-cell office:value-type="float" office:value="596.44109904354">
                <text:p>596.44109904354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884.421297861819">
                <text:p>884.421297861819</text:p>
              </table:table-cell>
              <table:table-cell office:value-type="float" office:value="-37.2300969885079">
                <text:p>-37.2300969885079</text:p>
              </table:table-cell>
              <table:table-cell office:value-type="float" office:value="921.651394850327">
                <text:p>921.651394850327</text:p>
              </table:table-cell>
              <table:table-cell office:value-type="float" office:value="591.513129466716">
                <text:p>591.513129466716</text:p>
              </table:table-cell>
            </table:table-row>
            <table:table-row>
              <table:table-cell office:value-type="float" office:value="17.6">
                <text:p>20</text:p>
              </table:table-cell>
              <table:table-cell office:value-type="float" office:value="884.419665901243">
                <text:p>884.419665901243</text:p>
              </table:table-cell>
              <table:table-cell office:value-type="float" office:value="-47.3256174464986">
                <text:p>-47.3256174464986</text:p>
              </table:table-cell>
              <table:table-cell office:value-type="float" office:value="931.745283347741">
                <text:p>931.745283347741</text:p>
              </table:table-cell>
              <table:table-cell office:value-type="float" office:value="597.991357142554">
                <text:p>597.991357142554</text:p>
              </table:table-cell>
            </table:table-row>
            <table:table-row>
              <table:table-cell office:value-type="float" office:value="17.7">
                <text:p>20</text:p>
              </table:table-cell>
              <table:table-cell office:value-type="float" office:value="884.420464491931">
                <text:p>884.420464491931</text:p>
              </table:table-cell>
              <table:table-cell office:value-type="float" office:value="-28.9858094440132">
                <text:p>-28.9858094440132</text:p>
              </table:table-cell>
              <table:table-cell office:value-type="float" office:value="913.406273935944">
                <text:p>913.406273935944</text:p>
              </table:table-cell>
              <table:table-cell office:value-type="float" office:value="586.22143533795">
                <text:p>586.22143533795</text:p>
              </table:table-cell>
            </table:table-row>
            <table:table-row>
              <table:table-cell office:value-type="float" office:value="17.8">
                <text:p>20</text:p>
              </table:table-cell>
              <table:table-cell office:value-type="float" office:value="884.420697206709">
                <text:p>884.420697206709</text:p>
              </table:table-cell>
              <table:table-cell office:value-type="float" office:value="-39.115999647405">
                <text:p>-39.115999647405</text:p>
              </table:table-cell>
              <table:table-cell office:value-type="float" office:value="923.536696854114">
                <text:p>923.536696854114</text:p>
              </table:table-cell>
              <table:table-cell office:value-type="float" office:value="592.723110696583">
                <text:p>592.723110696583</text:p>
              </table:table-cell>
            </table:table-row>
            <table:table-row>
              <table:table-cell office:value-type="float" office:value="17.9">
                <text:p>20</text:p>
              </table:table-cell>
              <table:table-cell office:value-type="float" office:value="884.421466524138">
                <text:p>884.421466524138</text:p>
              </table:table-cell>
              <table:table-cell office:value-type="float" office:value="-40.8991937218853">
                <text:p>-40.8991937218853</text:p>
              </table:table-cell>
              <table:table-cell office:value-type="float" office:value="925.320660246023">
                <text:p>925.320660246023</text:p>
              </table:table-cell>
              <table:table-cell office:value-type="float" office:value="593.868053106152">
                <text:p>593.86805310615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884.422385570246">
                <text:p>884.422385570246</text:p>
              </table:table-cell>
              <table:table-cell office:value-type="float" office:value="-12.9650916717613">
                <text:p>-12.9650916717613</text:p>
              </table:table-cell>
              <table:table-cell office:value-type="float" office:value="897.387477242008">
                <text:p>897.387477242008</text:p>
              </table:table-cell>
              <table:table-cell office:value-type="float" office:value="575.940619168557">
                <text:p>575.940619168557</text:p>
              </table:table-cell>
            </table:table-row>
            <table:table-row>
              <table:table-cell office:value-type="float" office:value="18.1">
                <text:p>20</text:p>
              </table:table-cell>
              <table:table-cell office:value-type="float" office:value="884.419729593293">
                <text:p>884.419729593293</text:p>
              </table:table-cell>
              <table:table-cell office:value-type="float" office:value="-30.5666074427278">
                <text:p>-30.5666074427278</text:p>
              </table:table-cell>
              <table:table-cell office:value-type="float" office:value="914.98633703602">
                <text:p>914.98633703602</text:p>
              </table:table-cell>
              <table:table-cell office:value-type="float" office:value="587.23551514546">
                <text:p>587.23551514546</text:p>
              </table:table-cell>
            </table:table-row>
            <table:table-row>
              <table:table-cell office:value-type="float" office:value="18.2">
                <text:p>20</text:p>
              </table:table-cell>
              <table:table-cell office:value-type="float" office:value="884.418720474436">
                <text:p>884.418720474436</text:p>
              </table:table-cell>
              <table:table-cell office:value-type="float" office:value="-46.9321204216906">
                <text:p>-46.9321204216906</text:p>
              </table:table-cell>
              <table:table-cell office:value-type="float" office:value="931.350840896126">
                <text:p>931.350840896126</text:p>
              </table:table-cell>
              <table:table-cell office:value-type="float" office:value="597.738205147935">
                <text:p>597.738205147935</text:p>
              </table:table-cell>
            </table:table-row>
            <table:table-row>
              <table:table-cell office:value-type="float" office:value="18.3">
                <text:p>20</text:p>
              </table:table-cell>
              <table:table-cell office:value-type="float" office:value="884.420136929563">
                <text:p>884.420136929563</text:p>
              </table:table-cell>
              <table:table-cell office:value-type="float" office:value="-40.0533801790989">
                <text:p>-40.0533801790989</text:p>
              </table:table-cell>
              <table:table-cell office:value-type="float" office:value="924.473517108662">
                <text:p>924.473517108662</text:p>
              </table:table-cell>
              <table:table-cell office:value-type="float" office:value="593.324359155178">
                <text:p>593.324359155178</text:p>
              </table:table-cell>
            </table:table-row>
            <table:table-row>
              <table:table-cell office:value-type="float" office:value="18.4">
                <text:p>20</text:p>
              </table:table-cell>
              <table:table-cell office:value-type="float" office:value="884.418525751138">
                <text:p>884.418525751138</text:p>
              </table:table-cell>
              <table:table-cell office:value-type="float" office:value="-42.4945369113378">
                <text:p>-42.4945369113378</text:p>
              </table:table-cell>
              <table:table-cell office:value-type="float" office:value="926.913062662476">
                <text:p>926.913062662476</text:p>
              </table:table-cell>
              <table:table-cell office:value-type="float" office:value="594.890052250286">
                <text:p>594.890052250286</text:p>
              </table:table-cell>
            </table:table-row>
            <table:table-row>
              <table:table-cell office:value-type="float" office:value="18.5">
                <text:p>20</text:p>
              </table:table-cell>
              <table:table-cell office:value-type="float" office:value="884.41933413856">
                <text:p>884.41933413856</text:p>
              </table:table-cell>
              <table:table-cell office:value-type="float" office:value="-28.7920909921662">
                <text:p>-28.7920909921662</text:p>
              </table:table-cell>
              <table:table-cell office:value-type="float" office:value="913.211425130726">
                <text:p>913.211425130726</text:p>
              </table:table-cell>
              <table:table-cell office:value-type="float" office:value="586.096381953133">
                <text:p>586.096381953133</text:p>
              </table:table-cell>
            </table:table-row>
            <table:table-row>
              <table:table-cell office:value-type="float" office:value="18.6">
                <text:p>20</text:p>
              </table:table-cell>
              <table:table-cell office:value-type="float" office:value="884.418769621634">
                <text:p>884.418769621634</text:p>
              </table:table-cell>
              <table:table-cell office:value-type="float" office:value="-50.3261102584084">
                <text:p>-50.3261102584084</text:p>
              </table:table-cell>
              <table:table-cell office:value-type="float" office:value="934.744879880043">
                <text:p>934.744879880043</text:p>
              </table:table-cell>
              <table:table-cell office:value-type="float" office:value="599.916489293248">
                <text:p>599.916489293248</text:p>
              </table:table-cell>
            </table:table-row>
            <table:table-row>
              <table:table-cell office:value-type="float" office:value="18.7">
                <text:p>20</text:p>
              </table:table-cell>
              <table:table-cell office:value-type="float" office:value="884.419033282289">
                <text:p>884.419033282289</text:p>
              </table:table-cell>
              <table:table-cell office:value-type="float" office:value="-30.9162302029639">
                <text:p>-30.9162302029639</text:p>
              </table:table-cell>
              <table:table-cell office:value-type="float" office:value="915.335263485253">
                <text:p>915.335263485253</text:p>
              </table:table-cell>
              <table:table-cell office:value-type="float" office:value="587.459455104855">
                <text:p>587.459455104855</text:p>
              </table:table-cell>
            </table:table-row>
            <table:table-row>
              <table:table-cell office:value-type="float" office:value="18.8">
                <text:p>20</text:p>
              </table:table-cell>
              <table:table-cell office:value-type="float" office:value="884.419656884343">
                <text:p>884.419656884343</text:p>
              </table:table-cell>
              <table:table-cell office:value-type="float" office:value="-25.3868923314478">
                <text:p>-25.3868923314478</text:p>
              </table:table-cell>
              <table:table-cell office:value-type="float" office:value="909.806549215791">
                <text:p>909.806549215791</text:p>
              </table:table-cell>
              <table:table-cell office:value-type="float" office:value="583.91114269766">
                <text:p>583.91114269766</text:p>
              </table:table-cell>
            </table:table-row>
            <table:table-row>
              <table:table-cell office:value-type="float" office:value="18.9">
                <text:p>20</text:p>
              </table:table-cell>
              <table:table-cell office:value-type="float" office:value="884.418353000705">
                <text:p>884.418353000705</text:p>
              </table:table-cell>
              <table:table-cell office:value-type="float" office:value="-23.0090807983722">
                <text:p>-23.0090807983722</text:p>
              </table:table-cell>
              <table:table-cell office:value-type="float" office:value="907.427433799078">
                <text:p>907.427433799078</text:p>
              </table:table-cell>
              <table:table-cell office:value-type="float" office:value="582.384233485168">
                <text:p>582.38423348516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884.419314270745">
                <text:p>884.419314270745</text:p>
              </table:table-cell>
              <table:table-cell office:value-type="float" office:value="-43.5585362449152">
                <text:p>-43.5585362449152</text:p>
              </table:table-cell>
              <table:table-cell office:value-type="float" office:value="927.97785051566">
                <text:p>927.97785051566</text:p>
              </table:table-cell>
              <table:table-cell office:value-type="float" office:value="595.573429933837">
                <text:p>595.573429933837</text:p>
              </table:table-cell>
            </table:table-row>
            <table:table-row>
              <table:table-cell office:value-type="float" office:value="19.1">
                <text:p>20</text:p>
              </table:table-cell>
              <table:table-cell office:value-type="float" office:value="884.419802302853">
                <text:p>884.419802302853</text:p>
              </table:table-cell>
              <table:table-cell office:value-type="float" office:value="-30.1233695603054">
                <text:p>-30.1233695603054</text:p>
              </table:table-cell>
              <table:table-cell office:value-type="float" office:value="914.543171863158">
                <text:p>914.543171863158</text:p>
              </table:table-cell>
              <table:table-cell office:value-type="float" office:value="586.951093052969">
                <text:p>586.951093052969</text:p>
              </table:table-cell>
            </table:table-row>
            <table:table-row>
              <table:table-cell office:value-type="float" office:value="19.2">
                <text:p>20</text:p>
              </table:table-cell>
              <table:table-cell office:value-type="float" office:value="884.418942624654">
                <text:p>884.418942624654</text:p>
              </table:table-cell>
              <table:table-cell office:value-type="float" office:value="-56.5622591881945">
                <text:p>-56.5622591881945</text:p>
              </table:table-cell>
              <table:table-cell office:value-type="float" office:value="940.981201812848">
                <text:p>940.981201812848</text:p>
              </table:table-cell>
              <table:table-cell office:value-type="float" office:value="603.918942198378">
                <text:p>603.918942198378</text:p>
              </table:table-cell>
            </table:table-row>
            <table:table-row>
              <table:table-cell office:value-type="float" office:value="19.3">
                <text:p>20</text:p>
              </table:table-cell>
              <table:table-cell office:value-type="float" office:value="884.419576809143">
                <text:p>884.419576809143</text:p>
              </table:table-cell>
              <table:table-cell office:value-type="float" office:value="-42.1111764803437">
                <text:p>-42.1111764803437</text:p>
              </table:table-cell>
              <table:table-cell office:value-type="float" office:value="926.530753289487">
                <text:p>926.530753289487</text:p>
              </table:table-cell>
              <table:table-cell office:value-type="float" office:value="594.644687229514">
                <text:p>594.644687229514</text:p>
              </table:table-cell>
            </table:table-row>
            <table:table-row>
              <table:table-cell office:value-type="float" office:value="19.4">
                <text:p>20</text:p>
              </table:table-cell>
              <table:table-cell office:value-type="float" office:value="884.419423465548">
                <text:p>884.419423465548</text:p>
              </table:table-cell>
              <table:table-cell office:value-type="float" office:value="-46.2294091379496">
                <text:p>-46.2294091379496</text:p>
              </table:table-cell>
              <table:table-cell office:value-type="float" office:value="930.648832603497">
                <text:p>930.648832603497</text:p>
              </table:table-cell>
              <table:table-cell office:value-type="float" office:value="597.287658309505">
                <text:p>597.287658309505</text:p>
              </table:table-cell>
            </table:table-row>
            <table:table-row>
              <table:table-cell office:value-type="float" office:value="19.5">
                <text:p>20</text:p>
              </table:table-cell>
              <table:table-cell office:value-type="float" office:value="884.419074688114">
                <text:p>884.419074688114</text:p>
              </table:table-cell>
              <table:table-cell office:value-type="float" office:value="-61.3325032270954">
                <text:p>-61.3325032270954</text:p>
              </table:table-cell>
              <table:table-cell office:value-type="float" office:value="945.75157791521">
                <text:p>945.75157791521</text:p>
              </table:table-cell>
              <table:table-cell office:value-type="float" office:value="606.980555420913">
                <text:p>606.980555420913</text:p>
              </table:table-cell>
            </table:table-row>
            <table:table-row>
              <table:table-cell office:value-type="float" office:value="19.6">
                <text:p>20</text:p>
              </table:table-cell>
              <table:table-cell office:value-type="float" office:value="884.419486823058">
                <text:p>884.419486823058</text:p>
              </table:table-cell>
              <table:table-cell office:value-type="float" office:value="-41.4179325320678">
                <text:p>-41.4179325320678</text:p>
              </table:table-cell>
              <table:table-cell office:value-type="float" office:value="925.837419355126">
                <text:p>925.837419355126</text:p>
              </table:table-cell>
              <table:table-cell office:value-type="float" office:value="594.199707568472">
                <text:p>594.199707568472</text:p>
              </table:table-cell>
            </table:table-row>
            <table:table-row>
              <table:table-cell office:value-type="float" office:value="19.7">
                <text:p>20</text:p>
              </table:table-cell>
              <table:table-cell office:value-type="float" office:value="884.419234530084">
                <text:p>884.419234530084</text:p>
              </table:table-cell>
              <table:table-cell office:value-type="float" office:value="-33.0873002579828">
                <text:p>-33.0873002579828</text:p>
              </table:table-cell>
              <table:table-cell office:value-type="float" office:value="917.506534788067">
                <text:p>917.506534788067</text:p>
              </table:table-cell>
              <table:table-cell office:value-type="float" office:value="588.852970581992">
                <text:p>588.852970581992</text:p>
              </table:table-cell>
            </table:table-row>
            <table:table-row>
              <table:table-cell office:value-type="float" office:value="19.8">
                <text:p>20</text:p>
              </table:table-cell>
              <table:table-cell office:value-type="float" office:value="884.419011395178">
                <text:p>884.419011395178</text:p>
              </table:table-cell>
              <table:table-cell office:value-type="float" office:value="-47.870160122652">
                <text:p>-47.870160122652</text:p>
              </table:table-cell>
              <table:table-cell office:value-type="float" office:value="932.28917151783">
                <text:p>932.28917151783</text:p>
              </table:table-cell>
              <table:table-cell office:value-type="float" office:value="598.340422955687">
                <text:p>598.340422955687</text:p>
              </table:table-cell>
            </table:table-row>
            <table:table-row>
              <table:table-cell office:value-type="float" office:value="19.9">
                <text:p>20</text:p>
              </table:table-cell>
              <table:table-cell office:value-type="float" office:value="884.419330914113">
                <text:p>884.419330914113</text:p>
              </table:table-cell>
              <table:table-cell office:value-type="float" office:value="-27.8841714883481">
                <text:p>-27.8841714883481</text:p>
              </table:table-cell>
              <table:table-cell office:value-type="float" office:value="912.303502402461">
                <text:p>912.303502402461</text:p>
              </table:table-cell>
              <table:table-cell office:value-type="float" office:value="585.51367984113">
                <text:p>585.513679841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84.421714252202">
                <text:p>884.421714252202</text:p>
              </table:table-cell>
              <table:table-cell office:value-type="float" office:value="14.3373824528506">
                <text:p>14.3373824528506</text:p>
              </table:table-cell>
              <table:table-cell office:value-type="float" office:value="870.084331799352">
                <text:p>870.084331799352</text:p>
              </table:table-cell>
              <table:table-cell office:value-type="float" office:value="558.417541467695">
                <text:p>558.417541467695</text:p>
              </table:table-cell>
            </table:table-row>
            <table:table-row>
              <table:table-cell office:value-type="float" office:value="20.1">
                <text:p>20</text:p>
              </table:table-cell>
              <table:table-cell office:value-type="float" office:value="884.419464863482">
                <text:p>884.419464863482</text:p>
              </table:table-cell>
              <table:table-cell office:value-type="float" office:value="-59.7333120986723">
                <text:p>-59.7333120986723</text:p>
              </table:table-cell>
              <table:table-cell office:value-type="float" office:value="944.152776962154">
                <text:p>944.152776962154</text:p>
              </table:table-cell>
              <table:table-cell office:value-type="float" office:value="605.954449714981">
                <text:p>605.954449714981</text:p>
              </table:table-cell>
            </table:table-row>
            <table:table-row>
              <table:table-cell office:value-type="float" office:value="20.2">
                <text:p>20</text:p>
              </table:table-cell>
              <table:table-cell office:value-type="float" office:value="884.42118955744">
                <text:p>884.42118955744</text:p>
              </table:table-cell>
              <table:table-cell office:value-type="float" office:value="-40.213724930662">
                <text:p>-40.213724930662</text:p>
              </table:table-cell>
              <table:table-cell office:value-type="float" office:value="924.634914488102">
                <text:p>924.634914488102</text:p>
              </table:table-cell>
              <table:table-cell office:value-type="float" office:value="593.427943514225">
                <text:p>593.427943514225</text:p>
              </table:table-cell>
            </table:table-row>
            <table:table-row>
              <table:table-cell office:value-type="float" office:value="20.3">
                <text:p>20</text:p>
              </table:table-cell>
              <table:table-cell office:value-type="float" office:value="884.420212741505">
                <text:p>884.420212741505</text:p>
              </table:table-cell>
              <table:table-cell office:value-type="float" office:value="-54.7920950809759">
                <text:p>-54.7920950809759</text:p>
              </table:table-cell>
              <table:table-cell office:value-type="float" office:value="939.212307822481">
                <text:p>939.212307822481</text:p>
              </table:table-cell>
              <table:table-cell office:value-type="float" office:value="602.783671285988">
                <text:p>602.783671285988</text:p>
              </table:table-cell>
            </table:table-row>
            <table:table-row>
              <table:table-cell office:value-type="float" office:value="20.4">
                <text:p>20</text:p>
              </table:table-cell>
              <table:table-cell office:value-type="float" office:value="884.420581197023">
                <text:p>884.420581197023</text:p>
              </table:table-cell>
              <table:table-cell office:value-type="float" office:value="-48.1623119922249">
                <text:p>-48.1623119922249</text:p>
              </table:table-cell>
              <table:table-cell office:value-type="float" office:value="932.582893189248">
                <text:p>932.582893189248</text:p>
              </table:table-cell>
              <table:table-cell office:value-type="float" office:value="598.528932652546">
                <text:p>598.528932652546</text:p>
              </table:table-cell>
            </table:table-row>
            <table:table-row>
              <table:table-cell office:value-type="float" office:value="20.5">
                <text:p>20</text:p>
              </table:table-cell>
              <table:table-cell office:value-type="float" office:value="884.420787294513">
                <text:p>884.420787294513</text:p>
              </table:table-cell>
              <table:table-cell office:value-type="float" office:value="-30.592620864257">
                <text:p>-30.592620864257</text:p>
              </table:table-cell>
              <table:table-cell office:value-type="float" office:value="915.01340815877">
                <text:p>915.01340815877</text:p>
              </table:table-cell>
              <table:table-cell office:value-type="float" office:value="587.252889311685">
                <text:p>587.252889311685</text:p>
              </table:table-cell>
            </table:table-row>
            <table:table-row>
              <table:table-cell office:value-type="float" office:value="20.6">
                <text:p>20</text:p>
              </table:table-cell>
              <table:table-cell office:value-type="float" office:value="884.420196081014">
                <text:p>884.420196081014</text:p>
              </table:table-cell>
              <table:table-cell office:value-type="float" office:value="-39.4975067421646">
                <text:p>-39.4975067421646</text:p>
              </table:table-cell>
              <table:table-cell office:value-type="float" office:value="923.917702823179">
                <text:p>923.917702823179</text:p>
              </table:table-cell>
              <table:table-cell office:value-type="float" office:value="592.967639196585">
                <text:p>592.967639196585</text:p>
              </table:table-cell>
            </table:table-row>
            <table:table-row>
              <table:table-cell office:value-type="float" office:value="20.7">
                <text:p>20</text:p>
              </table:table-cell>
              <table:table-cell office:value-type="float" office:value="884.421017578015">
                <text:p>884.421017578015</text:p>
              </table:table-cell>
              <table:table-cell office:value-type="float" office:value="-43.799275989451">
                <text:p>-43.799275989451</text:p>
              </table:table-cell>
              <table:table-cell office:value-type="float" office:value="928.220293567466">
                <text:p>928.220293567466</text:p>
              </table:table-cell>
              <table:table-cell office:value-type="float" office:value="595.72902916484">
                <text:p>595.72902916484</text:p>
              </table:table-cell>
            </table:table-row>
            <table:table-row>
              <table:table-cell office:value-type="float" office:value="20.8">
                <text:p>20</text:p>
              </table:table-cell>
              <table:table-cell office:value-type="float" office:value="884.420904314458">
                <text:p>884.420904314458</text:p>
              </table:table-cell>
              <table:table-cell office:value-type="float" office:value="-25.1288226325671">
                <text:p>-25.1288226325671</text:p>
              </table:table-cell>
              <table:table-cell office:value-type="float" office:value="909.549726947025">
                <text:p>909.549726947025</text:p>
              </table:table-cell>
              <table:table-cell office:value-type="float" office:value="583.746314927894">
                <text:p>583.746314927894</text:p>
              </table:table-cell>
            </table:table-row>
            <table:table-row>
              <table:table-cell office:value-type="float" office:value="20.9">
                <text:p>20</text:p>
              </table:table-cell>
              <table:table-cell office:value-type="float" office:value="884.417354516778">
                <text:p>884.417354516778</text:p>
              </table:table-cell>
              <table:table-cell office:value-type="float" office:value="-25.7165500333324">
                <text:p>-25.7165500333324</text:p>
              </table:table-cell>
              <table:table-cell office:value-type="float" office:value="910.133904550111">
                <text:p>910.133904550111</text:p>
              </table:table-cell>
              <table:table-cell office:value-type="float" office:value="584.121238379534">
                <text:p>584.12123837953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884.420454935422">
                <text:p>884.420454935422</text:p>
              </table:table-cell>
              <table:table-cell office:value-type="float" office:value="-15.4706459699517">
                <text:p>-15.4706459699517</text:p>
              </table:table-cell>
              <table:table-cell office:value-type="float" office:value="899.891100905374">
                <text:p>899.891100905374</text:p>
              </table:table-cell>
              <table:table-cell office:value-type="float" office:value="577.547437404171">
                <text:p>577.547437404171</text:p>
              </table:table-cell>
            </table:table-row>
            <table:table-row>
              <table:table-cell office:value-type="float" office:value="21.1">
                <text:p>20</text:p>
              </table:table-cell>
              <table:table-cell office:value-type="float" office:value="884.418978316659">
                <text:p>884.418978316659</text:p>
              </table:table-cell>
              <table:table-cell office:value-type="float" office:value="-47.7388344527891">
                <text:p>-47.7388344527891</text:p>
              </table:table-cell>
              <table:table-cell office:value-type="float" office:value="932.157812769448">
                <text:p>932.157812769448</text:p>
              </table:table-cell>
              <table:table-cell office:value-type="float" office:value="598.256117300889">
                <text:p>598.256117300889</text:p>
              </table:table-cell>
            </table:table-row>
            <table:table-row>
              <table:table-cell office:value-type="float" office:value="21.2">
                <text:p>20</text:p>
              </table:table-cell>
              <table:table-cell office:value-type="float" office:value="884.420264752077">
                <text:p>884.420264752077</text:p>
              </table:table-cell>
              <table:table-cell office:value-type="float" office:value="-35.186878790344">
                <text:p>-35.186878790344</text:p>
              </table:table-cell>
              <table:table-cell office:value-type="float" office:value="919.607143542421">
                <text:p>919.607143542421</text:p>
              </table:table-cell>
              <table:table-cell office:value-type="float" office:value="590.201135045276">
                <text:p>590.201135045276</text:p>
              </table:table-cell>
            </table:table-row>
            <table:table-row>
              <table:table-cell office:value-type="float" office:value="21.3">
                <text:p>20</text:p>
              </table:table-cell>
              <table:table-cell office:value-type="float" office:value="884.420278156919">
                <text:p>884.420278156919</text:p>
              </table:table-cell>
              <table:table-cell office:value-type="float" office:value="-40.9370485429141">
                <text:p>-40.9370485429141</text:p>
              </table:table-cell>
              <table:table-cell office:value-type="float" office:value="925.357326699833">
                <text:p>925.357326699833</text:p>
              </table:table-cell>
              <table:table-cell office:value-type="float" office:value="593.89158552737">
                <text:p>593.89158552737</text:p>
              </table:table-cell>
            </table:table-row>
            <table:table-row>
              <table:table-cell office:value-type="float" office:value="21.4">
                <text:p>20</text:p>
              </table:table-cell>
              <table:table-cell office:value-type="float" office:value="884.420619006399">
                <text:p>884.420619006399</text:p>
              </table:table-cell>
              <table:table-cell office:value-type="float" office:value="-44.1663204141691">
                <text:p>-44.1663204141691</text:p>
              </table:table-cell>
              <table:table-cell office:value-type="float" office:value="928.586939420569">
                <text:p>928.586939420569</text:p>
              </table:table-cell>
              <table:table-cell office:value-type="float" office:value="595.964341385042">
                <text:p>595.964341385042</text:p>
              </table:table-cell>
            </table:table-row>
            <table:table-row>
              <table:table-cell office:value-type="float" office:value="21.5">
                <text:p>20</text:p>
              </table:table-cell>
              <table:table-cell office:value-type="float" office:value="884.42183316883">
                <text:p>884.42183316883</text:p>
              </table:table-cell>
              <table:table-cell office:value-type="float" office:value="-13.9353707944416">
                <text:p>-13.9353707944416</text:p>
              </table:table-cell>
              <table:table-cell office:value-type="float" office:value="898.357203963272">
                <text:p>898.357203963272</text:p>
              </table:table-cell>
              <table:table-cell office:value-type="float" office:value="576.562986899814">
                <text:p>576.562986899814</text:p>
              </table:table-cell>
            </table:table-row>
            <table:table-row>
              <table:table-cell office:value-type="float" office:value="21.6">
                <text:p>20</text:p>
              </table:table-cell>
              <table:table-cell office:value-type="float" office:value="884.422619965308">
                <text:p>884.422619965308</text:p>
              </table:table-cell>
              <table:table-cell office:value-type="float" office:value="-8.08824141167564">
                <text:p>-8.08824141167564</text:p>
              </table:table-cell>
              <table:table-cell office:value-type="float" office:value="892.510861376984">
                <text:p>892.510861376984</text:p>
              </table:table-cell>
              <table:table-cell office:value-type="float" office:value="572.810821581698">
                <text:p>572.810821581698</text:p>
              </table:table-cell>
            </table:table-row>
            <table:table-row>
              <table:table-cell office:value-type="float" office:value="21.7">
                <text:p>20</text:p>
              </table:table-cell>
              <table:table-cell office:value-type="float" office:value="884.422259439285">
                <text:p>884.422259439285</text:p>
              </table:table-cell>
              <table:table-cell office:value-type="float" office:value="-27.2104152700788">
                <text:p>-27.2104152700788</text:p>
              </table:table-cell>
              <table:table-cell office:value-type="float" office:value="911.632674709364">
                <text:p>911.632674709364</text:p>
              </table:table-cell>
              <table:table-cell office:value-type="float" office:value="585.083144618926">
                <text:p>585.083144618926</text:p>
              </table:table-cell>
            </table:table-row>
            <table:table-row>
              <table:table-cell office:value-type="float" office:value="21.8">
                <text:p>20</text:p>
              </table:table-cell>
              <table:table-cell office:value-type="float" office:value="884.422300296341">
                <text:p>884.422300296341</text:p>
              </table:table-cell>
              <table:table-cell office:value-type="float" office:value="-40.7756152269588">
                <text:p>-40.7756152269588</text:p>
              </table:table-cell>
              <table:table-cell office:value-type="float" office:value="925.1979155233">
                <text:p>925.1979155233</text:p>
              </table:table-cell>
              <table:table-cell office:value-type="float" office:value="593.789275907453">
                <text:p>593.789275907453</text:p>
              </table:table-cell>
            </table:table-row>
            <table:table-row>
              <table:table-cell office:value-type="float" office:value="21.9">
                <text:p>20</text:p>
              </table:table-cell>
              <table:table-cell office:value-type="float" office:value="884.424023754433">
                <text:p>884.424023754433</text:p>
              </table:table-cell>
              <table:table-cell office:value-type="float" office:value="-23.3353345872852">
                <text:p>-23.3353345872852</text:p>
              </table:table-cell>
              <table:table-cell office:value-type="float" office:value="907.759358341719">
                <text:p>907.759358341719</text:p>
              </table:table-cell>
              <table:table-cell office:value-type="float" office:value="582.59726167138">
                <text:p>582.5972616713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884.421009948624">
                <text:p>884.421009948624</text:p>
              </table:table-cell>
              <table:table-cell office:value-type="float" office:value="-28.0420085406225">
                <text:p>-28.0420085406225</text:p>
              </table:table-cell>
              <table:table-cell office:value-type="float" office:value="912.463018489246">
                <text:p>912.463018489246</text:p>
              </table:table-cell>
              <table:table-cell office:value-type="float" office:value="585.616056792136">
                <text:p>585.616056792136</text:p>
              </table:table-cell>
            </table:table-row>
            <table:table-row>
              <table:table-cell office:value-type="float" office:value="22.1">
                <text:p>20</text:p>
              </table:table-cell>
              <table:table-cell office:value-type="float" office:value="884.422101987608">
                <text:p>884.422101987608</text:p>
              </table:table-cell>
              <table:table-cell office:value-type="float" office:value="-26.2342976265294">
                <text:p>-26.2342976265294</text:p>
              </table:table-cell>
              <table:table-cell office:value-type="float" office:value="910.656399614137">
                <text:p>910.656399614137</text:p>
              </table:table-cell>
              <table:table-cell office:value-type="float" office:value="584.456574160698">
                <text:p>584.456574160698</text:p>
              </table:table-cell>
            </table:table-row>
            <table:table-row>
              <table:table-cell office:value-type="float" office:value="22.2">
                <text:p>20</text:p>
              </table:table-cell>
              <table:table-cell office:value-type="float" office:value="884.422295451347">
                <text:p>884.422295451347</text:p>
              </table:table-cell>
              <table:table-cell office:value-type="float" office:value="-49.6939004317115">
                <text:p>-49.6939004317115</text:p>
              </table:table-cell>
              <table:table-cell office:value-type="float" office:value="934.116195883059">
                <text:p>934.116195883059</text:p>
              </table:table-cell>
              <table:table-cell office:value-type="float" office:value="599.513001770114">
                <text:p>599.513001770114</text:p>
              </table:table-cell>
            </table:table-row>
            <table:table-row>
              <table:table-cell office:value-type="float" office:value="22.3">
                <text:p>20</text:p>
              </table:table-cell>
              <table:table-cell office:value-type="float" office:value="884.421944900586">
                <text:p>884.421944900586</text:p>
              </table:table-cell>
              <table:table-cell office:value-type="float" office:value="-53.8190366320663">
                <text:p>-53.8190366320663</text:p>
              </table:table-cell>
              <table:table-cell office:value-type="float" office:value="938.240981532653">
                <text:p>938.240981532653</text:p>
              </table:table-cell>
              <table:table-cell office:value-type="float" office:value="602.160276956376">
                <text:p>602.160276956376</text:p>
              </table:table-cell>
            </table:table-row>
            <table:table-row>
              <table:table-cell office:value-type="float" office:value="22.4">
                <text:p>20</text:p>
              </table:table-cell>
              <table:table-cell office:value-type="float" office:value="884.421675394893">
                <text:p>884.421675394893</text:p>
              </table:table-cell>
              <table:table-cell office:value-type="float" office:value="-29.1922269974009">
                <text:p>-29.1922269974009</text:p>
              </table:table-cell>
              <table:table-cell office:value-type="float" office:value="913.613902392294">
                <text:p>913.613902392294</text:p>
              </table:table-cell>
              <table:table-cell office:value-type="float" office:value="586.35469066493">
                <text:p>586.35469066493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884.421358070973">
                <text:p>884.421358070973</text:p>
              </table:table-cell>
              <table:table-cell office:value-type="float" office:value="-36.4558455840991">
                <text:p>-36.4558455840991</text:p>
              </table:table-cell>
              <table:table-cell office:value-type="float" office:value="920.877203655072">
                <text:p>920.877203655072</text:p>
              </table:table-cell>
              <table:table-cell office:value-type="float" office:value="591.016255855642">
                <text:p>591.016255855642</text:p>
              </table:table-cell>
            </table:table-row>
            <table:table-row>
              <table:table-cell office:value-type="float" office:value="22.6">
                <text:p>20</text:p>
              </table:table-cell>
              <table:table-cell office:value-type="float" office:value="884.421471536481">
                <text:p>884.421471536481</text:p>
              </table:table-cell>
              <table:table-cell office:value-type="float" office:value="-37.1945129774977">
                <text:p>-37.1945129774977</text:p>
              </table:table-cell>
              <table:table-cell office:value-type="float" office:value="921.615984513979">
                <text:p>921.615984513979</text:p>
              </table:table-cell>
              <table:table-cell office:value-type="float" office:value="591.490403217957">
                <text:p>591.490403217957</text:p>
              </table:table-cell>
            </table:table-row>
            <table:table-row>
              <table:table-cell office:value-type="float" office:value="22.7">
                <text:p>20</text:p>
              </table:table-cell>
              <table:table-cell office:value-type="float" office:value="884.421099011802">
                <text:p>884.421099011802</text:p>
              </table:table-cell>
              <table:table-cell office:value-type="float" office:value="-38.7411403122271">
                <text:p>-38.7411403122271</text:p>
              </table:table-cell>
              <table:table-cell office:value-type="float" office:value="923.162239324029">
                <text:p>923.162239324029</text:p>
              </table:table-cell>
              <table:table-cell office:value-type="float" office:value="592.482784965282">
                <text:p>592.482784965282</text:p>
              </table:table-cell>
            </table:table-row>
            <table:table-row>
              <table:table-cell office:value-type="float" office:value="22.8">
                <text:p>20</text:p>
              </table:table-cell>
              <table:table-cell office:value-type="float" office:value="884.42068050758">
                <text:p>884.42068050758</text:p>
              </table:table-cell>
              <table:table-cell office:value-type="float" office:value="-28.6457423769208">
                <text:p>-28.6457423769208</text:p>
              </table:table-cell>
              <table:table-cell office:value-type="float" office:value="913.066422884501">
                <text:p>913.066422884501</text:p>
              </table:table-cell>
              <table:table-cell office:value-type="float" office:value="586.003319941918">
                <text:p>586.003319941918</text:p>
              </table:table-cell>
            </table:table-row>
            <table:table-row>
              <table:table-cell office:value-type="float" office:value="22.9">
                <text:p>20</text:p>
              </table:table-cell>
              <table:table-cell office:value-type="float" office:value="884.420502246808">
                <text:p>884.420502246808</text:p>
              </table:table-cell>
              <table:table-cell office:value-type="float" office:value="-48.1900037421551">
                <text:p>-48.1900037421551</text:p>
              </table:table-cell>
              <table:table-cell office:value-type="float" office:value="932.610505988963">
                <text:p>932.610505988963</text:p>
              </table:table-cell>
              <table:table-cell office:value-type="float" office:value="598.54665446544">
                <text:p>598.5466544654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884.422125690899">
                <text:p>884.422125690899</text:p>
              </table:table-cell>
              <table:table-cell office:value-type="float" office:value="-15.9798382583099">
                <text:p>-15.9798382583099</text:p>
              </table:table-cell>
              <table:table-cell office:value-type="float" office:value="900.401963949209">
                <text:p>900.401963949209</text:p>
              </table:table-cell>
              <table:table-cell office:value-type="float" office:value="577.875307789304">
                <text:p>577.875307789304</text:p>
              </table:table-cell>
            </table:table-row>
            <table:table-row>
              <table:table-cell office:value-type="float" office:value="23.1">
                <text:p>20</text:p>
              </table:table-cell>
              <table:table-cell office:value-type="float" office:value="884.42173270753">
                <text:p>884.42173270753</text:p>
              </table:table-cell>
              <table:table-cell office:value-type="float" office:value="-33.2197819285986">
                <text:p>-33.2197819285986</text:p>
              </table:table-cell>
              <table:table-cell office:value-type="float" office:value="917.641514636129">
                <text:p>917.641514636129</text:p>
              </table:table-cell>
              <table:table-cell office:value-type="float" office:value="588.939600247816">
                <text:p>588.939600247816</text:p>
              </table:table-cell>
            </table:table-row>
            <table:table-row>
              <table:table-cell office:value-type="float" office:value="23.2">
                <text:p>20</text:p>
              </table:table-cell>
              <table:table-cell office:value-type="float" office:value="884.420868043793">
                <text:p>884.420868043793</text:p>
              </table:table-cell>
              <table:table-cell office:value-type="float" office:value="-21.6546993224979">
                <text:p>-21.6546993224979</text:p>
              </table:table-cell>
              <table:table-cell office:value-type="float" office:value="906.075567366291">
                <text:p>906.075567366291</text:p>
              </table:table-cell>
              <table:table-cell office:value-type="float" office:value="581.516609621366">
                <text:p>581.516609621366</text:p>
              </table:table-cell>
            </table:table-row>
            <table:table-row>
              <table:table-cell office:value-type="float" office:value="23.3">
                <text:p>20</text:p>
              </table:table-cell>
              <table:table-cell office:value-type="float" office:value="884.420725648767">
                <text:p>884.420725648767</text:p>
              </table:table-cell>
              <table:table-cell office:value-type="float" office:value="-37.5635410254534">
                <text:p>-37.5635410254534</text:p>
              </table:table-cell>
              <table:table-cell office:value-type="float" office:value="921.98426667422">
                <text:p>921.98426667422</text:p>
              </table:table-cell>
              <table:table-cell office:value-type="float" office:value="591.726765615224">
                <text:p>591.726765615224</text:p>
              </table:table-cell>
            </table:table-row>
            <table:table-row>
              <table:table-cell office:value-type="float" office:value="23.4">
                <text:p>20</text:p>
              </table:table-cell>
              <table:table-cell office:value-type="float" office:value="884.421124672176">
                <text:p>884.421124672176</text:p>
              </table:table-cell>
              <table:table-cell office:value-type="float" office:value="-25.6771972970754">
                <text:p>-25.6771972970754</text:p>
              </table:table-cell>
              <table:table-cell office:value-type="float" office:value="910.098321969251">
                <text:p>910.098321969251</text:p>
              </table:table-cell>
              <table:table-cell office:value-type="float" office:value="584.098401584758">
                <text:p>584.098401584758</text:p>
              </table:table-cell>
            </table:table-row>
            <table:table-row>
              <table:table-cell office:value-type="float" office:value="23.5">
                <text:p>20</text:p>
              </table:table-cell>
              <table:table-cell office:value-type="float" office:value="884.41995804213">
                <text:p>884.41995804213</text:p>
              </table:table-cell>
              <table:table-cell office:value-type="float" office:value="-50.759804878167">
                <text:p>-50.759804878167</text:p>
              </table:table-cell>
              <table:table-cell office:value-type="float" office:value="935.179762920297">
                <text:p>935.179762920297</text:p>
              </table:table-cell>
              <table:table-cell office:value-type="float" office:value="600.195595937615">
                <text:p>600.195595937615</text:p>
              </table:table-cell>
            </table:table-row>
            <table:table-row>
              <table:table-cell office:value-type="float" office:value="23.6">
                <text:p>20</text:p>
              </table:table-cell>
              <table:table-cell office:value-type="float" office:value="884.42045941955">
                <text:p>884.42045941955</text:p>
              </table:table-cell>
              <table:table-cell office:value-type="float" office:value="-41.8849055126343">
                <text:p>-41.8849055126343</text:p>
              </table:table-cell>
              <table:table-cell office:value-type="float" office:value="926.305364932185">
                <text:p>926.305364932185</text:p>
              </table:table-cell>
              <table:table-cell office:value-type="float" office:value="594.50003365082">
                <text:p>594.50003365082</text:p>
              </table:table-cell>
            </table:table-row>
            <table:table-row>
              <table:table-cell office:value-type="float" office:value="23.7">
                <text:p>20</text:p>
              </table:table-cell>
              <table:table-cell office:value-type="float" office:value="884.420281708685">
                <text:p>884.420281708685</text:p>
              </table:table-cell>
              <table:table-cell office:value-type="float" office:value="-47.7631056008578">
                <text:p>-47.7631056008578</text:p>
              </table:table-cell>
              <table:table-cell office:value-type="float" office:value="932.183387309543">
                <text:p>932.183387309543</text:p>
              </table:table-cell>
              <table:table-cell office:value-type="float" office:value="598.272530964809">
                <text:p>598.272530964809</text:p>
              </table:table-cell>
            </table:table-row>
            <table:table-row>
              <table:table-cell office:value-type="float" office:value="23.8">
                <text:p>20</text:p>
              </table:table-cell>
              <table:table-cell office:value-type="float" office:value="884.420152844471">
                <text:p>884.420152844471</text:p>
              </table:table-cell>
              <table:table-cell office:value-type="float" office:value="-57.5786367753062">
                <text:p>-57.5786367753062</text:p>
              </table:table-cell>
              <table:table-cell office:value-type="float" office:value="941.998789619777">
                <text:p>941.998789619777</text:p>
              </table:table-cell>
              <table:table-cell office:value-type="float" office:value="604.572027032348">
                <text:p>604.572027032348</text:p>
              </table:table-cell>
            </table:table-row>
            <table:table-row>
              <table:table-cell office:value-type="float" office:value="23.9">
                <text:p>20</text:p>
              </table:table-cell>
              <table:table-cell office:value-type="float" office:value="884.419634633164">
                <text:p>884.419634633164</text:p>
              </table:table-cell>
              <table:table-cell office:value-type="float" office:value="-52.6566641818108">
                <text:p>-52.6566641818108</text:p>
              </table:table-cell>
              <table:table-cell office:value-type="float" office:value="937.076298814974">
                <text:p>937.076298814974</text:p>
              </table:table-cell>
              <table:table-cell office:value-type="float" office:value="601.41278704531">
                <text:p>601.4127870453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884.420941068724">
                <text:p>884.420941068724</text:p>
              </table:table-cell>
              <table:table-cell office:value-type="float" office:value="-28.262492380123">
                <text:p>-28.262492380123</text:p>
              </table:table-cell>
              <table:table-cell office:value-type="float" office:value="912.683433448847">
                <text:p>912.683433448847</text:p>
              </table:table-cell>
              <table:table-cell office:value-type="float" office:value="585.757518458947">
                <text:p>585.757518458947</text:p>
              </table:table-cell>
            </table:table-row>
            <table:table-row>
              <table:table-cell office:value-type="float" office:value="24.1">
                <text:p>20</text:p>
              </table:table-cell>
              <table:table-cell office:value-type="float" office:value="884.42014742831">
                <text:p>884.42014742831</text:p>
              </table:table-cell>
              <table:table-cell office:value-type="float" office:value="-58.6724451724733">
                <text:p>-58.6724451724733</text:p>
              </table:table-cell>
              <table:table-cell office:value-type="float" office:value="943.092592600784">
                <text:p>943.092592600784</text:p>
              </table:table-cell>
              <table:table-cell office:value-type="float" office:value="605.27402653881">
                <text:p>605.27402653881</text:p>
              </table:table-cell>
            </table:table-row>
            <table:table-row>
              <table:table-cell office:value-type="float" office:value="24.2">
                <text:p>20</text:p>
              </table:table-cell>
              <table:table-cell office:value-type="float" office:value="884.42014589482">
                <text:p>884.42014589482</text:p>
              </table:table-cell>
              <table:table-cell office:value-type="float" office:value="-51.2358437126923">
                <text:p>-51.2358437126923</text:p>
              </table:table-cell>
              <table:table-cell office:value-type="float" office:value="935.655989607512">
                <text:p>935.655989607512</text:p>
              </table:table-cell>
              <table:table-cell office:value-type="float" office:value="600.501236811881">
                <text:p>600.501236811881</text:p>
              </table:table-cell>
            </table:table-row>
            <table:table-row>
              <table:table-cell office:value-type="float" office:value="24.3">
                <text:p>20</text:p>
              </table:table-cell>
              <table:table-cell office:value-type="float" office:value="884.420386787319">
                <text:p>884.420386787319</text:p>
              </table:table-cell>
              <table:table-cell office:value-type="float" office:value="-43.0039773510641">
                <text:p>-43.0039773510641</text:p>
              </table:table-cell>
              <table:table-cell office:value-type="float" office:value="927.424364138383">
                <text:p>927.424364138383</text:p>
              </table:table-cell>
              <table:table-cell office:value-type="float" office:value="595.21820401982">
                <text:p>595.21820401982</text:p>
              </table:table-cell>
            </table:table-row>
            <table:table-row>
              <table:table-cell office:value-type="float" office:value="24.4">
                <text:p>20</text:p>
              </table:table-cell>
              <table:table-cell office:value-type="float" office:value="884.419399643718">
                <text:p>884.419399643718</text:p>
              </table:table-cell>
              <table:table-cell office:value-type="float" office:value="-48.2557525509642">
                <text:p>-48.2557525509642</text:p>
              </table:table-cell>
              <table:table-cell office:value-type="float" office:value="932.675152194682">
                <text:p>932.675152194682</text:p>
              </table:table-cell>
              <table:table-cell office:value-type="float" office:value="598.58814420838">
                <text:p>598.58814420838</text:p>
              </table:table-cell>
            </table:table-row>
            <table:table-row>
              <table:table-cell office:value-type="float" office:value="24.5">
                <text:p>20</text:p>
              </table:table-cell>
              <table:table-cell office:value-type="float" office:value="884.419798077648">
                <text:p>884.419798077648</text:p>
              </table:table-cell>
              <table:table-cell office:value-type="float" office:value="-49.3774489678702">
                <text:p>-49.3774489678702</text:p>
              </table:table-cell>
              <table:table-cell office:value-type="float" office:value="933.797247045518">
                <text:p>933.797247045518</text:p>
              </table:table-cell>
              <table:table-cell office:value-type="float" office:value="599.308301352919">
                <text:p>599.308301352919</text:p>
              </table:table-cell>
            </table:table-row>
            <table:table-row>
              <table:table-cell office:value-type="float" office:value="24.6">
                <text:p>20</text:p>
              </table:table-cell>
              <table:table-cell office:value-type="float" office:value="884.416185038903">
                <text:p>884.416185038903</text:p>
              </table:table-cell>
              <table:table-cell office:value-type="float" office:value="-32.0590055376313">
                <text:p>-32.0590055376313</text:p>
              </table:table-cell>
              <table:table-cell office:value-type="float" office:value="916.475190576534">
                <text:p>916.475190576534</text:p>
              </table:table-cell>
              <table:table-cell office:value-type="float" office:value="588.191056928381">
                <text:p>588.191056928381</text:p>
              </table:table-cell>
            </table:table-row>
            <table:table-row>
              <table:table-cell office:value-type="float" office:value="24.7">
                <text:p>20</text:p>
              </table:table-cell>
              <table:table-cell office:value-type="float" office:value="884.420838226374">
                <text:p>884.420838226374</text:p>
              </table:table-cell>
              <table:table-cell office:value-type="float" office:value="-45.1090880811952">
                <text:p>-45.1090880811952</text:p>
              </table:table-cell>
              <table:table-cell office:value-type="float" office:value="929.52992630757">
                <text:p>929.52992630757</text:p>
              </table:table-cell>
              <table:table-cell office:value-type="float" office:value="596.569547570041">
                <text:p>596.569547570041</text:p>
              </table:table-cell>
            </table:table-row>
            <table:table-row>
              <table:table-cell office:value-type="float" office:value="24.8">
                <text:p>20</text:p>
              </table:table-cell>
              <table:table-cell office:value-type="float" office:value="884.417995480664">
                <text:p>884.417995480664</text:p>
              </table:table-cell>
              <table:table-cell office:value-type="float" office:value="-10.7025024768737">
                <text:p>-10.7025024768737</text:p>
              </table:table-cell>
              <table:table-cell office:value-type="float" office:value="895.120497957538">
                <text:p>895.120497957538</text:p>
              </table:table-cell>
              <table:table-cell office:value-type="float" office:value="574.485678592884">
                <text:p>574.485678592884</text:p>
              </table:table-cell>
            </table:table-row>
            <table:table-row>
              <table:table-cell office:value-type="float" office:value="24.9">
                <text:p>20</text:p>
              </table:table-cell>
              <table:table-cell office:value-type="float" office:value="884.417886507335">
                <text:p>884.417886507335</text:p>
              </table:table-cell>
              <table:table-cell office:value-type="float" office:value="-19.4183860540168">
                <text:p>-19.4183860540168</text:p>
              </table:table-cell>
              <table:table-cell office:value-type="float" office:value="903.836272561352">
                <text:p>903.836272561352</text:p>
              </table:table-cell>
              <table:table-cell office:value-type="float" office:value="580.07943686248">
                <text:p>580.0794368624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884.42080343591">
                <text:p>884.42080343591</text:p>
              </table:table-cell>
              <table:table-cell office:value-type="float" office:value="-8.82851712059345">
                <text:p>-8.82851712059345</text:p>
              </table:table-cell>
              <table:table-cell office:value-type="float" office:value="893.249320556503">
                <text:p>893.249320556503</text:p>
              </table:table-cell>
              <table:table-cell office:value-type="float" office:value="573.284762491137">
                <text:p>573.284762491137</text:p>
              </table:table-cell>
            </table:table-row>
            <table:table-row>
              <table:table-cell office:value-type="float" office:value="25.1">
                <text:p>30</text:p>
              </table:table-cell>
              <table:table-cell office:value-type="float" office:value="884.42100821915">
                <text:p>884.42100821915</text:p>
              </table:table-cell>
              <table:table-cell office:value-type="float" office:value="-40.9917502987396">
                <text:p>-40.9917502987396</text:p>
              </table:table-cell>
              <table:table-cell office:value-type="float" office:value="925.412758517889">
                <text:p>925.412758517889</text:p>
              </table:table-cell>
              <table:table-cell office:value-type="float" office:value="593.927161503659">
                <text:p>593.927161503659</text:p>
              </table:table-cell>
            </table:table-row>
            <table:table-row>
              <table:table-cell office:value-type="float" office:value="25.2">
                <text:p>30</text:p>
              </table:table-cell>
              <table:table-cell office:value-type="float" office:value="884.420027445414">
                <text:p>884.420027445414</text:p>
              </table:table-cell>
              <table:table-cell office:value-type="float" office:value="-46.9339305669458">
                <text:p>-46.9339305669458</text:p>
              </table:table-cell>
              <table:table-cell office:value-type="float" office:value="931.35395801236">
                <text:p>931.35395801236</text:p>
              </table:table-cell>
              <table:table-cell office:value-type="float" office:value="597.740205703881">
                <text:p>597.740205703881</text:p>
              </table:table-cell>
            </table:table-row>
            <table:table-row>
              <table:table-cell office:value-type="float" office:value="25.3">
                <text:p>30</text:p>
              </table:table-cell>
              <table:table-cell office:value-type="float" office:value="884.42005422576">
                <text:p>884.42005422576</text:p>
              </table:table-cell>
              <table:table-cell office:value-type="float" office:value="-34.0022294537506">
                <text:p>-34.0022294537506</text:p>
              </table:table-cell>
              <table:table-cell office:value-type="float" office:value="918.422283679511">
                <text:p>918.422283679511</text:p>
              </table:table-cell>
              <table:table-cell office:value-type="float" office:value="589.440695502293">
                <text:p>589.440695502293</text:p>
              </table:table-cell>
            </table:table-row>
            <table:table-row>
              <table:table-cell office:value-type="float" office:value="25.4">
                <text:p>30</text:p>
              </table:table-cell>
              <table:table-cell office:value-type="float" office:value="884.420815745157">
                <text:p>884.420815745157</text:p>
              </table:table-cell>
              <table:table-cell office:value-type="float" office:value="-19.5323035741402">
                <text:p>-19.5323035741402</text:p>
              </table:table-cell>
              <table:table-cell office:value-type="float" office:value="903.953119319298">
                <text:p>903.953119319298</text:p>
              </table:table-cell>
              <table:table-cell office:value-type="float" office:value="580.154428764892">
                <text:p>580.154428764892</text:p>
              </table:table-cell>
            </table:table-row>
            <table:table-row>
              <table:table-cell office:value-type="float" office:value="25.5">
                <text:p>30</text:p>
              </table:table-cell>
              <table:table-cell office:value-type="float" office:value="884.420845645237">
                <text:p>884.420845645237</text:p>
              </table:table-cell>
              <table:table-cell office:value-type="float" office:value="-28.8756816134097">
                <text:p>-28.8756816134097</text:p>
              </table:table-cell>
              <table:table-cell office:value-type="float" office:value="913.296527258647">
                <text:p>913.296527258647</text:p>
              </table:table-cell>
              <table:table-cell office:value-type="float" office:value="586.151000246223">
                <text:p>586.151000246223</text:p>
              </table:table-cell>
            </table:table-row>
            <table:table-row>
              <table:table-cell office:value-type="float" office:value="25.6">
                <text:p>30</text:p>
              </table:table-cell>
              <table:table-cell office:value-type="float" office:value="884.420554928805">
                <text:p>884.420554928805</text:p>
              </table:table-cell>
              <table:table-cell office:value-type="float" office:value="-47.3106446925272">
                <text:p>-47.3106446925272</text:p>
              </table:table-cell>
              <table:table-cell office:value-type="float" office:value="931.731199621333">
                <text:p>931.731199621333</text:p>
              </table:table-cell>
              <table:table-cell office:value-type="float" office:value="597.982318248749">
                <text:p>597.982318248749</text:p>
              </table:table-cell>
            </table:table-row>
            <table:table-row>
              <table:table-cell office:value-type="float" office:value="25.7">
                <text:p>30</text:p>
              </table:table-cell>
              <table:table-cell office:value-type="float" office:value="884.420818655143">
                <text:p>884.420818655143</text:p>
              </table:table-cell>
              <table:table-cell office:value-type="float" office:value="-29.0286446869981">
                <text:p>-29.0286446869981</text:p>
              </table:table-cell>
              <table:table-cell office:value-type="float" office:value="913.449463342141">
                <text:p>913.449463342141</text:p>
              </table:table-cell>
              <table:table-cell office:value-type="float" office:value="586.249154170648">
                <text:p>586.249154170648</text:p>
              </table:table-cell>
            </table:table-row>
            <table:table-row>
              <table:table-cell office:value-type="float" office:value="25.8">
                <text:p>30</text:p>
              </table:table-cell>
              <table:table-cell office:value-type="float" office:value="884.421033995808">
                <text:p>884.421033995808</text:p>
              </table:table-cell>
              <table:table-cell office:value-type="float" office:value="-34.8315886054699">
                <text:p>-34.8315886054699</text:p>
              </table:table-cell>
              <table:table-cell office:value-type="float" office:value="919.252622601278">
                <text:p>919.252622601278</text:p>
              </table:table-cell>
              <table:table-cell office:value-type="float" office:value="589.973604557579">
                <text:p>589.973604557579</text:p>
              </table:table-cell>
            </table:table-row>
            <table:table-row>
              <table:table-cell office:value-type="float" office:value="25.9">
                <text:p>30</text:p>
              </table:table-cell>
              <table:table-cell office:value-type="float" office:value="884.420553527478">
                <text:p>884.420553527478</text:p>
              </table:table-cell>
              <table:table-cell office:value-type="float" office:value="-39.9999321108473">
                <text:p>-39.9999321108473</text:p>
              </table:table-cell>
              <table:table-cell office:value-type="float" office:value="924.420485638325">
                <text:p>924.420485638325</text:p>
              </table:table-cell>
              <table:table-cell office:value-type="float" office:value="593.29032371493">
                <text:p>593.2903237149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884.420670085342">
                <text:p>884.420670085342</text:p>
              </table:table-cell>
              <table:table-cell office:value-type="float" office:value="-15.8977209186747">
                <text:p>-15.8977209186747</text:p>
              </table:table-cell>
              <table:table-cell office:value-type="float" office:value="900.318391004017">
                <text:p>900.318391004017</text:p>
              </table:table-cell>
              <table:table-cell office:value-type="float" office:value="577.82167092115">
                <text:p>577.82167092115</text:p>
              </table:table-cell>
            </table:table-row>
            <table:table-row>
              <table:table-cell office:value-type="float" office:value="26.1">
                <text:p>30</text:p>
              </table:table-cell>
              <table:table-cell office:value-type="float" office:value="884.419991876701">
                <text:p>884.419991876701</text:p>
              </table:table-cell>
              <table:table-cell office:value-type="float" office:value="-26.4076587476678">
                <text:p>-26.4076587476678</text:p>
              </table:table-cell>
              <table:table-cell office:value-type="float" office:value="910.827650624369">
                <text:p>910.827650624369</text:p>
              </table:table-cell>
              <table:table-cell office:value-type="float" office:value="584.566482550738">
                <text:p>584.566482550738</text:p>
              </table:table-cell>
            </table:table-row>
            <table:table-row>
              <table:table-cell office:value-type="float" office:value="26.2">
                <text:p>30</text:p>
              </table:table-cell>
              <table:table-cell office:value-type="float" office:value="884.420499153668">
                <text:p>884.420499153668</text:p>
              </table:table-cell>
              <table:table-cell office:value-type="float" office:value="-34.0489217263756">
                <text:p>-34.0489217263756</text:p>
              </table:table-cell>
              <table:table-cell office:value-type="float" office:value="918.469420880043">
                <text:p>918.469420880043</text:p>
              </table:table-cell>
              <table:table-cell office:value-type="float" office:value="589.470948017677">
                <text:p>589.470948017677</text:p>
              </table:table-cell>
            </table:table-row>
            <table:table-row>
              <table:table-cell office:value-type="float" office:value="26.3">
                <text:p>30</text:p>
              </table:table-cell>
              <table:table-cell office:value-type="float" office:value="884.420578133128">
                <text:p>884.420578133128</text:p>
              </table:table-cell>
              <table:table-cell office:value-type="float" office:value="-39.8573853706608">
                <text:p>-39.8573853706608</text:p>
              </table:table-cell>
              <table:table-cell office:value-type="float" office:value="924.277963503789">
                <text:p>924.277963503789</text:p>
              </table:table-cell>
              <table:table-cell office:value-type="float" office:value="593.198853432035">
                <text:p>593.198853432035</text:p>
              </table:table-cell>
            </table:table-row>
            <table:table-row>
              <table:table-cell office:value-type="float" office:value="26.4">
                <text:p>30</text:p>
              </table:table-cell>
              <table:table-cell office:value-type="float" office:value="884.420939953762">
                <text:p>884.420939953762</text:p>
              </table:table-cell>
              <table:table-cell office:value-type="float" office:value="-32.8382588880428">
                <text:p>-32.8382588880428</text:p>
              </table:table-cell>
              <table:table-cell office:value-type="float" office:value="917.259198841805">
                <text:p>917.259198841805</text:p>
              </table:table-cell>
              <table:table-cell office:value-type="float" office:value="588.694231105852">
                <text:p>588.694231105852</text:p>
              </table:table-cell>
            </table:table-row>
            <table:table-row>
              <table:table-cell office:value-type="float" office:value="26.5">
                <text:p>30</text:p>
              </table:table-cell>
              <table:table-cell office:value-type="float" office:value="884.420852086956">
                <text:p>884.420852086956</text:p>
              </table:table-cell>
              <table:table-cell office:value-type="float" office:value="-41.250251594148">
                <text:p>-41.250251594148</text:p>
              </table:table-cell>
              <table:table-cell office:value-type="float" office:value="925.671103681104">
                <text:p>925.671103681104</text:p>
              </table:table-cell>
              <table:table-cell office:value-type="float" office:value="594.092966662562">
                <text:p>594.092966662562</text:p>
              </table:table-cell>
            </table:table-row>
            <table:table-row>
              <table:table-cell office:value-type="float" office:value="26.6">
                <text:p>30</text:p>
              </table:table-cell>
              <table:table-cell office:value-type="float" office:value="884.421095922055">
                <text:p>884.421095922055</text:p>
              </table:table-cell>
              <table:table-cell office:value-type="float" office:value="-43.9512294004288">
                <text:p>-43.9512294004288</text:p>
              </table:table-cell>
              <table:table-cell office:value-type="float" office:value="928.372325322484">
                <text:p>928.372325322484</text:p>
              </table:table-cell>
              <table:table-cell office:value-type="float" office:value="595.826602693933">
                <text:p>595.826602693933</text:p>
              </table:table-cell>
            </table:table-row>
            <table:table-row>
              <table:table-cell office:value-type="float" office:value="26.7">
                <text:p>30</text:p>
              </table:table-cell>
              <table:table-cell office:value-type="float" office:value="884.42031142873">
                <text:p>884.42031142873</text:p>
              </table:table-cell>
              <table:table-cell office:value-type="float" office:value="-46.2877118480114">
                <text:p>-46.2877118480114</text:p>
              </table:table-cell>
              <table:table-cell office:value-type="float" office:value="930.708023276741">
                <text:p>930.708023276741</text:p>
              </table:table-cell>
              <table:table-cell office:value-type="float" office:value="597.325646707897">
                <text:p>597.325646707897</text:p>
              </table:table-cell>
            </table:table-row>
            <table:table-row>
              <table:table-cell office:value-type="float" office:value="26.8">
                <text:p>30</text:p>
              </table:table-cell>
              <table:table-cell office:value-type="float" office:value="884.420511457452">
                <text:p>884.420511457452</text:p>
              </table:table-cell>
              <table:table-cell office:value-type="float" office:value="-22.4507907141209">
                <text:p>-22.4507907141209</text:p>
              </table:table-cell>
              <table:table-cell office:value-type="float" office:value="906.871302171573">
                <text:p>906.871302171573</text:p>
              </table:table-cell>
              <table:table-cell office:value-type="float" office:value="582.027309857407">
                <text:p>582.027309857407</text:p>
              </table:table-cell>
            </table:table-row>
            <table:table-row>
              <table:table-cell office:value-type="float" office:value="26.9">
                <text:p>30</text:p>
              </table:table-cell>
              <table:table-cell office:value-type="float" office:value="884.42007892357">
                <text:p>884.42007892357</text:p>
              </table:table-cell>
              <table:table-cell office:value-type="float" office:value="-31.1070560980866">
                <text:p>-31.1070560980866</text:p>
              </table:table-cell>
              <table:table-cell office:value-type="float" office:value="915.527135021656">
                <text:p>915.527135021656</text:p>
              </table:table-cell>
              <table:table-cell office:value-type="float" office:value="587.582597687385">
                <text:p>587.58259768738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884.421604361953">
                <text:p>884.421604361953</text:p>
              </table:table-cell>
              <table:table-cell office:value-type="float" office:value="-17.6607311887958">
                <text:p>-17.6607311887958</text:p>
              </table:table-cell>
              <table:table-cell office:value-type="float" office:value="902.082335550749">
                <text:p>902.082335550749</text:p>
              </table:table-cell>
              <table:table-cell office:value-type="float" office:value="578.953765295306">
                <text:p>578.953765295306</text:p>
              </table:table-cell>
            </table:table-row>
            <table:table-row>
              <table:table-cell office:value-type="float" office:value="27.1">
                <text:p>30</text:p>
              </table:table-cell>
              <table:table-cell office:value-type="float" office:value="884.420141268975">
                <text:p>884.420141268975</text:p>
              </table:table-cell>
              <table:table-cell office:value-type="float" office:value="-38.5504378421274">
                <text:p>-38.5504378421274</text:p>
              </table:table-cell>
              <table:table-cell office:value-type="float" office:value="922.970579111102">
                <text:p>922.970579111102</text:p>
              </table:table-cell>
              <table:table-cell office:value-type="float" office:value="592.359778009532">
                <text:p>592.359778009532</text:p>
              </table:table-cell>
            </table:table-row>
            <table:table-row>
              <table:table-cell office:value-type="float" office:value="27.2">
                <text:p>30</text:p>
              </table:table-cell>
              <table:table-cell office:value-type="float" office:value="884.419344062088">
                <text:p>884.419344062088</text:p>
              </table:table-cell>
              <table:table-cell office:value-type="float" office:value="-35.3698939996099">
                <text:p>-35.3698939996099</text:p>
              </table:table-cell>
              <table:table-cell office:value-type="float" office:value="919.789238061698">
                <text:p>919.789238061698</text:p>
              </table:table-cell>
              <table:table-cell office:value-type="float" office:value="590.318002767235">
                <text:p>590.318002767235</text:p>
              </table:table-cell>
            </table:table-row>
            <table:table-row>
              <table:table-cell office:value-type="float" office:value="27.3">
                <text:p>30</text:p>
              </table:table-cell>
              <table:table-cell office:value-type="float" office:value="884.420136983771">
                <text:p>884.420136983771</text:p>
              </table:table-cell>
              <table:table-cell office:value-type="float" office:value="-20.8889249955865">
                <text:p>-20.8889249955865</text:p>
              </table:table-cell>
              <table:table-cell office:value-type="float" office:value="905.309061979357">
                <text:p>905.309061979357</text:p>
              </table:table-cell>
              <table:table-cell office:value-type="float" office:value="581.024668739259">
                <text:p>581.024668739259</text:p>
              </table:table-cell>
            </table:table-row>
            <table:table-row>
              <table:table-cell office:value-type="float" office:value="27.4">
                <text:p>30</text:p>
              </table:table-cell>
              <table:table-cell office:value-type="float" office:value="884.419795685525">
                <text:p>884.419795685525</text:p>
              </table:table-cell>
              <table:table-cell office:value-type="float" office:value="-46.6084947866988">
                <text:p>-46.6084947866988</text:p>
              </table:table-cell>
              <table:table-cell office:value-type="float" office:value="931.028290472223">
                <text:p>931.028290472223</text:p>
              </table:table-cell>
              <table:table-cell office:value-type="float" office:value="597.531193243304">
                <text:p>597.531193243304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884.420763357967">
                <text:p>884.420763357967</text:p>
              </table:table-cell>
              <table:table-cell office:value-type="float" office:value="-33.0927535474823">
                <text:p>-33.0927535474823</text:p>
              </table:table-cell>
              <table:table-cell office:value-type="float" office:value="917.513516905449">
                <text:p>917.513516905449</text:p>
              </table:table-cell>
              <table:table-cell office:value-type="float" office:value="588.857451684203">
                <text:p>588.857451684203</text:p>
              </table:table-cell>
            </table:table-row>
            <table:table-row>
              <table:table-cell office:value-type="float" office:value="27.6">
                <text:p>30</text:p>
              </table:table-cell>
              <table:table-cell office:value-type="float" office:value="884.421881645236">
                <text:p>884.421881645236</text:p>
              </table:table-cell>
              <table:table-cell office:value-type="float" office:value="-20.505077421854">
                <text:p>-20.505077421854</text:p>
              </table:table-cell>
              <table:table-cell office:value-type="float" office:value="904.92695906709">
                <text:p>904.92695906709</text:p>
              </table:table-cell>
              <table:table-cell office:value-type="float" office:value="580.779436224366">
                <text:p>580.779436224366</text:p>
              </table:table-cell>
            </table:table-row>
            <table:table-row>
              <table:table-cell office:value-type="float" office:value="27.7">
                <text:p>30</text:p>
              </table:table-cell>
              <table:table-cell office:value-type="float" office:value="884.421558223255">
                <text:p>884.421558223255</text:p>
              </table:table-cell>
              <table:table-cell office:value-type="float" office:value="-52.7760965704759">
                <text:p>-52.7760965704759</text:p>
              </table:table-cell>
              <table:table-cell office:value-type="float" office:value="937.19765479373">
                <text:p>937.19765479373</text:p>
              </table:table-cell>
              <table:table-cell office:value-type="float" office:value="601.490672952254">
                <text:p>601.490672952254</text:p>
              </table:table-cell>
            </table:table-row>
            <table:table-row>
              <table:table-cell office:value-type="float" office:value="27.8">
                <text:p>30</text:p>
              </table:table-cell>
              <table:table-cell office:value-type="float" office:value="884.42150954854">
                <text:p>884.42150954854</text:p>
              </table:table-cell>
              <table:table-cell office:value-type="float" office:value="-46.3233487752327">
                <text:p>-46.3233487752327</text:p>
              </table:table-cell>
              <table:table-cell office:value-type="float" office:value="930.744858323773">
                <text:p>930.744858323773</text:p>
              </table:table-cell>
              <table:table-cell office:value-type="float" office:value="597.349287331743">
                <text:p>597.349287331743</text:p>
              </table:table-cell>
            </table:table-row>
            <table:table-row>
              <table:table-cell office:value-type="float" office:value="27.9">
                <text:p>30</text:p>
              </table:table-cell>
              <table:table-cell office:value-type="float" office:value="884.420637943202">
                <text:p>884.420637943202</text:p>
              </table:table-cell>
              <table:table-cell office:value-type="float" office:value="-25.0452302443718">
                <text:p>-25.0452302443718</text:p>
              </table:table-cell>
              <table:table-cell office:value-type="float" office:value="909.465868187574">
                <text:p>909.465868187574</text:p>
              </table:table-cell>
              <table:table-cell office:value-type="float" office:value="583.692494624997">
                <text:p>583.69249462499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884.420692630443">
                <text:p>884.420692630443</text:p>
              </table:table-cell>
              <table:table-cell office:value-type="float" office:value="-38.9501725490801">
                <text:p>-38.9501725490801</text:p>
              </table:table-cell>
              <table:table-cell office:value-type="float" office:value="923.370865179523">
                <text:p>923.370865179523</text:p>
              </table:table-cell>
              <table:table-cell office:value-type="float" office:value="592.616680420071">
                <text:p>592.616680420071</text:p>
              </table:table-cell>
            </table:table-row>
            <table:table-row>
              <table:table-cell office:value-type="float" office:value="28.1">
                <text:p>30</text:p>
              </table:table-cell>
              <table:table-cell office:value-type="float" office:value="884.420856242695">
                <text:p>884.420856242695</text:p>
              </table:table-cell>
              <table:table-cell office:value-type="float" office:value="-44.1244132383737">
                <text:p>-44.1244132383737</text:p>
              </table:table-cell>
              <table:table-cell office:value-type="float" office:value="928.545269481069">
                <text:p>928.545269481069</text:p>
              </table:table-cell>
              <table:table-cell office:value-type="float" office:value="595.93759774156">
                <text:p>595.93759774156</text:p>
              </table:table-cell>
            </table:table-row>
            <table:table-row>
              <table:table-cell office:value-type="float" office:value="28.2">
                <text:p>30</text:p>
              </table:table-cell>
              <table:table-cell office:value-type="float" office:value="884.421057076816">
                <text:p>884.421057076816</text:p>
              </table:table-cell>
              <table:table-cell office:value-type="float" office:value="-47.1296193428269">
                <text:p>-47.1296193428269</text:p>
              </table:table-cell>
              <table:table-cell office:value-type="float" office:value="931.550676419643">
                <text:p>931.550676419643</text:p>
              </table:table-cell>
              <table:table-cell office:value-type="float" office:value="597.866458993754">
                <text:p>597.866458993754</text:p>
              </table:table-cell>
            </table:table-row>
            <table:table-row>
              <table:table-cell office:value-type="float" office:value="28.3">
                <text:p>30</text:p>
              </table:table-cell>
              <table:table-cell office:value-type="float" office:value="884.420301978456">
                <text:p>884.420301978456</text:p>
              </table:table-cell>
              <table:table-cell office:value-type="float" office:value="-50.5373410443901">
                <text:p>-50.5373410443901</text:p>
              </table:table-cell>
              <table:table-cell office:value-type="float" office:value="934.957643022846">
                <text:p>934.957643022846</text:p>
              </table:table-cell>
              <table:table-cell office:value-type="float" office:value="600.053040046752">
                <text:p>600.053040046752</text:p>
              </table:table-cell>
            </table:table-row>
            <table:table-row>
              <table:table-cell office:value-type="float" office:value="28.4">
                <text:p>30</text:p>
              </table:table-cell>
              <table:table-cell office:value-type="float" office:value="884.421225511181">
                <text:p>884.421225511181</text:p>
              </table:table-cell>
              <table:table-cell office:value-type="float" office:value="-42.2468120158379">
                <text:p>-42.2468120158379</text:p>
              </table:table-cell>
              <table:table-cell office:value-type="float" office:value="926.668037527019">
                <text:p>926.668037527019</text:p>
              </table:table-cell>
              <table:table-cell office:value-type="float" office:value="594.73279584566">
                <text:p>594.73279584566</text:p>
              </table:table-cell>
            </table:table-row>
            <table:table-row>
              <table:table-cell office:value-type="float" office:value="28.5">
                <text:p>30</text:p>
              </table:table-cell>
              <table:table-cell office:value-type="float" office:value="884.421084211731">
                <text:p>884.421084211731</text:p>
              </table:table-cell>
              <table:table-cell office:value-type="float" office:value="-48.450306359566">
                <text:p>-48.450306359566</text:p>
              </table:table-cell>
              <table:table-cell office:value-type="float" office:value="932.871390571297">
                <text:p>932.871390571297</text:p>
              </table:table-cell>
              <table:table-cell office:value-type="float" office:value="598.714089415995">
                <text:p>598.714089415995</text:p>
              </table:table-cell>
            </table:table-row>
            <table:table-row>
              <table:table-cell office:value-type="float" office:value="28.6">
                <text:p>30</text:p>
              </table:table-cell>
              <table:table-cell office:value-type="float" office:value="884.420795336446">
                <text:p>884.420795336446</text:p>
              </table:table-cell>
              <table:table-cell office:value-type="float" office:value="-40.3340883890862">
                <text:p>-40.3340883890862</text:p>
              </table:table-cell>
              <table:table-cell office:value-type="float" office:value="924.754883725532">
                <text:p>924.754883725532</text:p>
              </table:table-cell>
              <table:table-cell office:value-type="float" office:value="593.504939414701">
                <text:p>593.504939414701</text:p>
              </table:table-cell>
            </table:table-row>
            <table:table-row>
              <table:table-cell office:value-type="float" office:value="28.7">
                <text:p>30</text:p>
              </table:table-cell>
              <table:table-cell office:value-type="float" office:value="884.422899937519">
                <text:p>884.422899937519</text:p>
              </table:table-cell>
              <table:table-cell office:value-type="float" office:value="-3.14555554168245">
                <text:p>-3.14555554168245</text:p>
              </table:table-cell>
              <table:table-cell office:value-type="float" office:value="887.568455479202">
                <text:p>887.568455479202</text:p>
              </table:table-cell>
              <table:table-cell office:value-type="float" office:value="569.638800147101">
                <text:p>569.638800147101</text:p>
              </table:table-cell>
            </table:table-row>
            <table:table-row>
              <table:table-cell office:value-type="float" office:value="28.8">
                <text:p>30</text:p>
              </table:table-cell>
              <table:table-cell office:value-type="float" office:value="884.420884314807">
                <text:p>884.420884314807</text:p>
              </table:table-cell>
              <table:table-cell office:value-type="float" office:value="-50.9494788438739">
                <text:p>-50.9494788438739</text:p>
              </table:table-cell>
              <table:table-cell office:value-type="float" office:value="935.370363158681">
                <text:p>935.370363158681</text:p>
              </table:table-cell>
              <table:table-cell office:value-type="float" office:value="600.317922604849">
                <text:p>600.317922604849</text:p>
              </table:table-cell>
            </table:table-row>
            <table:table-row>
              <table:table-cell office:value-type="float" office:value="28.9">
                <text:p>30</text:p>
              </table:table-cell>
              <table:table-cell office:value-type="float" office:value="884.421934425946">
                <text:p>884.421934425946</text:p>
              </table:table-cell>
              <table:table-cell office:value-type="float" office:value="-44.3437350951959">
                <text:p>-44.3437350951959</text:p>
              </table:table-cell>
              <table:table-cell office:value-type="float" office:value="928.765669521142">
                <text:p>928.765669521142</text:p>
              </table:table-cell>
              <table:table-cell office:value-type="float" office:value="596.079049833064">
                <text:p>596.07904983306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884.421583531887">
                <text:p>884.421583531887</text:p>
              </table:table-cell>
              <table:table-cell office:value-type="float" office:value="-45.806120245838">
                <text:p>-45.806120245838</text:p>
              </table:table-cell>
              <table:table-cell office:value-type="float" office:value="930.227703777724">
                <text:p>930.227703777724</text:p>
              </table:table-cell>
              <table:table-cell office:value-type="float" office:value="597.017379079165">
                <text:p>597.017379079165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884.421306455885">
                <text:p>884.421306455885</text:p>
              </table:table-cell>
              <table:table-cell office:value-type="float" office:value="-46.7352352217464">
                <text:p>-46.7352352217464</text:p>
              </table:table-cell>
              <table:table-cell office:value-type="float" office:value="931.156541677631">
                <text:p>931.156541677631</text:p>
              </table:table-cell>
              <table:table-cell office:value-type="float" office:value="597.613504486245">
                <text:p>597.613504486245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884.421963195075">
                <text:p>884.421963195075</text:p>
              </table:table-cell>
              <table:table-cell office:value-type="float" office:value="-32.902040615518">
                <text:p>-32.902040615518</text:p>
              </table:table-cell>
              <table:table-cell office:value-type="float" office:value="917.324003810593">
                <text:p>917.324003810593</text:p>
              </table:table-cell>
              <table:table-cell office:value-type="float" office:value="588.735822742458">
                <text:p>588.735822742458</text:p>
              </table:table-cell>
            </table:table-row>
            <table:table-row>
              <table:table-cell office:value-type="float" office:value="29.3">
                <text:p>30</text:p>
              </table:table-cell>
              <table:table-cell office:value-type="float" office:value="884.420164713993">
                <text:p>884.420164713993</text:p>
              </table:table-cell>
              <table:table-cell office:value-type="float" office:value="-19.6577968150696">
                <text:p>-19.6577968150696</text:p>
              </table:table-cell>
              <table:table-cell office:value-type="float" office:value="904.077961529063">
                <text:p>904.077961529063</text:p>
              </table:table-cell>
              <table:table-cell office:value-type="float" office:value="580.234552124549">
                <text:p>580.234552124549</text:p>
              </table:table-cell>
            </table:table-row>
            <table:table-row>
              <table:table-cell office:value-type="float" office:value="29.4">
                <text:p>30</text:p>
              </table:table-cell>
              <table:table-cell office:value-type="float" office:value="884.420654561796">
                <text:p>884.420654561796</text:p>
              </table:table-cell>
              <table:table-cell office:value-type="float" office:value="-40.7670102466925">
                <text:p>-40.7670102466925</text:p>
              </table:table-cell>
              <table:table-cell office:value-type="float" office:value="925.187664808489">
                <text:p>925.187664808489</text:p>
              </table:table-cell>
              <table:table-cell office:value-type="float" office:value="593.782697029114">
                <text:p>593.782697029114</text:p>
              </table:table-cell>
            </table:table-row>
            <table:table-row>
              <table:table-cell office:value-type="float" office:value="29.5">
                <text:p>30</text:p>
              </table:table-cell>
              <table:table-cell office:value-type="float" office:value="884.42273908118">
                <text:p>884.42273908118</text:p>
              </table:table-cell>
              <table:table-cell office:value-type="float" office:value="-27.6495591780596">
                <text:p>-27.6495591780596</text:p>
              </table:table-cell>
              <table:table-cell office:value-type="float" office:value="912.072298259239">
                <text:p>912.072298259239</text:p>
              </table:table-cell>
              <table:table-cell office:value-type="float" office:value="585.365293708296">
                <text:p>585.365293708296</text:p>
              </table:table-cell>
            </table:table-row>
            <table:table-row>
              <table:table-cell office:value-type="float" office:value="29.6">
                <text:p>30</text:p>
              </table:table-cell>
              <table:table-cell office:value-type="float" office:value="884.422742220032">
                <text:p>884.422742220032</text:p>
              </table:table-cell>
              <table:table-cell office:value-type="float" office:value="-26.6424720180354">
                <text:p>-26.6424720180354</text:p>
              </table:table-cell>
              <table:table-cell office:value-type="float" office:value="911.065214238067">
                <text:p>911.065214238067</text:p>
              </table:table-cell>
              <table:table-cell office:value-type="float" office:value="584.718950172847">
                <text:p>584.718950172847</text:p>
              </table:table-cell>
            </table:table-row>
            <table:table-row>
              <table:table-cell office:value-type="float" office:value="29.7">
                <text:p>30</text:p>
              </table:table-cell>
              <table:table-cell office:value-type="float" office:value="884.422913329033">
                <text:p>884.422913329033</text:p>
              </table:table-cell>
              <table:table-cell office:value-type="float" office:value="-32.5512956644726">
                <text:p>-32.5512956644726</text:p>
              </table:table-cell>
              <table:table-cell office:value-type="float" office:value="916.974208993506">
                <text:p>916.974208993506</text:p>
              </table:table-cell>
              <table:table-cell office:value-type="float" office:value="588.511325467152">
                <text:p>588.511325467152</text:p>
              </table:table-cell>
            </table:table-row>
            <table:table-row>
              <table:table-cell office:value-type="float" office:value="29.8">
                <text:p>30</text:p>
              </table:table-cell>
              <table:table-cell office:value-type="float" office:value="884.423514021222">
                <text:p>884.423514021222</text:p>
              </table:table-cell>
              <table:table-cell office:value-type="float" office:value="-26.7003245743175">
                <text:p>-26.7003245743175</text:p>
              </table:table-cell>
              <table:table-cell office:value-type="float" office:value="911.12383859554">
                <text:p>911.12383859554</text:p>
              </table:table-cell>
              <table:table-cell office:value-type="float" office:value="584.756575111457">
                <text:p>584.756575111457</text:p>
              </table:table-cell>
            </table:table-row>
            <table:table-row>
              <table:table-cell office:value-type="float" office:value="29.9">
                <text:p>30</text:p>
              </table:table-cell>
              <table:table-cell office:value-type="float" office:value="884.421437272896">
                <text:p>884.421437272896</text:p>
              </table:table-cell>
              <table:table-cell office:value-type="float" office:value="-30.6780891218308">
                <text:p>-30.6780891218308</text:p>
              </table:table-cell>
              <table:table-cell office:value-type="float" office:value="915.099526394727">
                <text:p>915.099526394727</text:p>
              </table:table-cell>
              <table:table-cell office:value-type="float" office:value="587.308159739897">
                <text:p>587.3081597398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84.422012648695">
                <text:p>884.422012648695</text:p>
              </table:table-cell>
              <table:table-cell office:value-type="float" office:value="-41.5978476454031">
                <text:p>-41.5978476454031</text:p>
              </table:table-cell>
              <table:table-cell office:value-type="float" office:value="926.019860294099">
                <text:p>926.019860294099</text:p>
              </table:table-cell>
              <table:table-cell office:value-type="float" office:value="594.316797621563">
                <text:p>594.316797621563</text:p>
              </table:table-cell>
            </table:table-row>
            <table:table-row>
              <table:table-cell office:value-type="float" office:value="30.1">
                <text:p>30</text:p>
              </table:table-cell>
              <table:table-cell office:value-type="float" office:value="884.422353205764">
                <text:p>884.422353205764</text:p>
              </table:table-cell>
              <table:table-cell office:value-type="float" office:value="-36.9211197880492">
                <text:p>-36.9211197880492</text:p>
              </table:table-cell>
              <table:table-cell office:value-type="float" office:value="921.343472993813">
                <text:p>921.343472993813</text:p>
              </table:table-cell>
              <table:table-cell office:value-type="float" office:value="591.315506133213">
                <text:p>591.315506133213</text:p>
              </table:table-cell>
            </table:table-row>
            <table:table-row>
              <table:table-cell office:value-type="float" office:value="30.2">
                <text:p>30</text:p>
              </table:table-cell>
              <table:table-cell office:value-type="float" office:value="884.422015987048">
                <text:p>884.422015987048</text:p>
              </table:table-cell>
              <table:table-cell office:value-type="float" office:value="-31.0401311830401">
                <text:p>-31.0401311830401</text:p>
              </table:table-cell>
              <table:table-cell office:value-type="float" office:value="915.462147170088">
                <text:p>915.462147170088</text:p>
              </table:table-cell>
              <table:table-cell office:value-type="float" office:value="587.540888677152">
                <text:p>587.540888677152</text:p>
              </table:table-cell>
            </table:table-row>
            <table:table-row>
              <table:table-cell office:value-type="float" office:value="30.3">
                <text:p>30</text:p>
              </table:table-cell>
              <table:table-cell office:value-type="float" office:value="884.422650041263">
                <text:p>884.422650041263</text:p>
              </table:table-cell>
              <table:table-cell office:value-type="float" office:value="-18.4907483004461">
                <text:p>-18.4907483004461</text:p>
              </table:table-cell>
              <table:table-cell office:value-type="float" office:value="902.913398341709">
                <text:p>902.913398341709</text:p>
              </table:table-cell>
              <table:table-cell office:value-type="float" office:value="579.487138927691">
                <text:p>579.487138927691</text:p>
              </table:table-cell>
            </table:table-row>
            <table:table-row>
              <table:table-cell office:value-type="float" office:value="30.4">
                <text:p>30</text:p>
              </table:table-cell>
              <table:table-cell office:value-type="float" office:value="884.422093318416">
                <text:p>884.422093318416</text:p>
              </table:table-cell>
              <table:table-cell office:value-type="float" office:value="-45.7647463705806">
                <text:p>-45.7647463705806</text:p>
              </table:table-cell>
              <table:table-cell office:value-type="float" office:value="930.186839688997">
                <text:p>930.186839688997</text:p>
              </table:table-cell>
              <table:table-cell office:value-type="float" office:value="596.991152628317">
                <text:p>596.991152628317</text:p>
              </table:table-cell>
            </table:table-row>
            <table:table-row>
              <table:table-cell office:value-type="float" office:value="30.5">
                <text:p>30</text:p>
              </table:table-cell>
              <table:table-cell office:value-type="float" office:value="884.423080332546">
                <text:p>884.423080332546</text:p>
              </table:table-cell>
              <table:table-cell office:value-type="float" office:value="-20.3142335063375">
                <text:p>-20.3142335063375</text:p>
              </table:table-cell>
              <table:table-cell office:value-type="float" office:value="904.737313838884">
                <text:p>904.737313838884</text:p>
              </table:table-cell>
              <table:table-cell office:value-type="float" office:value="580.657722479829">
                <text:p>580.657722479829</text:p>
              </table:table-cell>
            </table:table-row>
            <table:table-row>
              <table:table-cell office:value-type="float" office:value="30.6">
                <text:p>30</text:p>
              </table:table-cell>
              <table:table-cell office:value-type="float" office:value="884.421664292437">
                <text:p>884.421664292437</text:p>
              </table:table-cell>
              <table:table-cell office:value-type="float" office:value="-43.4748330805274">
                <text:p>-43.4748330805274</text:p>
              </table:table-cell>
              <table:table-cell office:value-type="float" office:value="927.896497372964">
                <text:p>927.896497372964</text:p>
              </table:table-cell>
              <table:table-cell office:value-type="float" office:value="595.521217728336">
                <text:p>595.521217728336</text:p>
              </table:table-cell>
            </table:table-row>
            <table:table-row>
              <table:table-cell office:value-type="float" office:value="30.7">
                <text:p>30</text:p>
              </table:table-cell>
              <table:table-cell office:value-type="float" office:value="884.421876954023">
                <text:p>884.421876954023</text:p>
              </table:table-cell>
              <table:table-cell office:value-type="float" office:value="-13.4518788291207">
                <text:p>-13.4518788291207</text:p>
              </table:table-cell>
              <table:table-cell office:value-type="float" office:value="897.873755783144">
                <text:p>897.873755783144</text:p>
              </table:table-cell>
              <table:table-cell office:value-type="float" office:value="576.252711292832">
                <text:p>576.252711292832</text:p>
              </table:table-cell>
            </table:table-row>
            <table:table-row>
              <table:table-cell office:value-type="float" office:value="30.8">
                <text:p>30</text:p>
              </table:table-cell>
              <table:table-cell office:value-type="float" office:value="884.420526354547">
                <text:p>884.420526354547</text:p>
              </table:table-cell>
              <table:table-cell office:value-type="float" office:value="-23.5636213280236">
                <text:p>-23.5636213280236</text:p>
              </table:table-cell>
              <table:table-cell office:value-type="float" office:value="907.98414768257">
                <text:p>907.98414768257</text:p>
              </table:table-cell>
              <table:table-cell office:value-type="float" office:value="582.741530803094">
                <text:p>582.741530803094</text:p>
              </table:table-cell>
            </table:table-row>
            <table:table-row>
              <table:table-cell office:value-type="float" office:value="30.9">
                <text:p>30</text:p>
              </table:table-cell>
              <table:table-cell office:value-type="float" office:value="884.421166800297">
                <text:p>884.421166800297</text:p>
              </table:table-cell>
              <table:table-cell office:value-type="float" office:value="-40.541612145586">
                <text:p>-40.541612145586</text:p>
              </table:table-cell>
              <table:table-cell office:value-type="float" office:value="924.962778945883">
                <text:p>924.962778945883</text:p>
              </table:table-cell>
              <table:table-cell office:value-type="float" office:value="593.638365950025">
                <text:p>593.63836595002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884.417829286218">
                <text:p>884.417829286218</text:p>
              </table:table-cell>
              <table:table-cell office:value-type="float" office:value="-14.7897796275503">
                <text:p>-14.7897796275503</text:p>
              </table:table-cell>
              <table:table-cell office:value-type="float" office:value="899.207608913768">
                <text:p>899.207608913768</text:p>
              </table:table-cell>
              <table:table-cell office:value-type="float" office:value="577.108774272775">
                <text:p>577.108774272775</text:p>
              </table:table-cell>
            </table:table-row>
            <table:table-row>
              <table:table-cell office:value-type="float" office:value="31.1">
                <text:p>30</text:p>
              </table:table-cell>
              <table:table-cell office:value-type="float" office:value="884.420854037748">
                <text:p>884.420854037748</text:p>
              </table:table-cell>
              <table:table-cell office:value-type="float" office:value="-43.3177747158997">
                <text:p>-43.3177747158997</text:p>
              </table:table-cell>
              <table:table-cell office:value-type="float" office:value="927.738628753648">
                <text:p>927.738628753648</text:p>
              </table:table-cell>
              <table:table-cell office:value-type="float" office:value="595.419898117063">
                <text:p>595.419898117063</text:p>
              </table:table-cell>
            </table:table-row>
            <table:table-row>
              <table:table-cell office:value-type="float" office:value="31.2">
                <text:p>30</text:p>
              </table:table-cell>
              <table:table-cell office:value-type="float" office:value="884.421519697202">
                <text:p>884.421519697202</text:p>
              </table:table-cell>
              <table:table-cell office:value-type="float" office:value="-47.1477394456922">
                <text:p>-47.1477394456922</text:p>
              </table:table-cell>
              <table:table-cell office:value-type="float" office:value="931.569259142895">
                <text:p>931.569259142895</text:p>
              </table:table-cell>
              <table:table-cell office:value-type="float" office:value="597.878385330377">
                <text:p>597.878385330377</text:p>
              </table:table-cell>
            </table:table-row>
            <table:table-row>
              <table:table-cell office:value-type="float" office:value="31.3">
                <text:p>30</text:p>
              </table:table-cell>
              <table:table-cell office:value-type="float" office:value="884.421364212604">
                <text:p>884.421364212604</text:p>
              </table:table-cell>
              <table:table-cell office:value-type="float" office:value="-25.4555785781402">
                <text:p>-25.4555785781402</text:p>
              </table:table-cell>
              <table:table-cell office:value-type="float" office:value="909.876942790745">
                <text:p>909.876942790745</text:p>
              </table:table-cell>
              <table:table-cell office:value-type="float" office:value="583.956321085115">
                <text:p>583.956321085115</text:p>
              </table:table-cell>
            </table:table-row>
            <table:table-row>
              <table:table-cell office:value-type="float" office:value="31.4">
                <text:p>30</text:p>
              </table:table-cell>
              <table:table-cell office:value-type="float" office:value="884.421793785533">
                <text:p>884.421793785533</text:p>
              </table:table-cell>
              <table:table-cell office:value-type="float" office:value="-7.94133942987051">
                <text:p>-7.94133942987051</text:p>
              </table:table-cell>
              <table:table-cell office:value-type="float" office:value="892.363133215403">
                <text:p>892.363133215403</text:p>
              </table:table-cell>
              <table:table-cell office:value-type="float" office:value="572.716010086099">
                <text:p>572.716010086099</text:p>
              </table:table-cell>
            </table:table-row>
            <table:table-row>
              <table:table-cell office:value-type="float" office:value="31.5">
                <text:p>30</text:p>
              </table:table-cell>
              <table:table-cell office:value-type="float" office:value="884.421065689643">
                <text:p>884.421065689643</text:p>
              </table:table-cell>
              <table:table-cell office:value-type="float" office:value="-35.5319639326804">
                <text:p>-35.5319639326804</text:p>
              </table:table-cell>
              <table:table-cell office:value-type="float" office:value="919.953029622324">
                <text:p>919.953029622324</text:p>
              </table:table-cell>
              <table:table-cell office:value-type="float" office:value="590.42312370466">
                <text:p>590.42312370466</text:p>
              </table:table-cell>
            </table:table-row>
            <table:table-row>
              <table:table-cell office:value-type="float" office:value="31.6">
                <text:p>30</text:p>
              </table:table-cell>
              <table:table-cell office:value-type="float" office:value="884.421245288">
                <text:p>884.421245288</text:p>
              </table:table-cell>
              <table:table-cell office:value-type="float" office:value="-32.71004694315">
                <text:p>-32.71004694315</text:p>
              </table:table-cell>
              <table:table-cell office:value-type="float" office:value="917.13129223115">
                <text:p>917.13129223115</text:p>
              </table:table-cell>
              <table:table-cell office:value-type="float" office:value="588.6121410228">
                <text:p>588.6121410228</text:p>
              </table:table-cell>
            </table:table-row>
            <table:table-row>
              <table:table-cell office:value-type="float" office:value="31.7">
                <text:p>30</text:p>
              </table:table-cell>
              <table:table-cell office:value-type="float" office:value="884.420427582085">
                <text:p>884.420427582085</text:p>
              </table:table-cell>
              <table:table-cell office:value-type="float" office:value="-14.2201389026173">
                <text:p>-14.2201389026173</text:p>
              </table:table-cell>
              <table:table-cell office:value-type="float" office:value="898.640566484703">
                <text:p>898.640566484703</text:p>
              </table:table-cell>
              <table:table-cell office:value-type="float" office:value="576.744848124959">
                <text:p>576.744848124959</text:p>
              </table:table-cell>
            </table:table-row>
            <table:table-row>
              <table:table-cell office:value-type="float" office:value="31.8">
                <text:p>30</text:p>
              </table:table-cell>
              <table:table-cell office:value-type="float" office:value="884.421401151178">
                <text:p>884.421401151178</text:p>
              </table:table-cell>
              <table:table-cell office:value-type="float" office:value="-20.5713917082391">
                <text:p>-20.5713917082391</text:p>
              </table:table-cell>
              <table:table-cell office:value-type="float" office:value="904.992792859417">
                <text:p>904.992792859417</text:p>
              </table:table-cell>
              <table:table-cell office:value-type="float" office:value="580.821688156866">
                <text:p>580.821688156866</text:p>
              </table:table-cell>
            </table:table-row>
            <table:table-row>
              <table:table-cell office:value-type="float" office:value="31.9">
                <text:p>30</text:p>
              </table:table-cell>
              <table:table-cell office:value-type="float" office:value="884.423214697624">
                <text:p>884.423214697624</text:p>
              </table:table-cell>
              <table:table-cell office:value-type="float" office:value="-12.782710302263">
                <text:p>-12.782710302263</text:p>
              </table:table-cell>
              <table:table-cell office:value-type="float" office:value="897.205924999887">
                <text:p>897.205924999887</text:p>
              </table:table-cell>
              <table:table-cell office:value-type="float" office:value="575.824099478467">
                <text:p>575.8240994784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84.420987254982">
                <text:p>884.420987254982</text:p>
              </table:table-cell>
              <table:table-cell office:value-type="float" office:value="-21.9693232748938">
                <text:p>-21.9693232748938</text:p>
              </table:table-cell>
              <table:table-cell office:value-type="float" office:value="906.390310529876">
                <text:p>906.390310529876</text:p>
              </table:table-cell>
              <table:table-cell office:value-type="float" office:value="581.718610849499">
                <text:p>581.718610849499</text:p>
              </table:table-cell>
            </table:table-row>
            <table:table-row>
              <table:table-cell office:value-type="float" office:value="32.1">
                <text:p>30</text:p>
              </table:table-cell>
              <table:table-cell office:value-type="float" office:value="884.421764348529">
                <text:p>884.421764348529</text:p>
              </table:table-cell>
              <table:table-cell office:value-type="float" office:value="-22.5381817023292">
                <text:p>-22.5381817023292</text:p>
              </table:table-cell>
              <table:table-cell office:value-type="float" office:value="906.959946050858">
                <text:p>906.959946050858</text:p>
              </table:table-cell>
              <table:table-cell office:value-type="float" office:value="582.08420123601">
                <text:p>582.08420123601</text:p>
              </table:table-cell>
            </table:table-row>
            <table:table-row>
              <table:table-cell office:value-type="float" office:value="32.2">
                <text:p>30</text:p>
              </table:table-cell>
              <table:table-cell office:value-type="float" office:value="884.421264776297">
                <text:p>884.421264776297</text:p>
              </table:table-cell>
              <table:table-cell office:value-type="float" office:value="-43.062545211627">
                <text:p>-43.062545211627</text:p>
              </table:table-cell>
              <table:table-cell office:value-type="float" office:value="927.483809987924">
                <text:p>927.483809987924</text:p>
              </table:table-cell>
              <table:table-cell office:value-type="float" office:value="595.256356189602">
                <text:p>595.256356189602</text:p>
              </table:table-cell>
            </table:table-row>
            <table:table-row>
              <table:table-cell office:value-type="float" office:value="32.3">
                <text:p>30</text:p>
              </table:table-cell>
              <table:table-cell office:value-type="float" office:value="884.41902919002">
                <text:p>884.41902919002</text:p>
              </table:table-cell>
              <table:table-cell office:value-type="float" office:value="-33.5355949732072">
                <text:p>-33.5355949732072</text:p>
              </table:table-cell>
              <table:table-cell office:value-type="float" office:value="917.954624163227">
                <text:p>917.954624163227</text:p>
              </table:table-cell>
              <table:table-cell office:value-type="float" office:value="589.140553012902">
                <text:p>589.140553012902</text:p>
              </table:table-cell>
            </table:table-row>
            <table:table-row>
              <table:table-cell office:value-type="float" office:value="32.4">
                <text:p>30</text:p>
              </table:table-cell>
              <table:table-cell office:value-type="float" office:value="884.419906347102">
                <text:p>884.419906347102</text:p>
              </table:table-cell>
              <table:table-cell office:value-type="float" office:value="-14.4020183977291">
                <text:p>-14.4020183977291</text:p>
              </table:table-cell>
              <table:table-cell office:value-type="float" office:value="898.821924744831">
                <text:p>898.821924744831</text:p>
              </table:table-cell>
              <table:table-cell office:value-type="float" office:value="576.861243317982">
                <text:p>576.861243317982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884.420551335368">
                <text:p>884.420551335368</text:p>
              </table:table-cell>
              <table:table-cell office:value-type="float" office:value="-13.6230163167036">
                <text:p>-13.6230163167036</text:p>
              </table:table-cell>
              <table:table-cell office:value-type="float" office:value="898.043567652071">
                <text:p>898.043567652071</text:p>
              </table:table-cell>
              <table:table-cell office:value-type="float" office:value="576.361696046255">
                <text:p>576.361696046255</text:p>
              </table:table-cell>
            </table:table-row>
            <table:table-row>
              <table:table-cell office:value-type="float" office:value="32.6">
                <text:p>30</text:p>
              </table:table-cell>
              <table:table-cell office:value-type="float" office:value="884.420878229134">
                <text:p>884.420878229134</text:p>
              </table:table-cell>
              <table:table-cell office:value-type="float" office:value="-2.75504131408793">
                <text:p>-2.75504131408793</text:p>
              </table:table-cell>
              <table:table-cell office:value-type="float" office:value="887.175919543222">
                <text:p>887.175919543222</text:p>
              </table:table-cell>
              <table:table-cell office:value-type="float" office:value="569.386871748558">
                <text:p>569.386871748558</text:p>
              </table:table-cell>
            </table:table-row>
            <table:table-row>
              <table:table-cell office:value-type="float" office:value="32.7">
                <text:p>30</text:p>
              </table:table-cell>
              <table:table-cell office:value-type="float" office:value="884.42017622809">
                <text:p>884.42017622809</text:p>
              </table:table-cell>
              <table:table-cell office:value-type="float" office:value="-30.0782988701885">
                <text:p>-30.0782988701885</text:p>
              </table:table-cell>
              <table:table-cell office:value-type="float" office:value="914.498475098278">
                <text:p>914.498475098278</text:p>
              </table:table-cell>
              <table:table-cell office:value-type="float" office:value="586.922406801943">
                <text:p>586.922406801943</text:p>
              </table:table-cell>
            </table:table-row>
            <table:table-row>
              <table:table-cell office:value-type="float" office:value="32.8">
                <text:p>30</text:p>
              </table:table-cell>
              <table:table-cell office:value-type="float" office:value="884.418777057154">
                <text:p>884.418777057154</text:p>
              </table:table-cell>
              <table:table-cell office:value-type="float" office:value="-31.6359362853114">
                <text:p>-31.6359362853114</text:p>
              </table:table-cell>
              <table:table-cell office:value-type="float" office:value="916.054713342465">
                <text:p>916.054713342465</text:p>
              </table:table-cell>
              <table:table-cell office:value-type="float" office:value="587.921195887663">
                <text:p>587.921195887663</text:p>
              </table:table-cell>
            </table:table-row>
            <table:table-row>
              <table:table-cell office:value-type="float" office:value="32.9">
                <text:p>30</text:p>
              </table:table-cell>
              <table:table-cell office:value-type="float" office:value="884.420079115401">
                <text:p>884.420079115401</text:p>
              </table:table-cell>
              <table:table-cell office:value-type="float" office:value="-38.2602005016694">
                <text:p>-38.2602005016694</text:p>
              </table:table-cell>
              <table:table-cell office:value-type="float" office:value="922.680279617071">
                <text:p>922.680279617071</text:p>
              </table:table-cell>
              <table:table-cell office:value-type="float" office:value="592.173464655962">
                <text:p>592.17346465596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884.420272306057">
                <text:p>884.420272306057</text:p>
              </table:table-cell>
              <table:table-cell office:value-type="float" office:value="-36.4125230877388">
                <text:p>-36.4125230877388</text:p>
              </table:table-cell>
              <table:table-cell office:value-type="float" office:value="920.832795393796">
                <text:p>920.832795393796</text:p>
              </table:table-cell>
              <table:table-cell office:value-type="float" office:value="590.987754765372">
                <text:p>590.987754765372</text:p>
              </table:table-cell>
            </table:table-row>
            <table:table-row>
              <table:table-cell office:value-type="float" office:value="33.1">
                <text:p>30</text:p>
              </table:table-cell>
              <table:table-cell office:value-type="float" office:value="884.418737537546">
                <text:p>884.418737537546</text:p>
              </table:table-cell>
              <table:table-cell office:value-type="float" office:value="-28.789451660834">
                <text:p>-28.789451660834</text:p>
              </table:table-cell>
              <table:table-cell office:value-type="float" office:value="913.208189198381">
                <text:p>913.208189198381</text:p>
              </table:table-cell>
              <table:table-cell office:value-type="float" office:value="586.094305141359">
                <text:p>586.094305141359</text:p>
              </table:table-cell>
            </table:table-row>
            <table:table-row>
              <table:table-cell office:value-type="float" office:value="33.2">
                <text:p>30</text:p>
              </table:table-cell>
              <table:table-cell office:value-type="float" office:value="884.418710270619">
                <text:p>884.418710270619</text:p>
              </table:table-cell>
              <table:table-cell office:value-type="float" office:value="-2.66458102083301">
                <text:p>-2.66458102083301</text:p>
              </table:table-cell>
              <table:table-cell office:value-type="float" office:value="887.083291291452">
                <text:p>887.083291291452</text:p>
              </table:table-cell>
              <table:table-cell office:value-type="float" office:value="569.327423211521">
                <text:p>569.327423211521</text:p>
              </table:table-cell>
            </table:table-row>
            <table:table-row>
              <table:table-cell office:value-type="float" office:value="33.3">
                <text:p>30</text:p>
              </table:table-cell>
              <table:table-cell office:value-type="float" office:value="884.417780697416">
                <text:p>884.417780697416</text:p>
              </table:table-cell>
              <table:table-cell office:value-type="float" office:value="-33.09258782698">
                <text:p>-33.09258782698</text:p>
              </table:table-cell>
              <table:table-cell office:value-type="float" office:value="917.510368524397">
                <text:p>917.510368524397</text:p>
              </table:table-cell>
              <table:table-cell office:value-type="float" office:value="588.855431062589">
                <text:p>588.855431062589</text:p>
              </table:table-cell>
            </table:table-row>
            <table:table-row>
              <table:table-cell office:value-type="float" office:value="33.4">
                <text:p>30</text:p>
              </table:table-cell>
              <table:table-cell office:value-type="float" office:value="884.419662637461">
                <text:p>884.419662637461</text:p>
              </table:table-cell>
              <table:table-cell office:value-type="float" office:value="-36.420356437091">
                <text:p>-36.420356437091</text:p>
              </table:table-cell>
              <table:table-cell office:value-type="float" office:value="920.840019074552">
                <text:p>920.840019074552</text:p>
              </table:table-cell>
              <table:table-cell office:value-type="float" office:value="590.99239090224">
                <text:p>590.99239090224</text:p>
              </table:table-cell>
            </table:table-row>
            <table:table-row>
              <table:table-cell office:value-type="float" office:value="33.5">
                <text:p>30</text:p>
              </table:table-cell>
              <table:table-cell office:value-type="float" office:value="884.419220343139">
                <text:p>884.419220343139</text:p>
              </table:table-cell>
              <table:table-cell office:value-type="float" office:value="-21.198655461767">
                <text:p>-21.198655461767</text:p>
              </table:table-cell>
              <table:table-cell office:value-type="float" office:value="905.617875804906">
                <text:p>905.617875804906</text:p>
              </table:table-cell>
              <table:table-cell office:value-type="float" office:value="581.22286453584">
                <text:p>581.22286453584</text:p>
              </table:table-cell>
            </table:table-row>
            <table:table-row>
              <table:table-cell office:value-type="float" office:value="33.6">
                <text:p>30</text:p>
              </table:table-cell>
              <table:table-cell office:value-type="float" office:value="884.419306612346">
                <text:p>884.419306612346</text:p>
              </table:table-cell>
              <table:table-cell office:value-type="float" office:value="-30.2835995505795">
                <text:p>-30.2835995505795</text:p>
              </table:table-cell>
              <table:table-cell office:value-type="float" office:value="914.702906162925">
                <text:p>914.702906162925</text:p>
              </table:table-cell>
              <table:table-cell office:value-type="float" office:value="587.053610052419">
                <text:p>587.053610052419</text:p>
              </table:table-cell>
            </table:table-row>
            <table:table-row>
              <table:table-cell office:value-type="float" office:value="33.7">
                <text:p>30</text:p>
              </table:table-cell>
              <table:table-cell office:value-type="float" office:value="884.419811280996">
                <text:p>884.419811280996</text:p>
              </table:table-cell>
              <table:table-cell office:value-type="float" office:value="-45.682414000215">
                <text:p>-45.682414000215</text:p>
              </table:table-cell>
              <table:table-cell office:value-type="float" office:value="930.102225281211">
                <text:p>930.102225281211</text:p>
              </table:table-cell>
              <table:table-cell office:value-type="float" office:value="596.936847352562">
                <text:p>596.936847352562</text:p>
              </table:table-cell>
            </table:table-row>
            <table:table-row>
              <table:table-cell office:value-type="float" office:value="33.8">
                <text:p>30</text:p>
              </table:table-cell>
              <table:table-cell office:value-type="float" office:value="884.419738739299">
                <text:p>884.419738739299</text:p>
              </table:table-cell>
              <table:table-cell office:value-type="float" office:value="-45.471507767233">
                <text:p>-45.471507767233</text:p>
              </table:table-cell>
              <table:table-cell office:value-type="float" office:value="929.891246506532">
                <text:p>929.891246506532</text:p>
              </table:table-cell>
              <table:table-cell office:value-type="float" office:value="596.801441801224">
                <text:p>596.801441801224</text:p>
              </table:table-cell>
            </table:table-row>
            <table:table-row>
              <table:table-cell office:value-type="float" office:value="33.9">
                <text:p>30</text:p>
              </table:table-cell>
              <table:table-cell office:value-type="float" office:value="884.420095954151">
                <text:p>884.420095954151</text:p>
              </table:table-cell>
              <table:table-cell office:value-type="float" office:value="-25.3925821545394">
                <text:p>-25.3925821545394</text:p>
              </table:table-cell>
              <table:table-cell office:value-type="float" office:value="909.812678108691">
                <text:p>909.812678108691</text:p>
              </table:table-cell>
              <table:table-cell office:value-type="float" office:value="583.91507620293">
                <text:p>583.9150762029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884.419636866165">
                <text:p>884.419636866165</text:p>
              </table:table-cell>
              <table:table-cell office:value-type="float" office:value="-44.023125580581">
                <text:p>-44.023125580581</text:p>
              </table:table-cell>
              <table:table-cell office:value-type="float" office:value="928.442762446746">
                <text:p>928.442762446746</text:p>
              </table:table-cell>
              <table:table-cell office:value-type="float" office:value="595.871809031205">
                <text:p>595.871809031205</text:p>
              </table:table-cell>
            </table:table-row>
            <table:table-row>
              <table:table-cell office:value-type="float" office:value="34.1">
                <text:p>30</text:p>
              </table:table-cell>
              <table:table-cell office:value-type="float" office:value="884.419689895026">
                <text:p>884.419689895026</text:p>
              </table:table-cell>
              <table:table-cell office:value-type="float" office:value="-47.215102989994">
                <text:p>-47.215102989994</text:p>
              </table:table-cell>
              <table:table-cell office:value-type="float" office:value="931.63479288502">
                <text:p>931.63479288502</text:p>
              </table:table-cell>
              <table:table-cell office:value-type="float" office:value="597.920444691549">
                <text:p>597.920444691549</text:p>
              </table:table-cell>
            </table:table-row>
            <table:table-row>
              <table:table-cell office:value-type="float" office:value="34.2">
                <text:p>30</text:p>
              </table:table-cell>
              <table:table-cell office:value-type="float" office:value="884.419507211473">
                <text:p>884.419507211473</text:p>
              </table:table-cell>
              <table:table-cell office:value-type="float" office:value="-29.7465267369328">
                <text:p>-29.7465267369328</text:p>
              </table:table-cell>
              <table:table-cell office:value-type="float" office:value="914.166033948406">
                <text:p>914.166033948406</text:p>
              </table:table-cell>
              <table:table-cell office:value-type="float" office:value="586.709047058744">
                <text:p>586.709047058744</text:p>
              </table:table-cell>
            </table:table-row>
            <table:table-row>
              <table:table-cell office:value-type="float" office:value="34.3">
                <text:p>30</text:p>
              </table:table-cell>
              <table:table-cell office:value-type="float" office:value="884.41957518778">
                <text:p>884.41957518778</text:p>
              </table:table-cell>
              <table:table-cell office:value-type="float" office:value="-41.9496595857077">
                <text:p>-41.9496595857077</text:p>
              </table:table-cell>
              <table:table-cell office:value-type="float" office:value="926.369234773487">
                <text:p>926.369234773487</text:p>
              </table:table-cell>
              <table:table-cell office:value-type="float" office:value="594.541025125383">
                <text:p>594.541025125383</text:p>
              </table:table-cell>
            </table:table-row>
            <table:table-row>
              <table:table-cell office:value-type="float" office:value="34.4">
                <text:p>30</text:p>
              </table:table-cell>
              <table:table-cell office:value-type="float" office:value="884.420569794979">
                <text:p>884.420569794979</text:p>
              </table:table-cell>
              <table:table-cell office:value-type="float" office:value="-30.6168715986409">
                <text:p>-30.6168715986409</text:p>
              </table:table-cell>
              <table:table-cell office:value-type="float" office:value="915.03744139362">
                <text:p>915.03744139362</text:p>
              </table:table-cell>
              <table:table-cell office:value-type="float" office:value="587.268313770474">
                <text:p>587.268313770474</text:p>
              </table:table-cell>
            </table:table-row>
            <table:table-row>
              <table:table-cell office:value-type="float" office:value="34.5">
                <text:p>30</text:p>
              </table:table-cell>
              <table:table-cell office:value-type="float" office:value="884.421014695826">
                <text:p>884.421014695826</text:p>
              </table:table-cell>
              <table:table-cell office:value-type="float" office:value="-30.7213885888729">
                <text:p>-30.7213885888729</text:p>
              </table:table-cell>
              <table:table-cell office:value-type="float" office:value="915.142403284699">
                <text:p>915.142403284699</text:p>
              </table:table-cell>
              <table:table-cell office:value-type="float" office:value="587.335678000609">
                <text:p>587.335678000609</text:p>
              </table:table-cell>
            </table:table-row>
            <table:table-row>
              <table:table-cell office:value-type="float" office:value="34.6">
                <text:p>30</text:p>
              </table:table-cell>
              <table:table-cell office:value-type="float" office:value="884.420279083074">
                <text:p>884.420279083074</text:p>
              </table:table-cell>
              <table:table-cell office:value-type="float" office:value="-36.1818521173831">
                <text:p>-36.1818521173831</text:p>
              </table:table-cell>
              <table:table-cell office:value-type="float" office:value="920.602131200457">
                <text:p>920.602131200457</text:p>
              </table:table-cell>
              <table:table-cell office:value-type="float" office:value="590.83971517077">
                <text:p>590.83971517077</text:p>
              </table:table-cell>
            </table:table-row>
            <table:table-row>
              <table:table-cell office:value-type="float" office:value="34.7">
                <text:p>30</text:p>
              </table:table-cell>
              <table:table-cell office:value-type="float" office:value="884.419853109921">
                <text:p>884.419853109921</text:p>
              </table:table-cell>
              <table:table-cell office:value-type="float" office:value="-48.3924878582531">
                <text:p>-48.3924878582531</text:p>
              </table:table-cell>
              <table:table-cell office:value-type="float" office:value="932.812340968174">
                <text:p>932.812340968174</text:p>
              </table:table-cell>
              <table:table-cell office:value-type="float" office:value="598.676191555988">
                <text:p>598.676191555988</text:p>
              </table:table-cell>
            </table:table-row>
            <table:table-row>
              <table:table-cell office:value-type="float" office:value="34.8">
                <text:p>30</text:p>
              </table:table-cell>
              <table:table-cell office:value-type="float" office:value="884.42042656148">
                <text:p>884.42042656148</text:p>
              </table:table-cell>
              <table:table-cell office:value-type="float" office:value="-52.2611815631541">
                <text:p>-52.2611815631541</text:p>
              </table:table-cell>
              <table:table-cell office:value-type="float" office:value="936.681608124634">
                <text:p>936.681608124634</text:p>
              </table:table-cell>
              <table:table-cell office:value-type="float" office:value="601.159475731815">
                <text:p>601.159475731815</text:p>
              </table:table-cell>
            </table:table-row>
            <table:table-row>
              <table:table-cell office:value-type="float" office:value="34.9">
                <text:p>30</text:p>
              </table:table-cell>
              <table:table-cell office:value-type="float" office:value="884.419752365686">
                <text:p>884.419752365686</text:p>
              </table:table-cell>
              <table:table-cell office:value-type="float" office:value="-21.4157771067269">
                <text:p>-21.4157771067269</text:p>
              </table:table-cell>
              <table:table-cell office:value-type="float" office:value="905.835529472413">
                <text:p>905.835529472413</text:p>
              </table:table-cell>
              <table:table-cell office:value-type="float" office:value="581.362554013582">
                <text:p>581.36255401358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884.419744557967">
                <text:p>884.419744557967</text:p>
              </table:table-cell>
              <table:table-cell office:value-type="float" office:value="-31.4567557092191">
                <text:p>-31.4567557092191</text:p>
              </table:table-cell>
              <table:table-cell office:value-type="float" office:value="915.876500267186">
                <text:p>915.876500267186</text:p>
              </table:table-cell>
              <table:table-cell office:value-type="float" office:value="587.806819264941">
                <text:p>587.806819264941</text:p>
              </table:table-cell>
            </table:table-row>
            <table:table-row>
              <table:table-cell office:value-type="float" office:value="35.1">
                <text:p>40</text:p>
              </table:table-cell>
              <table:table-cell office:value-type="float" office:value="884.420565172696">
                <text:p>884.420565172696</text:p>
              </table:table-cell>
              <table:table-cell office:value-type="float" office:value="-43.3093278864136">
                <text:p>-43.3093278864136</text:p>
              </table:table-cell>
              <table:table-cell office:value-type="float" office:value="927.72989305911">
                <text:p>927.72989305911</text:p>
              </table:table-cell>
              <table:table-cell office:value-type="float" office:value="595.414291574238">
                <text:p>595.414291574238</text:p>
              </table:table-cell>
            </table:table-row>
            <table:table-row>
              <table:table-cell office:value-type="float" office:value="35.2">
                <text:p>40</text:p>
              </table:table-cell>
              <table:table-cell office:value-type="float" office:value="884.420773342332">
                <text:p>884.420773342332</text:p>
              </table:table-cell>
              <table:table-cell office:value-type="float" office:value="-16.1531615640855">
                <text:p>-16.1531615640855</text:p>
              </table:table-cell>
              <table:table-cell office:value-type="float" office:value="900.573934906417">
                <text:p>900.573934906417</text:p>
              </table:table-cell>
              <table:table-cell office:value-type="float" office:value="577.985678239177">
                <text:p>577.985678239177</text:p>
              </table:table-cell>
            </table:table-row>
            <table:table-row>
              <table:table-cell office:value-type="float" office:value="35.3">
                <text:p>40</text:p>
              </table:table-cell>
              <table:table-cell office:value-type="float" office:value="884.420554491805">
                <text:p>884.420554491805</text:p>
              </table:table-cell>
              <table:table-cell office:value-type="float" office:value="-20.8697413266154">
                <text:p>-20.8697413266154</text:p>
              </table:table-cell>
              <table:table-cell office:value-type="float" office:value="905.290295818421">
                <text:p>905.290295818421</text:p>
              </table:table-cell>
              <table:table-cell office:value-type="float" office:value="581.012624672873">
                <text:p>581.012624672873</text:p>
              </table:table-cell>
            </table:table-row>
            <table:table-row>
              <table:table-cell office:value-type="float" office:value="35.4">
                <text:p>40</text:p>
              </table:table-cell>
              <table:table-cell office:value-type="float" office:value="884.421998713677">
                <text:p>884.421998713677</text:p>
              </table:table-cell>
              <table:table-cell office:value-type="float" office:value="-4.83713151081081">
                <text:p>-4.83713151081081</text:p>
              </table:table-cell>
              <table:table-cell office:value-type="float" office:value="889.259130224488">
                <text:p>889.259130224488</text:p>
              </table:table-cell>
              <table:table-cell office:value-type="float" office:value="570.723870180176">
                <text:p>570.723870180176</text:p>
              </table:table-cell>
            </table:table-row>
            <table:table-row>
              <table:table-cell office:value-type="float" office:value="35.5">
                <text:p>40</text:p>
              </table:table-cell>
              <table:table-cell office:value-type="float" office:value="884.41985618961">
                <text:p>884.41985618961</text:p>
              </table:table-cell>
              <table:table-cell office:value-type="float" office:value="-26.6893893398514">
                <text:p>-26.6893893398514</text:p>
              </table:table-cell>
              <table:table-cell office:value-type="float" office:value="911.109245529461">
                <text:p>911.109245529461</text:p>
              </table:table-cell>
              <table:table-cell office:value-type="float" office:value="584.747209324965">
                <text:p>584.747209324965</text:p>
              </table:table-cell>
            </table:table-row>
            <table:table-row>
              <table:table-cell office:value-type="float" office:value="35.6">
                <text:p>40</text:p>
              </table:table-cell>
              <table:table-cell office:value-type="float" office:value="884.42052392984">
                <text:p>884.42052392984</text:p>
              </table:table-cell>
              <table:table-cell office:value-type="float" office:value="-26.813073498032">
                <text:p>-26.813073498032</text:p>
              </table:table-cell>
              <table:table-cell office:value-type="float" office:value="911.233597427872">
                <text:p>911.233597427872</text:p>
              </table:table-cell>
              <table:table-cell office:value-type="float" office:value="584.82701800425">
                <text:p>584.82701800425</text:p>
              </table:table-cell>
            </table:table-row>
            <table:table-row>
              <table:table-cell office:value-type="float" office:value="35.7">
                <text:p>40</text:p>
              </table:table-cell>
              <table:table-cell office:value-type="float" office:value="884.421175681585">
                <text:p>884.421175681585</text:p>
              </table:table-cell>
              <table:table-cell office:value-type="float" office:value="-24.8090569303834">
                <text:p>-24.8090569303834</text:p>
              </table:table-cell>
              <table:table-cell office:value-type="float" office:value="909.230232611968">
                <text:p>909.230232611968</text:p>
              </table:table-cell>
              <table:table-cell office:value-type="float" office:value="583.541264412013">
                <text:p>583.541264412013</text:p>
              </table:table-cell>
            </table:table-row>
            <table:table-row>
              <table:table-cell office:value-type="float" office:value="35.8">
                <text:p>40</text:p>
              </table:table-cell>
              <table:table-cell office:value-type="float" office:value="884.421127740541">
                <text:p>884.421127740541</text:p>
              </table:table-cell>
              <table:table-cell office:value-type="float" office:value="-44.0207777471314">
                <text:p>-44.0207777471314</text:p>
              </table:table-cell>
              <table:table-cell office:value-type="float" office:value="928.441905487673">
                <text:p>928.441905487673</text:p>
              </table:table-cell>
              <table:table-cell office:value-type="float" office:value="595.871259037415">
                <text:p>595.871259037415</text:p>
              </table:table-cell>
            </table:table-row>
            <table:table-row>
              <table:table-cell office:value-type="float" office:value="35.9">
                <text:p>40</text:p>
              </table:table-cell>
              <table:table-cell office:value-type="float" office:value="884.421735293013">
                <text:p>884.421735293013</text:p>
              </table:table-cell>
              <table:table-cell office:value-type="float" office:value="-42.3301731240125">
                <text:p>-42.3301731240125</text:p>
              </table:table-cell>
              <table:table-cell office:value-type="float" office:value="926.751908417025">
                <text:p>926.751908417025</text:p>
              </table:table-cell>
              <table:table-cell office:value-type="float" office:value="594.786623933911">
                <text:p>594.78662393391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884.41979257524">
                <text:p>884.41979257524</text:p>
              </table:table-cell>
              <table:table-cell office:value-type="float" office:value="-55.6791062627783">
                <text:p>-55.6791062627783</text:p>
              </table:table-cell>
              <table:table-cell office:value-type="float" office:value="940.098898838018">
                <text:p>940.098898838018</text:p>
              </table:table-cell>
              <table:table-cell office:value-type="float" office:value="603.352682768082">
                <text:p>603.352682768082</text:p>
              </table:table-cell>
            </table:table-row>
            <table:table-row>
              <table:table-cell office:value-type="float" office:value="36.1">
                <text:p>40</text:p>
              </table:table-cell>
              <table:table-cell office:value-type="float" office:value="884.420168924391">
                <text:p>884.420168924391</text:p>
              </table:table-cell>
              <table:table-cell office:value-type="float" office:value="-46.7609337833669">
                <text:p>-46.7609337833669</text:p>
              </table:table-cell>
              <table:table-cell office:value-type="float" office:value="931.181102707758">
                <text:p>931.181102707758</text:p>
              </table:table-cell>
              <table:table-cell office:value-type="float" office:value="597.629267682476">
                <text:p>597.629267682476</text:p>
              </table:table-cell>
            </table:table-row>
            <table:table-row>
              <table:table-cell office:value-type="float" office:value="36.2">
                <text:p>40</text:p>
              </table:table-cell>
              <table:table-cell office:value-type="float" office:value="884.419295902706">
                <text:p>884.419295902706</text:p>
              </table:table-cell>
              <table:table-cell office:value-type="float" office:value="-40.2256993448359">
                <text:p>-40.2256993448359</text:p>
              </table:table-cell>
              <table:table-cell office:value-type="float" office:value="924.644995247542">
                <text:p>924.644995247542</text:p>
              </table:table-cell>
              <table:table-cell office:value-type="float" office:value="593.434413315711">
                <text:p>593.434413315711</text:p>
              </table:table-cell>
            </table:table-row>
            <table:table-row>
              <table:table-cell office:value-type="float" office:value="36.3">
                <text:p>40</text:p>
              </table:table-cell>
              <table:table-cell office:value-type="float" office:value="884.421090250065">
                <text:p>884.421090250065</text:p>
              </table:table-cell>
              <table:table-cell office:value-type="float" office:value="-15.6299099497682">
                <text:p>-15.6299099497682</text:p>
              </table:table-cell>
              <table:table-cell office:value-type="float" office:value="900.051000199834">
                <text:p>900.051000199834</text:p>
              </table:table-cell>
              <table:table-cell office:value-type="float" office:value="577.650060296724">
                <text:p>577.650060296724</text:p>
              </table:table-cell>
            </table:table-row>
            <table:table-row>
              <table:table-cell office:value-type="float" office:value="36.4">
                <text:p>40</text:p>
              </table:table-cell>
              <table:table-cell office:value-type="float" office:value="884.421434958348">
                <text:p>884.421434958348</text:p>
              </table:table-cell>
              <table:table-cell office:value-type="float" office:value="-44.8491141668003">
                <text:p>-44.8491141668003</text:p>
              </table:table-cell>
              <table:table-cell office:value-type="float" office:value="929.270549125148">
                <text:p>929.270549125148</text:p>
              </table:table-cell>
              <table:table-cell office:value-type="float" office:value="596.403080064275">
                <text:p>596.403080064275</text:p>
              </table:table-cell>
            </table:table-row>
            <table:table-row>
              <table:table-cell office:value-type="float" office:value="36.5">
                <text:p>40</text:p>
              </table:table-cell>
              <table:table-cell office:value-type="float" office:value="884.421466636571">
                <text:p>884.421466636571</text:p>
              </table:table-cell>
              <table:table-cell office:value-type="float" office:value="-44.8990633690413">
                <text:p>-44.8990633690413</text:p>
              </table:table-cell>
              <table:table-cell office:value-type="float" office:value="929.320530005612">
                <text:p>929.320530005612</text:p>
              </table:table-cell>
              <table:table-cell office:value-type="float" office:value="596.435157644998">
                <text:p>596.435157644998</text:p>
              </table:table-cell>
            </table:table-row>
            <table:table-row>
              <table:table-cell office:value-type="float" office:value="36.6">
                <text:p>40</text:p>
              </table:table-cell>
              <table:table-cell office:value-type="float" office:value="884.422928695487">
                <text:p>884.422928695487</text:p>
              </table:table-cell>
              <table:table-cell office:value-type="float" office:value="-16.4128589455302">
                <text:p>-16.4128589455302</text:p>
              </table:table-cell>
              <table:table-cell office:value-type="float" office:value="900.835787641018">
                <text:p>900.835787641018</text:p>
              </table:table-cell>
              <table:table-cell office:value-type="float" office:value="578.153734546983">
                <text:p>578.153734546983</text:p>
              </table:table-cell>
            </table:table-row>
            <table:table-row>
              <table:table-cell office:value-type="float" office:value="36.7">
                <text:p>40</text:p>
              </table:table-cell>
              <table:table-cell office:value-type="float" office:value="884.419537473151">
                <text:p>884.419537473151</text:p>
              </table:table-cell>
              <table:table-cell office:value-type="float" office:value="-60.5479924784913">
                <text:p>-60.5479924784913</text:p>
              </table:table-cell>
              <table:table-cell office:value-type="float" office:value="944.967529951643">
                <text:p>944.967529951643</text:p>
              </table:table-cell>
              <table:table-cell office:value-type="float" office:value="606.477355765194">
                <text:p>606.477355765194</text:p>
              </table:table-cell>
            </table:table-row>
            <table:table-row>
              <table:table-cell office:value-type="float" office:value="36.8">
                <text:p>40</text:p>
              </table:table-cell>
              <table:table-cell office:value-type="float" office:value="884.420801793141">
                <text:p>884.420801793141</text:p>
              </table:table-cell>
              <table:table-cell office:value-type="float" office:value="-53.9785783687678">
                <text:p>-53.9785783687678</text:p>
              </table:table-cell>
              <table:table-cell office:value-type="float" office:value="938.399380161909">
                <text:p>938.399380161909</text:p>
              </table:table-cell>
              <table:table-cell office:value-type="float" office:value="602.261936726456">
                <text:p>602.261936726456</text:p>
              </table:table-cell>
            </table:table-row>
            <table:table-row>
              <table:table-cell office:value-type="float" office:value="36.9">
                <text:p>40</text:p>
              </table:table-cell>
              <table:table-cell office:value-type="float" office:value="884.420134700105">
                <text:p>884.420134700105</text:p>
              </table:table-cell>
              <table:table-cell office:value-type="float" office:value="-63.594769602651">
                <text:p>-63.594769602651</text:p>
              </table:table-cell>
              <table:table-cell office:value-type="float" office:value="948.014904302756">
                <text:p>948.014904302756</text:p>
              </table:table-cell>
              <table:table-cell office:value-type="float" office:value="608.433151578182">
                <text:p>608.43315157818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884.420112775937">
                <text:p>884.420112775937</text:p>
              </table:table-cell>
              <table:table-cell office:value-type="float" office:value="-30.1736109942341">
                <text:p>-30.1736109942341</text:p>
              </table:table-cell>
              <table:table-cell office:value-type="float" office:value="914.593723770171">
                <text:p>914.593723770171</text:p>
              </table:table-cell>
              <table:table-cell office:value-type="float" office:value="586.983537116837">
                <text:p>586.983537116837</text:p>
              </table:table-cell>
            </table:table-row>
            <table:table-row>
              <table:table-cell office:value-type="float" office:value="37.1">
                <text:p>40</text:p>
              </table:table-cell>
              <table:table-cell office:value-type="float" office:value="884.419718804376">
                <text:p>884.419718804376</text:p>
              </table:table-cell>
              <table:table-cell office:value-type="float" office:value="-53.9049974569839">
                <text:p>-53.9049974569839</text:p>
              </table:table-cell>
              <table:table-cell office:value-type="float" office:value="938.32471626136">
                <text:p>938.32471626136</text:p>
              </table:table-cell>
              <table:table-cell office:value-type="float" office:value="602.214017656709">
                <text:p>602.214017656709</text:p>
              </table:table-cell>
            </table:table-row>
            <table:table-row>
              <table:table-cell office:value-type="float" office:value="37.2">
                <text:p>40</text:p>
              </table:table-cell>
              <table:table-cell office:value-type="float" office:value="884.421375168238">
                <text:p>884.421375168238</text:p>
              </table:table-cell>
              <table:table-cell office:value-type="float" office:value="-46.2507502616491">
                <text:p>-46.2507502616491</text:p>
              </table:table-cell>
              <table:table-cell office:value-type="float" office:value="930.672125429887">
                <text:p>930.672125429887</text:p>
              </table:table-cell>
              <table:table-cell office:value-type="float" office:value="597.302607576341">
                <text:p>597.302607576341</text:p>
              </table:table-cell>
            </table:table-row>
            <table:table-row>
              <table:table-cell office:value-type="float" office:value="37.3">
                <text:p>40</text:p>
              </table:table-cell>
              <table:table-cell office:value-type="float" office:value="884.419863810926">
                <text:p>884.419863810926</text:p>
              </table:table-cell>
              <table:table-cell office:value-type="float" office:value="-39.6486369263837">
                <text:p>-39.6486369263837</text:p>
              </table:table-cell>
              <table:table-cell office:value-type="float" office:value="924.06850073731">
                <text:p>924.06850073731</text:p>
              </table:table-cell>
              <table:table-cell office:value-type="float" office:value="593.064420850259">
                <text:p>593.064420850259</text:p>
              </table:table-cell>
            </table:table-row>
            <table:table-row>
              <table:table-cell office:value-type="float" office:value="37.4">
                <text:p>40</text:p>
              </table:table-cell>
              <table:table-cell office:value-type="float" office:value="884.41939519913">
                <text:p>884.41939519913</text:p>
              </table:table-cell>
              <table:table-cell office:value-type="float" office:value="11.9060458259394">
                <text:p>11.9060458259394</text:p>
              </table:table-cell>
              <table:table-cell office:value-type="float" office:value="872.513349373191">
                <text:p>872.513349373191</text:p>
              </table:table-cell>
              <table:table-cell office:value-type="float" office:value="559.976477736504">
                <text:p>559.976477736504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884.417628036088">
                <text:p>884.417628036088</text:p>
              </table:table-cell>
              <table:table-cell office:value-type="float" office:value="-32.0829968946471">
                <text:p>-32.0829968946471</text:p>
              </table:table-cell>
              <table:table-cell office:value-type="float" office:value="916.500624930735">
                <text:p>916.500624930735</text:p>
              </table:table-cell>
              <table:table-cell office:value-type="float" office:value="588.20738062141">
                <text:p>588.20738062141</text:p>
              </table:table-cell>
            </table:table-row>
            <table:table-row>
              <table:table-cell office:value-type="float" office:value="37.6">
                <text:p>40</text:p>
              </table:table-cell>
              <table:table-cell office:value-type="float" office:value="884.420325988245">
                <text:p>884.420325988245</text:p>
              </table:table-cell>
              <table:table-cell office:value-type="float" office:value="-48.7880320919252">
                <text:p>-48.7880320919252</text:p>
              </table:table-cell>
              <table:table-cell office:value-type="float" office:value="933.20835808017">
                <text:p>933.20835808017</text:p>
              </table:table-cell>
              <table:table-cell office:value-type="float" office:value="598.930354162965">
                <text:p>598.930354162965</text:p>
              </table:table-cell>
            </table:table-row>
            <table:table-row>
              <table:table-cell office:value-type="float" office:value="37.7">
                <text:p>40</text:p>
              </table:table-cell>
              <table:table-cell office:value-type="float" office:value="884.419341381034">
                <text:p>884.419341381034</text:p>
              </table:table-cell>
              <table:table-cell office:value-type="float" office:value="-46.1364656623246">
                <text:p>-46.1364656623246</text:p>
              </table:table-cell>
              <table:table-cell office:value-type="float" office:value="930.555807043358">
                <text:p>930.555807043358</text:p>
              </table:table-cell>
              <table:table-cell office:value-type="float" office:value="597.227954781136">
                <text:p>597.227954781136</text:p>
              </table:table-cell>
            </table:table-row>
            <table:table-row>
              <table:table-cell office:value-type="float" office:value="37.8">
                <text:p>40</text:p>
              </table:table-cell>
              <table:table-cell office:value-type="float" office:value="884.420139831737">
                <text:p>884.420139831737</text:p>
              </table:table-cell>
              <table:table-cell office:value-type="float" office:value="-29.9498324915569">
                <text:p>-29.9498324915569</text:p>
              </table:table-cell>
              <table:table-cell office:value-type="float" office:value="914.369972323294">
                <text:p>914.369972323294</text:p>
              </table:table-cell>
              <table:table-cell office:value-type="float" office:value="586.839934102395">
                <text:p>586.839934102395</text:p>
              </table:table-cell>
            </table:table-row>
            <table:table-row>
              <table:table-cell office:value-type="float" office:value="37.9">
                <text:p>40</text:p>
              </table:table-cell>
              <table:table-cell office:value-type="float" office:value="884.4196211628">
                <text:p>884.4196211628</text:p>
              </table:table-cell>
              <table:table-cell office:value-type="float" office:value="-49.2279507171333">
                <text:p>-49.2279507171333</text:p>
              </table:table-cell>
              <table:table-cell office:value-type="float" office:value="933.647571879933">
                <text:p>933.647571879933</text:p>
              </table:table-cell>
              <table:table-cell office:value-type="float" office:value="599.21224027593">
                <text:p>599.2122402759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884.419281474443">
                <text:p>884.419281474443</text:p>
              </table:table-cell>
              <table:table-cell office:value-type="float" office:value="-49.3211502146269">
                <text:p>-49.3211502146269</text:p>
              </table:table-cell>
              <table:table-cell office:value-type="float" office:value="933.74043168907">
                <text:p>933.74043168907</text:p>
              </table:table-cell>
              <table:table-cell office:value-type="float" office:value="599.271837425797">
                <text:p>599.271837425797</text:p>
              </table:table-cell>
            </table:table-row>
            <table:table-row>
              <table:table-cell office:value-type="float" office:value="38.1">
                <text:p>40</text:p>
              </table:table-cell>
              <table:table-cell office:value-type="float" office:value="884.419013935979">
                <text:p>884.419013935979</text:p>
              </table:table-cell>
              <table:table-cell office:value-type="float" office:value="-53.9593400756337">
                <text:p>-53.9593400756337</text:p>
              </table:table-cell>
              <table:table-cell office:value-type="float" office:value="938.378354011612">
                <text:p>938.378354011612</text:p>
              </table:table-cell>
              <table:table-cell office:value-type="float" office:value="602.248442205607">
                <text:p>602.248442205607</text:p>
              </table:table-cell>
            </table:table-row>
            <table:table-row>
              <table:table-cell office:value-type="float" office:value="38.2">
                <text:p>40</text:p>
              </table:table-cell>
              <table:table-cell office:value-type="float" office:value="884.420000968414">
                <text:p>884.420000968414</text:p>
              </table:table-cell>
              <table:table-cell office:value-type="float" office:value="-38.5861820987992">
                <text:p>-38.5861820987992</text:p>
              </table:table-cell>
              <table:table-cell office:value-type="float" office:value="923.006183067213">
                <text:p>923.006183067213</text:p>
              </table:table-cell>
              <table:table-cell office:value-type="float" office:value="592.38262852288">
                <text:p>592.38262852288</text:p>
              </table:table-cell>
            </table:table-row>
            <table:table-row>
              <table:table-cell office:value-type="float" office:value="38.3">
                <text:p>40</text:p>
              </table:table-cell>
              <table:table-cell office:value-type="float" office:value="884.419402754306">
                <text:p>884.419402754306</text:p>
              </table:table-cell>
              <table:table-cell office:value-type="float" office:value="-38.4864055367531">
                <text:p>-38.4864055367531</text:p>
              </table:table-cell>
              <table:table-cell office:value-type="float" office:value="922.905808291059">
                <text:p>922.905808291059</text:p>
              </table:table-cell>
              <table:table-cell office:value-type="float" office:value="592.318208289489">
                <text:p>592.318208289489</text:p>
              </table:table-cell>
            </table:table-row>
            <table:table-row>
              <table:table-cell office:value-type="float" office:value="38.4">
                <text:p>40</text:p>
              </table:table-cell>
              <table:table-cell office:value-type="float" office:value="884.420234309508">
                <text:p>884.420234309508</text:p>
              </table:table-cell>
              <table:table-cell office:value-type="float" office:value="-34.0299392012828">
                <text:p>-34.0299392012828</text:p>
              </table:table-cell>
              <table:table-cell office:value-type="float" office:value="918.450173510791">
                <text:p>918.450173510791</text:p>
              </table:table-cell>
              <table:table-cell office:value-type="float" office:value="589.458595113223">
                <text:p>589.458595113223</text:p>
              </table:table-cell>
            </table:table-row>
            <table:table-row>
              <table:table-cell office:value-type="float" office:value="38.5">
                <text:p>40</text:p>
              </table:table-cell>
              <table:table-cell office:value-type="float" office:value="884.420099434879">
                <text:p>884.420099434879</text:p>
              </table:table-cell>
              <table:table-cell office:value-type="float" office:value="-41.071463202563">
                <text:p>-41.071463202563</text:p>
              </table:table-cell>
              <table:table-cell office:value-type="float" office:value="925.491562637442">
                <text:p>925.491562637442</text:p>
              </table:table-cell>
              <table:table-cell office:value-type="float" office:value="593.977737753673">
                <text:p>593.977737753673</text:p>
              </table:table-cell>
            </table:table-row>
            <table:table-row>
              <table:table-cell office:value-type="float" office:value="38.6">
                <text:p>40</text:p>
              </table:table-cell>
              <table:table-cell office:value-type="float" office:value="884.419471837438">
                <text:p>884.419471837438</text:p>
              </table:table-cell>
              <table:table-cell office:value-type="float" office:value="-45.2578184239933">
                <text:p>-45.2578184239933</text:p>
              </table:table-cell>
              <table:table-cell office:value-type="float" office:value="929.677290261431">
                <text:p>929.677290261431</text:p>
              </table:table-cell>
              <table:table-cell office:value-type="float" office:value="596.664125318207">
                <text:p>596.664125318207</text:p>
              </table:table-cell>
            </table:table-row>
            <table:table-row>
              <table:table-cell office:value-type="float" office:value="38.7">
                <text:p>40</text:p>
              </table:table-cell>
              <table:table-cell office:value-type="float" office:value="884.419089149057">
                <text:p>884.419089149057</text:p>
              </table:table-cell>
              <table:table-cell office:value-type="float" office:value="-48.8324620090576">
                <text:p>-48.8324620090576</text:p>
              </table:table-cell>
              <table:table-cell office:value-type="float" office:value="933.251551158115">
                <text:p>933.251551158115</text:p>
              </table:table-cell>
              <table:table-cell office:value-type="float" office:value="598.958075352179">
                <text:p>598.958075352179</text:p>
              </table:table-cell>
            </table:table-row>
            <table:table-row>
              <table:table-cell office:value-type="float" office:value="38.8">
                <text:p>40</text:p>
              </table:table-cell>
              <table:table-cell office:value-type="float" office:value="884.419374700558">
                <text:p>884.419374700558</text:p>
              </table:table-cell>
              <table:table-cell office:value-type="float" office:value="-34.0940815253724">
                <text:p>-34.0940815253724</text:p>
              </table:table-cell>
              <table:table-cell office:value-type="float" office:value="918.51345622593">
                <text:p>918.51345622593</text:p>
              </table:table-cell>
              <table:table-cell office:value-type="float" office:value="589.499209771957">
                <text:p>589.499209771957</text:p>
              </table:table-cell>
            </table:table-row>
            <table:table-row>
              <table:table-cell office:value-type="float" office:value="38.9">
                <text:p>40</text:p>
              </table:table-cell>
              <table:table-cell office:value-type="float" office:value="884.4181774338">
                <text:p>884.4181774338</text:p>
              </table:table-cell>
              <table:table-cell office:value-type="float" office:value="-20.3838773779367">
                <text:p>-20.3838773779367</text:p>
              </table:table-cell>
              <table:table-cell office:value-type="float" office:value="904.802054811737">
                <text:p>904.802054811737</text:p>
              </table:table-cell>
              <table:table-cell office:value-type="float" office:value="580.699273044035">
                <text:p>580.69927304403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884.418532786154">
                <text:p>884.418532786154</text:p>
              </table:table-cell>
              <table:table-cell office:value-type="float" office:value="-49.9345109283186">
                <text:p>-49.9345109283186</text:p>
              </table:table-cell>
              <table:table-cell office:value-type="float" office:value="934.353043714472">
                <text:p>934.353043714472</text:p>
              </table:table-cell>
              <table:table-cell office:value-type="float" office:value="599.665010005277">
                <text:p>599.665010005277</text:p>
              </table:table-cell>
            </table:table-row>
            <table:table-row>
              <table:table-cell office:value-type="float" office:value="39.1">
                <text:p>40</text:p>
              </table:table-cell>
              <table:table-cell office:value-type="float" office:value="884.419830056813">
                <text:p>884.419830056813</text:p>
              </table:table-cell>
              <table:table-cell office:value-type="float" office:value="-21.5747477779365">
                <text:p>-21.5747477779365</text:p>
              </table:table-cell>
              <table:table-cell office:value-type="float" office:value="905.994577834749">
                <text:p>905.994577834749</text:p>
              </table:table-cell>
              <table:table-cell office:value-type="float" office:value="581.464630780425">
                <text:p>581.464630780425</text:p>
              </table:table-cell>
            </table:table-row>
            <table:table-row>
              <table:table-cell office:value-type="float" office:value="39.2">
                <text:p>40</text:p>
              </table:table-cell>
              <table:table-cell office:value-type="float" office:value="884.41939087599">
                <text:p>884.41939087599</text:p>
              </table:table-cell>
              <table:table-cell office:value-type="float" office:value="-38.8600932468299">
                <text:p>-38.8600932468299</text:p>
              </table:table-cell>
              <table:table-cell office:value-type="float" office:value="923.27948412282">
                <text:p>923.27948412282</text:p>
              </table:table-cell>
              <table:table-cell office:value-type="float" office:value="592.558032329126">
                <text:p>592.558032329126</text:p>
              </table:table-cell>
            </table:table-row>
            <table:table-row>
              <table:table-cell office:value-type="float" office:value="39.3">
                <text:p>40</text:p>
              </table:table-cell>
              <table:table-cell office:value-type="float" office:value="884.41937477731">
                <text:p>884.41937477731</text:p>
              </table:table-cell>
              <table:table-cell office:value-type="float" office:value="-59.6322702177104">
                <text:p>-59.6322702177104</text:p>
              </table:table-cell>
              <table:table-cell office:value-type="float" office:value="944.05164499502">
                <text:p>944.05164499502</text:p>
              </table:table-cell>
              <table:table-cell office:value-type="float" office:value="605.889543518665">
                <text:p>605.889543518665</text:p>
              </table:table-cell>
            </table:table-row>
            <table:table-row>
              <table:table-cell office:value-type="float" office:value="39.4">
                <text:p>40</text:p>
              </table:table-cell>
              <table:table-cell office:value-type="float" office:value="884.419331387286">
                <text:p>884.419331387286</text:p>
              </table:table-cell>
              <table:table-cell office:value-type="float" office:value="-39.6815270717673">
                <text:p>-39.6815270717673</text:p>
              </table:table-cell>
              <table:table-cell office:value-type="float" office:value="924.100858459053">
                <text:p>924.100858459053</text:p>
              </table:table-cell>
              <table:table-cell office:value-type="float" office:value="593.085187940026">
                <text:p>593.085187940026</text:p>
              </table:table-cell>
            </table:table-row>
            <table:table-row>
              <table:table-cell office:value-type="float" office:value="39.5">
                <text:p>40</text:p>
              </table:table-cell>
              <table:table-cell office:value-type="float" office:value="884.419652975231">
                <text:p>884.419652975231</text:p>
              </table:table-cell>
              <table:table-cell office:value-type="float" office:value="-37.9746770762059">
                <text:p>-37.9746770762059</text:p>
              </table:table-cell>
              <table:table-cell office:value-type="float" office:value="922.394330051437">
                <text:p>922.394330051437</text:p>
              </table:table-cell>
              <table:table-cell office:value-type="float" office:value="591.989943073526">
                <text:p>591.989943073526</text:p>
              </table:table-cell>
            </table:table-row>
            <table:table-row>
              <table:table-cell office:value-type="float" office:value="39.6">
                <text:p>40</text:p>
              </table:table-cell>
              <table:table-cell office:value-type="float" office:value="884.418921710185">
                <text:p>884.418921710185</text:p>
              </table:table-cell>
              <table:table-cell office:value-type="float" office:value="-37.4068753958644">
                <text:p>-37.4068753958644</text:p>
              </table:table-cell>
              <table:table-cell office:value-type="float" office:value="921.825797106049">
                <text:p>921.825797106049</text:p>
              </table:table-cell>
              <table:table-cell office:value-type="float" office:value="591.625060316758">
                <text:p>591.625060316758</text:p>
              </table:table-cell>
            </table:table-row>
            <table:table-row>
              <table:table-cell office:value-type="float" office:value="39.7">
                <text:p>40</text:p>
              </table:table-cell>
              <table:table-cell office:value-type="float" office:value="884.418692886928">
                <text:p>884.418692886928</text:p>
              </table:table-cell>
              <table:table-cell office:value-type="float" office:value="-44.6173602321398">
                <text:p>-44.6173602321398</text:p>
              </table:table-cell>
              <table:table-cell office:value-type="float" office:value="929.036053119068">
                <text:p>929.036053119068</text:p>
              </table:table-cell>
              <table:table-cell office:value-type="float" office:value="596.25258122363">
                <text:p>596.25258122363</text:p>
              </table:table-cell>
            </table:table-row>
            <table:table-row>
              <table:table-cell office:value-type="float" office:value="39.8">
                <text:p>40</text:p>
              </table:table-cell>
              <table:table-cell office:value-type="float" office:value="884.418540835644">
                <text:p>884.418540835644</text:p>
              </table:table-cell>
              <table:table-cell office:value-type="float" office:value="-38.5911016538576">
                <text:p>-38.5911016538576</text:p>
              </table:table-cell>
              <table:table-cell office:value-type="float" office:value="923.009642489502">
                <text:p>923.009642489502</text:p>
              </table:table-cell>
              <table:table-cell office:value-type="float" office:value="592.384848769837">
                <text:p>592.384848769837</text:p>
              </table:table-cell>
            </table:table-row>
            <table:table-row>
              <table:table-cell office:value-type="float" office:value="39.9">
                <text:p>40</text:p>
              </table:table-cell>
              <table:table-cell office:value-type="float" office:value="884.419635177094">
                <text:p>884.419635177094</text:p>
              </table:table-cell>
              <table:table-cell office:value-type="float" office:value="-22.9604840335066">
                <text:p>-22.9604840335066</text:p>
              </table:table-cell>
              <table:table-cell office:value-type="float" office:value="907.380119210601">
                <text:p>907.380119210601</text:p>
              </table:table-cell>
              <table:table-cell office:value-type="float" office:value="582.353867122728">
                <text:p>582.35386712272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84.419278110775">
                <text:p>884.419278110775</text:p>
              </table:table-cell>
              <table:table-cell office:value-type="float" office:value="-29.35740064903">
                <text:p>-29.35740064903</text:p>
              </table:table-cell>
              <table:table-cell office:value-type="float" office:value="913.776678759805">
                <text:p>913.776678759805</text:p>
              </table:table-cell>
              <table:table-cell office:value-type="float" office:value="586.459160054428">
                <text:p>586.459160054428</text:p>
              </table:table-cell>
            </table:table-row>
            <table:table-row>
              <table:table-cell office:value-type="float" office:value="40.1">
                <text:p>40</text:p>
              </table:table-cell>
              <table:table-cell office:value-type="float" office:value="884.418022603357">
                <text:p>884.418022603357</text:p>
              </table:table-cell>
              <table:table-cell office:value-type="float" office:value="-56.3386590215792">
                <text:p>-56.3386590215792</text:p>
              </table:table-cell>
              <table:table-cell office:value-type="float" office:value="940.756681624937">
                <text:p>940.756681624937</text:p>
              </table:table-cell>
              <table:table-cell office:value-type="float" office:value="603.774845808222">
                <text:p>603.774845808222</text:p>
              </table:table-cell>
            </table:table-row>
            <table:table-row>
              <table:table-cell office:value-type="float" office:value="40.2">
                <text:p>40</text:p>
              </table:table-cell>
              <table:table-cell office:value-type="float" office:value="884.418695536423">
                <text:p>884.418695536423</text:p>
              </table:table-cell>
              <table:table-cell office:value-type="float" office:value="-51.6017032095995">
                <text:p>-51.6017032095995</text:p>
              </table:table-cell>
              <table:table-cell office:value-type="float" office:value="936.020398746023">
                <text:p>936.020398746023</text:p>
              </table:table-cell>
              <table:table-cell office:value-type="float" office:value="600.735113515297">
                <text:p>600.735113515297</text:p>
              </table:table-cell>
            </table:table-row>
            <table:table-row>
              <table:table-cell office:value-type="float" office:value="40.3">
                <text:p>40</text:p>
              </table:table-cell>
              <table:table-cell office:value-type="float" office:value="884.419272976256">
                <text:p>884.419272976256</text:p>
              </table:table-cell>
              <table:table-cell office:value-type="float" office:value="-33.8564477241703">
                <text:p>-33.8564477241703</text:p>
              </table:table-cell>
              <table:table-cell office:value-type="float" office:value="918.275720700427">
                <text:p>918.275720700427</text:p>
              </table:table-cell>
              <table:table-cell office:value-type="float" office:value="589.346631817362">
                <text:p>589.346631817362</text:p>
              </table:table-cell>
            </table:table-row>
            <table:table-row>
              <table:table-cell office:value-type="float" office:value="40.4">
                <text:p>40</text:p>
              </table:table-cell>
              <table:table-cell office:value-type="float" office:value="884.418420047132">
                <text:p>884.418420047132</text:p>
              </table:table-cell>
              <table:table-cell office:value-type="float" office:value="-34.0781437175057">
                <text:p>-34.0781437175057</text:p>
              </table:table-cell>
              <table:table-cell office:value-type="float" office:value="918.496563764638">
                <text:p>918.496563764638</text:p>
              </table:table-cell>
              <table:table-cell office:value-type="float" office:value="589.488368240442">
                <text:p>589.488368240442</text:p>
              </table:table-cell>
            </table:table-row>
            <table:table-row>
              <table:table-cell office:value-type="float" office:value="40.5">
                <text:p>40</text:p>
              </table:table-cell>
              <table:table-cell office:value-type="float" office:value="884.419062065266">
                <text:p>884.419062065266</text:p>
              </table:table-cell>
              <table:table-cell office:value-type="float" office:value="-37.4535005925802">
                <text:p>-37.4535005925802</text:p>
              </table:table-cell>
              <table:table-cell office:value-type="float" office:value="921.872562657846">
                <text:p>921.872562657846</text:p>
              </table:table-cell>
              <table:table-cell office:value-type="float" office:value="591.655074309087">
                <text:p>591.655074309087</text:p>
              </table:table-cell>
            </table:table-row>
            <table:table-row>
              <table:table-cell office:value-type="float" office:value="40.6">
                <text:p>40</text:p>
              </table:table-cell>
              <table:table-cell office:value-type="float" office:value="884.41944925137">
                <text:p>884.41944925137</text:p>
              </table:table-cell>
              <table:table-cell office:value-type="float" office:value="-31.3649449671686">
                <text:p>-31.3649449671686</text:p>
              </table:table-cell>
              <table:table-cell office:value-type="float" office:value="915.784394218539">
                <text:p>915.784394218539</text:p>
              </table:table-cell>
              <table:table-cell office:value-type="float" office:value="587.747705876318">
                <text:p>587.747705876318</text:p>
              </table:table-cell>
            </table:table-row>
            <table:table-row>
              <table:table-cell office:value-type="float" office:value="40.7">
                <text:p>40</text:p>
              </table:table-cell>
              <table:table-cell office:value-type="float" office:value="884.418205258915">
                <text:p>884.418205258915</text:p>
              </table:table-cell>
              <table:table-cell office:value-type="float" office:value="-53.5041888370523">
                <text:p>-53.5041888370523</text:p>
              </table:table-cell>
              <table:table-cell office:value-type="float" office:value="937.922394095968">
                <text:p>937.922394095968</text:p>
              </table:table-cell>
              <table:table-cell office:value-type="float" office:value="601.955808485178">
                <text:p>601.955808485178</text:p>
              </table:table-cell>
            </table:table-row>
            <table:table-row>
              <table:table-cell office:value-type="float" office:value="40.8">
                <text:p>40</text:p>
              </table:table-cell>
              <table:table-cell office:value-type="float" office:value="884.418691711171">
                <text:p>884.418691711171</text:p>
              </table:table-cell>
              <table:table-cell office:value-type="float" office:value="-53.3343419066299">
                <text:p>-53.3343419066299</text:p>
              </table:table-cell>
              <table:table-cell office:value-type="float" office:value="937.753033617801">
                <text:p>937.753033617801</text:p>
              </table:table-cell>
              <table:table-cell office:value-type="float" office:value="601.847113433005">
                <text:p>601.847113433005</text:p>
              </table:table-cell>
            </table:table-row>
            <table:table-row>
              <table:table-cell office:value-type="float" office:value="40.9">
                <text:p>40</text:p>
              </table:table-cell>
              <table:table-cell office:value-type="float" office:value="884.419129018061">
                <text:p>884.419129018061</text:p>
              </table:table-cell>
              <table:table-cell office:value-type="float" office:value="-33.3888405537271">
                <text:p>-33.3888405537271</text:p>
              </table:table-cell>
              <table:table-cell office:value-type="float" office:value="917.807969571788">
                <text:p>917.807969571788</text:p>
              </table:table-cell>
              <table:table-cell office:value-type="float" office:value="589.046430531432">
                <text:p>589.04643053143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884.418166913507">
                <text:p>884.418166913507</text:p>
              </table:table-cell>
              <table:table-cell office:value-type="float" office:value="-39.2875235346886">
                <text:p>-39.2875235346886</text:p>
              </table:table-cell>
              <table:table-cell office:value-type="float" office:value="923.705690448196">
                <text:p>923.705690448196</text:p>
              </table:table-cell>
              <table:table-cell office:value-type="float" office:value="592.83157028364">
                <text:p>592.83157028364</text:p>
              </table:table-cell>
            </table:table-row>
            <table:table-row>
              <table:table-cell office:value-type="float" office:value="41.1">
                <text:p>40</text:p>
              </table:table-cell>
              <table:table-cell office:value-type="float" office:value="884.418660020932">
                <text:p>884.418660020932</text:p>
              </table:table-cell>
              <table:table-cell office:value-type="float" office:value="-28.1725838893969">
                <text:p>-28.1725838893969</text:p>
              </table:table-cell>
              <table:table-cell office:value-type="float" office:value="912.591243910329">
                <text:p>912.591243910329</text:p>
              </table:table-cell>
              <table:table-cell office:value-type="float" office:value="585.698351486774">
                <text:p>585.698351486774</text:p>
              </table:table-cell>
            </table:table-row>
            <table:table-row>
              <table:table-cell office:value-type="float" office:value="41.2">
                <text:p>40</text:p>
              </table:table-cell>
              <table:table-cell office:value-type="float" office:value="884.41679884862">
                <text:p>884.41679884862</text:p>
              </table:table-cell>
              <table:table-cell office:value-type="float" office:value="-52.7250056262895">
                <text:p>-52.7250056262895</text:p>
              </table:table-cell>
              <table:table-cell office:value-type="float" office:value="937.141804474909">
                <text:p>937.141804474909</text:p>
              </table:table-cell>
              <table:table-cell office:value-type="float" office:value="601.454828383415">
                <text:p>601.454828383415</text:p>
              </table:table-cell>
            </table:table-row>
            <table:table-row>
              <table:table-cell office:value-type="float" office:value="41.3">
                <text:p>40</text:p>
              </table:table-cell>
              <table:table-cell office:value-type="float" office:value="884.418784853778">
                <text:p>884.418784853778</text:p>
              </table:table-cell>
              <table:table-cell office:value-type="float" office:value="-34.0181053169457">
                <text:p>-34.0181053169457</text:p>
              </table:table-cell>
              <table:table-cell office:value-type="float" office:value="918.436890170723">
                <text:p>918.436890170723</text:p>
              </table:table-cell>
              <table:table-cell office:value-type="float" office:value="589.450069904997">
                <text:p>589.450069904997</text:p>
              </table:table-cell>
            </table:table-row>
            <table:table-row>
              <table:table-cell office:value-type="float" office:value="41.4">
                <text:p>40</text:p>
              </table:table-cell>
              <table:table-cell office:value-type="float" office:value="884.417674694702">
                <text:p>884.417674694702</text:p>
              </table:table-cell>
              <table:table-cell office:value-type="float" office:value="-41.6157946981435">
                <text:p>-41.6157946981435</text:p>
              </table:table-cell>
              <table:table-cell office:value-type="float" office:value="926.033469392846">
                <text:p>926.033469392846</text:p>
              </table:table-cell>
              <table:table-cell office:value-type="float" office:value="594.325531900743">
                <text:p>594.325531900743</text:p>
              </table:table-cell>
            </table:table-row>
            <table:table-row>
              <table:table-cell office:value-type="float" office:value="41.5">
                <text:p>40</text:p>
              </table:table-cell>
              <table:table-cell office:value-type="float" office:value="884.417292177532">
                <text:p>884.417292177532</text:p>
              </table:table-cell>
              <table:table-cell office:value-type="float" office:value="-33.823100162024">
                <text:p>-33.823100162024</text:p>
              </table:table-cell>
              <table:table-cell office:value-type="float" office:value="918.240392339556">
                <text:p>918.240392339556</text:p>
              </table:table-cell>
              <table:table-cell office:value-type="float" office:value="589.32395818022">
                <text:p>589.32395818022</text:p>
              </table:table-cell>
            </table:table-row>
            <table:table-row>
              <table:table-cell office:value-type="float" office:value="41.6">
                <text:p>40</text:p>
              </table:table-cell>
              <table:table-cell office:value-type="float" office:value="884.418409556195">
                <text:p>884.418409556195</text:p>
              </table:table-cell>
              <table:table-cell office:value-type="float" office:value="-48.8249302533269">
                <text:p>-48.8249302533269</text:p>
              </table:table-cell>
              <table:table-cell office:value-type="float" office:value="933.243339809522">
                <text:p>933.243339809522</text:p>
              </table:table-cell>
              <table:table-cell office:value-type="float" office:value="598.952805333027">
                <text:p>598.952805333027</text:p>
              </table:table-cell>
            </table:table-row>
            <table:table-row>
              <table:table-cell office:value-type="float" office:value="41.7">
                <text:p>40</text:p>
              </table:table-cell>
              <table:table-cell office:value-type="float" office:value="884.418520320217">
                <text:p>884.418520320217</text:p>
              </table:table-cell>
              <table:table-cell office:value-type="float" office:value="-43.6667650649082">
                <text:p>-43.6667650649082</text:p>
              </table:table-cell>
              <table:table-cell office:value-type="float" office:value="928.085285385125">
                <text:p>928.085285385125</text:p>
              </table:table-cell>
              <table:table-cell office:value-type="float" office:value="595.642381314159">
                <text:p>595.642381314159</text:p>
              </table:table-cell>
            </table:table-row>
            <table:table-row>
              <table:table-cell office:value-type="float" office:value="41.8">
                <text:p>40</text:p>
              </table:table-cell>
              <table:table-cell office:value-type="float" office:value="884.418485756243">
                <text:p>884.418485756243</text:p>
              </table:table-cell>
              <table:table-cell office:value-type="float" office:value="-53.7021494580211">
                <text:p>-53.7021494580211</text:p>
              </table:table-cell>
              <table:table-cell office:value-type="float" office:value="938.120635214264">
                <text:p>938.120635214264</text:p>
              </table:table-cell>
              <table:table-cell office:value-type="float" office:value="602.083039046459">
                <text:p>602.083039046459</text:p>
              </table:table-cell>
            </table:table-row>
            <table:table-row>
              <table:table-cell office:value-type="float" office:value="41.9">
                <text:p>40</text:p>
              </table:table-cell>
              <table:table-cell office:value-type="float" office:value="884.419782156934">
                <text:p>884.419782156934</text:p>
              </table:table-cell>
              <table:table-cell office:value-type="float" office:value="-21.4391689873746">
                <text:p>-21.4391689873746</text:p>
              </table:table-cell>
              <table:table-cell office:value-type="float" office:value="905.858951144308">
                <text:p>905.858951144308</text:p>
              </table:table-cell>
              <table:table-cell office:value-type="float" office:value="581.377585973082">
                <text:p>581.37758597308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884.419334545106">
                <text:p>884.419334545106</text:p>
              </table:table-cell>
              <table:table-cell office:value-type="float" office:value="-11.364201333483">
                <text:p>-11.364201333483</text:p>
              </table:table-cell>
              <table:table-cell office:value-type="float" office:value="895.783535878589">
                <text:p>895.783535878589</text:p>
              </table:table-cell>
              <table:table-cell office:value-type="float" office:value="574.911214362512">
                <text:p>574.911214362512</text:p>
              </table:table-cell>
            </table:table-row>
            <table:table-row>
              <table:table-cell office:value-type="float" office:value="42.1">
                <text:p>40</text:p>
              </table:table-cell>
              <table:table-cell office:value-type="float" office:value="884.419233755369">
                <text:p>884.419233755369</text:p>
              </table:table-cell>
              <table:table-cell office:value-type="float" office:value="-35.7078720442763">
                <text:p>-35.7078720442763</text:p>
              </table:table-cell>
              <table:table-cell office:value-type="float" office:value="920.127105799645">
                <text:p>920.127105799645</text:p>
              </table:table-cell>
              <table:table-cell office:value-type="float" office:value="590.534845278553">
                <text:p>590.534845278553</text:p>
              </table:table-cell>
            </table:table-row>
            <table:table-row>
              <table:table-cell office:value-type="float" office:value="42.2">
                <text:p>40</text:p>
              </table:table-cell>
              <table:table-cell office:value-type="float" office:value="884.41849555224">
                <text:p>884.41849555224</text:p>
              </table:table-cell>
              <table:table-cell office:value-type="float" office:value="-33.8578195561414">
                <text:p>-33.8578195561414</text:p>
              </table:table-cell>
              <table:table-cell office:value-type="float" office:value="918.276315108382">
                <text:p>918.276315108382</text:p>
              </table:table-cell>
              <table:table-cell office:value-type="float" office:value="589.347013306623">
                <text:p>589.347013306623</text:p>
              </table:table-cell>
            </table:table-row>
            <table:table-row>
              <table:table-cell office:value-type="float" office:value="42.3">
                <text:p>40</text:p>
              </table:table-cell>
              <table:table-cell office:value-type="float" office:value="884.418241377747">
                <text:p>884.418241377747</text:p>
              </table:table-cell>
              <table:table-cell office:value-type="float" office:value="-31.6480932679808">
                <text:p>-31.6480932679808</text:p>
              </table:table-cell>
              <table:table-cell office:value-type="float" office:value="916.066334645728">
                <text:p>916.066334645728</text:p>
              </table:table-cell>
              <table:table-cell office:value-type="float" office:value="587.928654405602">
                <text:p>587.928654405602</text:p>
              </table:table-cell>
            </table:table-row>
            <table:table-row>
              <table:table-cell office:value-type="float" office:value="42.4">
                <text:p>40</text:p>
              </table:table-cell>
              <table:table-cell office:value-type="float" office:value="884.418442782127">
                <text:p>884.418442782127</text:p>
              </table:table-cell>
              <table:table-cell office:value-type="float" office:value="-21.3798113903318">
                <text:p>-21.3798113903318</text:p>
              </table:table-cell>
              <table:table-cell office:value-type="float" office:value="905.798254172459">
                <text:p>905.798254172459</text:p>
              </table:table-cell>
              <table:table-cell office:value-type="float" office:value="581.338630836717">
                <text:p>581.338630836717</text:p>
              </table:table-cell>
            </table:table-row>
            <table:table-row>
              <table:table-cell office:value-type="float" office:value="42.5">
                <text:p>40</text:p>
              </table:table-cell>
              <table:table-cell office:value-type="float" office:value="884.41800345683">
                <text:p>884.41800345683</text:p>
              </table:table-cell>
              <table:table-cell office:value-type="float" office:value="-26.7536163464749">
                <text:p>-26.7536163464749</text:p>
              </table:table-cell>
              <table:table-cell office:value-type="float" office:value="911.171619803305">
                <text:p>911.171619803305</text:p>
              </table:table-cell>
              <table:table-cell office:value-type="float" office:value="584.787240948772">
                <text:p>584.787240948772</text:p>
              </table:table-cell>
            </table:table-row>
            <table:table-row>
              <table:table-cell office:value-type="float" office:value="42.6">
                <text:p>40</text:p>
              </table:table-cell>
              <table:table-cell office:value-type="float" office:value="884.417844828882">
                <text:p>884.417844828882</text:p>
              </table:table-cell>
              <table:table-cell office:value-type="float" office:value="-21.7660015179821">
                <text:p>-21.7660015179821</text:p>
              </table:table-cell>
              <table:table-cell office:value-type="float" office:value="906.183846346865">
                <text:p>906.183846346865</text:p>
              </table:table-cell>
              <table:table-cell office:value-type="float" office:value="581.586102749693">
                <text:p>581.586102749693</text:p>
              </table:table-cell>
            </table:table-row>
            <table:table-row>
              <table:table-cell office:value-type="float" office:value="42.7">
                <text:p>40</text:p>
              </table:table-cell>
              <table:table-cell office:value-type="float" office:value="884.417343754543">
                <text:p>884.417343754543</text:p>
              </table:table-cell>
              <table:table-cell office:value-type="float" office:value="-40.8741721195558">
                <text:p>-40.8741721195558</text:p>
              </table:table-cell>
              <table:table-cell office:value-type="float" office:value="925.291515874098">
                <text:p>925.291515874098</text:p>
              </table:table-cell>
              <table:table-cell office:value-type="float" office:value="593.84934833476">
                <text:p>593.84934833476</text:p>
              </table:table-cell>
            </table:table-row>
            <table:table-row>
              <table:table-cell office:value-type="float" office:value="42.8">
                <text:p>40</text:p>
              </table:table-cell>
              <table:table-cell office:value-type="float" office:value="884.418653419966">
                <text:p>884.418653419966</text:p>
              </table:table-cell>
              <table:table-cell office:value-type="float" office:value="-52.3392349554525">
                <text:p>-52.3392349554525</text:p>
              </table:table-cell>
              <table:table-cell office:value-type="float" office:value="936.757888375419">
                <text:p>936.757888375419</text:p>
              </table:table-cell>
              <table:table-cell office:value-type="float" office:value="601.208432170345">
                <text:p>601.208432170345</text:p>
              </table:table-cell>
            </table:table-row>
            <table:table-row>
              <table:table-cell office:value-type="float" office:value="42.9">
                <text:p>40</text:p>
              </table:table-cell>
              <table:table-cell office:value-type="float" office:value="884.41844772766">
                <text:p>884.41844772766</text:p>
              </table:table-cell>
              <table:table-cell office:value-type="float" office:value="-38.3918505973444">
                <text:p>-38.3918505973444</text:p>
              </table:table-cell>
              <table:table-cell office:value-type="float" office:value="922.810298325005">
                <text:p>922.810298325005</text:p>
              </table:table-cell>
              <table:table-cell office:value-type="float" office:value="592.256910276778">
                <text:p>592.25691027677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884.417814717423">
                <text:p>884.417814717423</text:p>
              </table:table-cell>
              <table:table-cell office:value-type="float" office:value="-57.5144652445206">
                <text:p>-57.5144652445206</text:p>
              </table:table-cell>
              <table:table-cell office:value-type="float" office:value="941.932279961943">
                <text:p>941.932279961943</text:p>
              </table:table-cell>
              <table:table-cell office:value-type="float" office:value="604.529341331372">
                <text:p>604.529341331372</text:p>
              </table:table-cell>
            </table:table-row>
            <table:table-row>
              <table:table-cell office:value-type="float" office:value="43.1">
                <text:p>40</text:p>
              </table:table-cell>
              <table:table-cell office:value-type="float" office:value="884.418276388448">
                <text:p>884.418276388448</text:p>
              </table:table-cell>
              <table:table-cell office:value-type="float" office:value="-36.1212495149677">
                <text:p>-36.1212495149677</text:p>
              </table:table-cell>
              <table:table-cell office:value-type="float" office:value="920.539525903416">
                <text:p>920.539525903416</text:p>
              </table:table-cell>
              <table:table-cell office:value-type="float" office:value="590.799535276961">
                <text:p>590.799535276961</text:p>
              </table:table-cell>
            </table:table-row>
            <table:table-row>
              <table:table-cell office:value-type="float" office:value="43.2">
                <text:p>40</text:p>
              </table:table-cell>
              <table:table-cell office:value-type="float" office:value="884.417787555715">
                <text:p>884.417787555715</text:p>
              </table:table-cell>
              <table:table-cell office:value-type="float" office:value="-49.5778038949714">
                <text:p>-49.5778038949714</text:p>
              </table:table-cell>
              <table:table-cell office:value-type="float" office:value="933.995591450687">
                <text:p>933.995591450687</text:p>
              </table:table-cell>
              <table:table-cell office:value-type="float" office:value="599.435598203409">
                <text:p>599.435598203409</text:p>
              </table:table-cell>
            </table:table-row>
            <table:table-row>
              <table:table-cell office:value-type="float" office:value="43.3">
                <text:p>40</text:p>
              </table:table-cell>
              <table:table-cell office:value-type="float" office:value="884.417810515855">
                <text:p>884.417810515855</text:p>
              </table:table-cell>
              <table:table-cell office:value-type="float" office:value="-46.1534226654926">
                <text:p>-46.1534226654926</text:p>
              </table:table-cell>
              <table:table-cell office:value-type="float" office:value="930.571233181348">
                <text:p>930.571233181348</text:p>
              </table:table-cell>
              <table:table-cell office:value-type="float" office:value="597.237855230708">
                <text:p>597.237855230708</text:p>
              </table:table-cell>
            </table:table-row>
            <table:table-row>
              <table:table-cell office:value-type="float" office:value="43.4">
                <text:p>40</text:p>
              </table:table-cell>
              <table:table-cell office:value-type="float" office:value="884.419161141978">
                <text:p>884.419161141978</text:p>
              </table:table-cell>
              <table:table-cell office:value-type="float" office:value="-48.7979521175182">
                <text:p>-48.7979521175182</text:p>
              </table:table-cell>
              <table:table-cell office:value-type="float" office:value="933.217113259496">
                <text:p>933.217113259496</text:p>
              </table:table-cell>
              <table:table-cell office:value-type="float" office:value="598.935973211068">
                <text:p>598.935973211068</text:p>
              </table:table-cell>
            </table:table-row>
            <table:table-row>
              <table:table-cell office:value-type="float" office:value="43.5">
                <text:p>40</text:p>
              </table:table-cell>
              <table:table-cell office:value-type="float" office:value="884.419375315062">
                <text:p>884.419375315062</text:p>
              </table:table-cell>
              <table:table-cell office:value-type="float" office:value="-37.4754065270535">
                <text:p>-37.4754065270535</text:p>
              </table:table-cell>
              <table:table-cell office:value-type="float" office:value="921.894781842116">
                <text:p>921.894781842116</text:p>
              </table:table-cell>
              <table:table-cell office:value-type="float" office:value="591.669334515597">
                <text:p>591.669334515597</text:p>
              </table:table-cell>
            </table:table-row>
            <table:table-row>
              <table:table-cell office:value-type="float" office:value="43.6">
                <text:p>40</text:p>
              </table:table-cell>
              <table:table-cell office:value-type="float" office:value="884.418908329369">
                <text:p>884.418908329369</text:p>
              </table:table-cell>
              <table:table-cell office:value-type="float" office:value="-42.7119606564926">
                <text:p>-42.7119606564926</text:p>
              </table:table-cell>
              <table:table-cell office:value-type="float" office:value="927.130868985861">
                <text:p>927.130868985861</text:p>
              </table:table-cell>
              <table:table-cell office:value-type="float" office:value="595.029839702117">
                <text:p>595.029839702117</text:p>
              </table:table-cell>
            </table:table-row>
            <table:table-row>
              <table:table-cell office:value-type="float" office:value="43.7">
                <text:p>40</text:p>
              </table:table-cell>
              <table:table-cell office:value-type="float" office:value="884.420098500831">
                <text:p>884.420098500831</text:p>
              </table:table-cell>
              <table:table-cell office:value-type="float" office:value="-44.3163154429667">
                <text:p>-44.3163154429667</text:p>
              </table:table-cell>
              <table:table-cell office:value-type="float" office:value="928.736413943797">
                <text:p>928.736413943797</text:p>
              </table:table-cell>
              <table:table-cell office:value-type="float" office:value="596.060273690363">
                <text:p>596.060273690363</text:p>
              </table:table-cell>
            </table:table-row>
            <table:table-row>
              <table:table-cell office:value-type="float" office:value="43.8">
                <text:p>40</text:p>
              </table:table-cell>
              <table:table-cell office:value-type="float" office:value="884.419359200874">
                <text:p>884.419359200874</text:p>
              </table:table-cell>
              <table:table-cell office:value-type="float" office:value="-49.231647480176">
                <text:p>-49.231647480176</text:p>
              </table:table-cell>
              <table:table-cell office:value-type="float" office:value="933.65100668105">
                <text:p>933.65100668105</text:p>
              </table:table-cell>
              <table:table-cell office:value-type="float" office:value="599.214444721091">
                <text:p>599.214444721091</text:p>
              </table:table-cell>
            </table:table-row>
            <table:table-row>
              <table:table-cell office:value-type="float" office:value="43.9">
                <text:p>40</text:p>
              </table:table-cell>
              <table:table-cell office:value-type="float" office:value="884.418377668817">
                <text:p>884.418377668817</text:p>
              </table:table-cell>
              <table:table-cell office:value-type="float" office:value="-29.5170147295343">
                <text:p>-29.5170147295343</text:p>
              </table:table-cell>
              <table:table-cell office:value-type="float" office:value="913.935392398352">
                <text:p>913.935392398352</text:p>
              </table:table-cell>
              <table:table-cell office:value-type="float" office:value="586.561021996535">
                <text:p>586.56102199653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884.419212851283">
                <text:p>884.419212851283</text:p>
              </table:table-cell>
              <table:table-cell office:value-type="float" office:value="-28.3202065953945">
                <text:p>-28.3202065953945</text:p>
              </table:table-cell>
              <table:table-cell office:value-type="float" office:value="912.739419446678">
                <text:p>912.739419446678</text:p>
              </table:table-cell>
              <table:table-cell office:value-type="float" office:value="585.793450106171">
                <text:p>585.793450106171</text:p>
              </table:table-cell>
            </table:table-row>
            <table:table-row>
              <table:table-cell office:value-type="float" office:value="44.1">
                <text:p>40</text:p>
              </table:table-cell>
              <table:table-cell office:value-type="float" office:value="884.418255482565">
                <text:p>884.418255482565</text:p>
              </table:table-cell>
              <table:table-cell office:value-type="float" office:value="-46.7873675458111">
                <text:p>-46.7873675458111</text:p>
              </table:table-cell>
              <table:table-cell office:value-type="float" office:value="931.205623028376">
                <text:p>931.205623028376</text:p>
              </table:table-cell>
              <table:table-cell office:value-type="float" office:value="597.645004751465">
                <text:p>597.645004751465</text:p>
              </table:table-cell>
            </table:table-row>
            <table:table-row>
              <table:table-cell office:value-type="float" office:value="44.2">
                <text:p>40</text:p>
              </table:table-cell>
              <table:table-cell office:value-type="float" office:value="884.419336177369">
                <text:p>884.419336177369</text:p>
              </table:table-cell>
              <table:table-cell office:value-type="float" office:value="-9.77372036829501">
                <text:p>-9.77372036829501</text:p>
              </table:table-cell>
              <table:table-cell office:value-type="float" office:value="894.193056545664">
                <text:p>894.193056545664</text:p>
              </table:table-cell>
              <table:table-cell office:value-type="float" office:value="573.890449447678">
                <text:p>573.890449447678</text:p>
              </table:table-cell>
            </table:table-row>
            <table:table-row>
              <table:table-cell office:value-type="float" office:value="44.3">
                <text:p>40</text:p>
              </table:table-cell>
              <table:table-cell office:value-type="float" office:value="884.41730896167">
                <text:p>884.41730896167</text:p>
              </table:table-cell>
              <table:table-cell office:value-type="float" office:value="-29.4434934163624">
                <text:p>-29.4434934163624</text:p>
              </table:table-cell>
              <table:table-cell office:value-type="float" office:value="913.860802378033">
                <text:p>913.860802378033</text:p>
              </table:table-cell>
              <table:table-cell office:value-type="float" office:value="586.513150342901">
                <text:p>586.513150342901</text:p>
              </table:table-cell>
            </table:table-row>
            <table:table-row>
              <table:table-cell office:value-type="float" office:value="44.4">
                <text:p>40</text:p>
              </table:table-cell>
              <table:table-cell office:value-type="float" office:value="884.419253680277">
                <text:p>884.419253680277</text:p>
              </table:table-cell>
              <table:table-cell office:value-type="float" office:value="-17.6190868731493">
                <text:p>-17.6190868731493</text:p>
              </table:table-cell>
              <table:table-cell office:value-type="float" office:value="902.038340553426">
                <text:p>902.038340553426</text:p>
              </table:table-cell>
              <table:table-cell office:value-type="float" office:value="578.925529436615">
                <text:p>578.925529436615</text:p>
              </table:table-cell>
            </table:table-row>
            <table:table-row>
              <table:table-cell office:value-type="float" office:value="44.5">
                <text:p>40</text:p>
              </table:table-cell>
              <table:table-cell office:value-type="float" office:value="884.418483332128">
                <text:p>884.418483332128</text:p>
              </table:table-cell>
              <table:table-cell office:value-type="float" office:value="-33.0289078156967">
                <text:p>-33.0289078156967</text:p>
              </table:table-cell>
              <table:table-cell office:value-type="float" office:value="917.447391147825">
                <text:p>917.447391147825</text:p>
              </table:table-cell>
              <table:table-cell office:value-type="float" office:value="588.815012369242">
                <text:p>588.815012369242</text:p>
              </table:table-cell>
            </table:table-row>
            <table:table-row>
              <table:table-cell office:value-type="float" office:value="44.6">
                <text:p>40</text:p>
              </table:table-cell>
              <table:table-cell office:value-type="float" office:value="884.418453341172">
                <text:p>884.418453341172</text:p>
              </table:table-cell>
              <table:table-cell office:value-type="float" office:value="-40.6034846361999">
                <text:p>-40.6034846361999</text:p>
              </table:table-cell>
              <table:table-cell office:value-type="float" office:value="925.021937977372">
                <text:p>925.021937977372</text:p>
              </table:table-cell>
              <table:table-cell office:value-type="float" office:value="593.676334040832">
                <text:p>593.676334040832</text:p>
              </table:table-cell>
            </table:table-row>
            <table:table-row>
              <table:table-cell office:value-type="float" office:value="44.7">
                <text:p>40</text:p>
              </table:table-cell>
              <table:table-cell office:value-type="float" office:value="884.418057239233">
                <text:p>884.418057239233</text:p>
              </table:table-cell>
              <table:table-cell office:value-type="float" office:value="-34.4237863639399">
                <text:p>-34.4237863639399</text:p>
              </table:table-cell>
              <table:table-cell office:value-type="float" office:value="918.841843603173">
                <text:p>918.841843603173</text:p>
              </table:table-cell>
              <table:table-cell office:value-type="float" office:value="589.709967815915">
                <text:p>589.709967815915</text:p>
              </table:table-cell>
            </table:table-row>
            <table:table-row>
              <table:table-cell office:value-type="float" office:value="44.8">
                <text:p>40</text:p>
              </table:table-cell>
              <table:table-cell office:value-type="float" office:value="884.418428660692">
                <text:p>884.418428660692</text:p>
              </table:table-cell>
              <table:table-cell office:value-type="float" office:value="-25.7574790559428">
                <text:p>-25.7574790559428</text:p>
              </table:table-cell>
              <table:table-cell office:value-type="float" office:value="910.175907716635">
                <text:p>910.175907716635</text:p>
              </table:table-cell>
              <table:table-cell office:value-type="float" office:value="584.14819588713">
                <text:p>584.14819588713</text:p>
              </table:table-cell>
            </table:table-row>
            <table:table-row>
              <table:table-cell office:value-type="float" office:value="44.9">
                <text:p>40</text:p>
              </table:table-cell>
              <table:table-cell office:value-type="float" office:value="884.418479211755">
                <text:p>884.418479211755</text:p>
              </table:table-cell>
              <table:table-cell office:value-type="float" office:value="-54.3735714345277">
                <text:p>-54.3735714345277</text:p>
              </table:table-cell>
              <table:table-cell office:value-type="float" office:value="938.792050646283">
                <text:p>938.792050646283</text:p>
              </table:table-cell>
              <table:table-cell office:value-type="float" office:value="602.513951477759">
                <text:p>602.51395147775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884.418720899776">
                <text:p>884.418720899776</text:p>
              </table:table-cell>
              <table:table-cell office:value-type="float" office:value="-36.3717052921301">
                <text:p>-36.3717052921301</text:p>
              </table:table-cell>
              <table:table-cell office:value-type="float" office:value="920.790426191907">
                <text:p>920.790426191907</text:p>
              </table:table-cell>
              <table:table-cell office:value-type="float" office:value="590.960562337365">
                <text:p>590.960562337365</text:p>
              </table:table-cell>
            </table:table-row>
            <table:table-row>
              <table:table-cell office:value-type="float" office:value="45.1">
                <text:p>50</text:p>
              </table:table-cell>
              <table:table-cell office:value-type="float" office:value="884.418548276921">
                <text:p>884.418548276921</text:p>
              </table:table-cell>
              <table:table-cell office:value-type="float" office:value="-27.7605016847353">
                <text:p>-27.7605016847353</text:p>
              </table:table-cell>
              <table:table-cell office:value-type="float" office:value="912.179049961656">
                <text:p>912.179049961656</text:p>
              </table:table-cell>
              <table:table-cell office:value-type="float" office:value="585.433806634035">
                <text:p>585.433806634035</text:p>
              </table:table-cell>
            </table:table-row>
            <table:table-row>
              <table:table-cell office:value-type="float" office:value="45.2">
                <text:p>50</text:p>
              </table:table-cell>
              <table:table-cell office:value-type="float" office:value="884.417572219491">
                <text:p>884.417572219491</text:p>
              </table:table-cell>
              <table:table-cell office:value-type="float" office:value="-36.1396844423245">
                <text:p>-36.1396844423245</text:p>
              </table:table-cell>
              <table:table-cell office:value-type="float" office:value="920.557256661815">
                <text:p>920.557256661815</text:p>
              </table:table-cell>
              <table:table-cell office:value-type="float" office:value="590.810914825072">
                <text:p>590.810914825072</text:p>
              </table:table-cell>
            </table:table-row>
            <table:table-row>
              <table:table-cell office:value-type="float" office:value="45.3">
                <text:p>50</text:p>
              </table:table-cell>
              <table:table-cell office:value-type="float" office:value="884.419035478322">
                <text:p>884.419035478322</text:p>
              </table:table-cell>
              <table:table-cell office:value-type="float" office:value="-37.0790360597779">
                <text:p>-37.0790360597779</text:p>
              </table:table-cell>
              <table:table-cell office:value-type="float" office:value="921.4980715381">
                <text:p>921.4980715381</text:p>
              </table:table-cell>
              <table:table-cell office:value-type="float" office:value="591.41472702004">
                <text:p>591.41472702004</text:p>
              </table:table-cell>
            </table:table-row>
            <table:table-row>
              <table:table-cell office:value-type="float" office:value="45.4">
                <text:p>50</text:p>
              </table:table-cell>
              <table:table-cell office:value-type="float" office:value="884.417449670781">
                <text:p>884.417449670781</text:p>
              </table:table-cell>
              <table:table-cell office:value-type="float" office:value="-47.764952605084">
                <text:p>-47.764952605084</text:p>
              </table:table-cell>
              <table:table-cell office:value-type="float" office:value="932.182402275865">
                <text:p>932.182402275865</text:p>
              </table:table-cell>
              <table:table-cell office:value-type="float" office:value="598.271898773119">
                <text:p>598.271898773119</text:p>
              </table:table-cell>
            </table:table-row>
            <table:table-row>
              <table:table-cell office:value-type="float" office:value="45.5">
                <text:p>50</text:p>
              </table:table-cell>
              <table:table-cell office:value-type="float" office:value="884.419843832438">
                <text:p>884.419843832438</text:p>
              </table:table-cell>
              <table:table-cell office:value-type="float" office:value="-13.2754314220389">
                <text:p>-13.2754314220389</text:p>
              </table:table-cell>
              <table:table-cell office:value-type="float" office:value="897.695275254477">
                <text:p>897.695275254477</text:p>
              </table:table-cell>
              <table:table-cell office:value-type="float" office:value="576.138163019319">
                <text:p>576.138163019319</text:p>
              </table:table-cell>
            </table:table-row>
            <table:table-row>
              <table:table-cell office:value-type="float" office:value="45.6">
                <text:p>50</text:p>
              </table:table-cell>
              <table:table-cell office:value-type="float" office:value="884.417544994555">
                <text:p>884.417544994555</text:p>
              </table:table-cell>
              <table:table-cell office:value-type="float" office:value="-43.7793914078043">
                <text:p>-43.7793914078043</text:p>
              </table:table-cell>
              <table:table-cell office:value-type="float" office:value="928.196936402359">
                <text:p>928.196936402359</text:p>
              </table:table-cell>
              <table:table-cell office:value-type="float" office:value="595.714038605606">
                <text:p>595.714038605606</text:p>
              </table:table-cell>
            </table:table-row>
            <table:table-row>
              <table:table-cell office:value-type="float" office:value="45.7">
                <text:p>50</text:p>
              </table:table-cell>
              <table:table-cell office:value-type="float" office:value="884.420420402705">
                <text:p>884.420420402705</text:p>
              </table:table-cell>
              <table:table-cell office:value-type="float" office:value="-19.9189233115661">
                <text:p>-19.9189233115661</text:p>
              </table:table-cell>
              <table:table-cell office:value-type="float" office:value="904.339343714271">
                <text:p>904.339343714271</text:p>
              </table:table-cell>
              <table:table-cell office:value-type="float" office:value="580.402306435152">
                <text:p>580.402306435152</text:p>
              </table:table-cell>
            </table:table-row>
            <table:table-row>
              <table:table-cell office:value-type="float" office:value="45.8">
                <text:p>50</text:p>
              </table:table-cell>
              <table:table-cell office:value-type="float" office:value="884.419412598973">
                <text:p>884.419412598973</text:p>
              </table:table-cell>
              <table:table-cell office:value-type="float" office:value="-45.3876530211499">
                <text:p>-45.3876530211499</text:p>
              </table:table-cell>
              <table:table-cell office:value-type="float" office:value="929.807065620123">
                <text:p>929.807065620123</text:p>
              </table:table-cell>
              <table:table-cell office:value-type="float" office:value="596.747414758201">
                <text:p>596.747414758201</text:p>
              </table:table-cell>
            </table:table-row>
            <table:table-row>
              <table:table-cell office:value-type="float" office:value="45.9">
                <text:p>50</text:p>
              </table:table-cell>
              <table:table-cell office:value-type="float" office:value="884.419953303361">
                <text:p>884.419953303361</text:p>
              </table:table-cell>
              <table:table-cell office:value-type="float" office:value="-36.9668731938488">
                <text:p>-36.9668731938488</text:p>
              </table:table-cell>
              <table:table-cell office:value-type="float" office:value="921.38682649721">
                <text:p>921.38682649721</text:p>
              </table:table-cell>
              <table:table-cell office:value-type="float" office:value="591.343330283007">
                <text:p>591.343330283007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884.420187556392">
                <text:p>884.420187556392</text:p>
              </table:table-cell>
              <table:table-cell office:value-type="float" office:value="-39.444966128166">
                <text:p>-39.444966128166</text:p>
              </table:table-cell>
              <table:table-cell office:value-type="float" office:value="923.865153684558">
                <text:p>923.865153684558</text:p>
              </table:table-cell>
              <table:table-cell office:value-type="float" office:value="592.9339133154">
                <text:p>592.9339133154</text:p>
              </table:table-cell>
            </table:table-row>
            <table:table-row>
              <table:table-cell office:value-type="float" office:value="46.1">
                <text:p>50</text:p>
              </table:table-cell>
              <table:table-cell office:value-type="float" office:value="884.420083609486">
                <text:p>884.420083609486</text:p>
              </table:table-cell>
              <table:table-cell office:value-type="float" office:value="-33.134877628056">
                <text:p>-33.134877628056</text:p>
              </table:table-cell>
              <table:table-cell office:value-type="float" office:value="917.554961237542">
                <text:p>917.554961237542</text:p>
              </table:table-cell>
              <table:table-cell office:value-type="float" office:value="588.884050533521">
                <text:p>588.884050533521</text:p>
              </table:table-cell>
            </table:table-row>
            <table:table-row>
              <table:table-cell office:value-type="float" office:value="46.2">
                <text:p>50</text:p>
              </table:table-cell>
              <table:table-cell office:value-type="float" office:value="884.419779939818">
                <text:p>884.419779939818</text:p>
              </table:table-cell>
              <table:table-cell office:value-type="float" office:value="-44.1717241393029">
                <text:p>-44.1717241393029</text:p>
              </table:table-cell>
              <table:table-cell office:value-type="float" office:value="928.591504079121">
                <text:p>928.591504079121</text:p>
              </table:table-cell>
              <table:table-cell office:value-type="float" office:value="595.967270969352">
                <text:p>595.967270969352</text:p>
              </table:table-cell>
            </table:table-row>
            <table:table-row>
              <table:table-cell office:value-type="float" office:value="46.3">
                <text:p>50</text:p>
              </table:table-cell>
              <table:table-cell office:value-type="float" office:value="884.421495890057">
                <text:p>884.421495890057</text:p>
              </table:table-cell>
              <table:table-cell office:value-type="float" office:value="-23.6615786222233">
                <text:p>-23.6615786222233</text:p>
              </table:table-cell>
              <table:table-cell office:value-type="float" office:value="908.08307451228">
                <text:p>908.08307451228</text:p>
              </table:table-cell>
              <table:table-cell office:value-type="float" office:value="582.805021748756">
                <text:p>582.805021748756</text:p>
              </table:table-cell>
            </table:table-row>
            <table:table-row>
              <table:table-cell office:value-type="float" office:value="46.4">
                <text:p>50</text:p>
              </table:table-cell>
              <table:table-cell office:value-type="float" office:value="884.419453966546">
                <text:p>884.419453966546</text:p>
              </table:table-cell>
              <table:table-cell office:value-type="float" office:value="-44.6494458157778">
                <text:p>-44.6494458157778</text:p>
              </table:table-cell>
              <table:table-cell office:value-type="float" office:value="929.068899782324">
                <text:p>929.068899782324</text:p>
              </table:table-cell>
              <table:table-cell office:value-type="float" office:value="596.273662114608">
                <text:p>596.273662114608</text:p>
              </table:table-cell>
            </table:table-row>
            <table:table-row>
              <table:table-cell office:value-type="float" office:value="46.5">
                <text:p>50</text:p>
              </table:table-cell>
              <table:table-cell office:value-type="float" office:value="884.421263565435">
                <text:p>884.421263565435</text:p>
              </table:table-cell>
              <table:table-cell office:value-type="float" office:value="-30.956340751982">
                <text:p>-30.956340751982</text:p>
              </table:table-cell>
              <table:table-cell office:value-type="float" office:value="915.377604317417">
                <text:p>915.377604317417</text:p>
              </table:table-cell>
              <table:table-cell office:value-type="float" office:value="587.486629325258">
                <text:p>587.486629325258</text:p>
              </table:table-cell>
            </table:table-row>
            <table:table-row>
              <table:table-cell office:value-type="float" office:value="46.6">
                <text:p>50</text:p>
              </table:table-cell>
              <table:table-cell office:value-type="float" office:value="884.421202339833">
                <text:p>884.421202339833</text:p>
              </table:table-cell>
              <table:table-cell office:value-type="float" office:value="-17.9850452511685">
                <text:p>-17.9850452511685</text:p>
              </table:table-cell>
              <table:table-cell office:value-type="float" office:value="902.406247591002">
                <text:p>902.406247591002</text:p>
              </table:table-cell>
              <table:table-cell office:value-type="float" office:value="579.161651081269">
                <text:p>579.161651081269</text:p>
              </table:table-cell>
            </table:table-row>
            <table:table-row>
              <table:table-cell office:value-type="float" office:value="46.7">
                <text:p>50</text:p>
              </table:table-cell>
              <table:table-cell office:value-type="float" office:value="884.421546407404">
                <text:p>884.421546407404</text:p>
              </table:table-cell>
              <table:table-cell office:value-type="float" office:value="-13.8300806951597">
                <text:p>-13.8300806951597</text:p>
              </table:table-cell>
              <table:table-cell office:value-type="float" office:value="898.251627102563">
                <text:p>898.251627102563</text:p>
              </table:table-cell>
              <table:table-cell office:value-type="float" office:value="576.495227983996">
                <text:p>576.495227983996</text:p>
              </table:table-cell>
            </table:table-row>
            <table:table-row>
              <table:table-cell office:value-type="float" office:value="46.8">
                <text:p>50</text:p>
              </table:table-cell>
              <table:table-cell office:value-type="float" office:value="884.420423638397">
                <text:p>884.420423638397</text:p>
              </table:table-cell>
              <table:table-cell office:value-type="float" office:value="-42.0354168017783">
                <text:p>-42.0354168017783</text:p>
              </table:table-cell>
              <table:table-cell office:value-type="float" office:value="926.455840440175">
                <text:p>926.455840440175</text:p>
              </table:table-cell>
              <table:table-cell office:value-type="float" office:value="594.59660838519">
                <text:p>594.59660838519</text:p>
              </table:table-cell>
            </table:table-row>
            <table:table-row>
              <table:table-cell office:value-type="float" office:value="46.9">
                <text:p>50</text:p>
              </table:table-cell>
              <table:table-cell office:value-type="float" office:value="884.419896070009">
                <text:p>884.419896070009</text:p>
              </table:table-cell>
              <table:table-cell office:value-type="float" office:value="-37.2214193051466">
                <text:p>-37.2214193051466</text:p>
              </table:table-cell>
              <table:table-cell office:value-type="float" office:value="921.641315375156">
                <text:p>921.641315375156</text:p>
              </table:table-cell>
              <table:table-cell office:value-type="float" office:value="591.50666048947">
                <text:p>591.5066604894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884.420855584298">
                <text:p>884.420855584298</text:p>
              </table:table-cell>
              <table:table-cell office:value-type="float" office:value="-21.8955449071015">
                <text:p>-21.8955449071015</text:p>
              </table:table-cell>
              <table:table-cell office:value-type="float" office:value="906.316400491399">
                <text:p>906.316400491399</text:p>
              </table:table-cell>
              <table:table-cell office:value-type="float" office:value="581.671175606193">
                <text:p>581.671175606193</text:p>
              </table:table-cell>
            </table:table-row>
            <table:table-row>
              <table:table-cell office:value-type="float" office:value="47.1">
                <text:p>50</text:p>
              </table:table-cell>
              <table:table-cell office:value-type="float" office:value="884.420883416103">
                <text:p>884.420883416103</text:p>
              </table:table-cell>
              <table:table-cell office:value-type="float" office:value="-15.9321827400268">
                <text:p>-15.9321827400268</text:p>
              </table:table-cell>
              <table:table-cell office:value-type="float" office:value="900.35306615613">
                <text:p>900.35306615613</text:p>
              </table:table-cell>
              <table:table-cell office:value-type="float" office:value="577.843925330849">
                <text:p>577.843925330849</text:p>
              </table:table-cell>
            </table:table-row>
            <table:table-row>
              <table:table-cell office:value-type="float" office:value="47.2">
                <text:p>50</text:p>
              </table:table-cell>
              <table:table-cell office:value-type="float" office:value="884.422503257256">
                <text:p>884.422503257256</text:p>
              </table:table-cell>
              <table:table-cell office:value-type="float" office:value="20.6188959102599">
                <text:p>20.6188959102599</text:p>
              </table:table-cell>
              <table:table-cell office:value-type="float" office:value="863.803607346996">
                <text:p>863.803607346996</text:p>
              </table:table-cell>
              <table:table-cell office:value-type="float" office:value="554.386591157318">
                <text:p>554.386591157318</text:p>
              </table:table-cell>
            </table:table-row>
            <table:table-row>
              <table:table-cell office:value-type="float" office:value="47.3">
                <text:p>50</text:p>
              </table:table-cell>
              <table:table-cell office:value-type="float" office:value="884.421366005571">
                <text:p>884.421366005571</text:p>
              </table:table-cell>
              <table:table-cell office:value-type="float" office:value="-21.0766160994494">
                <text:p>-21.0766160994494</text:p>
              </table:table-cell>
              <table:table-cell office:value-type="float" office:value="905.49798210502">
                <text:p>905.49798210502</text:p>
              </table:table-cell>
              <table:table-cell office:value-type="float" office:value="581.145917115135">
                <text:p>581.145917115135</text:p>
              </table:table-cell>
            </table:table-row>
            <table:table-row>
              <table:table-cell office:value-type="float" office:value="47.4">
                <text:p>50</text:p>
              </table:table-cell>
              <table:table-cell office:value-type="float" office:value="884.42145436988">
                <text:p>884.42145436988</text:p>
              </table:table-cell>
              <table:table-cell office:value-type="float" office:value="-49.9099045422953">
                <text:p>-49.9099045422953</text:p>
              </table:table-cell>
              <table:table-cell office:value-type="float" office:value="934.331358912176">
                <text:p>934.331358912176</text:p>
              </table:table-cell>
              <table:table-cell office:value-type="float" office:value="599.65109276353">
                <text:p>599.65109276353</text:p>
              </table:table-cell>
            </table:table-row>
            <table:table-row>
              <table:table-cell office:value-type="float" office:value="47.5">
                <text:p>50</text:p>
              </table:table-cell>
              <table:table-cell office:value-type="float" office:value="884.42103590492">
                <text:p>884.42103590492</text:p>
              </table:table-cell>
              <table:table-cell office:value-type="float" office:value="-37.8072072723546">
                <text:p>-37.8072072723546</text:p>
              </table:table-cell>
              <table:table-cell office:value-type="float" office:value="922.228243177275">
                <text:p>922.228243177275</text:p>
              </table:table-cell>
              <table:table-cell office:value-type="float" office:value="591.883349010686">
                <text:p>591.883349010686</text:p>
              </table:table-cell>
            </table:table-row>
            <table:table-row>
              <table:table-cell office:value-type="float" office:value="47.6">
                <text:p>50</text:p>
              </table:table-cell>
              <table:table-cell office:value-type="float" office:value="884.421105798494">
                <text:p>884.421105798494</text:p>
              </table:table-cell>
              <table:table-cell office:value-type="float" office:value="-30.5895501952854">
                <text:p>-30.5895501952854</text:p>
              </table:table-cell>
              <table:table-cell office:value-type="float" office:value="915.010655993779">
                <text:p>915.010655993779</text:p>
              </table:table-cell>
              <table:table-cell office:value-type="float" office:value="587.251122980363">
                <text:p>587.251122980363</text:p>
              </table:table-cell>
            </table:table-row>
            <table:table-row>
              <table:table-cell office:value-type="float" office:value="47.7">
                <text:p>50</text:p>
              </table:table-cell>
              <table:table-cell office:value-type="float" office:value="884.421307277299">
                <text:p>884.421307277299</text:p>
              </table:table-cell>
              <table:table-cell office:value-type="float" office:value="-24.4403525990249">
                <text:p>-24.4403525990249</text:p>
              </table:table-cell>
              <table:table-cell office:value-type="float" office:value="908.861659876324">
                <text:p>908.861659876324</text:p>
              </table:table-cell>
              <table:table-cell office:value-type="float" office:value="583.304715524316">
                <text:p>583.304715524316</text:p>
              </table:table-cell>
            </table:table-row>
            <table:table-row>
              <table:table-cell office:value-type="float" office:value="47.8">
                <text:p>50</text:p>
              </table:table-cell>
              <table:table-cell office:value-type="float" office:value="884.42623825714">
                <text:p>884.42623825714</text:p>
              </table:table-cell>
              <table:table-cell office:value-type="float" office:value="-16.4124258223871">
                <text:p>-16.4124258223871</text:p>
              </table:table-cell>
              <table:table-cell office:value-type="float" office:value="900.838664079527">
                <text:p>900.838664079527</text:p>
              </table:table-cell>
              <table:table-cell office:value-type="float" office:value="578.15558063668">
                <text:p>578.15558063668</text:p>
              </table:table-cell>
            </table:table-row>
            <table:table-row>
              <table:table-cell office:value-type="float" office:value="47.9">
                <text:p>50</text:p>
              </table:table-cell>
              <table:table-cell office:value-type="float" office:value="884.422029620095">
                <text:p>884.422029620095</text:p>
              </table:table-cell>
              <table:table-cell office:value-type="float" office:value="-31.0102547004776">
                <text:p>-31.0102547004776</text:p>
              </table:table-cell>
              <table:table-cell office:value-type="float" office:value="915.432284320573">
                <text:p>915.432284320573</text:p>
              </table:table-cell>
              <table:table-cell office:value-type="float" office:value="587.521722788976">
                <text:p>587.52172278897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884.423318689744">
                <text:p>884.423318689744</text:p>
              </table:table-cell>
              <table:table-cell office:value-type="float" office:value="-4.83405621010517">
                <text:p>-4.83405621010517</text:p>
              </table:table-cell>
              <table:table-cell office:value-type="float" office:value="889.257374899849">
                <text:p>889.257374899849</text:p>
              </table:table-cell>
              <table:table-cell office:value-type="float" office:value="570.722743618034">
                <text:p>570.722743618034</text:p>
              </table:table-cell>
            </table:table-row>
            <table:table-row>
              <table:table-cell office:value-type="float" office:value="48.1">
                <text:p>50</text:p>
              </table:table-cell>
              <table:table-cell office:value-type="float" office:value="884.421348974299">
                <text:p>884.421348974299</text:p>
              </table:table-cell>
              <table:table-cell office:value-type="float" office:value="-36.6474361026967">
                <text:p>-36.6474361026967</text:p>
              </table:table-cell>
              <table:table-cell office:value-type="float" office:value="921.068785076995">
                <text:p>921.068785076995</text:p>
              </table:table-cell>
              <table:table-cell office:value-type="float" office:value="591.139212243559">
                <text:p>591.139212243559</text:p>
              </table:table-cell>
            </table:table-row>
            <table:table-row>
              <table:table-cell office:value-type="float" office:value="48.2">
                <text:p>50</text:p>
              </table:table-cell>
              <table:table-cell office:value-type="float" office:value="884.422351705697">
                <text:p>884.422351705697</text:p>
              </table:table-cell>
              <table:table-cell office:value-type="float" office:value="-17.131406281272">
                <text:p>-17.131406281272</text:p>
              </table:table-cell>
              <table:table-cell office:value-type="float" office:value="901.553757986969">
                <text:p>901.553757986969</text:p>
              </table:table-cell>
              <table:table-cell office:value-type="float" office:value="578.614525783855">
                <text:p>578.614525783855</text:p>
              </table:table-cell>
            </table:table-row>
            <table:table-row>
              <table:table-cell office:value-type="float" office:value="48.3">
                <text:p>50</text:p>
              </table:table-cell>
              <table:table-cell office:value-type="float" office:value="884.421318296272">
                <text:p>884.421318296272</text:p>
              </table:table-cell>
              <table:table-cell office:value-type="float" office:value="-24.664490398538">
                <text:p>-24.664490398538</text:p>
              </table:table-cell>
              <table:table-cell office:value-type="float" office:value="909.08580869481">
                <text:p>909.08580869481</text:p>
              </table:table-cell>
              <table:table-cell office:value-type="float" office:value="583.448573570676">
                <text:p>583.448573570676</text:p>
              </table:table-cell>
            </table:table-row>
            <table:table-row>
              <table:table-cell office:value-type="float" office:value="48.4">
                <text:p>50</text:p>
              </table:table-cell>
              <table:table-cell office:value-type="float" office:value="884.420804428664">
                <text:p>884.420804428664</text:p>
              </table:table-cell>
              <table:table-cell office:value-type="float" office:value="-40.3063290263034">
                <text:p>-40.3063290263034</text:p>
              </table:table-cell>
              <table:table-cell office:value-type="float" office:value="924.727133454968">
                <text:p>924.727133454968</text:p>
              </table:table-cell>
              <table:table-cell office:value-type="float" office:value="593.487129373425">
                <text:p>593.487129373425</text:p>
              </table:table-cell>
            </table:table-row>
            <table:table-row>
              <table:table-cell office:value-type="float" office:value="48.5">
                <text:p>50</text:p>
              </table:table-cell>
              <table:table-cell office:value-type="float" office:value="884.421138066664">
                <text:p>884.421138066664</text:p>
              </table:table-cell>
              <table:table-cell office:value-type="float" office:value="-27.2014588467928">
                <text:p>-27.2014588467928</text:p>
              </table:table-cell>
              <table:table-cell office:value-type="float" office:value="911.622596913456">
                <text:p>911.622596913456</text:p>
              </table:table-cell>
              <table:table-cell office:value-type="float" office:value="585.076676719426">
                <text:p>585.076676719426</text:p>
              </table:table-cell>
            </table:table-row>
            <table:table-row>
              <table:table-cell office:value-type="float" office:value="48.6">
                <text:p>50</text:p>
              </table:table-cell>
              <table:table-cell office:value-type="float" office:value="884.421630147625">
                <text:p>884.421630147625</text:p>
              </table:table-cell>
              <table:table-cell office:value-type="float" office:value="-30.7457271593652">
                <text:p>-30.7457271593652</text:p>
              </table:table-cell>
              <table:table-cell office:value-type="float" office:value="915.167357306991">
                <text:p>915.167357306991</text:p>
              </table:table-cell>
              <table:table-cell office:value-type="float" office:value="587.351693418044">
                <text:p>587.351693418044</text:p>
              </table:table-cell>
            </table:table-row>
            <table:table-row>
              <table:table-cell office:value-type="float" office:value="48.7">
                <text:p>50</text:p>
              </table:table-cell>
              <table:table-cell office:value-type="float" office:value="884.421571801425">
                <text:p>884.421571801425</text:p>
              </table:table-cell>
              <table:table-cell office:value-type="float" office:value="-40.7352773465323">
                <text:p>-40.7352773465323</text:p>
              </table:table-cell>
              <table:table-cell office:value-type="float" office:value="925.156849147958">
                <text:p>925.156849147958</text:p>
              </table:table-cell>
              <table:table-cell office:value-type="float" office:value="593.762919629656">
                <text:p>593.762919629656</text:p>
              </table:table-cell>
            </table:table-row>
            <table:table-row>
              <table:table-cell office:value-type="float" office:value="48.8">
                <text:p>50</text:p>
              </table:table-cell>
              <table:table-cell office:value-type="float" office:value="884.422082093921">
                <text:p>884.422082093921</text:p>
              </table:table-cell>
              <table:table-cell office:value-type="float" office:value="-38.6683164998643">
                <text:p>-38.6683164998643</text:p>
              </table:table-cell>
              <table:table-cell office:value-type="float" office:value="923.090398593785">
                <text:p>923.090398593785</text:p>
              </table:table-cell>
              <table:table-cell office:value-type="float" office:value="592.436677797857">
                <text:p>592.436677797857</text:p>
              </table:table-cell>
            </table:table-row>
            <table:table-row>
              <table:table-cell office:value-type="float" office:value="48.9">
                <text:p>50</text:p>
              </table:table-cell>
              <table:table-cell office:value-type="float" office:value="884.42247807573">
                <text:p>884.42247807573</text:p>
              </table:table-cell>
              <table:table-cell office:value-type="float" office:value="-44.5397967573067">
                <text:p>-44.5397967573067</text:p>
              </table:table-cell>
              <table:table-cell office:value-type="float" office:value="928.962274833037">
                <text:p>928.962274833037</text:p>
              </table:table-cell>
              <table:table-cell office:value-type="float" office:value="596.205230538652">
                <text:p>596.20523053865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884.422194943375">
                <text:p>884.422194943375</text:p>
              </table:table-cell>
              <table:table-cell office:value-type="float" office:value="-46.5638950267066">
                <text:p>-46.5638950267066</text:p>
              </table:table-cell>
              <table:table-cell office:value-type="float" office:value="930.986089970082">
                <text:p>930.986089970082</text:p>
              </table:table-cell>
              <table:table-cell office:value-type="float" office:value="597.504109086294">
                <text:p>597.504109086294</text:p>
              </table:table-cell>
            </table:table-row>
            <table:table-row>
              <table:table-cell office:value-type="float" office:value="49.1">
                <text:p>50</text:p>
              </table:table-cell>
              <table:table-cell office:value-type="float" office:value="884.42179033465">
                <text:p>884.42179033465</text:p>
              </table:table-cell>
              <table:table-cell office:value-type="float" office:value="-57.5743494532601">
                <text:p>-57.5743494532601</text:p>
              </table:table-cell>
              <table:table-cell office:value-type="float" office:value="941.99613978791">
                <text:p>941.99613978791</text:p>
              </table:table-cell>
              <table:table-cell office:value-type="float" office:value="604.570326378121">
                <text:p>604.570326378121</text:p>
              </table:table-cell>
            </table:table-row>
            <table:table-row>
              <table:table-cell office:value-type="float" office:value="49.2">
                <text:p>50</text:p>
              </table:table-cell>
              <table:table-cell office:value-type="float" office:value="884.421679166361">
                <text:p>884.421679166361</text:p>
              </table:table-cell>
              <table:table-cell office:value-type="float" office:value="-45.2974511122391">
                <text:p>-45.2974511122391</text:p>
              </table:table-cell>
              <table:table-cell office:value-type="float" office:value="929.7191302786">
                <text:p>929.7191302786</text:p>
              </table:table-cell>
              <table:table-cell office:value-type="float" office:value="596.690978117031">
                <text:p>596.690978117031</text:p>
              </table:table-cell>
            </table:table-row>
            <table:table-row>
              <table:table-cell office:value-type="float" office:value="49.3">
                <text:p>50</text:p>
              </table:table-cell>
              <table:table-cell office:value-type="float" office:value="884.420257785228">
                <text:p>884.420257785228</text:p>
              </table:table-cell>
              <table:table-cell office:value-type="float" office:value="-52.8737345614947">
                <text:p>-52.8737345614947</text:p>
              </table:table-cell>
              <table:table-cell office:value-type="float" office:value="937.293992346722">
                <text:p>937.293992346722</text:p>
              </table:table-cell>
              <table:table-cell office:value-type="float" office:value="601.552502107804">
                <text:p>601.552502107804</text:p>
              </table:table-cell>
            </table:table-row>
            <table:table-row>
              <table:table-cell office:value-type="float" office:value="49.4">
                <text:p>50</text:p>
              </table:table-cell>
              <table:table-cell office:value-type="float" office:value="884.422248456858">
                <text:p>884.422248456858</text:p>
              </table:table-cell>
              <table:table-cell office:value-type="float" office:value="-41.3848802054859">
                <text:p>-41.3848802054859</text:p>
              </table:table-cell>
              <table:table-cell office:value-type="float" office:value="925.807128662344">
                <text:p>925.807128662344</text:p>
              </table:table-cell>
              <table:table-cell office:value-type="float" office:value="594.180267091757">
                <text:p>594.180267091757</text:p>
              </table:table-cell>
            </table:table-row>
            <table:table-row>
              <table:table-cell office:value-type="float" office:value="49.5">
                <text:p>50</text:p>
              </table:table-cell>
              <table:table-cell office:value-type="float" office:value="884.422065496755">
                <text:p>884.422065496755</text:p>
              </table:table-cell>
              <table:table-cell office:value-type="float" office:value="-47.3079709704521">
                <text:p>-47.3079709704521</text:p>
              </table:table-cell>
              <table:table-cell office:value-type="float" office:value="931.730036467207">
                <text:p>931.730036467207</text:p>
              </table:table-cell>
              <table:table-cell office:value-type="float" office:value="597.981571739884">
                <text:p>597.981571739884</text:p>
              </table:table-cell>
            </table:table-row>
            <table:table-row>
              <table:table-cell office:value-type="float" office:value="49.6">
                <text:p>50</text:p>
              </table:table-cell>
              <table:table-cell office:value-type="float" office:value="884.419483310886">
                <text:p>884.419483310886</text:p>
              </table:table-cell>
              <table:table-cell office:value-type="float" office:value="-43.470807307279">
                <text:p>-43.470807307279</text:p>
              </table:table-cell>
              <table:table-cell office:value-type="float" office:value="927.890290618165">
                <text:p>927.890290618165</text:p>
              </table:table-cell>
              <table:table-cell office:value-type="float" office:value="595.51723425153">
                <text:p>595.51723425153</text:p>
              </table:table-cell>
            </table:table-row>
            <table:table-row>
              <table:table-cell office:value-type="float" office:value="49.7">
                <text:p>50</text:p>
              </table:table-cell>
              <table:table-cell office:value-type="float" office:value="884.421047169236">
                <text:p>884.421047169236</text:p>
              </table:table-cell>
              <table:table-cell office:value-type="float" office:value="-55.4867141300904">
                <text:p>-55.4867141300904</text:p>
              </table:table-cell>
              <table:table-cell office:value-type="float" office:value="939.907761299327">
                <text:p>939.907761299327</text:p>
              </table:table-cell>
              <table:table-cell office:value-type="float" office:value="603.230011263106">
                <text:p>603.230011263106</text:p>
              </table:table-cell>
            </table:table-row>
            <table:table-row>
              <table:table-cell office:value-type="float" office:value="49.8">
                <text:p>50</text:p>
              </table:table-cell>
              <table:table-cell office:value-type="float" office:value="884.422937900865">
                <text:p>884.422937900865</text:p>
              </table:table-cell>
              <table:table-cell office:value-type="float" office:value="-38.3401971335341">
                <text:p>-38.3401971335341</text:p>
              </table:table-cell>
              <table:table-cell office:value-type="float" office:value="922.763135034399">
                <text:p>922.763135034399</text:p>
              </table:table-cell>
              <table:table-cell office:value-type="float" office:value="592.226641016862">
                <text:p>592.226641016862</text:p>
              </table:table-cell>
            </table:table-row>
            <table:table-row>
              <table:table-cell office:value-type="float" office:value="49.9">
                <text:p>50</text:p>
              </table:table-cell>
              <table:table-cell office:value-type="float" office:value="884.420836148943">
                <text:p>884.420836148943</text:p>
              </table:table-cell>
              <table:table-cell office:value-type="float" office:value="-41.689905893287">
                <text:p>-41.689905893287</text:p>
              </table:table-cell>
              <table:table-cell office:value-type="float" office:value="926.11074204223">
                <text:p>926.11074204223</text:p>
              </table:table-cell>
              <table:table-cell office:value-type="float" office:value="594.375125257749">
                <text:p>594.37512525774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84.422732819567">
                <text:p>884.422732819567</text:p>
              </table:table-cell>
              <table:table-cell office:value-type="float" office:value="-46.2353096803092">
                <text:p>-46.2353096803092</text:p>
              </table:table-cell>
              <table:table-cell office:value-type="float" office:value="930.658042499876">
                <text:p>930.658042499876</text:p>
              </table:table-cell>
              <table:table-cell office:value-type="float" office:value="597.293569193663">
                <text:p>597.2935691936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